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2.9583in"/>
    </style:style>
    <style:style style:name="Table23.D" style:family="table-column">
      <style:table-column-properties style:column-width="1.6771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5in"/>
    </style:style>
    <style:style style:name="Table35.C" style:family="table-column">
      <style:table-column-properties style:column-width="2.312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0.687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3.875in"/>
    </style:style>
    <style:style style:name="Table41.D" style:family="table-column">
      <style:table-column-properties style:column-width="0.82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375in"/>
    </style:style>
    <style:style style:name="Table43.C" style:family="table-column">
      <style:table-column-properties style:column-width="3.1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6736in"/>
    </style:style>
    <style:style style:name="Table45.B" style:family="table-column">
      <style:table-column-properties style:column-width="1.3264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0.8229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4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c32eacc" officeooo:paragraph-rsid="0c349af5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76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178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179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180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181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182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183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184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185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186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187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188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189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190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191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192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193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194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95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196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9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83804fa" officeooo:paragraph-rsid="0838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06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07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08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09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10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11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12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13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14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15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16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17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18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19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20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21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22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23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24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25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26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27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28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29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30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31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32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33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34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35" style:family="paragraph" style:parent-style-name="Standard">
      <style:paragraph-properties fo:text-align="start" style:justify-single-word="false" style:writing-mode="lr-tb"/>
      <style:text-properties officeooo:rsid="0bf13681" officeooo:paragraph-rsid="0bf13681"/>
    </style:style>
    <style:style style:name="P236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37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38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39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40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41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42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43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244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24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ext_20_body">
      <style:paragraph-properties fo:text-align="start" style:justify-single-word="false"/>
      <style:text-properties officeooo:paragraph-rsid="00152b8b"/>
    </style:style>
    <style:style style:name="P253" style:family="paragraph" style:parent-style-name="Text_20_body">
      <style:paragraph-properties fo:text-align="center" style:justify-single-word="false"/>
      <style:text-properties officeooo:paragraph-rsid="001305cd"/>
    </style:style>
    <style:style style:name="P254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255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256" style:family="paragraph" style:parent-style-name="Table_20_Contents">
      <style:paragraph-properties fo:text-align="center" style:justify-single-word="false"/>
    </style:style>
    <style:style style:name="P257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258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259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260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261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262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263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264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265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266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267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268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269" style:family="paragraph" style:parent-style-name="Table_20_Contents">
      <style:paragraph-properties fo:text-align="center" style:justify-single-word="false"/>
      <style:text-properties officeooo:paragraph-rsid="06157bae"/>
    </style:style>
    <style:style style:name="P270" style:family="paragraph" style:parent-style-name="Table_20_Contents">
      <style:paragraph-properties fo:text-align="center" style:justify-single-word="false"/>
      <style:text-properties officeooo:paragraph-rsid="07bd499e"/>
    </style:style>
    <style:style style:name="P271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272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273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274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275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276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277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278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279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280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281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282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283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284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285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286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287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288" style:family="paragraph" style:parent-style-name="Table_20_Contents">
      <style:paragraph-properties fo:text-align="center" style:justify-single-word="false"/>
      <style:text-properties officeooo:paragraph-rsid="0d9b0b55"/>
    </style:style>
    <style:style style:name="P289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290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291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292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293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294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295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296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297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298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299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00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01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02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03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04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05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06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07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08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09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10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11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12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313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314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315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316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317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318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319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320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321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322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323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324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325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326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327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328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329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330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331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332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333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334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335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336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337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338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339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340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341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342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343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344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345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346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347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348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349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350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351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352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353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354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355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356" style:family="paragraph" style:parent-style-name="Table_20_Contents">
      <style:paragraph-properties fo:text-align="start" style:justify-single-word="false"/>
    </style:style>
    <style:style style:name="P357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358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359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360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361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362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363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364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365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366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367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368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369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370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371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372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373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374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375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376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377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378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379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380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381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382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383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384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385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386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387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388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389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390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391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392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393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394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395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396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397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398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399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00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01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02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03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04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05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06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07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08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09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10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11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12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13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14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15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416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417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418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419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420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421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422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423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424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425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426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427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428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429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430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431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432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433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434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435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436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437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438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439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440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441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442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443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444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445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446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447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448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449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450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451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452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453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454" style:family="paragraph" style:parent-style-name="Table_20_Contents">
      <style:paragraph-properties fo:text-align="center" style:justify-single-word="false"/>
      <style:text-properties officeooo:rsid="0535a840"/>
    </style:style>
    <style:style style:name="P455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456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457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458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459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460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461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462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463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464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465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466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467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468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469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470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471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472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473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474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475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476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477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478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479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480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481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482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483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484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485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486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487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488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489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490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491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492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493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494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495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496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497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498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499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00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01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02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03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04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05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06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07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08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09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10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11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12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13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14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15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16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17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18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19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520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521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522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523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524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525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526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527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528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529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530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531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532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533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534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535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536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537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538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539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540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541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542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543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544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545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546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547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548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549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550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551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552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553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554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555" style:family="paragraph" style:parent-style-name="Table_20_Contents">
      <style:paragraph-properties fo:text-align="center" style:justify-single-word="false"/>
      <style:text-properties officeooo:rsid="083b7884" officeooo:paragraph-rsid="083b7884"/>
    </style:style>
    <style:style style:name="P556" style:family="paragraph" style:parent-style-name="Table_20_Contents">
      <style:paragraph-properties fo:text-align="center" style:justify-single-word="false"/>
      <style:text-properties officeooo:rsid="083b7884" officeooo:paragraph-rsid="083cbf41"/>
    </style:style>
    <style:style style:name="P557" style:family="paragraph" style:parent-style-name="Table_20_Contents">
      <style:paragraph-properties fo:text-align="center" style:justify-single-word="false"/>
      <style:text-properties officeooo:rsid="083f9cd3" officeooo:paragraph-rsid="083f9cd3"/>
    </style:style>
    <style:style style:name="P558" style:family="paragraph" style:parent-style-name="Table_20_Contents">
      <style:paragraph-properties fo:text-align="center" style:justify-single-word="false"/>
      <style:text-properties officeooo:rsid="083f9cd3" officeooo:paragraph-rsid="0842821a"/>
    </style:style>
    <style:style style:name="P559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560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561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562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563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564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565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566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567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568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569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570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571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572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573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574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575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576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577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578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579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580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581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582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583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584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585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586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587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588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589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590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591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592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593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594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595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596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597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598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599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00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01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02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03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04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05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06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07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08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09" style:family="paragraph" style:parent-style-name="Table_20_Contents">
      <style:paragraph-properties fo:text-align="center" style:justify-single-word="false"/>
      <style:text-properties officeooo:rsid="09084233" officeooo:paragraph-rsid="09084233"/>
    </style:style>
    <style:style style:name="P610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11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12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13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14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15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16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17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18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19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20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21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22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23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24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625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626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627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628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629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630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631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632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633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634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635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636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637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638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639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640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641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642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643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644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645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646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647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648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649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650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651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652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653" style:family="paragraph" style:parent-style-name="Table_20_Contents">
      <style:paragraph-properties fo:text-align="center" style:justify-single-word="false"/>
      <style:text-properties officeooo:rsid="0a1173ea"/>
    </style:style>
    <style:style style:name="P654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655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656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657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658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659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660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661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662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663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664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665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666" style:family="paragraph" style:parent-style-name="Table_20_Contents">
      <style:paragraph-properties fo:text-align="center" style:justify-single-word="false"/>
      <style:text-properties officeooo:rsid="0a759e58" officeooo:paragraph-rsid="0a759e58"/>
    </style:style>
    <style:style style:name="P667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668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669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670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671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672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673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674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675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676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677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678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679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680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681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682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683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684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685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686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687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688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689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690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691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692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693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694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695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696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697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698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699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00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01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02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03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04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05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06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07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08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09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10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11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12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13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14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15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16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17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18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19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20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21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22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23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724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725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726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727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728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729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730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731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732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733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734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735" style:family="paragraph" style:parent-style-name="Table_20_Contents">
      <style:paragraph-properties fo:text-align="center" style:justify-single-word="false"/>
      <style:text-properties officeooo:rsid="0b7d8621" officeooo:paragraph-rsid="0b7d8621"/>
    </style:style>
    <style:style style:name="P736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737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738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739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740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741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742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743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744" style:family="paragraph" style:parent-style-name="Table_20_Contents">
      <style:paragraph-properties fo:text-align="center" style:justify-single-word="false"/>
      <style:text-properties officeooo:rsid="0b8cbb0d" officeooo:paragraph-rsid="0ceb4fba"/>
    </style:style>
    <style:style style:name="P745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746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747" style:family="paragraph" style:parent-style-name="Table_20_Contents">
      <style:paragraph-properties fo:text-align="center" style:justify-single-word="false"/>
      <style:text-properties officeooo:rsid="0b91acdd" officeooo:paragraph-rsid="0ceb4fba"/>
    </style:style>
    <style:style style:name="P748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749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750" style:family="paragraph" style:parent-style-name="Table_20_Contents">
      <style:paragraph-properties fo:text-align="center" style:justify-single-word="false"/>
      <style:text-properties officeooo:rsid="0b8e269e" officeooo:paragraph-rsid="0ceb4fba"/>
    </style:style>
    <style:style style:name="P751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752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753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754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755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756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757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758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759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760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761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762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763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764" style:family="paragraph" style:parent-style-name="Table_20_Contents">
      <style:paragraph-properties fo:text-align="center" style:justify-single-word="false"/>
      <style:text-properties officeooo:rsid="0bf8aca0"/>
    </style:style>
    <style:style style:name="P765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766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767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768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769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770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771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772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773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774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775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776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777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778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779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780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781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782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783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784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785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786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787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788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789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790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791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792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793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794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795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796" style:family="paragraph" style:parent-style-name="Table_20_Contents">
      <style:paragraph-properties fo:text-align="center" style:justify-single-word="false"/>
      <style:text-properties officeooo:rsid="0c80e352" officeooo:paragraph-rsid="0ceb4fba"/>
    </style:style>
    <style:style style:name="P797" style:family="paragraph" style:parent-style-name="Table_20_Contents">
      <style:paragraph-properties fo:text-align="center" style:justify-single-word="false"/>
      <style:text-properties officeooo:rsid="0c836ea1" officeooo:paragraph-rsid="0c836ea1"/>
    </style:style>
    <style:style style:name="P798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799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00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01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02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03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04" style:family="paragraph" style:parent-style-name="Table_20_Contents">
      <style:paragraph-properties fo:text-align="center" style:justify-single-word="false"/>
      <style:text-properties officeooo:rsid="0c9269b8" officeooo:paragraph-rsid="0ceb4fba"/>
    </style:style>
    <style:style style:name="P805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06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07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08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09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10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11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12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13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14" style:family="paragraph" style:parent-style-name="Table_20_Contents">
      <style:paragraph-properties fo:text-align="center" style:justify-single-word="false"/>
      <style:text-properties officeooo:rsid="0ce571be" officeooo:paragraph-rsid="0ce571be"/>
    </style:style>
    <style:style style:name="P815" style:family="paragraph" style:parent-style-name="Table_20_Contents">
      <style:paragraph-properties fo:text-align="center" style:justify-single-word="false"/>
      <style:text-properties officeooo:rsid="0ce76d58" officeooo:paragraph-rsid="0ce76d58"/>
    </style:style>
    <style:style style:name="P816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17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18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19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20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21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22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23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24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25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26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27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28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829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830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831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832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833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834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835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836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837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838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839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840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841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842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843" style:family="paragraph" style:parent-style-name="Table_20_Contents">
      <style:paragraph-properties fo:text-align="center" style:justify-single-word="false"/>
      <style:text-properties officeooo:rsid="0d9b0b55" officeooo:paragraph-rsid="0d9b0b55"/>
    </style:style>
    <style:style style:name="P844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845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846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847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848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849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850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851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852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853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8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855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856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857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858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859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86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861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862" style:family="paragraph" style:parent-style-name="Standard">
      <style:paragraph-properties fo:text-align="center" style:justify-single-word="false"/>
      <style:text-properties officeooo:paragraph-rsid="02e48904"/>
    </style:style>
    <style:style style:name="P863" style:family="paragraph" style:parent-style-name="Heading_20_1">
      <style:paragraph-properties fo:text-align="center" style:justify-single-word="false"/>
      <style:text-properties officeooo:paragraph-rsid="001305cd"/>
    </style:style>
    <style:style style:name="P864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865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866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867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868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869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870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871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872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873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874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875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876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877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878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879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880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881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882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883" style:family="paragraph" style:parent-style-name="Standard" style:list-style-name="L15">
      <style:paragraph-properties fo:text-align="end" style:justify-single-word="false" style:writing-mode="rl-tb"/>
      <style:text-properties officeooo:paragraph-rsid="02e48904"/>
    </style:style>
    <style:style style:name="P884" style:family="paragraph" style:parent-style-name="Standard" style:list-style-name="L15">
      <style:paragraph-properties fo:text-align="end" style:justify-single-word="false" style:writing-mode="rl-tb"/>
      <style:text-properties officeooo:paragraph-rsid="03e1f152"/>
    </style:style>
    <style:style style:name="P885" style:family="paragraph" style:parent-style-name="Standard" style:list-style-name="L16">
      <style:paragraph-properties fo:text-align="end" style:justify-single-word="false" style:writing-mode="rl-tb"/>
      <style:text-properties officeooo:paragraph-rsid="032f13da"/>
    </style:style>
    <style:style style:name="P886" style:family="paragraph" style:parent-style-name="Standard" style:list-style-name="L18">
      <style:paragraph-properties fo:text-align="end" style:justify-single-word="false" style:writing-mode="rl-tb"/>
      <style:text-properties officeooo:paragraph-rsid="042865e2"/>
    </style:style>
    <style:style style:name="P887" style:family="paragraph" style:parent-style-name="Standard" style:list-style-name="L21">
      <style:paragraph-properties fo:text-align="end" style:justify-single-word="false" style:writing-mode="rl-tb"/>
      <style:text-properties officeooo:paragraph-rsid="04cf7db4"/>
    </style:style>
    <style:style style:name="P888" style:family="paragraph" style:parent-style-name="Standard" style:list-style-name="L22">
      <style:paragraph-properties fo:text-align="end" style:justify-single-word="false" style:writing-mode="rl-tb"/>
      <style:text-properties officeooo:paragraph-rsid="05ed58c7"/>
    </style:style>
    <style:style style:name="P889" style:family="paragraph" style:parent-style-name="Standard" style:list-style-name="L22">
      <style:paragraph-properties fo:text-align="end" style:justify-single-word="false" style:writing-mode="rl-tb"/>
      <style:text-properties officeooo:paragraph-rsid="05f313c9"/>
    </style:style>
    <style:style style:name="P890" style:family="paragraph" style:parent-style-name="Standard" style:list-style-name="L24">
      <style:paragraph-properties fo:text-align="end" style:justify-single-word="false" style:writing-mode="rl-tb"/>
      <style:text-properties officeooo:paragraph-rsid="073d1527"/>
    </style:style>
    <style:style style:name="P891" style:family="paragraph" style:parent-style-name="Standard" style:list-style-name="L25">
      <style:paragraph-properties fo:text-align="end" style:justify-single-word="false" style:writing-mode="rl-tb"/>
      <style:text-properties officeooo:paragraph-rsid="05839662"/>
    </style:style>
    <style:style style:name="P892" style:family="paragraph" style:parent-style-name="Standard" style:list-style-name="L28">
      <style:paragraph-properties fo:text-align="end" style:justify-single-word="false" style:writing-mode="rl-tb"/>
      <style:text-properties officeooo:paragraph-rsid="09e8bf62"/>
    </style:style>
    <style:style style:name="P893" style:family="paragraph" style:parent-style-name="Standard" style:list-style-name="L30">
      <style:paragraph-properties fo:text-align="end" style:justify-single-word="false" style:writing-mode="rl-tb"/>
      <style:text-properties officeooo:paragraph-rsid="0997db92"/>
    </style:style>
    <style:style style:name="P894" style:family="paragraph" style:parent-style-name="Standard" style:list-style-name="L30">
      <style:paragraph-properties fo:text-align="end" style:justify-single-word="false" style:writing-mode="rl-tb"/>
      <style:text-properties officeooo:paragraph-rsid="098d8ed8"/>
    </style:style>
    <style:style style:name="P895" style:family="paragraph" style:parent-style-name="Standard" style:list-style-name="L31">
      <style:paragraph-properties fo:text-align="end" style:justify-single-word="false" style:writing-mode="rl-tb"/>
      <style:text-properties officeooo:paragraph-rsid="071f50e6"/>
    </style:style>
    <style:style style:name="P896" style:family="paragraph" style:parent-style-name="Standard" style:list-style-name="L36">
      <style:paragraph-properties fo:text-align="end" style:justify-single-word="false" style:writing-mode="rl-tb"/>
      <style:text-properties officeooo:paragraph-rsid="0abe73ac"/>
    </style:style>
    <style:style style:name="P897" style:family="paragraph" style:parent-style-name="Standard" style:list-style-name="L39">
      <style:paragraph-properties fo:text-align="end" style:justify-single-word="false" style:writing-mode="rl-tb"/>
      <style:text-properties officeooo:paragraph-rsid="0b66c048"/>
    </style:style>
    <style:style style:name="P898" style:family="paragraph" style:parent-style-name="Standard" style:list-style-name="L49">
      <style:paragraph-properties fo:text-align="end" style:justify-single-word="false" style:writing-mode="rl-tb"/>
      <style:text-properties officeooo:paragraph-rsid="0dd81dff"/>
    </style:style>
    <style:style style:name="P899" style:family="paragraph" style:parent-style-name="Standard" style:list-style-name="L51">
      <style:paragraph-properties fo:text-align="end" style:justify-single-word="false" style:writing-mode="rl-tb"/>
      <style:text-properties officeooo:paragraph-rsid="0da8b0f4"/>
    </style:style>
    <style:style style:name="P900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901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902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903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904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905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906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907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908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909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910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911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912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913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914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915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916" style:family="paragraph" style:parent-style-name="Standard" style:list-style-name="L15">
      <style:paragraph-properties fo:text-align="end" style:justify-single-word="false" style:writing-mode="rl-tb"/>
      <style:text-properties officeooo:rsid="02d915b9" officeooo:paragraph-rsid="02e48904"/>
    </style:style>
    <style:style style:name="P917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918" style:family="paragraph" style:parent-style-name="Standard" style:list-style-name="L20">
      <style:paragraph-properties fo:text-align="end" style:justify-single-word="false" style:writing-mode="rl-tb"/>
      <style:text-properties officeooo:rsid="049cb184" officeooo:paragraph-rsid="049cb184"/>
    </style:style>
    <style:style style:name="P919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920" style:family="paragraph" style:parent-style-name="Standard" style:list-style-name="L20">
      <style:paragraph-properties fo:text-align="end" style:justify-single-word="false" style:writing-mode="rl-tb"/>
      <style:text-properties officeooo:rsid="049cfdb2" officeooo:paragraph-rsid="049cfdb2"/>
    </style:style>
    <style:style style:name="P921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922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923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924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925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926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927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928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929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930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931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932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933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934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935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936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937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938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939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940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941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942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943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944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945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946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947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948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949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950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951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952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953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954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955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956" style:family="paragraph" style:parent-style-name="Standard" style:list-style-name="L15">
      <style:paragraph-properties fo:text-align="end" style:justify-single-word="false" style:writing-mode="rl-tb"/>
      <style:text-properties officeooo:rsid="02bc0017" officeooo:paragraph-rsid="02e48904"/>
    </style:style>
    <style:style style:name="P957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958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959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960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961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962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963" style:family="paragraph" style:parent-style-name="Standard" style:list-style-name="L19">
      <style:paragraph-properties fo:text-align="end" style:justify-single-word="false" style:writing-mode="rl-tb"/>
      <style:text-properties officeooo:rsid="046f93c3" officeooo:paragraph-rsid="046f93c3"/>
    </style:style>
    <style:style style:name="P964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965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96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96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96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96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97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97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97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973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974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975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976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977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97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97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98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98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98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98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98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98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986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98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988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98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990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991" style:family="paragraph" style:parent-style-name="Standard" style:list-style-name="L23">
      <style:paragraph-properties fo:text-align="end" style:justify-single-word="false" style:writing-mode="rl-tb"/>
      <style:text-properties officeooo:rsid="04fe4164" officeooo:paragraph-rsid="04fe4164"/>
    </style:style>
    <style:style style:name="P992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993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994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995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996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997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998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999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000" style:family="paragraph" style:parent-style-name="Standard" style:list-style-name="L15">
      <style:paragraph-properties fo:text-align="end" style:justify-single-word="false" style:writing-mode="rl-tb"/>
      <style:text-properties officeooo:rsid="02b52d2e" officeooo:paragraph-rsid="02e48904"/>
    </style:style>
    <style:style style:name="P1001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002" style:family="paragraph" style:parent-style-name="Standard" style:list-style-name="L15">
      <style:paragraph-properties fo:text-align="end" style:justify-single-word="false" style:writing-mode="rl-tb"/>
      <style:text-properties officeooo:rsid="0367fc93" officeooo:paragraph-rsid="0380772d"/>
    </style:style>
    <style:style style:name="P1003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004" style:family="paragraph" style:parent-style-name="Standard" style:list-style-name="L15">
      <style:paragraph-properties fo:text-align="end" style:justify-single-word="false" style:writing-mode="rl-tb"/>
      <style:text-properties officeooo:rsid="036a41fc" officeooo:paragraph-rsid="038009df"/>
    </style:style>
    <style:style style:name="P1005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006" style:family="paragraph" style:parent-style-name="Standard" style:list-style-name="L15">
      <style:paragraph-properties fo:text-align="end" style:justify-single-word="false" style:writing-mode="rl-tb"/>
      <style:text-properties officeooo:rsid="036d747c" officeooo:paragraph-rsid="038009df"/>
    </style:style>
    <style:style style:name="P1007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008" style:family="paragraph" style:parent-style-name="Standard" style:list-style-name="L15">
      <style:paragraph-properties fo:text-align="end" style:justify-single-word="false" style:writing-mode="rl-tb"/>
      <style:text-properties officeooo:rsid="037c0585" officeooo:paragraph-rsid="038009df"/>
    </style:style>
    <style:style style:name="P1009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010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011" style:family="paragraph" style:parent-style-name="Standard" style:list-style-name="L19">
      <style:paragraph-properties fo:text-align="end" style:justify-single-word="false" style:writing-mode="rl-tb"/>
      <style:text-properties officeooo:rsid="04755cdb" officeooo:paragraph-rsid="04755cdb"/>
    </style:style>
    <style:style style:name="P1012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013" style:family="paragraph" style:parent-style-name="Standard" style:list-style-name="L20">
      <style:paragraph-properties fo:text-align="end" style:justify-single-word="false" style:writing-mode="rl-tb"/>
      <style:text-properties officeooo:rsid="04a12534" officeooo:paragraph-rsid="04a12534"/>
    </style:style>
    <style:style style:name="P1014" style:family="paragraph" style:parent-style-name="Standard" style:list-style-name="L14">
      <style:paragraph-properties fo:text-align="end" style:justify-single-word="false" style:writing-mode="rl-tb"/>
      <style:text-properties officeooo:rsid="020232db" officeooo:paragraph-rsid="02e48904"/>
    </style:style>
    <style:style style:name="P1015" style:family="paragraph" style:parent-style-name="Standard" style:list-style-name="L15">
      <style:paragraph-properties fo:text-align="end" style:justify-single-word="false" style:writing-mode="rl-tb"/>
      <style:text-properties officeooo:rsid="0245b22d" officeooo:paragraph-rsid="02e48904"/>
    </style:style>
    <style:style style:name="P1016" style:family="paragraph" style:parent-style-name="Standard" style:list-style-name="L15">
      <style:paragraph-properties fo:text-align="end" style:justify-single-word="false" style:writing-mode="rl-tb"/>
      <style:text-properties officeooo:rsid="02a88b41" officeooo:paragraph-rsid="02e48904"/>
    </style:style>
    <style:style style:name="P1017" style:family="paragraph" style:parent-style-name="Standard" style:list-style-name="L15">
      <style:paragraph-properties fo:text-align="end" style:justify-single-word="false" style:writing-mode="rl-tb"/>
      <style:text-properties officeooo:rsid="02aef665" officeooo:paragraph-rsid="02e48904"/>
    </style:style>
    <style:style style:name="P1018" style:family="paragraph" style:parent-style-name="Standard" style:list-style-name="L15">
      <style:paragraph-properties fo:text-align="end" style:justify-single-word="false" style:writing-mode="rl-tb"/>
      <style:text-properties officeooo:rsid="02b41201" officeooo:paragraph-rsid="02e48904"/>
    </style:style>
    <style:style style:name="P1019" style:family="paragraph" style:parent-style-name="Standard" style:list-style-name="L15">
      <style:paragraph-properties fo:text-align="end" style:justify-single-word="false" style:writing-mode="rl-tb"/>
      <style:text-properties officeooo:rsid="02ba0247" officeooo:paragraph-rsid="02e48904"/>
    </style:style>
    <style:style style:name="P1020" style:family="paragraph" style:parent-style-name="Standard" style:list-style-name="L15">
      <style:paragraph-properties fo:text-align="end" style:justify-single-word="false" style:writing-mode="rl-tb"/>
      <style:text-properties officeooo:rsid="02d7a202" officeooo:paragraph-rsid="02e48904"/>
    </style:style>
    <style:style style:name="P1021" style:family="paragraph" style:parent-style-name="Standard" style:list-style-name="L15">
      <style:paragraph-properties fo:text-align="end" style:justify-single-word="false" style:writing-mode="rl-tb"/>
      <style:text-properties officeooo:rsid="01eb15fd" officeooo:paragraph-rsid="02e48904"/>
    </style:style>
    <style:style style:name="P1022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3ce427"/>
    </style:style>
    <style:style style:name="P1023" style:family="paragraph" style:parent-style-name="Standard" style:list-style-name="L18">
      <style:paragraph-properties fo:text-align="end" style:justify-single-word="false" style:writing-mode="rl-tb"/>
      <style:text-properties officeooo:rsid="0426cc60" officeooo:paragraph-rsid="0426cc60"/>
    </style:style>
    <style:style style:name="P1024" style:family="paragraph" style:parent-style-name="Standard" style:list-style-name="L17">
      <style:paragraph-properties fo:text-align="end" style:justify-single-word="false" style:writing-mode="rl-tb"/>
      <style:text-properties officeooo:rsid="042865e2" officeooo:paragraph-rsid="043a4555"/>
    </style:style>
    <style:style style:name="P1025" style:family="paragraph" style:parent-style-name="Standard" style:list-style-name="L17">
      <style:paragraph-properties fo:text-align="end" style:justify-single-word="false" style:writing-mode="rl-tb"/>
      <style:text-properties officeooo:rsid="03fa6d20" officeooo:paragraph-rsid="03fa6d20"/>
    </style:style>
    <style:style style:name="P1026" style:family="paragraph" style:parent-style-name="Standard" style:list-style-name="L18">
      <style:paragraph-properties fo:text-align="end" style:justify-single-word="false" style:writing-mode="rl-tb"/>
      <style:text-properties officeooo:rsid="041ffe0f" officeooo:paragraph-rsid="041ffe0f"/>
    </style:style>
    <style:style style:name="P1027" style:family="paragraph" style:parent-style-name="Standard" style:list-style-name="L18">
      <style:paragraph-properties fo:text-align="end" style:justify-single-word="false" style:writing-mode="rl-tb"/>
      <style:text-properties officeooo:rsid="042e44fe" officeooo:paragraph-rsid="042e44fe"/>
    </style:style>
    <style:style style:name="P1028" style:family="paragraph" style:parent-style-name="Standard" style:list-style-name="L18">
      <style:paragraph-properties fo:text-align="end" style:justify-single-word="false" style:writing-mode="rl-tb"/>
      <style:text-properties officeooo:rsid="044f3299" officeooo:paragraph-rsid="044f3299"/>
    </style:style>
    <style:style style:name="P1029" style:family="paragraph" style:parent-style-name="Standard" style:list-style-name="L19">
      <style:paragraph-properties fo:text-align="end" style:justify-single-word="false" style:writing-mode="rl-tb"/>
      <style:text-properties officeooo:rsid="046bad04" officeooo:paragraph-rsid="046bad04"/>
    </style:style>
    <style:style style:name="P1030" style:family="paragraph" style:parent-style-name="Standard" style:list-style-name="L19">
      <style:paragraph-properties fo:text-align="end" style:justify-single-word="false" style:writing-mode="rl-tb"/>
      <style:text-properties officeooo:rsid="046ecd2a" officeooo:paragraph-rsid="046ecd2a"/>
    </style:style>
    <style:style style:name="P1031" style:family="paragraph" style:parent-style-name="Standard" style:list-style-name="L19">
      <style:paragraph-properties fo:text-align="end" style:justify-single-word="false" style:writing-mode="rl-tb"/>
      <style:text-properties officeooo:rsid="04740be1" officeooo:paragraph-rsid="04740be1"/>
    </style:style>
    <style:style style:name="P1032" style:family="paragraph" style:parent-style-name="Standard" style:list-style-name="L19">
      <style:paragraph-properties fo:text-align="end" style:justify-single-word="false" style:writing-mode="rl-tb"/>
      <style:text-properties officeooo:rsid="04760349" officeooo:paragraph-rsid="04760349"/>
    </style:style>
    <style:style style:name="P1033" style:family="paragraph" style:parent-style-name="Standard" style:list-style-name="L19">
      <style:paragraph-properties fo:text-align="end" style:justify-single-word="false" style:writing-mode="rl-tb"/>
      <style:text-properties officeooo:rsid="048a9a2e" officeooo:paragraph-rsid="048a9a2e"/>
    </style:style>
    <style:style style:name="P1034" style:family="paragraph" style:parent-style-name="Standard" style:list-style-name="L20">
      <style:paragraph-properties fo:text-align="end" style:justify-single-word="false" style:writing-mode="rl-tb"/>
      <style:text-properties officeooo:rsid="04989d07" officeooo:paragraph-rsid="04989d07"/>
    </style:style>
    <style:style style:name="P1035" style:family="paragraph" style:parent-style-name="Standard" style:list-style-name="L20">
      <style:paragraph-properties fo:text-align="end" style:justify-single-word="false" style:writing-mode="rl-tb"/>
      <style:text-properties officeooo:rsid="049af696" officeooo:paragraph-rsid="049af696"/>
    </style:style>
    <style:style style:name="P1036" style:family="paragraph" style:parent-style-name="Standard" style:list-style-name="L20">
      <style:paragraph-properties fo:text-align="end" style:justify-single-word="false" style:writing-mode="rl-tb"/>
      <style:text-properties officeooo:rsid="049ebe11" officeooo:paragraph-rsid="049ebe11"/>
    </style:style>
    <style:style style:name="P1037" style:family="paragraph" style:parent-style-name="Standard" style:list-style-name="L20">
      <style:paragraph-properties fo:text-align="end" style:justify-single-word="false" style:writing-mode="rl-tb"/>
      <style:text-properties officeooo:rsid="04a29880" officeooo:paragraph-rsid="04a29880"/>
    </style:style>
    <style:style style:name="P1038" style:family="paragraph" style:parent-style-name="Standard" style:list-style-name="L20">
      <style:paragraph-properties fo:text-align="end" style:justify-single-word="false" style:writing-mode="rl-tb"/>
      <style:text-properties officeooo:rsid="04badf0a" officeooo:paragraph-rsid="04badf0a"/>
    </style:style>
    <style:style style:name="P1039" style:family="paragraph" style:parent-style-name="Standard" style:list-style-name="L21">
      <style:paragraph-properties fo:text-align="end" style:justify-single-word="false" style:writing-mode="rl-tb"/>
      <style:text-properties officeooo:rsid="04cd6612" officeooo:paragraph-rsid="04cd6612"/>
    </style:style>
    <style:style style:name="P1040" style:family="paragraph" style:parent-style-name="Standard" style:list-style-name="L21">
      <style:paragraph-properties fo:text-align="end" style:justify-single-word="false" style:writing-mode="rl-tb"/>
      <style:text-properties officeooo:rsid="06442649" officeooo:paragraph-rsid="06442649"/>
    </style:style>
    <style:style style:name="P1041" style:family="paragraph" style:parent-style-name="Standard" style:list-style-name="L21">
      <style:paragraph-properties fo:text-align="end" style:justify-single-word="false" style:writing-mode="rl-tb"/>
      <style:text-properties officeooo:rsid="0646b8a8" officeooo:paragraph-rsid="0646b8a8"/>
    </style:style>
    <style:style style:name="P1042" style:family="paragraph" style:parent-style-name="Standard" style:list-style-name="L21">
      <style:paragraph-properties fo:text-align="end" style:justify-single-word="false" style:writing-mode="rl-tb"/>
      <style:text-properties officeooo:rsid="04ceba2a" officeooo:paragraph-rsid="04ceba2a"/>
    </style:style>
    <style:style style:name="P1043" style:family="paragraph" style:parent-style-name="Standard" style:list-style-name="L21">
      <style:paragraph-properties fo:text-align="end" style:justify-single-word="false" style:writing-mode="rl-tb"/>
      <style:text-properties officeooo:rsid="04cf4b46" officeooo:paragraph-rsid="04cf4b46"/>
    </style:style>
    <style:style style:name="P1044" style:family="paragraph" style:parent-style-name="Standard" style:list-style-name="L21">
      <style:paragraph-properties fo:text-align="end" style:justify-single-word="false" style:writing-mode="rl-tb"/>
      <style:text-properties officeooo:rsid="054a9c89" officeooo:paragraph-rsid="054d06cd"/>
    </style:style>
    <style:style style:name="P1045" style:family="paragraph" style:parent-style-name="Standard" style:list-style-name="L23">
      <style:paragraph-properties fo:text-align="end" style:justify-single-word="false" style:writing-mode="rl-tb"/>
      <style:text-properties officeooo:rsid="054a9c89" officeooo:paragraph-rsid="054a9c89"/>
    </style:style>
    <style:style style:name="P1046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4e2c14"/>
    </style:style>
    <style:style style:name="P1047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5141cb"/>
    </style:style>
    <style:style style:name="P1048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4e2c14"/>
    </style:style>
    <style:style style:name="P1049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50f87b"/>
    </style:style>
    <style:style style:name="P1050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885a97"/>
    </style:style>
    <style:style style:name="P1051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a35da0"/>
    </style:style>
    <style:style style:name="P1052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89562a"/>
    </style:style>
    <style:style style:name="P1053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a1e332"/>
    </style:style>
    <style:style style:name="P1054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ed58c7"/>
    </style:style>
    <style:style style:name="P1055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ccfafe"/>
    </style:style>
    <style:style style:name="P1056" style:family="paragraph" style:parent-style-name="Standard" style:list-style-name="L21">
      <style:paragraph-properties fo:text-align="end" style:justify-single-word="false" style:writing-mode="rl-tb"/>
      <style:text-properties officeooo:rsid="04e1ac9d" officeooo:paragraph-rsid="04e1ac9d"/>
    </style:style>
    <style:style style:name="P1057" style:family="paragraph" style:parent-style-name="Standard" style:list-style-name="L23">
      <style:paragraph-properties fo:text-align="end" style:justify-single-word="false" style:writing-mode="rl-tb"/>
      <style:text-properties officeooo:rsid="04faedaf" officeooo:paragraph-rsid="04faedaf"/>
    </style:style>
    <style:style style:name="P1058" style:family="paragraph" style:parent-style-name="Standard" style:list-style-name="L23">
      <style:paragraph-properties fo:text-align="end" style:justify-single-word="false" style:writing-mode="rl-tb"/>
      <style:text-properties officeooo:rsid="06534575" officeooo:paragraph-rsid="06534575"/>
    </style:style>
    <style:style style:name="P1059" style:family="paragraph" style:parent-style-name="Standard" style:list-style-name="L23">
      <style:paragraph-properties fo:text-align="end" style:justify-single-word="false" style:writing-mode="rl-tb"/>
      <style:text-properties officeooo:rsid="0654274f" officeooo:paragraph-rsid="065c9926"/>
    </style:style>
    <style:style style:name="P1060" style:family="paragraph" style:parent-style-name="Standard" style:list-style-name="L23">
      <style:paragraph-properties fo:text-align="end" style:justify-single-word="false" style:writing-mode="rl-tb"/>
      <style:text-properties officeooo:rsid="04fb5104" officeooo:paragraph-rsid="04fb5104"/>
    </style:style>
    <style:style style:name="P1061" style:family="paragraph" style:parent-style-name="Standard" style:list-style-name="L23">
      <style:paragraph-properties fo:text-align="end" style:justify-single-word="false" style:writing-mode="rl-tb"/>
      <style:text-properties officeooo:rsid="04fd264a" officeooo:paragraph-rsid="04fd264a"/>
    </style:style>
    <style:style style:name="P1062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62f1f"/>
    </style:style>
    <style:style style:name="P1063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e8535"/>
    </style:style>
    <style:style style:name="P1064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75a91"/>
    </style:style>
    <style:style style:name="P1065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e6611"/>
    </style:style>
    <style:style style:name="P1066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8052a"/>
    </style:style>
    <style:style style:name="P1067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e6611"/>
    </style:style>
    <style:style style:name="P1068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eaff8e"/>
    </style:style>
    <style:style style:name="P1069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d05fa6"/>
    </style:style>
    <style:style style:name="P1070" style:family="paragraph" style:parent-style-name="Standard" style:list-style-name="L23">
      <style:paragraph-properties fo:text-align="end" style:justify-single-word="false" style:writing-mode="rl-tb"/>
      <style:text-properties officeooo:rsid="0521ec36" officeooo:paragraph-rsid="0521ec36"/>
    </style:style>
    <style:style style:name="P1071" style:family="paragraph" style:parent-style-name="Standard" style:list-style-name="L23">
      <style:paragraph-properties fo:text-align="end" style:justify-single-word="false" style:writing-mode="rl-tb"/>
      <style:text-properties officeooo:rsid="0516f96a" officeooo:paragraph-rsid="0516f96a"/>
    </style:style>
    <style:style style:name="P1072" style:family="paragraph" style:parent-style-name="Standard" style:list-style-name="L25">
      <style:paragraph-properties fo:text-align="end" style:justify-single-word="false" style:writing-mode="rl-tb"/>
      <style:text-properties officeooo:rsid="054075bd" officeooo:paragraph-rsid="054075bd"/>
    </style:style>
    <style:style style:name="P1073" style:family="paragraph" style:parent-style-name="Standard" style:list-style-name="L25">
      <style:paragraph-properties fo:text-align="end" style:justify-single-word="false" style:writing-mode="rl-tb"/>
      <style:text-properties officeooo:rsid="05418628" officeooo:paragraph-rsid="05418628"/>
    </style:style>
    <style:style style:name="P1074" style:family="paragraph" style:parent-style-name="Standard" style:list-style-name="L25">
      <style:paragraph-properties fo:text-align="end" style:justify-single-word="false" style:writing-mode="rl-tb"/>
      <style:text-properties officeooo:rsid="05428b81" officeooo:paragraph-rsid="05428b81"/>
    </style:style>
    <style:style style:name="P1075" style:family="paragraph" style:parent-style-name="Standard" style:list-style-name="L25">
      <style:paragraph-properties fo:text-align="end" style:justify-single-word="false" style:writing-mode="rl-tb"/>
      <style:text-properties officeooo:rsid="05454e51" officeooo:paragraph-rsid="05454e51"/>
    </style:style>
    <style:style style:name="P1076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839662"/>
    </style:style>
    <style:style style:name="P1077" style:family="paragraph" style:parent-style-name="Standard" style:list-style-name="L26">
      <style:paragraph-properties fo:text-align="end" style:justify-single-word="false" style:writing-mode="rl-tb"/>
      <style:text-properties officeooo:rsid="05708016" officeooo:paragraph-rsid="05708016"/>
    </style:style>
    <style:style style:name="P1078" style:family="paragraph" style:parent-style-name="Standard" style:list-style-name="L25">
      <style:paragraph-properties fo:text-align="end" style:justify-single-word="false" style:writing-mode="rl-tb"/>
      <style:text-properties officeooo:rsid="055d1fab" officeooo:paragraph-rsid="055d1fab"/>
    </style:style>
    <style:style style:name="P1079" style:family="paragraph" style:parent-style-name="Standard" style:list-style-name="L26">
      <style:paragraph-properties fo:text-align="end" style:justify-single-word="false" style:writing-mode="rl-tb"/>
      <style:text-properties officeooo:rsid="05692546" officeooo:paragraph-rsid="05692546"/>
    </style:style>
    <style:style style:name="P1080" style:family="paragraph" style:parent-style-name="Standard" style:list-style-name="L26">
      <style:paragraph-properties fo:text-align="end" style:justify-single-word="false" style:writing-mode="rl-tb"/>
      <style:text-properties officeooo:rsid="066466fd" officeooo:paragraph-rsid="066466fd"/>
    </style:style>
    <style:style style:name="P1081" style:family="paragraph" style:parent-style-name="Standard" style:list-style-name="L26">
      <style:paragraph-properties fo:text-align="end" style:justify-single-word="false" style:writing-mode="rl-tb"/>
      <style:text-properties officeooo:rsid="0665fbf4" officeooo:paragraph-rsid="0665fbf4"/>
    </style:style>
    <style:style style:name="P1082" style:family="paragraph" style:parent-style-name="Standard" style:list-style-name="L26">
      <style:paragraph-properties fo:text-align="end" style:justify-single-word="false" style:writing-mode="rl-tb"/>
      <style:text-properties officeooo:rsid="056c94a8" officeooo:paragraph-rsid="056c94a8"/>
    </style:style>
    <style:style style:name="P1083" style:family="paragraph" style:parent-style-name="Standard" style:list-style-name="L26">
      <style:paragraph-properties fo:text-align="end" style:justify-single-word="false" style:writing-mode="rl-tb"/>
      <style:text-properties officeooo:rsid="056f8036" officeooo:paragraph-rsid="056f8036"/>
    </style:style>
    <style:style style:name="P1084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f313c9"/>
    </style:style>
    <style:style style:name="P1085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e96620"/>
    </style:style>
    <style:style style:name="P1086" style:family="paragraph" style:parent-style-name="Standard" style:list-style-name="L27">
      <style:paragraph-properties fo:text-align="end" style:justify-single-word="false" style:writing-mode="rl-tb"/>
      <style:text-properties officeooo:rsid="05aee95a" officeooo:paragraph-rsid="05aee95a"/>
    </style:style>
    <style:style style:name="P1087" style:family="paragraph" style:parent-style-name="Standard" style:list-style-name="L22">
      <style:paragraph-properties fo:text-align="end" style:justify-single-word="false" style:writing-mode="rl-tb"/>
      <style:text-properties officeooo:rsid="05c8dba7" officeooo:paragraph-rsid="05c8dba7"/>
    </style:style>
    <style:style style:name="P1088" style:family="paragraph" style:parent-style-name="Standard" style:list-style-name="L22">
      <style:paragraph-properties fo:text-align="end" style:justify-single-word="false" style:writing-mode="rl-tb"/>
      <style:text-properties officeooo:rsid="05cc135e" officeooo:paragraph-rsid="05cc135e"/>
    </style:style>
    <style:style style:name="P1089" style:family="paragraph" style:parent-style-name="Standard" style:list-style-name="L22">
      <style:paragraph-properties fo:text-align="end" style:justify-single-word="false" style:writing-mode="rl-tb"/>
      <style:text-properties officeooo:rsid="05cff0f9" officeooo:paragraph-rsid="05cff0f9"/>
    </style:style>
    <style:style style:name="P1090" style:family="paragraph" style:parent-style-name="Standard" style:list-style-name="L22">
      <style:paragraph-properties fo:text-align="end" style:justify-single-word="false" style:writing-mode="rl-tb"/>
      <style:text-properties officeooo:rsid="05d483c6" officeooo:paragraph-rsid="05d483c6"/>
    </style:style>
    <style:style style:name="P1091" style:family="paragraph" style:parent-style-name="Standard" style:list-style-name="L22">
      <style:paragraph-properties fo:text-align="end" style:justify-single-word="false" style:writing-mode="rl-tb"/>
      <style:text-properties officeooo:rsid="09b9191d" officeooo:paragraph-rsid="09b9191d"/>
    </style:style>
    <style:style style:name="P1092" style:family="paragraph" style:parent-style-name="Standard" style:list-style-name="L22">
      <style:paragraph-properties fo:text-align="end" style:justify-single-word="false" style:writing-mode="rl-tb"/>
      <style:text-properties officeooo:rsid="09bfcbc8" officeooo:paragraph-rsid="09bfcbc8"/>
    </style:style>
    <style:style style:name="P1093" style:family="paragraph" style:parent-style-name="Standard" style:list-style-name="L28">
      <style:paragraph-properties fo:text-align="end" style:justify-single-word="false" style:writing-mode="rl-tb"/>
      <style:text-properties officeooo:rsid="09dc19d4" officeooo:paragraph-rsid="09dc19d4"/>
    </style:style>
    <style:style style:name="P1094" style:family="paragraph" style:parent-style-name="Standard" style:list-style-name="L28">
      <style:paragraph-properties fo:text-align="end" style:justify-single-word="false" style:writing-mode="rl-tb"/>
      <style:text-properties officeooo:rsid="09df40d4" officeooo:paragraph-rsid="09df40d4"/>
    </style:style>
    <style:style style:name="P1095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dd9fc"/>
    </style:style>
    <style:style style:name="P1096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e3e04"/>
    </style:style>
    <style:style style:name="P1097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feaae"/>
    </style:style>
    <style:style style:name="P1098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f1cbb8"/>
    </style:style>
    <style:style style:name="P1099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a5a4b0e"/>
    </style:style>
    <style:style style:name="P1100" style:family="paragraph" style:parent-style-name="Standard" style:list-style-name="L29">
      <style:paragraph-properties fo:text-align="end" style:justify-single-word="false" style:writing-mode="rl-tb"/>
      <style:text-properties officeooo:rsid="09edd9fc" officeooo:paragraph-rsid="0a5b7af0"/>
    </style:style>
    <style:style style:name="P1101" style:family="paragraph" style:parent-style-name="Standard" style:list-style-name="L28">
      <style:paragraph-properties fo:text-align="end" style:justify-single-word="false" style:writing-mode="rl-tb"/>
      <style:text-properties officeooo:rsid="09e0871e" officeooo:paragraph-rsid="09e0871e"/>
    </style:style>
    <style:style style:name="P1102" style:family="paragraph" style:parent-style-name="Standard" style:list-style-name="L28">
      <style:paragraph-properties fo:text-align="end" style:justify-single-word="false" style:writing-mode="rl-tb"/>
      <style:text-properties officeooo:rsid="09e24d6c" officeooo:paragraph-rsid="09e24d6c"/>
    </style:style>
    <style:style style:name="P1103" style:family="paragraph" style:parent-style-name="Standard" style:list-style-name="L28">
      <style:paragraph-properties fo:text-align="end" style:justify-single-word="false" style:writing-mode="rl-tb"/>
      <style:text-properties officeooo:rsid="0a02aff8" officeooo:paragraph-rsid="0a02aff8"/>
    </style:style>
    <style:style style:name="P1104" style:family="paragraph" style:parent-style-name="Standard" style:list-style-name="L29">
      <style:paragraph-properties fo:text-align="end" style:justify-single-word="false" style:writing-mode="rl-tb"/>
      <style:text-properties officeooo:rsid="0a322f62" officeooo:paragraph-rsid="0a322f62"/>
    </style:style>
    <style:style style:name="P1105" style:family="paragraph" style:parent-style-name="Standard" style:list-style-name="L29">
      <style:paragraph-properties fo:text-align="end" style:justify-single-word="false" style:writing-mode="rl-tb"/>
      <style:text-properties officeooo:rsid="0a342e22" officeooo:paragraph-rsid="0a342e22"/>
    </style:style>
    <style:style style:name="P1106" style:family="paragraph" style:parent-style-name="Standard" style:list-style-name="L29">
      <style:paragraph-properties fo:text-align="end" style:justify-single-word="false" style:writing-mode="rl-tb"/>
      <style:text-properties officeooo:rsid="0a344b4f" officeooo:paragraph-rsid="0a344b4f"/>
    </style:style>
    <style:style style:name="P1107" style:family="paragraph" style:parent-style-name="Standard" style:list-style-name="L29">
      <style:paragraph-properties fo:text-align="end" style:justify-single-word="false" style:writing-mode="rl-tb"/>
      <style:text-properties officeooo:rsid="0a377135" officeooo:paragraph-rsid="0a377135"/>
    </style:style>
    <style:style style:name="P1108" style:family="paragraph" style:parent-style-name="Standard" style:list-style-name="L22">
      <style:paragraph-properties fo:text-align="end" style:justify-single-word="false" style:writing-mode="rl-tb"/>
      <style:text-properties officeooo:rsid="060aa204" officeooo:paragraph-rsid="060aa204"/>
    </style:style>
    <style:style style:name="P1109" style:family="paragraph" style:parent-style-name="Standard" style:list-style-name="L30">
      <style:paragraph-properties fo:text-align="end" style:justify-single-word="false" style:writing-mode="rl-tb"/>
      <style:text-properties officeooo:rsid="066d5f9d" officeooo:paragraph-rsid="066d5f9d"/>
    </style:style>
    <style:style style:name="P1110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66f4378"/>
    </style:style>
    <style:style style:name="P1111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98f6b0d"/>
    </style:style>
    <style:style style:name="P1112" style:family="paragraph" style:parent-style-name="Standard" style:list-style-name="L30">
      <style:paragraph-properties fo:text-align="end" style:justify-single-word="false" style:writing-mode="rl-tb"/>
      <style:text-properties officeooo:rsid="067e948a" officeooo:paragraph-rsid="067e948a"/>
    </style:style>
    <style:style style:name="P1113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67f0994"/>
    </style:style>
    <style:style style:name="P1114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9938652"/>
    </style:style>
    <style:style style:name="P1115" style:family="paragraph" style:parent-style-name="Standard" style:list-style-name="L30">
      <style:paragraph-properties fo:text-align="end" style:justify-single-word="false" style:writing-mode="rl-tb"/>
      <style:text-properties officeooo:rsid="0683e361" officeooo:paragraph-rsid="0683e361"/>
    </style:style>
    <style:style style:name="P1116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68608e3"/>
    </style:style>
    <style:style style:name="P1117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996a5ce"/>
    </style:style>
    <style:style style:name="P1118" style:family="paragraph" style:parent-style-name="Standard" style:list-style-name="L30">
      <style:paragraph-properties fo:text-align="end" style:justify-single-word="false" style:writing-mode="rl-tb"/>
      <style:text-properties officeooo:rsid="06945a1f" officeooo:paragraph-rsid="06945a1f"/>
    </style:style>
    <style:style style:name="P1119" style:family="paragraph" style:parent-style-name="Standard" style:list-style-name="L30">
      <style:paragraph-properties fo:text-align="end" style:justify-single-word="false" style:writing-mode="rl-tb"/>
      <style:text-properties officeooo:rsid="0694d881" officeooo:paragraph-rsid="0694d881"/>
    </style:style>
    <style:style style:name="P1120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6a1117b"/>
    </style:style>
    <style:style style:name="P1121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99b9a4e"/>
    </style:style>
    <style:style style:name="P1122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6f47652"/>
    </style:style>
    <style:style style:name="P1123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9ae6f5e"/>
    </style:style>
    <style:style style:name="P1124" style:family="paragraph" style:parent-style-name="Standard" style:list-style-name="L22">
      <style:paragraph-properties fo:text-align="end" style:justify-single-word="false" style:writing-mode="rl-tb"/>
      <style:text-properties officeooo:rsid="06afda31" officeooo:paragraph-rsid="06afda31"/>
    </style:style>
    <style:style style:name="P1125" style:family="paragraph" style:parent-style-name="Standard" style:list-style-name="L31">
      <style:paragraph-properties fo:text-align="end" style:justify-single-word="false" style:writing-mode="rl-tb"/>
      <style:text-properties officeooo:rsid="06ebb10e" officeooo:paragraph-rsid="06ebb10e"/>
    </style:style>
    <style:style style:name="P1126" style:family="paragraph" style:parent-style-name="Standard" style:list-style-name="L31">
      <style:paragraph-properties fo:text-align="end" style:justify-single-word="false" style:writing-mode="rl-tb"/>
      <style:text-properties officeooo:rsid="06fa96d5" officeooo:paragraph-rsid="06fa96d5"/>
    </style:style>
    <style:style style:name="P1127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6fd7339"/>
    </style:style>
    <style:style style:name="P1128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9b20697"/>
    </style:style>
    <style:style style:name="P1129" style:family="paragraph" style:parent-style-name="Standard" style:list-style-name="L31">
      <style:paragraph-properties fo:text-align="end" style:justify-single-word="false" style:writing-mode="rl-tb"/>
      <style:text-properties officeooo:rsid="07377e9b" officeooo:paragraph-rsid="07377e9b"/>
    </style:style>
    <style:style style:name="P1130" style:family="paragraph" style:parent-style-name="Standard" style:list-style-name="L32">
      <style:paragraph-properties fo:text-align="end" style:justify-single-word="false" style:writing-mode="rl-tb"/>
      <style:text-properties officeooo:rsid="074eb940" officeooo:paragraph-rsid="074eb940"/>
    </style:style>
    <style:style style:name="P1131" style:family="paragraph" style:parent-style-name="Standard" style:list-style-name="L32">
      <style:paragraph-properties fo:text-align="end" style:justify-single-word="false" style:writing-mode="rl-tb"/>
      <style:text-properties officeooo:rsid="0750b99c" officeooo:paragraph-rsid="0750b99c"/>
    </style:style>
    <style:style style:name="P1132" style:family="paragraph" style:parent-style-name="Standard" style:list-style-name="L32">
      <style:paragraph-properties fo:text-align="end" style:justify-single-word="false" style:writing-mode="rl-tb"/>
      <style:text-properties officeooo:rsid="075176db" officeooo:paragraph-rsid="075176db"/>
    </style:style>
    <style:style style:name="P1133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51fb35"/>
    </style:style>
    <style:style style:name="P1134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616b9a"/>
    </style:style>
    <style:style style:name="P1135" style:family="paragraph" style:parent-style-name="Standard" style:list-style-name="L32">
      <style:paragraph-properties fo:text-align="end" style:justify-single-word="false" style:writing-mode="rl-tb"/>
      <style:text-properties officeooo:rsid="0753f616" officeooo:paragraph-rsid="0753f616"/>
    </style:style>
    <style:style style:name="P1136" style:family="paragraph" style:parent-style-name="Standard" style:list-style-name="L32">
      <style:paragraph-properties fo:text-align="end" style:justify-single-word="false" style:writing-mode="rl-tb"/>
      <style:text-properties officeooo:rsid="0755b136" officeooo:paragraph-rsid="0755b136"/>
    </style:style>
    <style:style style:name="P1137" style:family="paragraph" style:parent-style-name="Standard" style:list-style-name="L32">
      <style:paragraph-properties fo:text-align="end" style:justify-single-word="false" style:writing-mode="rl-tb"/>
      <style:text-properties officeooo:rsid="077b6fe5" officeooo:paragraph-rsid="077b6fe5"/>
    </style:style>
    <style:style style:name="P1138" style:family="paragraph" style:parent-style-name="Standard" style:list-style-name="L33">
      <style:paragraph-properties fo:text-align="end" style:justify-single-word="false" style:writing-mode="rl-tb"/>
      <style:text-properties officeooo:rsid="079efcb8" officeooo:paragraph-rsid="079efcb8"/>
    </style:style>
    <style:style style:name="P1139" style:family="paragraph" style:parent-style-name="Standard" style:list-style-name="L33">
      <style:paragraph-properties fo:text-align="end" style:justify-single-word="false" style:writing-mode="rl-tb"/>
      <style:text-properties officeooo:rsid="07a2707d" officeooo:paragraph-rsid="07a2707d"/>
    </style:style>
    <style:style style:name="P1140" style:family="paragraph" style:parent-style-name="Standard" style:list-style-name="L33">
      <style:paragraph-properties fo:text-align="end" style:justify-single-word="false" style:writing-mode="rl-tb"/>
      <style:text-properties officeooo:rsid="07a2bea7" officeooo:paragraph-rsid="07a2bea7"/>
    </style:style>
    <style:style style:name="P1141" style:family="paragraph" style:parent-style-name="Standard" style:list-style-name="L33">
      <style:paragraph-properties fo:text-align="end" style:justify-single-word="false" style:writing-mode="rl-tb"/>
      <style:text-properties officeooo:rsid="08d9fee0" officeooo:paragraph-rsid="08d9fee0"/>
    </style:style>
    <style:style style:name="P1142" style:family="paragraph" style:parent-style-name="Standard" style:list-style-name="L33">
      <style:paragraph-properties fo:text-align="end" style:justify-single-word="false" style:writing-mode="rl-tb"/>
      <style:text-properties officeooo:rsid="07b6799b" officeooo:paragraph-rsid="07b6799b"/>
    </style:style>
    <style:style style:name="P1143" style:family="paragraph" style:parent-style-name="Standard" style:list-style-name="L34">
      <style:paragraph-properties fo:text-align="end" style:justify-single-word="false" style:writing-mode="rl-tb"/>
      <style:text-properties officeooo:rsid="07d096ad" officeooo:paragraph-rsid="07d096ad"/>
    </style:style>
    <style:style style:name="P1144" style:family="paragraph" style:parent-style-name="Standard" style:list-style-name="L34">
      <style:paragraph-properties fo:text-align="end" style:justify-single-word="false" style:writing-mode="rl-tb"/>
      <style:text-properties officeooo:rsid="07d0e135" officeooo:paragraph-rsid="07d0e135"/>
    </style:style>
    <style:style style:name="P1145" style:family="paragraph" style:parent-style-name="Standard" style:list-style-name="L34">
      <style:paragraph-properties fo:text-align="end" style:justify-single-word="false" style:writing-mode="rl-tb"/>
      <style:text-properties officeooo:rsid="07d15959" officeooo:paragraph-rsid="07d15959"/>
    </style:style>
    <style:style style:name="P1146" style:family="paragraph" style:parent-style-name="Standard" style:list-style-name="L34">
      <style:paragraph-properties fo:text-align="end" style:justify-single-word="false" style:writing-mode="rl-tb"/>
      <style:text-properties officeooo:rsid="07d69d5f" officeooo:paragraph-rsid="07d69d5f"/>
    </style:style>
    <style:style style:name="P1147" style:family="paragraph" style:parent-style-name="Standard" style:list-style-name="L34">
      <style:paragraph-properties fo:text-align="end" style:justify-single-word="false" style:writing-mode="rl-tb"/>
      <style:text-properties officeooo:rsid="07d71737" officeooo:paragraph-rsid="07d71737"/>
    </style:style>
    <style:style style:name="P1148" style:family="paragraph" style:parent-style-name="Standard" style:list-style-name="L34">
      <style:paragraph-properties fo:text-align="end" style:justify-single-word="false" style:writing-mode="rl-tb"/>
      <style:text-properties officeooo:rsid="07db3978" officeooo:paragraph-rsid="07db3978"/>
    </style:style>
    <style:style style:name="P1149" style:family="paragraph" style:parent-style-name="Standard" style:list-style-name="L34">
      <style:paragraph-properties fo:text-align="end" style:justify-single-word="false" style:writing-mode="rl-tb"/>
      <style:text-properties officeooo:rsid="07dc574c" officeooo:paragraph-rsid="07dc574c"/>
    </style:style>
    <style:style style:name="P1150" style:family="paragraph" style:parent-style-name="Standard" style:list-style-name="L34">
      <style:paragraph-properties fo:text-align="end" style:justify-single-word="false" style:writing-mode="rl-tb"/>
      <style:text-properties officeooo:rsid="07e85845" officeooo:paragraph-rsid="07e85845"/>
    </style:style>
    <style:style style:name="P1151" style:family="paragraph" style:parent-style-name="Standard" style:list-style-name="L35">
      <style:paragraph-properties fo:text-align="end" style:justify-single-word="false" style:writing-mode="rl-tb"/>
      <style:text-properties officeooo:rsid="0805eda0" officeooo:paragraph-rsid="0805eda0"/>
    </style:style>
    <style:style style:name="P1152" style:family="paragraph" style:parent-style-name="Standard" style:list-style-name="L35">
      <style:paragraph-properties fo:text-align="end" style:justify-single-word="false" style:writing-mode="rl-tb"/>
      <style:text-properties officeooo:rsid="08086ae7" officeooo:paragraph-rsid="08086ae7"/>
    </style:style>
    <style:style style:name="P1153" style:family="paragraph" style:parent-style-name="Standard" style:list-style-name="L35">
      <style:paragraph-properties fo:text-align="end" style:justify-single-word="false" style:writing-mode="rl-tb"/>
      <style:text-properties officeooo:rsid="080870d0" officeooo:paragraph-rsid="080870d0"/>
    </style:style>
    <style:style style:name="P1154" style:family="paragraph" style:parent-style-name="Standard" style:list-style-name="L35">
      <style:paragraph-properties fo:text-align="end" style:justify-single-word="false" style:writing-mode="rl-tb"/>
      <style:text-properties officeooo:rsid="08e573fb" officeooo:paragraph-rsid="08e573fb"/>
    </style:style>
    <style:style style:name="P1155" style:family="paragraph" style:parent-style-name="Standard" style:list-style-name="L35">
      <style:paragraph-properties fo:text-align="end" style:justify-single-word="false" style:writing-mode="rl-tb"/>
      <style:text-properties officeooo:rsid="08f65b71" officeooo:paragraph-rsid="08f65b71"/>
    </style:style>
    <style:style style:name="P1156" style:family="paragraph" style:parent-style-name="Standard" style:list-style-name="L35">
      <style:paragraph-properties fo:text-align="end" style:justify-single-word="false" style:writing-mode="rl-tb"/>
      <style:text-properties officeooo:rsid="08fb4552" officeooo:paragraph-rsid="08fb4552"/>
    </style:style>
    <style:style style:name="P1157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38af7"/>
    </style:style>
    <style:style style:name="P1158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54694"/>
    </style:style>
    <style:style style:name="P1159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71307"/>
    </style:style>
    <style:style style:name="P1160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86a9b"/>
    </style:style>
    <style:style style:name="P1161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95592"/>
    </style:style>
    <style:style style:name="P1162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7a56e7"/>
    </style:style>
    <style:style style:name="P1163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54694"/>
    </style:style>
    <style:style style:name="P1164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71307"/>
    </style:style>
    <style:style style:name="P1165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86a9b"/>
    </style:style>
    <style:style style:name="P1166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7a56e7"/>
    </style:style>
    <style:style style:name="P1167" style:family="paragraph" style:parent-style-name="Standard" style:list-style-name="L35">
      <style:paragraph-properties fo:text-align="end" style:justify-single-word="false" style:writing-mode="rl-tb"/>
      <style:text-properties officeooo:rsid="08f7852f" officeooo:paragraph-rsid="08f7852f"/>
    </style:style>
    <style:style style:name="P1168" style:family="paragraph" style:parent-style-name="Standard" style:list-style-name="L35">
      <style:paragraph-properties fo:text-align="end" style:justify-single-word="false" style:writing-mode="rl-tb"/>
      <style:text-properties officeooo:rsid="08fa7861" officeooo:paragraph-rsid="09295592"/>
    </style:style>
    <style:style style:name="P1169" style:family="paragraph" style:parent-style-name="Standard" style:list-style-name="L35">
      <style:paragraph-properties fo:text-align="end" style:justify-single-word="false" style:writing-mode="rl-tb"/>
      <style:text-properties officeooo:rsid="08eff55e" officeooo:paragraph-rsid="08eff55e"/>
    </style:style>
    <style:style style:name="P1170" style:family="paragraph" style:parent-style-name="Standard" style:list-style-name="L35">
      <style:paragraph-properties fo:text-align="end" style:justify-single-word="false" style:writing-mode="rl-tb"/>
      <style:text-properties officeooo:rsid="08f8e42f" officeooo:paragraph-rsid="08f8e42f"/>
    </style:style>
    <style:style style:name="P1171" style:family="paragraph" style:parent-style-name="Standard" style:list-style-name="L35">
      <style:paragraph-properties fo:text-align="end" style:justify-single-word="false" style:writing-mode="rl-tb"/>
      <style:text-properties officeooo:rsid="097218e4" officeooo:paragraph-rsid="097218e4"/>
    </style:style>
    <style:style style:name="P1172" style:family="paragraph" style:parent-style-name="Standard" style:list-style-name="L35">
      <style:paragraph-properties fo:text-align="end" style:justify-single-word="false" style:writing-mode="rl-tb"/>
      <style:text-properties officeooo:rsid="09767fcf" officeooo:paragraph-rsid="09767fcf"/>
    </style:style>
    <style:style style:name="P1173" style:family="paragraph" style:parent-style-name="Standard" style:list-style-name="L35">
      <style:paragraph-properties fo:text-align="end" style:justify-single-word="false" style:writing-mode="rl-tb"/>
      <style:text-properties officeooo:rsid="0a687c16" officeooo:paragraph-rsid="0a687c16"/>
    </style:style>
    <style:style style:name="P1174" style:family="paragraph" style:parent-style-name="Standard" style:list-style-name="L36">
      <style:paragraph-properties fo:text-align="end" style:justify-single-word="false" style:writing-mode="rl-tb"/>
      <style:text-properties officeooo:rsid="0a978a30" officeooo:paragraph-rsid="0a978a30"/>
    </style:style>
    <style:style style:name="P1175" style:family="paragraph" style:parent-style-name="Standard" style:list-style-name="L36">
      <style:paragraph-properties fo:text-align="end" style:justify-single-word="false" style:writing-mode="rl-tb"/>
      <style:text-properties officeooo:rsid="0aa52088" officeooo:paragraph-rsid="0aa52088"/>
    </style:style>
    <style:style style:name="P1176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b1e09c"/>
    </style:style>
    <style:style style:name="P1177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89709"/>
    </style:style>
    <style:style style:name="P1178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701c1"/>
    </style:style>
    <style:style style:name="P1179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f67e24"/>
    </style:style>
    <style:style style:name="P1180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9eab8"/>
    </style:style>
    <style:style style:name="P1181" style:family="paragraph" style:parent-style-name="Standard" style:list-style-name="L36">
      <style:paragraph-properties fo:text-align="end" style:justify-single-word="false" style:writing-mode="rl-tb"/>
      <style:text-properties officeooo:rsid="0a9b6a3b" officeooo:paragraph-rsid="0a9b6a3b"/>
    </style:style>
    <style:style style:name="P1182" style:family="paragraph" style:parent-style-name="Standard" style:list-style-name="L36">
      <style:paragraph-properties fo:text-align="end" style:justify-single-word="false" style:writing-mode="rl-tb"/>
      <style:text-properties officeooo:rsid="0a9d0bd9" officeooo:paragraph-rsid="0a9d0bd9"/>
    </style:style>
    <style:style style:name="P1183" style:family="paragraph" style:parent-style-name="Standard" style:list-style-name="L36">
      <style:paragraph-properties fo:text-align="end" style:justify-single-word="false" style:writing-mode="rl-tb"/>
      <style:text-properties officeooo:rsid="0ac0df51" officeooo:paragraph-rsid="0ac2c1b2"/>
    </style:style>
    <style:style style:name="P1184" style:family="paragraph" style:parent-style-name="Standard" style:list-style-name="L37">
      <style:paragraph-properties fo:text-align="end" style:justify-single-word="false" style:writing-mode="rl-tb"/>
      <style:text-properties officeooo:rsid="0acfeedf" officeooo:paragraph-rsid="0acfeedf"/>
    </style:style>
    <style:style style:name="P1185" style:family="paragraph" style:parent-style-name="Standard" style:list-style-name="L37">
      <style:paragraph-properties fo:text-align="end" style:justify-single-word="false" style:writing-mode="rl-tb"/>
      <style:text-properties officeooo:rsid="0ad28c17" officeooo:paragraph-rsid="0ad28c17"/>
    </style:style>
    <style:style style:name="P1186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e9abe0"/>
    </style:style>
    <style:style style:name="P1187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f33ff7"/>
    </style:style>
    <style:style style:name="P1188" style:family="paragraph" style:parent-style-name="Standard" style:list-style-name="L37">
      <style:paragraph-properties fo:text-align="end" style:justify-single-word="false" style:writing-mode="rl-tb"/>
      <style:text-properties officeooo:rsid="0b048ff0" officeooo:paragraph-rsid="0b048ff0"/>
    </style:style>
    <style:style style:name="P1189" style:family="paragraph" style:parent-style-name="Standard" style:list-style-name="L38">
      <style:paragraph-properties fo:text-align="end" style:justify-single-word="false" style:writing-mode="rl-tb"/>
      <style:text-properties officeooo:rsid="0b186de9" officeooo:paragraph-rsid="0b186de9"/>
    </style:style>
    <style:style style:name="P1190" style:family="paragraph" style:parent-style-name="Standard" style:list-style-name="L38">
      <style:paragraph-properties fo:text-align="end" style:justify-single-word="false" style:writing-mode="rl-tb"/>
      <style:text-properties officeooo:rsid="0b1a32da" officeooo:paragraph-rsid="0b1a32da"/>
    </style:style>
    <style:style style:name="P1191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1dd6f9"/>
    </style:style>
    <style:style style:name="P1192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225f54"/>
    </style:style>
    <style:style style:name="P1193" style:family="paragraph" style:parent-style-name="Standard" style:list-style-name="L38">
      <style:paragraph-properties fo:text-align="end" style:justify-single-word="false" style:writing-mode="rl-tb"/>
      <style:text-properties officeooo:rsid="0b1e689b" officeooo:paragraph-rsid="0b1e689b"/>
    </style:style>
    <style:style style:name="P1194" style:family="paragraph" style:parent-style-name="Standard" style:list-style-name="L38">
      <style:paragraph-properties fo:text-align="end" style:justify-single-word="false" style:writing-mode="rl-tb"/>
      <style:text-properties officeooo:rsid="0b326034" officeooo:paragraph-rsid="0b326034"/>
    </style:style>
    <style:style style:name="P1195" style:family="paragraph" style:parent-style-name="Standard" style:list-style-name="L39">
      <style:paragraph-properties fo:text-align="end" style:justify-single-word="false" style:writing-mode="rl-tb"/>
      <style:text-properties officeooo:rsid="0b56538b" officeooo:paragraph-rsid="0b56538b"/>
    </style:style>
    <style:style style:name="P1196" style:family="paragraph" style:parent-style-name="Standard" style:list-style-name="L39">
      <style:paragraph-properties fo:text-align="end" style:justify-single-word="false" style:writing-mode="rl-tb"/>
      <style:text-properties officeooo:rsid="0b57acd8" officeooo:paragraph-rsid="0b57acd8"/>
    </style:style>
    <style:style style:name="P1197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6c048"/>
    </style:style>
    <style:style style:name="P1198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9982e"/>
    </style:style>
    <style:style style:name="P1199" style:family="paragraph" style:parent-style-name="Standard" style:list-style-name="L39">
      <style:paragraph-properties fo:text-align="end" style:justify-single-word="false" style:writing-mode="rl-tb"/>
      <style:text-properties officeooo:rsid="0b761756" officeooo:paragraph-rsid="0b761756"/>
    </style:style>
    <style:style style:name="P1200" style:family="paragraph" style:parent-style-name="Standard" style:list-style-name="L40">
      <style:paragraph-properties fo:text-align="end" style:justify-single-word="false" style:writing-mode="rl-tb"/>
      <style:text-properties officeooo:rsid="0b950de0" officeooo:paragraph-rsid="0b950de0"/>
    </style:style>
    <style:style style:name="P1201" style:family="paragraph" style:parent-style-name="Standard" style:list-style-name="L40">
      <style:paragraph-properties fo:text-align="end" style:justify-single-word="false" style:writing-mode="rl-tb"/>
      <style:text-properties officeooo:rsid="0b97ef2a" officeooo:paragraph-rsid="0b97ef2a"/>
    </style:style>
    <style:style style:name="P1202" style:family="paragraph" style:parent-style-name="Standard" style:list-style-name="L40">
      <style:paragraph-properties fo:text-align="end" style:justify-single-word="false" style:writing-mode="rl-tb"/>
      <style:text-properties officeooo:rsid="0b98453a" officeooo:paragraph-rsid="0b98453a"/>
    </style:style>
    <style:style style:name="P1203" style:family="paragraph" style:parent-style-name="Standard" style:list-style-name="L40">
      <style:paragraph-properties fo:text-align="end" style:justify-single-word="false" style:writing-mode="rl-tb"/>
      <style:text-properties officeooo:rsid="0baf38c4" officeooo:paragraph-rsid="0baf38c4"/>
    </style:style>
    <style:style style:name="P1204" style:family="paragraph" style:parent-style-name="Standard" style:list-style-name="L40">
      <style:paragraph-properties fo:text-align="end" style:justify-single-word="false" style:writing-mode="rl-tb"/>
      <style:text-properties officeooo:rsid="0bce1f5a" officeooo:paragraph-rsid="0be49e69"/>
    </style:style>
    <style:style style:name="P1205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ce1f5a"/>
    </style:style>
    <style:style style:name="P1206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d5697e"/>
    </style:style>
    <style:style style:name="P1207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3d9301"/>
    </style:style>
    <style:style style:name="P1208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2ee597"/>
    </style:style>
    <style:style style:name="P1209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d9301"/>
    </style:style>
    <style:style style:name="P1210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2eacc"/>
    </style:style>
    <style:style style:name="P1211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49af5"/>
    </style:style>
    <style:style style:name="P1212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75a99"/>
    </style:style>
    <style:style style:name="P1213" style:family="paragraph" style:parent-style-name="Standard" style:list-style-name="L40">
      <style:paragraph-properties fo:text-align="end" style:justify-single-word="false" style:writing-mode="rl-tb"/>
      <style:text-properties officeooo:rsid="0bb830df" officeooo:paragraph-rsid="0bb830df"/>
    </style:style>
    <style:style style:name="P1214" style:family="paragraph" style:parent-style-name="Standard" style:list-style-name="L42">
      <style:paragraph-properties fo:text-align="end" style:justify-single-word="false" style:writing-mode="rl-tb"/>
      <style:text-properties officeooo:rsid="0bc3856c" officeooo:paragraph-rsid="0bc3856c"/>
    </style:style>
    <style:style style:name="P1215" style:family="paragraph" style:parent-style-name="Standard" style:list-style-name="L42">
      <style:paragraph-properties fo:text-align="end" style:justify-single-word="false" style:writing-mode="rl-tb"/>
      <style:text-properties officeooo:rsid="0bc521cb" officeooo:paragraph-rsid="0bc521cb"/>
    </style:style>
    <style:style style:name="P1216" style:family="paragraph" style:parent-style-name="Standard" style:list-style-name="L42">
      <style:paragraph-properties fo:text-align="end" style:justify-single-word="false" style:writing-mode="rl-tb"/>
      <style:text-properties officeooo:rsid="0bc6445e" officeooo:paragraph-rsid="0bc6445e"/>
    </style:style>
    <style:style style:name="P1217" style:family="paragraph" style:parent-style-name="Standard" style:list-style-name="L42">
      <style:paragraph-properties fo:text-align="end" style:justify-single-word="false" style:writing-mode="rl-tb"/>
      <style:text-properties officeooo:rsid="0bf13681" officeooo:paragraph-rsid="0bf13681"/>
    </style:style>
    <style:style style:name="P1218" style:family="paragraph" style:parent-style-name="Standard" style:list-style-name="L41">
      <style:paragraph-properties fo:text-align="end" style:justify-single-word="false" style:writing-mode="rl-tb"/>
      <style:text-properties officeooo:rsid="0c2ec3fe" officeooo:paragraph-rsid="0c2ec3fe"/>
    </style:style>
    <style:style style:name="P1219" style:family="paragraph" style:parent-style-name="Standard" style:list-style-name="L41">
      <style:paragraph-properties fo:text-align="end" style:justify-single-word="false" style:writing-mode="rl-tb"/>
      <style:text-properties officeooo:rsid="0c30664c" officeooo:paragraph-rsid="0c30664c"/>
    </style:style>
    <style:style style:name="P1220" style:family="paragraph" style:parent-style-name="Standard" style:list-style-name="L41">
      <style:paragraph-properties fo:text-align="end" style:justify-single-word="false" style:writing-mode="rl-tb"/>
      <style:text-properties officeooo:rsid="0c47a62b" officeooo:paragraph-rsid="0c47a62b"/>
    </style:style>
    <style:style style:name="P1221" style:family="paragraph" style:parent-style-name="Standard" style:list-style-name="L41">
      <style:paragraph-properties fo:text-align="end" style:justify-single-word="false" style:writing-mode="rl-tb"/>
      <style:text-properties officeooo:rsid="0c6475fc" officeooo:paragraph-rsid="0c6ad683"/>
    </style:style>
    <style:style style:name="P1222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475fc"/>
    </style:style>
    <style:style style:name="P1223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60eb9"/>
    </style:style>
    <style:style style:name="P1224" style:family="paragraph" style:parent-style-name="Standard" style:list-style-name="L41">
      <style:paragraph-properties fo:text-align="end" style:justify-single-word="false" style:writing-mode="rl-tb"/>
      <style:text-properties officeooo:rsid="0c4a908d" officeooo:paragraph-rsid="0c4a908d"/>
    </style:style>
    <style:style style:name="P1225" style:family="paragraph" style:parent-style-name="Standard" style:list-style-name="L43">
      <style:paragraph-properties fo:text-align="end" style:justify-single-word="false" style:writing-mode="rl-tb"/>
      <style:text-properties officeooo:rsid="0c633ae2" officeooo:paragraph-rsid="0c633ae2"/>
    </style:style>
    <style:style style:name="P1226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638a3f"/>
    </style:style>
    <style:style style:name="P1227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70fd34"/>
    </style:style>
    <style:style style:name="P1228" style:family="paragraph" style:parent-style-name="Standard" style:list-style-name="L43">
      <style:paragraph-properties fo:text-align="end" style:justify-single-word="false" style:writing-mode="rl-tb"/>
      <style:text-properties officeooo:rsid="0c79d1a4" officeooo:paragraph-rsid="0c79d1a4"/>
    </style:style>
    <style:style style:name="P1229" style:family="paragraph" style:parent-style-name="Standard" style:list-style-name="L44">
      <style:paragraph-properties fo:text-align="end" style:justify-single-word="false" style:writing-mode="rl-tb"/>
      <style:text-properties officeooo:rsid="0c8741f7" officeooo:paragraph-rsid="0c8741f7"/>
    </style:style>
    <style:style style:name="P1230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447e6"/>
    </style:style>
    <style:style style:name="P1231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153"/>
    </style:style>
    <style:style style:name="P1232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e63"/>
    </style:style>
    <style:style style:name="P1233" style:family="paragraph" style:parent-style-name="Standard" style:list-style-name="L44">
      <style:paragraph-properties fo:text-align="end" style:justify-single-word="false" style:writing-mode="rl-tb"/>
      <style:text-properties officeooo:rsid="0c9720b7" officeooo:paragraph-rsid="0c9720b7"/>
    </style:style>
    <style:style style:name="P1234" style:family="paragraph" style:parent-style-name="Standard" style:list-style-name="L44">
      <style:paragraph-properties fo:text-align="end" style:justify-single-word="false" style:writing-mode="rl-tb"/>
      <style:text-properties officeooo:rsid="0cc59dec" officeooo:paragraph-rsid="0cc59dec"/>
    </style:style>
    <style:style style:name="P1235" style:family="paragraph" style:parent-style-name="Standard" style:list-style-name="L44">
      <style:paragraph-properties fo:text-align="end" style:justify-single-word="false" style:writing-mode="rl-tb"/>
      <style:text-properties officeooo:rsid="0cc95e9a" officeooo:paragraph-rsid="0cd87b28"/>
    </style:style>
    <style:style style:name="P1236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95e9a"/>
    </style:style>
    <style:style style:name="P1237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d4294"/>
    </style:style>
    <style:style style:name="P1238" style:family="paragraph" style:parent-style-name="Standard" style:list-style-name="L44">
      <style:paragraph-properties fo:text-align="end" style:justify-single-word="false" style:writing-mode="rl-tb"/>
      <style:text-properties officeooo:rsid="0c8eed3a" officeooo:paragraph-rsid="0c8eed3a"/>
    </style:style>
    <style:style style:name="P1239" style:family="paragraph" style:parent-style-name="Standard" style:list-style-name="L44">
      <style:paragraph-properties fo:text-align="end" style:justify-single-word="false" style:writing-mode="rl-tb"/>
      <style:text-properties officeooo:rsid="0ca7543e" officeooo:paragraph-rsid="0ca7543e"/>
    </style:style>
    <style:style style:name="P1240" style:family="paragraph" style:parent-style-name="Standard" style:list-style-name="L44">
      <style:paragraph-properties fo:text-align="end" style:justify-single-word="false" style:writing-mode="rl-tb"/>
      <style:text-properties officeooo:rsid="0cac27f5" officeooo:paragraph-rsid="0cac27f5"/>
    </style:style>
    <style:style style:name="P1241" style:family="paragraph" style:parent-style-name="Standard" style:list-style-name="L45">
      <style:paragraph-properties fo:text-align="end" style:justify-single-word="false" style:writing-mode="rl-tb"/>
      <style:text-properties officeooo:rsid="0cc24959" officeooo:paragraph-rsid="0cc24959"/>
    </style:style>
    <style:style style:name="P1242" style:family="paragraph" style:parent-style-name="Standard" style:list-style-name="L45">
      <style:paragraph-properties fo:text-align="end" style:justify-single-word="false" style:writing-mode="rl-tb"/>
      <style:text-properties officeooo:rsid="0cde9171" officeooo:paragraph-rsid="0cde9171"/>
    </style:style>
    <style:style style:name="P1243" style:family="paragraph" style:parent-style-name="Standard" style:list-style-name="L46">
      <style:paragraph-properties fo:text-align="end" style:justify-single-word="false" style:writing-mode="rl-tb"/>
      <style:text-properties officeooo:rsid="0cec349c" officeooo:paragraph-rsid="0cec349c"/>
    </style:style>
    <style:style style:name="P1244" style:family="paragraph" style:parent-style-name="Standard" style:list-style-name="L46">
      <style:paragraph-properties fo:text-align="end" style:justify-single-word="false" style:writing-mode="rl-tb"/>
      <style:text-properties officeooo:rsid="0cf10cbc" officeooo:paragraph-rsid="0cf10cbc"/>
    </style:style>
    <style:style style:name="P1245" style:family="paragraph" style:parent-style-name="Standard" style:list-style-name="L47">
      <style:paragraph-properties fo:text-align="end" style:justify-single-word="false" style:writing-mode="rl-tb"/>
      <style:text-properties officeooo:rsid="0cf10cbc" officeooo:paragraph-rsid="0d248176"/>
    </style:style>
    <style:style style:name="P1246" style:family="paragraph" style:parent-style-name="Standard" style:list-style-name="L46">
      <style:paragraph-properties fo:text-align="end" style:justify-single-word="false" style:writing-mode="rl-tb"/>
      <style:text-properties officeooo:rsid="0cee176f" officeooo:paragraph-rsid="0cee176f"/>
    </style:style>
    <style:style style:name="P1247" style:family="paragraph" style:parent-style-name="Standard" style:list-style-name="L46">
      <style:paragraph-properties fo:text-align="end" style:justify-single-word="false" style:writing-mode="rl-tb"/>
      <style:text-properties officeooo:rsid="0cee6437" officeooo:paragraph-rsid="0cee6437"/>
    </style:style>
    <style:style style:name="P1248" style:family="paragraph" style:parent-style-name="Standard" style:list-style-name="L46">
      <style:paragraph-properties fo:text-align="end" style:justify-single-word="false" style:writing-mode="rl-tb"/>
      <style:text-properties officeooo:rsid="0d0941be" officeooo:paragraph-rsid="0d0941be"/>
    </style:style>
    <style:style style:name="P1249" style:family="paragraph" style:parent-style-name="Standard" style:list-style-name="L47">
      <style:paragraph-properties fo:text-align="end" style:justify-single-word="false" style:writing-mode="rl-tb"/>
      <style:text-properties officeooo:rsid="0d2117ac" officeooo:paragraph-rsid="0d2117ac"/>
    </style:style>
    <style:style style:name="P1250" style:family="paragraph" style:parent-style-name="Standard" style:list-style-name="L47">
      <style:paragraph-properties fo:text-align="end" style:justify-single-word="false" style:writing-mode="rl-tb"/>
      <style:text-properties officeooo:rsid="0d227caf" officeooo:paragraph-rsid="0d227e52"/>
    </style:style>
    <style:style style:name="P1251" style:family="paragraph" style:parent-style-name="Standard" style:list-style-name="L47">
      <style:paragraph-properties fo:text-align="end" style:justify-single-word="false" style:writing-mode="rl-tb"/>
      <style:text-properties officeooo:rsid="0d5dd3c1" officeooo:paragraph-rsid="0d5dd3c1"/>
    </style:style>
    <style:style style:name="P1252" style:family="paragraph" style:parent-style-name="Standard" style:list-style-name="L48">
      <style:paragraph-properties fo:text-align="end" style:justify-single-word="false" style:writing-mode="rl-tb"/>
      <style:text-properties officeooo:rsid="0d6c45c3" officeooo:paragraph-rsid="0d6c45c3"/>
    </style:style>
    <style:style style:name="P1253" style:family="paragraph" style:parent-style-name="Standard" style:list-style-name="L48">
      <style:paragraph-properties fo:text-align="end" style:justify-single-word="false" style:writing-mode="rl-tb"/>
      <style:text-properties officeooo:rsid="0d88b390" officeooo:paragraph-rsid="0d88b390"/>
    </style:style>
    <style:style style:name="P1254" style:family="paragraph" style:parent-style-name="Standard" style:list-style-name="L49">
      <style:paragraph-properties fo:text-align="end" style:justify-single-word="false" style:writing-mode="rl-tb"/>
      <style:text-properties officeooo:rsid="0dbc5c0c" officeooo:paragraph-rsid="0dbc5c0c"/>
    </style:style>
    <style:style style:name="P1255" style:family="paragraph" style:parent-style-name="Standard" style:list-style-name="L47">
      <style:paragraph-properties fo:text-align="end" style:justify-single-word="false" style:writing-mode="rl-tb"/>
      <style:text-properties officeooo:rsid="0d2b4e6d" officeooo:paragraph-rsid="0d2b4e6d"/>
    </style:style>
    <style:style style:name="P1256" style:family="paragraph" style:parent-style-name="Standard" style:list-style-name="L50">
      <style:paragraph-properties fo:text-align="end" style:justify-single-word="false" style:writing-mode="rl-tb"/>
      <style:text-properties officeooo:rsid="0d32a225" officeooo:paragraph-rsid="0d32a225"/>
    </style:style>
    <style:style style:name="P1257" style:family="paragraph" style:parent-style-name="Standard" style:list-style-name="L50">
      <style:paragraph-properties fo:text-align="end" style:justify-single-word="false" style:writing-mode="rl-tb"/>
      <style:text-properties officeooo:rsid="0d3433fc" officeooo:paragraph-rsid="0d3433fc"/>
    </style:style>
    <style:style style:name="P1258" style:family="paragraph" style:parent-style-name="Standard" style:list-style-name="L50">
      <style:paragraph-properties fo:text-align="end" style:justify-single-word="false" style:writing-mode="rl-tb"/>
      <style:text-properties officeooo:rsid="0d3433fc" officeooo:paragraph-rsid="0d351d4c"/>
    </style:style>
    <style:style style:name="P1259" style:family="paragraph" style:parent-style-name="Standard" style:list-style-name="L50">
      <style:paragraph-properties fo:text-align="end" style:justify-single-word="false" style:writing-mode="rl-tb"/>
      <style:text-properties officeooo:rsid="0d351d4c" officeooo:paragraph-rsid="0d351d4c"/>
    </style:style>
    <style:style style:name="P1260" style:family="paragraph" style:parent-style-name="Standard" style:list-style-name="L50">
      <style:paragraph-properties fo:text-align="end" style:justify-single-word="false" style:writing-mode="rl-tb"/>
      <style:text-properties officeooo:rsid="0d3738d0" officeooo:paragraph-rsid="0d3738d0"/>
    </style:style>
    <style:style style:name="P1261" style:family="paragraph" style:parent-style-name="Standard" style:list-style-name="L50">
      <style:paragraph-properties fo:text-align="end" style:justify-single-word="false" style:writing-mode="rl-tb"/>
      <style:text-properties officeooo:rsid="0d3926b3" officeooo:paragraph-rsid="0d3926b3"/>
    </style:style>
    <style:style style:name="P1262" style:family="paragraph" style:parent-style-name="Standard" style:list-style-name="L50">
      <style:paragraph-properties fo:text-align="end" style:justify-single-word="false" style:writing-mode="rl-tb"/>
      <style:text-properties officeooo:rsid="0d3b705b" officeooo:paragraph-rsid="0d3b705b"/>
    </style:style>
    <style:style style:name="P1263" style:family="paragraph" style:parent-style-name="Standard" style:list-style-name="L51">
      <style:paragraph-properties fo:text-align="end" style:justify-single-word="false" style:writing-mode="rl-tb"/>
      <style:text-properties officeooo:rsid="0d3b705b" officeooo:paragraph-rsid="0db14a82"/>
    </style:style>
    <style:style style:name="P1264" style:family="paragraph" style:parent-style-name="Standard" style:list-style-name="L50">
      <style:paragraph-properties fo:text-align="end" style:justify-single-word="false" style:writing-mode="rl-tb"/>
      <style:text-properties officeooo:rsid="0d44739d" officeooo:paragraph-rsid="0d44739d"/>
    </style:style>
    <style:style style:name="P1265" style:family="paragraph" style:parent-style-name="Standard" style:list-style-name="L50">
      <style:paragraph-properties fo:text-align="end" style:justify-single-word="false" style:writing-mode="rl-tb"/>
      <style:text-properties officeooo:rsid="0d45ef24" officeooo:paragraph-rsid="0d45ef24"/>
    </style:style>
    <style:style style:name="P1266" style:family="paragraph" style:parent-style-name="Standard" style:list-style-name="L50">
      <style:paragraph-properties fo:text-align="end" style:justify-single-word="false" style:writing-mode="rl-tb"/>
      <style:text-properties officeooo:rsid="0d45ef24" officeooo:paragraph-rsid="0d84a60e"/>
    </style:style>
    <style:style style:name="P1267" style:family="paragraph" style:parent-style-name="Standard" style:list-style-name="L50">
      <style:paragraph-properties fo:text-align="end" style:justify-single-word="false" style:writing-mode="rl-tb"/>
      <style:text-properties officeooo:rsid="0d716cd0" officeooo:paragraph-rsid="0d716cd0"/>
    </style:style>
    <style:style style:name="P1268" style:family="paragraph" style:parent-style-name="Standard" style:list-style-name="L50">
      <style:paragraph-properties fo:text-align="end" style:justify-single-word="false" style:writing-mode="rl-tb"/>
      <style:text-properties officeooo:rsid="0d452861" officeooo:paragraph-rsid="0d452861"/>
    </style:style>
    <style:style style:name="P1269" style:family="paragraph" style:parent-style-name="Standard" style:list-style-name="L50">
      <style:paragraph-properties fo:text-align="end" style:justify-single-word="false" style:writing-mode="rl-tb"/>
      <style:text-properties officeooo:rsid="0d83cd49" officeooo:paragraph-rsid="0d84a60e"/>
    </style:style>
    <style:style style:name="P1270" style:family="paragraph" style:parent-style-name="Standard" style:list-style-name="L50">
      <style:paragraph-properties fo:text-align="end" style:justify-single-word="false" style:writing-mode="rl-tb"/>
      <style:text-properties officeooo:rsid="0d90ee97" officeooo:paragraph-rsid="0d90ee97"/>
    </style:style>
    <style:style style:name="P1271" style:family="paragraph" style:parent-style-name="Standard" style:list-style-name="L51">
      <style:paragraph-properties fo:text-align="end" style:justify-single-word="false" style:writing-mode="rl-tb"/>
      <style:text-properties officeooo:rsid="0da7d1a0" officeooo:paragraph-rsid="0da7d1a0"/>
    </style:style>
    <style:style style:name="P1272" style:family="paragraph" style:parent-style-name="Standard" style:list-style-name="L51">
      <style:paragraph-properties fo:text-align="end" style:justify-single-word="false" style:writing-mode="rl-tb"/>
      <style:text-properties officeooo:rsid="0da8b0f4" officeooo:paragraph-rsid="0da8b0f4"/>
    </style:style>
    <style:style style:name="P1273" style:family="paragraph" style:parent-style-name="Standard" style:list-style-name="L51">
      <style:paragraph-properties fo:text-align="end" style:justify-single-word="false" style:writing-mode="rl-tb"/>
      <style:text-properties officeooo:rsid="0dae4197" officeooo:paragraph-rsid="0dae4197"/>
    </style:style>
    <style:style style:name="P1274" style:family="paragraph" style:parent-style-name="Standard" style:list-style-name="L51">
      <style:paragraph-properties fo:text-align="end" style:justify-single-word="false" style:writing-mode="rl-tb"/>
      <style:text-properties officeooo:rsid="0daa3ce3" officeooo:paragraph-rsid="0daa3ce3"/>
    </style:style>
    <style:style style:name="P1275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276" style:family="paragraph" style:parent-style-name="Standard" style:list-style-name="L49">
      <style:paragraph-properties fo:text-align="end" style:justify-single-word="false" style:writing-mode="rl-tb"/>
      <style:text-properties officeooo:rsid="0de491ab" officeooo:paragraph-rsid="0de491ab"/>
    </style:style>
    <style:style style:name="P1277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278" style:family="paragraph" style:parent-style-name="Standard" style:list-style-name="L52">
      <style:paragraph-properties fo:text-align="end" style:justify-single-word="false" style:writing-mode="rl-tb"/>
      <style:text-properties officeooo:rsid="0df8dc18" officeooo:paragraph-rsid="0df8dc18"/>
    </style:style>
    <style:style style:name="P1279" style:family="paragraph" style:parent-style-name="Standard" style:list-style-name="L52">
      <style:paragraph-properties fo:text-align="end" style:justify-single-word="false" style:writing-mode="rl-tb"/>
      <style:text-properties officeooo:rsid="0df97d9e" officeooo:paragraph-rsid="0df97d9e"/>
    </style:style>
    <style:style style:name="P1280" style:family="paragraph" style:parent-style-name="Standard" style:list-style-name="L52">
      <style:paragraph-properties fo:text-align="end" style:justify-single-word="false" style:writing-mode="rl-tb"/>
      <style:text-properties officeooo:rsid="0df99b39" officeooo:paragraph-rsid="0df99b39"/>
    </style:style>
    <style:style style:name="P1281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282" style:family="paragraph" style:parent-style-name="Standard" style:list-style-name="L53">
      <style:paragraph-properties fo:text-align="end" style:justify-single-word="false" style:writing-mode="rl-tb"/>
      <style:text-properties officeooo:rsid="0df99b39" officeooo:paragraph-rsid="0e17adde"/>
    </style:style>
    <style:style style:name="P1283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284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285" style:family="paragraph" style:parent-style-name="Standard" style:list-style-name="L52">
      <style:paragraph-properties fo:text-align="end" style:justify-single-word="false" style:writing-mode="rl-tb"/>
      <style:text-properties officeooo:rsid="0dfef496" officeooo:paragraph-rsid="0dfef496"/>
    </style:style>
    <style:style style:name="P1286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287" style:family="paragraph" style:parent-style-name="Standard" style:list-style-name="L53">
      <style:paragraph-properties fo:text-align="end" style:justify-single-word="false" style:writing-mode="rl-tb"/>
      <style:text-properties officeooo:rsid="0e07ac68" officeooo:paragraph-rsid="0e07ac68"/>
    </style:style>
    <style:style style:name="P1288" style:family="paragraph" style:parent-style-name="Standard" style:list-style-name="L53">
      <style:paragraph-properties fo:text-align="end" style:justify-single-word="false" style:writing-mode="rl-tb"/>
      <style:text-properties officeooo:rsid="0e190462" officeooo:paragraph-rsid="0e190462"/>
    </style:style>
    <style:style style:name="P128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29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29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29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29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29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29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296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297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298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299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300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301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302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303" style:family="paragraph" style:parent-style-name="Standard" style:list-style-name="L1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304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305" style:family="paragraph" style:parent-style-name="Standard" style:list-style-name="L1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306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3bd7a25"/>
    </style:style>
    <style:style style:name="P1307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444c3d"/>
    </style:style>
    <style:style style:name="P1308" style:family="paragraph" style:parent-style-name="Standard" style:list-style-name="L19">
      <style:paragraph-properties fo:text-align="end" style:justify-single-word="false" fo:break-before="page" style:writing-mode="rl-tb"/>
      <style:text-properties officeooo:paragraph-rsid="04760349"/>
    </style:style>
    <style:style style:name="P1309" style:family="paragraph" style:parent-style-name="Standard" style:list-style-name="L27">
      <style:paragraph-properties fo:text-align="end" style:justify-single-word="false" fo:break-before="page" style:writing-mode="rl-tb"/>
      <style:text-properties officeooo:paragraph-rsid="05a6b8de"/>
    </style:style>
    <style:style style:name="P1310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6039487"/>
    </style:style>
    <style:style style:name="P1311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9a5177b"/>
    </style:style>
    <style:style style:name="P1312" style:family="paragraph" style:parent-style-name="Standard" style:list-style-name="L35">
      <style:paragraph-properties fo:text-align="end" style:justify-single-word="false" fo:break-before="page" style:writing-mode="rl-tb"/>
      <style:text-properties officeooo:paragraph-rsid="08ea31f0"/>
    </style:style>
    <style:style style:name="P1313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d56dd8a"/>
    </style:style>
    <style:style style:name="P1314" style:family="paragraph" style:parent-style-name="Standard" style:list-style-name="L2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315" style:family="paragraph" style:parent-style-name="Standard" style:list-style-name="L2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316" style:family="paragraph" style:parent-style-name="Standard" style:list-style-name="L2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317" style:family="paragraph" style:parent-style-name="Standard" style:list-style-name="L2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318" style:family="paragraph" style:parent-style-name="Standard" style:list-style-name="L2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319" style:family="paragraph" style:parent-style-name="Standard" style:list-style-name="L3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320" style:family="paragraph" style:parent-style-name="Standard" style:list-style-name="L3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321" style:family="paragraph" style:parent-style-name="Standard" style:list-style-name="L3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322" style:family="paragraph" style:parent-style-name="Standard" style:list-style-name="L3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323" style:family="paragraph" style:parent-style-name="Standard" style:list-style-name="L3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324" style:family="paragraph" style:parent-style-name="Standard" style:list-style-name="L3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325" style:family="paragraph" style:parent-style-name="Standard" style:list-style-name="L3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326" style:family="paragraph" style:parent-style-name="Standard" style:list-style-name="L3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327" style:family="paragraph" style:parent-style-name="Standard" style:list-style-name="L3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328" style:family="paragraph" style:parent-style-name="Standard" style:list-style-name="L4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329" style:family="paragraph" style:parent-style-name="Standard" style:list-style-name="L42">
      <style:paragraph-properties fo:text-align="end" style:justify-single-word="false" fo:break-before="page" style:writing-mode="rl-tb"/>
      <style:text-properties officeooo:rsid="0be9a49a" officeooo:paragraph-rsid="0be9a49a"/>
    </style:style>
    <style:style style:name="P1330" style:family="paragraph" style:parent-style-name="Standard" style:list-style-name="L4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331" style:family="paragraph" style:parent-style-name="Standard" style:list-style-name="L4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332" style:family="paragraph" style:parent-style-name="Standard" style:list-style-name="L4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333" style:family="paragraph" style:parent-style-name="Standard" style:list-style-name="L4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334" style:family="paragraph" style:parent-style-name="Standard" style:list-style-name="L4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335" style:family="paragraph" style:parent-style-name="Standard" style:list-style-name="L4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336" style:family="paragraph" style:parent-style-name="Standard" style:list-style-name="L50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337" style:family="paragraph" style:parent-style-name="Standard" style:list-style-name="L49">
      <style:paragraph-properties fo:text-align="end" style:justify-single-word="false" fo:break-before="page" style:writing-mode="rl-tb"/>
      <style:text-properties officeooo:rsid="0de2c30d" officeooo:paragraph-rsid="0de2c30d"/>
    </style:style>
    <style:style style:name="P1338" style:family="paragraph" style:parent-style-name="Standard" style:list-style-name="L52">
      <style:paragraph-properties fo:text-align="end" style:justify-single-word="false" fo:break-before="page" style:writing-mode="rl-tb"/>
      <style:text-properties officeooo:rsid="0dfc7db5" officeooo:paragraph-rsid="0dfc7db5"/>
    </style:style>
    <style:style style:name="P1339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1340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1341" style:family="paragraph" style:parent-style-name="Table_20_Contents">
      <style:paragraph-properties fo:text-align="center" style:justify-single-word="false"/>
    </style:style>
    <style:style style:name="P1342" style:family="paragraph" style:parent-style-name="Table_20_Contents">
      <style:paragraph-properties fo:text-align="center" style:justify-single-word="false"/>
      <style:text-properties officeooo:paragraph-rsid="0df5f350"/>
    </style:style>
    <style:style style:name="P1343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344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345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346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347" style:family="paragraph" style:parent-style-name="Table_20_Contents">
      <style:paragraph-properties fo:text-align="center" style:justify-single-word="false"/>
      <style:text-properties officeooo:rsid="0decd9ce" officeooo:paragraph-rsid="0decd9ce"/>
    </style:style>
    <style:style style:name="P1348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349" style:family="paragraph" style:parent-style-name="Table_20_Contents">
      <style:paragraph-properties fo:text-align="center" style:justify-single-word="false"/>
      <style:text-properties officeooo:rsid="0def108e" officeooo:paragraph-rsid="0def108e"/>
    </style:style>
    <style:style style:name="P1350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351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352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353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354" style:family="paragraph" style:parent-style-name="Table_20_Contents">
      <style:paragraph-properties fo:text-align="center" style:justify-single-word="false"/>
      <style:text-properties officeooo:rsid="0df5f350" officeooo:paragraph-rsid="0df5f350"/>
    </style:style>
    <style:style style:name="P1355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356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357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358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359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360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361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1362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363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364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365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366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367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368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369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370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371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37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373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37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375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376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377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378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379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380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381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382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2ec1d12"/>
    </style:style>
    <style:style style:name="T188" style:family="text">
      <style:text-properties officeooo:rsid="02ee274f"/>
    </style:style>
    <style:style style:name="T189" style:family="text">
      <style:text-properties officeooo:rsid="02f4079c"/>
    </style:style>
    <style:style style:name="T190" style:family="text">
      <style:text-properties officeooo:rsid="03000704"/>
    </style:style>
    <style:style style:name="T191" style:family="text">
      <style:text-properties officeooo:rsid="03018a37"/>
    </style:style>
    <style:style style:name="T192" style:family="text">
      <style:text-properties officeooo:rsid="030231e4"/>
    </style:style>
    <style:style style:name="T193" style:family="text">
      <style:text-properties officeooo:rsid="030364aa"/>
    </style:style>
    <style:style style:name="T194" style:family="text">
      <style:text-properties officeooo:rsid="0305443f"/>
    </style:style>
    <style:style style:name="T195" style:family="text">
      <style:text-properties officeooo:rsid="0332e230"/>
    </style:style>
    <style:style style:name="T196" style:family="text">
      <style:text-properties style:text-underline-style="none" officeooo:rsid="0332e230"/>
    </style:style>
    <style:style style:name="T197" style:family="text">
      <style:text-properties style:text-underline-style="none" officeooo:rsid="032f13da"/>
    </style:style>
    <style:style style:name="T198" style:family="text">
      <style:text-properties style:text-underline-style="none" officeooo:rsid="037d66f3"/>
    </style:style>
    <style:style style:name="T199" style:family="text">
      <style:text-properties style:text-underline-style="none" officeooo:rsid="037df483"/>
    </style:style>
    <style:style style:name="T200" style:family="text">
      <style:text-properties style:text-underline-style="none" officeooo:rsid="03e3b28c"/>
    </style:style>
    <style:style style:name="T201" style:family="text">
      <style:text-properties style:text-underline-style="none" officeooo:rsid="03e1f152"/>
    </style:style>
    <style:style style:name="T202" style:family="text">
      <style:text-properties style:text-underline-style="none" officeooo:rsid="03bd7a25"/>
    </style:style>
    <style:style style:name="T203" style:family="text">
      <style:text-properties officeooo:rsid="03345985"/>
    </style:style>
    <style:style style:name="T204" style:family="text">
      <style:text-properties officeooo:rsid="03351150"/>
    </style:style>
    <style:style style:name="T205" style:family="text">
      <style:text-properties officeooo:rsid="0336499b"/>
    </style:style>
    <style:style style:name="T206" style:family="text">
      <style:text-properties officeooo:rsid="03369227"/>
    </style:style>
    <style:style style:name="T207" style:family="text">
      <style:text-properties officeooo:rsid="03384aa5"/>
    </style:style>
    <style:style style:name="T208" style:family="text">
      <style:text-properties officeooo:rsid="03388be2"/>
    </style:style>
    <style:style style:name="T209" style:family="text">
      <style:text-properties officeooo:rsid="0339bc66"/>
    </style:style>
    <style:style style:name="T210" style:family="text">
      <style:text-properties officeooo:rsid="033bc944"/>
    </style:style>
    <style:style style:name="T211" style:family="text">
      <style:text-properties officeooo:rsid="033d0e52"/>
    </style:style>
    <style:style style:name="T212" style:family="text">
      <style:text-properties officeooo:rsid="033e06ec"/>
    </style:style>
    <style:style style:name="T213" style:family="text">
      <style:text-properties officeooo:rsid="0340dc7d"/>
    </style:style>
    <style:style style:name="T214" style:family="text">
      <style:text-properties officeooo:rsid="034efb90"/>
    </style:style>
    <style:style style:name="T215" style:family="text">
      <style:text-properties officeooo:rsid="0351ee97"/>
    </style:style>
    <style:style style:name="T216" style:family="text">
      <style:text-properties officeooo:rsid="03530ab1"/>
    </style:style>
    <style:style style:name="T217" style:family="text">
      <style:text-properties officeooo:rsid="0353f661"/>
    </style:style>
    <style:style style:name="T218" style:family="text">
      <style:text-properties officeooo:rsid="03541eca"/>
    </style:style>
    <style:style style:name="T219" style:family="text">
      <style:text-properties officeooo:rsid="035482d1"/>
    </style:style>
    <style:style style:name="T220" style:family="text">
      <style:text-properties officeooo:rsid="0355fa86"/>
    </style:style>
    <style:style style:name="T221" style:family="text">
      <style:text-properties officeooo:rsid="0357b0f3"/>
    </style:style>
    <style:style style:name="T222" style:family="text">
      <style:text-properties officeooo:rsid="03598c47"/>
    </style:style>
    <style:style style:name="T223" style:family="text">
      <style:text-properties officeooo:rsid="0362c6a2"/>
    </style:style>
    <style:style style:name="T224" style:family="text">
      <style:text-properties officeooo:rsid="036c190a"/>
    </style:style>
    <style:style style:name="T225" style:family="text">
      <style:text-properties officeooo:rsid="036ec967"/>
    </style:style>
    <style:style style:name="T226" style:family="text">
      <style:text-properties officeooo:rsid="036f6500"/>
    </style:style>
    <style:style style:name="T227" style:family="text">
      <style:text-properties officeooo:rsid="03728642"/>
    </style:style>
    <style:style style:name="T228" style:family="text">
      <style:text-properties officeooo:rsid="03733bd2"/>
    </style:style>
    <style:style style:name="T229" style:family="text">
      <style:text-properties officeooo:rsid="0377a359"/>
    </style:style>
    <style:style style:name="T230" style:family="text">
      <style:text-properties officeooo:rsid="0378a182"/>
    </style:style>
    <style:style style:name="T231" style:family="text">
      <style:text-properties officeooo:rsid="037925b3"/>
    </style:style>
    <style:style style:name="T232" style:family="text">
      <style:text-properties officeooo:rsid="037d66f3"/>
    </style:style>
    <style:style style:name="T233" style:family="text">
      <style:text-properties officeooo:rsid="037df483"/>
    </style:style>
    <style:style style:name="T234" style:family="text">
      <style:text-properties officeooo:rsid="0386d24a"/>
    </style:style>
    <style:style style:name="T235" style:family="text">
      <style:text-properties officeooo:rsid="038784e1"/>
    </style:style>
    <style:style style:name="T236" style:family="text">
      <style:text-properties officeooo:rsid="03889fb2"/>
    </style:style>
    <style:style style:name="T237" style:family="text">
      <style:text-properties officeooo:rsid="0388e03f"/>
    </style:style>
    <style:style style:name="T238" style:family="text">
      <style:text-properties officeooo:rsid="038b53a7"/>
    </style:style>
    <style:style style:name="T239" style:family="text">
      <style:text-properties officeooo:rsid="038c481d"/>
    </style:style>
    <style:style style:name="T240" style:family="text">
      <style:text-properties officeooo:rsid="03a97b89"/>
    </style:style>
    <style:style style:name="T241" style:family="text">
      <style:text-properties officeooo:rsid="03b8d052"/>
    </style:style>
    <style:style style:name="T242" style:family="text">
      <style:text-properties officeooo:rsid="03c48b2b"/>
    </style:style>
    <style:style style:name="T243" style:family="text">
      <style:text-properties officeooo:rsid="03c86a87"/>
    </style:style>
    <style:style style:name="T244" style:family="text">
      <style:text-properties officeooo:rsid="03c8f71a"/>
    </style:style>
    <style:style style:name="T245" style:family="text">
      <style:text-properties officeooo:rsid="03c965bb"/>
    </style:style>
    <style:style style:name="T246" style:family="text">
      <style:text-properties officeooo:rsid="03cac55d"/>
    </style:style>
    <style:style style:name="T247" style:family="text">
      <style:text-properties officeooo:rsid="03cd7025"/>
    </style:style>
    <style:style style:name="T248" style:family="text">
      <style:text-properties officeooo:rsid="03cee0e4"/>
    </style:style>
    <style:style style:name="T249" style:family="text">
      <style:text-properties officeooo:rsid="03cfcc00"/>
    </style:style>
    <style:style style:name="T250" style:family="text">
      <style:text-properties officeooo:rsid="03d434b0"/>
    </style:style>
    <style:style style:name="T251" style:family="text">
      <style:text-properties officeooo:rsid="03d82e96"/>
    </style:style>
    <style:style style:name="T252" style:family="text">
      <style:text-properties officeooo:rsid="03da59e0"/>
    </style:style>
    <style:style style:name="T253" style:family="text">
      <style:text-properties officeooo:rsid="03dd41cb"/>
    </style:style>
    <style:style style:name="T254" style:family="text">
      <style:text-properties officeooo:rsid="03ddc929"/>
    </style:style>
    <style:style style:name="T255" style:family="text">
      <style:text-properties officeooo:rsid="03ddfda7"/>
    </style:style>
    <style:style style:name="T256" style:family="text">
      <style:text-properties officeooo:rsid="03f37b94"/>
    </style:style>
    <style:style style:name="T257" style:family="text">
      <style:text-properties officeooo:rsid="03f4c6c7"/>
    </style:style>
    <style:style style:name="T258" style:family="text">
      <style:text-properties officeooo:rsid="03f52a10"/>
    </style:style>
    <style:style style:name="T259" style:family="text">
      <style:text-properties officeooo:rsid="03f589bf"/>
    </style:style>
    <style:style style:name="T260" style:family="text">
      <style:text-properties officeooo:rsid="03f73fbe"/>
    </style:style>
    <style:style style:name="T261" style:family="text">
      <style:text-properties officeooo:rsid="0409078f"/>
    </style:style>
    <style:style style:name="T262" style:family="text">
      <style:text-properties officeooo:rsid="040b3d0e"/>
    </style:style>
    <style:style style:name="T263" style:family="text">
      <style:text-properties officeooo:rsid="0410cd87"/>
    </style:style>
    <style:style style:name="T264" style:family="text">
      <style:text-properties officeooo:rsid="04167f34"/>
    </style:style>
    <style:style style:name="T265" style:family="text">
      <style:text-properties officeooo:rsid="0417e846"/>
    </style:style>
    <style:style style:name="T266" style:family="text">
      <style:text-properties officeooo:rsid="042a1330"/>
    </style:style>
    <style:style style:name="T267" style:family="text">
      <style:text-properties officeooo:rsid="042b250d"/>
    </style:style>
    <style:style style:name="T268" style:family="text">
      <style:text-properties officeooo:rsid="043404f6"/>
    </style:style>
    <style:style style:name="T269" style:family="text">
      <style:text-properties officeooo:rsid="04373da3"/>
    </style:style>
    <style:style style:name="T270" style:family="text">
      <style:text-properties officeooo:rsid="043762ad"/>
    </style:style>
    <style:style style:name="T271" style:family="text">
      <style:text-properties officeooo:rsid="04384de0"/>
    </style:style>
    <style:style style:name="T272" style:family="text">
      <style:text-properties officeooo:rsid="043f1e32"/>
    </style:style>
    <style:style style:name="T273" style:family="text">
      <style:text-properties officeooo:rsid="042865e2"/>
    </style:style>
    <style:style style:name="T274" style:family="text">
      <style:text-properties officeooo:rsid="0440d4fe"/>
    </style:style>
    <style:style style:name="T275" style:family="text">
      <style:text-properties officeooo:rsid="04444c3d"/>
    </style:style>
    <style:style style:name="T276" style:family="text">
      <style:text-properties officeooo:rsid="0444a83b"/>
    </style:style>
    <style:style style:name="T277" style:family="text">
      <style:text-properties officeooo:rsid="0447083a"/>
    </style:style>
    <style:style style:name="T278" style:family="text">
      <style:text-properties officeooo:rsid="0448878e"/>
    </style:style>
    <style:style style:name="T279" style:family="text">
      <style:text-properties officeooo:rsid="044a24f3"/>
    </style:style>
    <style:style style:name="T280" style:family="text">
      <style:text-properties officeooo:rsid="044a4053"/>
    </style:style>
    <style:style style:name="T281" style:family="text">
      <style:text-properties officeooo:rsid="0457503b"/>
    </style:style>
    <style:style style:name="T282" style:family="text">
      <style:text-properties officeooo:rsid="045f7918"/>
    </style:style>
    <style:style style:name="T283" style:family="text">
      <style:text-properties officeooo:rsid="046ecd2a"/>
    </style:style>
    <style:style style:name="T284" style:family="text">
      <style:text-properties officeooo:rsid="047008a8"/>
    </style:style>
    <style:style style:name="T285" style:family="text">
      <style:text-properties officeooo:rsid="0470ab49"/>
    </style:style>
    <style:style style:name="T286" style:family="text">
      <style:text-properties officeooo:rsid="04740be1"/>
    </style:style>
    <style:style style:name="T287" style:family="text">
      <style:text-properties officeooo:rsid="04760349"/>
    </style:style>
    <style:style style:name="T288" style:family="text">
      <style:text-properties officeooo:rsid="0477d044"/>
    </style:style>
    <style:style style:name="T289" style:family="text">
      <style:text-properties officeooo:rsid="0477e19b"/>
    </style:style>
    <style:style style:name="T290" style:family="text">
      <style:text-properties officeooo:rsid="0479476a"/>
    </style:style>
    <style:style style:name="T291" style:family="text">
      <style:text-properties officeooo:rsid="047af542"/>
    </style:style>
    <style:style style:name="T292" style:family="text">
      <style:text-properties officeooo:rsid="047cbb16"/>
    </style:style>
    <style:style style:name="T293" style:family="text">
      <style:text-properties officeooo:rsid="047ea790"/>
    </style:style>
    <style:style style:name="T294" style:family="text">
      <style:text-properties officeooo:rsid="0483e3a5"/>
    </style:style>
    <style:style style:name="T295" style:family="text">
      <style:text-properties officeooo:rsid="0488cc9c"/>
    </style:style>
    <style:style style:name="T296" style:family="text">
      <style:text-properties officeooo:rsid="048a6712"/>
    </style:style>
    <style:style style:name="T297" style:family="text">
      <style:text-properties officeooo:rsid="048f7b55"/>
    </style:style>
    <style:style style:name="T298" style:family="text">
      <style:text-properties officeooo:rsid="0496591e"/>
    </style:style>
    <style:style style:name="T299" style:family="text">
      <style:text-properties officeooo:rsid="0496bbe9"/>
    </style:style>
    <style:style style:name="T300" style:family="text">
      <style:text-properties officeooo:rsid="049af696"/>
    </style:style>
    <style:style style:name="T301" style:family="text">
      <style:text-properties officeooo:rsid="049ebe11"/>
    </style:style>
    <style:style style:name="T302" style:family="text">
      <style:text-properties officeooo:rsid="04a3bc74"/>
    </style:style>
    <style:style style:name="T303" style:family="text">
      <style:text-properties officeooo:rsid="04a487b5"/>
    </style:style>
    <style:style style:name="T304" style:family="text">
      <style:text-properties officeooo:rsid="04a62139"/>
    </style:style>
    <style:style style:name="T305" style:family="text">
      <style:text-properties officeooo:rsid="04a69a8e"/>
    </style:style>
    <style:style style:name="T306" style:family="text">
      <style:text-properties officeooo:rsid="04a94496"/>
    </style:style>
    <style:style style:name="T307" style:family="text">
      <style:text-properties officeooo:rsid="04aa7bd8"/>
    </style:style>
    <style:style style:name="T308" style:family="text">
      <style:text-properties officeooo:rsid="04ac1ab9"/>
    </style:style>
    <style:style style:name="T309" style:family="text">
      <style:text-properties officeooo:rsid="04ada906"/>
    </style:style>
    <style:style style:name="T310" style:family="text">
      <style:text-properties officeooo:rsid="04b01da6"/>
    </style:style>
    <style:style style:name="T311" style:family="text">
      <style:text-properties officeooo:rsid="04b1f34f"/>
    </style:style>
    <style:style style:name="T312" style:family="text">
      <style:text-properties officeooo:rsid="04b5bfe1"/>
    </style:style>
    <style:style style:name="T313" style:family="text">
      <style:text-properties officeooo:rsid="04b954e6"/>
    </style:style>
    <style:style style:name="T314" style:family="text">
      <style:text-properties officeooo:rsid="04c076f8"/>
    </style:style>
    <style:style style:name="T315" style:family="text">
      <style:text-properties officeooo:rsid="04c19e8d"/>
    </style:style>
    <style:style style:name="T316" style:family="text">
      <style:text-properties officeooo:rsid="04cf7db4"/>
    </style:style>
    <style:style style:name="T317" style:family="text">
      <style:text-properties officeooo:rsid="04d0aea7"/>
    </style:style>
    <style:style style:name="T318" style:family="text">
      <style:text-properties officeooo:rsid="04d2d2b6"/>
    </style:style>
    <style:style style:name="T319" style:family="text">
      <style:text-properties officeooo:rsid="04d47557"/>
    </style:style>
    <style:style style:name="T320" style:family="text">
      <style:text-properties officeooo:rsid="04d66114"/>
    </style:style>
    <style:style style:name="T321" style:family="text">
      <style:text-properties officeooo:rsid="04d68cd3"/>
    </style:style>
    <style:style style:name="T322" style:family="text">
      <style:text-properties officeooo:rsid="04d7de40"/>
    </style:style>
    <style:style style:name="T323" style:family="text">
      <style:text-properties officeooo:rsid="04d8c47d"/>
    </style:style>
    <style:style style:name="T324" style:family="text">
      <style:text-properties officeooo:rsid="04d96a88"/>
    </style:style>
    <style:style style:name="T325" style:family="text">
      <style:text-properties officeooo:rsid="04daa062"/>
    </style:style>
    <style:style style:name="T326" style:family="text">
      <style:text-properties officeooo:rsid="04dc3851"/>
    </style:style>
    <style:style style:name="T327" style:family="text">
      <style:text-properties officeooo:rsid="04dc991e"/>
    </style:style>
    <style:style style:name="T328" style:family="text">
      <style:text-properties officeooo:rsid="04e10f60"/>
    </style:style>
    <style:style style:name="T329" style:family="text">
      <style:text-properties officeooo:rsid="04fd264a"/>
    </style:style>
    <style:style style:name="T330" style:family="text">
      <style:text-properties officeooo:rsid="04ff85de"/>
    </style:style>
    <style:style style:name="T331" style:family="text">
      <style:text-properties officeooo:rsid="05008110"/>
    </style:style>
    <style:style style:name="T332" style:family="text">
      <style:text-properties officeooo:rsid="0501dc49"/>
    </style:style>
    <style:style style:name="T333" style:family="text">
      <style:text-properties officeooo:rsid="0503d91e"/>
    </style:style>
    <style:style style:name="T334" style:family="text">
      <style:text-properties officeooo:rsid="05045735"/>
    </style:style>
    <style:style style:name="T335" style:family="text">
      <style:text-properties officeooo:rsid="05060b2a"/>
    </style:style>
    <style:style style:name="T336" style:family="text">
      <style:text-properties officeooo:rsid="050723c4"/>
    </style:style>
    <style:style style:name="T337" style:family="text">
      <style:text-properties officeooo:rsid="050bf854"/>
    </style:style>
    <style:style style:name="T338" style:family="text">
      <style:text-properties officeooo:rsid="05106ebb"/>
    </style:style>
    <style:style style:name="T339" style:family="text">
      <style:text-properties officeooo:rsid="0513307b"/>
    </style:style>
    <style:style style:name="T340" style:family="text">
      <style:text-properties officeooo:rsid="0514d51a"/>
    </style:style>
    <style:style style:name="T341" style:family="text">
      <style:text-properties officeooo:rsid="052693e9"/>
    </style:style>
    <style:style style:name="T342" style:family="text">
      <style:text-properties officeooo:rsid="0537cd1e"/>
    </style:style>
    <style:style style:name="T343" style:family="text">
      <style:text-properties officeooo:rsid="0546cbab"/>
    </style:style>
    <style:style style:name="T344" style:family="text">
      <style:text-properties officeooo:rsid="054e6269"/>
    </style:style>
    <style:style style:name="T345" style:family="text">
      <style:text-properties officeooo:rsid="05505dca"/>
    </style:style>
    <style:style style:name="T346" style:family="text">
      <style:text-properties officeooo:rsid="05543159"/>
    </style:style>
    <style:style style:name="T347" style:family="text">
      <style:text-properties officeooo:rsid="0556eb4d"/>
    </style:style>
    <style:style style:name="T348" style:family="text">
      <style:text-properties officeooo:rsid="05636d9e"/>
    </style:style>
    <style:style style:name="T349" style:family="text">
      <style:text-properties officeooo:rsid="0572417e"/>
    </style:style>
    <style:style style:name="T350" style:family="text">
      <style:text-properties officeooo:rsid="057582af"/>
    </style:style>
    <style:style style:name="T351" style:family="text">
      <style:text-properties officeooo:rsid="0576debf"/>
    </style:style>
    <style:style style:name="T352" style:family="text">
      <style:text-properties officeooo:rsid="057bd278"/>
    </style:style>
    <style:style style:name="T353" style:family="text">
      <style:text-properties officeooo:rsid="057d5abc"/>
    </style:style>
    <style:style style:name="T354" style:family="text">
      <style:text-properties officeooo:rsid="057f498c"/>
    </style:style>
    <style:style style:name="T355" style:family="text">
      <style:text-properties officeooo:rsid="05802b96"/>
    </style:style>
    <style:style style:name="T356" style:family="text">
      <style:text-properties officeooo:rsid="05839662"/>
    </style:style>
    <style:style style:name="T357" style:family="text">
      <style:text-properties officeooo:rsid="056f8036"/>
    </style:style>
    <style:style style:name="T358" style:family="text">
      <style:text-properties officeooo:rsid="058b30da"/>
    </style:style>
    <style:style style:name="T359" style:family="text">
      <style:text-properties officeooo:rsid="058be7af"/>
    </style:style>
    <style:style style:name="T360" style:family="text">
      <style:text-properties officeooo:rsid="058c1aca"/>
    </style:style>
    <style:style style:name="T361" style:family="text">
      <style:text-properties officeooo:rsid="058d00d4"/>
    </style:style>
    <style:style style:name="T362" style:family="text">
      <style:text-properties officeooo:rsid="0591aad4"/>
    </style:style>
    <style:style style:name="T363" style:family="text">
      <style:text-properties officeooo:rsid="05995d72"/>
    </style:style>
    <style:style style:name="T364" style:family="text">
      <style:text-properties officeooo:rsid="059983c3"/>
    </style:style>
    <style:style style:name="T365" style:family="text">
      <style:text-properties officeooo:rsid="059b5d09"/>
    </style:style>
    <style:style style:name="T366" style:family="text">
      <style:text-properties officeooo:rsid="059b89de"/>
    </style:style>
    <style:style style:name="T367" style:family="text">
      <style:text-properties officeooo:rsid="059c170d"/>
    </style:style>
    <style:style style:name="T368" style:family="text">
      <style:text-properties officeooo:rsid="05a6b8de"/>
    </style:style>
    <style:style style:name="T369" style:family="text">
      <style:text-properties officeooo:rsid="05aa00fd"/>
    </style:style>
    <style:style style:name="T370" style:family="text">
      <style:text-properties officeooo:rsid="05aaf72a"/>
    </style:style>
    <style:style style:name="T371" style:family="text">
      <style:text-properties officeooo:rsid="05abdb92"/>
    </style:style>
    <style:style style:name="T372" style:family="text">
      <style:text-properties officeooo:rsid="05cc135e"/>
    </style:style>
    <style:style style:name="T373" style:family="text">
      <style:text-properties officeooo:rsid="05cff0f9"/>
    </style:style>
    <style:style style:name="T374" style:family="text">
      <style:text-properties officeooo:rsid="05d483c6"/>
    </style:style>
    <style:style style:name="T375" style:family="text">
      <style:text-properties officeooo:rsid="05d5e704"/>
    </style:style>
    <style:style style:name="T376" style:family="text">
      <style:text-properties officeooo:rsid="05d6cf1a"/>
    </style:style>
    <style:style style:name="T377" style:family="text">
      <style:text-properties officeooo:rsid="05d6d52d"/>
    </style:style>
    <style:style style:name="T378" style:family="text">
      <style:text-properties officeooo:rsid="05d7c2d2"/>
    </style:style>
    <style:style style:name="T379" style:family="text">
      <style:text-properties officeooo:rsid="05d97d6b"/>
    </style:style>
    <style:style style:name="T380" style:family="text">
      <style:text-properties officeooo:rsid="05dbf3ce"/>
    </style:style>
    <style:style style:name="T381" style:family="text">
      <style:text-properties officeooo:rsid="05dfdc00"/>
    </style:style>
    <style:style style:name="T382" style:family="text">
      <style:text-properties officeooo:rsid="05e1e595"/>
    </style:style>
    <style:style style:name="T383" style:family="text">
      <style:text-properties officeooo:rsid="05e46c34"/>
    </style:style>
    <style:style style:name="T384" style:family="text">
      <style:text-properties officeooo:rsid="05e61a5e"/>
    </style:style>
    <style:style style:name="T385" style:family="text">
      <style:text-properties officeooo:rsid="05e7898e"/>
    </style:style>
    <style:style style:name="T386" style:family="text">
      <style:text-properties officeooo:rsid="05e825cd"/>
    </style:style>
    <style:style style:name="T387" style:family="text">
      <style:text-properties officeooo:rsid="05ebc0ac"/>
    </style:style>
    <style:style style:name="T388" style:family="text">
      <style:text-properties officeooo:rsid="05edcb40"/>
    </style:style>
    <style:style style:name="T389" style:family="text">
      <style:text-properties officeooo:rsid="05ef3c4b"/>
    </style:style>
    <style:style style:name="T390" style:family="text">
      <style:text-properties officeooo:rsid="05f072d7"/>
    </style:style>
    <style:style style:name="T391" style:family="text">
      <style:text-properties officeooo:rsid="05f22c92"/>
    </style:style>
    <style:style style:name="T392" style:family="text">
      <style:text-properties officeooo:rsid="05f2bc63"/>
    </style:style>
    <style:style style:name="T393" style:family="text">
      <style:text-properties officeooo:rsid="05f3f272"/>
    </style:style>
    <style:style style:name="T394" style:family="text">
      <style:text-properties officeooo:rsid="05fb4729"/>
    </style:style>
    <style:style style:name="T395" style:family="text">
      <style:text-properties officeooo:rsid="0606ab48"/>
    </style:style>
    <style:style style:name="T396" style:family="text">
      <style:text-properties officeooo:rsid="0608a56b"/>
    </style:style>
    <style:style style:name="T397" style:family="text">
      <style:text-properties officeooo:rsid="06193ec0"/>
    </style:style>
    <style:style style:name="T398" style:family="text">
      <style:text-properties officeooo:rsid="0623f7b9"/>
    </style:style>
    <style:style style:name="T399" style:family="text">
      <style:text-properties officeooo:rsid="062a5253"/>
    </style:style>
    <style:style style:name="T400" style:family="text">
      <style:text-properties officeooo:rsid="062aaebc"/>
    </style:style>
    <style:style style:name="T401" style:family="text">
      <style:text-properties officeooo:rsid="062dbb47"/>
    </style:style>
    <style:style style:name="T402" style:family="text">
      <style:text-properties officeooo:rsid="063668cf"/>
    </style:style>
    <style:style style:name="T403" style:family="text">
      <style:text-properties officeooo:rsid="063905fb"/>
    </style:style>
    <style:style style:name="T404" style:family="text">
      <style:text-properties officeooo:rsid="01cc5406"/>
    </style:style>
    <style:style style:name="T405" style:family="text">
      <style:text-properties officeooo:rsid="063a2f49"/>
    </style:style>
    <style:style style:name="T406" style:family="text">
      <style:text-properties officeooo:rsid="063dac65"/>
    </style:style>
    <style:style style:name="T407" style:family="text">
      <style:text-properties officeooo:rsid="063eaa5c"/>
    </style:style>
    <style:style style:name="T408" style:family="text">
      <style:text-properties officeooo:rsid="064c8532"/>
    </style:style>
    <style:style style:name="T409" style:family="text">
      <style:text-properties officeooo:rsid="064d37f1"/>
    </style:style>
    <style:style style:name="T410" style:family="text">
      <style:text-properties officeooo:rsid="064dc421"/>
    </style:style>
    <style:style style:name="T411" style:family="text">
      <style:text-properties officeooo:rsid="064fa4f2"/>
    </style:style>
    <style:style style:name="T412" style:family="text">
      <style:text-properties officeooo:rsid="0658fd07"/>
    </style:style>
    <style:style style:name="T413" style:family="text">
      <style:text-properties officeooo:rsid="065a5f11"/>
    </style:style>
    <style:style style:name="T414" style:family="text">
      <style:text-properties officeooo:rsid="065c9926"/>
    </style:style>
    <style:style style:name="T415" style:family="text">
      <style:text-properties officeooo:rsid="065dd69e"/>
    </style:style>
    <style:style style:name="T416" style:family="text">
      <style:text-properties officeooo:rsid="065ee63d"/>
    </style:style>
    <style:style style:name="T417" style:family="text">
      <style:text-properties officeooo:rsid="0668c725"/>
    </style:style>
    <style:style style:name="T418" style:family="text">
      <style:text-properties officeooo:rsid="066a0892"/>
    </style:style>
    <style:style style:name="T419" style:family="text">
      <style:text-properties officeooo:rsid="066bcf5e"/>
    </style:style>
    <style:style style:name="T420" style:family="text">
      <style:text-properties officeooo:rsid="066d420b"/>
    </style:style>
    <style:style style:name="T421" style:family="text">
      <style:text-properties officeooo:rsid="0670519c"/>
    </style:style>
    <style:style style:name="T422" style:family="text">
      <style:text-properties officeooo:rsid="06724c4e"/>
    </style:style>
    <style:style style:name="T423" style:family="text">
      <style:text-properties officeooo:rsid="067385c9"/>
    </style:style>
    <style:style style:name="T424" style:family="text">
      <style:text-properties officeooo:rsid="067424bb"/>
    </style:style>
    <style:style style:name="T425" style:family="text">
      <style:text-properties officeooo:rsid="0674f7b1"/>
    </style:style>
    <style:style style:name="T426" style:family="text">
      <style:text-properties officeooo:rsid="06775a80"/>
    </style:style>
    <style:style style:name="T427" style:family="text">
      <style:text-properties officeooo:rsid="06794fd9"/>
    </style:style>
    <style:style style:name="T428" style:family="text">
      <style:text-properties officeooo:rsid="06809a3c"/>
    </style:style>
    <style:style style:name="T429" style:family="text">
      <style:text-properties officeooo:rsid="06809d10"/>
    </style:style>
    <style:style style:name="T430" style:family="text">
      <style:text-properties officeooo:rsid="0680f7fa"/>
    </style:style>
    <style:style style:name="T431" style:family="text">
      <style:text-properties officeooo:rsid="068294e0"/>
    </style:style>
    <style:style style:name="T432" style:family="text">
      <style:text-properties officeooo:rsid="0682a728"/>
    </style:style>
    <style:style style:name="T433" style:family="text">
      <style:text-properties officeooo:rsid="0688c276"/>
    </style:style>
    <style:style style:name="T434" style:family="text">
      <style:text-properties officeooo:rsid="0688e8ea"/>
    </style:style>
    <style:style style:name="T435" style:family="text">
      <style:text-properties officeooo:rsid="0689b65f"/>
    </style:style>
    <style:style style:name="T436" style:family="text">
      <style:text-properties officeooo:rsid="068a1ec6"/>
    </style:style>
    <style:style style:name="T437" style:family="text">
      <style:text-properties officeooo:rsid="068afe63"/>
    </style:style>
    <style:style style:name="T438" style:family="text">
      <style:text-properties officeooo:rsid="0694d881"/>
    </style:style>
    <style:style style:name="T439" style:family="text">
      <style:text-properties officeooo:rsid="069679bc"/>
    </style:style>
    <style:style style:name="T440" style:family="text">
      <style:text-properties officeooo:rsid="06974298"/>
    </style:style>
    <style:style style:name="T441" style:family="text">
      <style:text-properties officeooo:rsid="0697b8d6"/>
    </style:style>
    <style:style style:name="T442" style:family="text">
      <style:text-properties officeooo:rsid="06992470"/>
    </style:style>
    <style:style style:name="T443" style:family="text">
      <style:text-properties officeooo:rsid="069b69b5"/>
    </style:style>
    <style:style style:name="T444" style:family="text">
      <style:text-properties officeooo:rsid="06a29325"/>
    </style:style>
    <style:style style:name="T445" style:family="text">
      <style:text-properties officeooo:rsid="06a80944"/>
    </style:style>
    <style:style style:name="T446" style:family="text">
      <style:text-properties officeooo:rsid="06ae1dd1"/>
    </style:style>
    <style:style style:name="T447" style:family="text">
      <style:text-properties officeooo:rsid="06b784f2"/>
    </style:style>
    <style:style style:name="T448" style:family="text">
      <style:text-properties officeooo:rsid="06b7f3e7"/>
    </style:style>
    <style:style style:name="T449" style:family="text">
      <style:text-properties officeooo:rsid="06b953fc"/>
    </style:style>
    <style:style style:name="T450" style:family="text">
      <style:text-properties officeooo:rsid="06bcaa7a"/>
    </style:style>
    <style:style style:name="T451" style:family="text">
      <style:text-properties officeooo:rsid="06bdf3d7"/>
    </style:style>
    <style:style style:name="T452" style:family="text">
      <style:text-properties officeooo:rsid="06c01de7"/>
    </style:style>
    <style:style style:name="T453" style:family="text">
      <style:text-properties officeooo:rsid="06c03965"/>
    </style:style>
    <style:style style:name="T454" style:family="text">
      <style:text-properties officeooo:rsid="06cb09b0"/>
    </style:style>
    <style:style style:name="T455" style:family="text">
      <style:text-properties officeooo:rsid="06e7c04b"/>
    </style:style>
    <style:style style:name="T456" style:family="text">
      <style:text-properties officeooo:rsid="06ff1bef"/>
    </style:style>
    <style:style style:name="T457" style:family="text">
      <style:text-properties officeooo:rsid="0700c3a2"/>
    </style:style>
    <style:style style:name="T458" style:family="text">
      <style:text-properties officeooo:rsid="06039487"/>
    </style:style>
    <style:style style:name="T459" style:family="text">
      <style:text-properties officeooo:rsid="0716375f"/>
    </style:style>
    <style:style style:name="T460" style:family="text">
      <style:text-properties officeooo:rsid="069f7b10"/>
    </style:style>
    <style:style style:name="T461" style:family="text">
      <style:text-properties officeooo:rsid="07341861"/>
    </style:style>
    <style:style style:name="T462" style:family="text">
      <style:text-properties officeooo:rsid="07360358"/>
    </style:style>
    <style:style style:name="T463" style:family="text">
      <style:text-properties officeooo:rsid="0598052a"/>
    </style:style>
    <style:style style:name="T464" style:family="text">
      <style:text-properties officeooo:rsid="07426921"/>
    </style:style>
    <style:style style:name="T465" style:family="text">
      <style:text-properties officeooo:rsid="074453a7"/>
    </style:style>
    <style:style style:name="T466" style:family="text">
      <style:text-properties officeooo:rsid="074ad814"/>
    </style:style>
    <style:style style:name="T467" style:family="text">
      <style:text-properties officeooo:rsid="07572e11"/>
    </style:style>
    <style:style style:name="T468" style:family="text">
      <style:text-properties officeooo:rsid="075827d7"/>
    </style:style>
    <style:style style:name="T469" style:family="text">
      <style:text-properties officeooo:rsid="075b1105"/>
    </style:style>
    <style:style style:name="T470" style:family="text">
      <style:text-properties officeooo:rsid="075b1bee"/>
    </style:style>
    <style:style style:name="T471" style:family="text">
      <style:text-properties officeooo:rsid="075d0d88"/>
    </style:style>
    <style:style style:name="T472" style:family="text">
      <style:text-properties officeooo:rsid="075d845d"/>
    </style:style>
    <style:style style:name="T473" style:family="text">
      <style:text-properties officeooo:rsid="075df1e1"/>
    </style:style>
    <style:style style:name="T474" style:family="text">
      <style:text-properties officeooo:rsid="07616b9a"/>
    </style:style>
    <style:style style:name="T475" style:family="text">
      <style:text-properties officeooo:rsid="07666ccc"/>
    </style:style>
    <style:style style:name="T476" style:family="text">
      <style:text-properties officeooo:rsid="0768a521"/>
    </style:style>
    <style:style style:name="T477" style:family="text">
      <style:text-properties officeooo:rsid="076a9529"/>
    </style:style>
    <style:style style:name="T478" style:family="text">
      <style:text-properties officeooo:rsid="077613c5"/>
    </style:style>
    <style:style style:name="T479" style:family="text">
      <style:text-properties officeooo:rsid="07779613"/>
    </style:style>
    <style:style style:name="T480" style:family="text">
      <style:text-properties officeooo:rsid="0790243a"/>
    </style:style>
    <style:style style:name="T481" style:family="text">
      <style:text-properties officeooo:rsid="0797cf91"/>
    </style:style>
    <style:style style:name="T482" style:family="text">
      <style:text-properties officeooo:rsid="07a5b869"/>
    </style:style>
    <style:style style:name="T483" style:family="text">
      <style:text-properties officeooo:rsid="07a6b278"/>
    </style:style>
    <style:style style:name="T484" style:family="text">
      <style:text-properties officeooo:rsid="07ab5f0d"/>
    </style:style>
    <style:style style:name="T485" style:family="text">
      <style:text-properties officeooo:rsid="0789e10d"/>
    </style:style>
    <style:style style:name="T486" style:family="text">
      <style:text-properties officeooo:rsid="07b00265"/>
    </style:style>
    <style:style style:name="T487" style:family="text">
      <style:text-properties officeooo:rsid="07bf94c2"/>
    </style:style>
    <style:style style:name="T488" style:family="text">
      <style:text-properties officeooo:rsid="07c3512a"/>
    </style:style>
    <style:style style:name="T489" style:family="text">
      <style:text-properties officeooo:rsid="07c3c109"/>
    </style:style>
    <style:style style:name="T490" style:family="text">
      <style:text-properties officeooo:rsid="07c79eb5"/>
    </style:style>
    <style:style style:name="T491" style:family="text">
      <style:text-properties officeooo:rsid="07cc9a93"/>
    </style:style>
    <style:style style:name="T492" style:family="text">
      <style:text-properties officeooo:rsid="07d2ab97"/>
    </style:style>
    <style:style style:name="T493" style:family="text">
      <style:text-properties officeooo:rsid="07d38756"/>
    </style:style>
    <style:style style:name="T494" style:family="text">
      <style:text-properties officeooo:rsid="07dc574c"/>
    </style:style>
    <style:style style:name="T495" style:family="text">
      <style:text-properties officeooo:rsid="07ddb34b"/>
    </style:style>
    <style:style style:name="T496" style:family="text">
      <style:text-properties officeooo:rsid="07def386"/>
    </style:style>
    <style:style style:name="T497" style:family="text">
      <style:text-properties officeooo:rsid="07dfa7f9"/>
    </style:style>
    <style:style style:name="T498" style:family="text">
      <style:text-properties officeooo:rsid="07e01bf7"/>
    </style:style>
    <style:style style:name="T499" style:family="text">
      <style:text-properties officeooo:rsid="07e029e7"/>
    </style:style>
    <style:style style:name="T500" style:family="text">
      <style:text-properties officeooo:rsid="07e4eee8"/>
    </style:style>
    <style:style style:name="T501" style:family="text">
      <style:text-properties officeooo:rsid="07e51485"/>
    </style:style>
    <style:style style:name="T502" style:family="text">
      <style:text-properties officeooo:rsid="07f1dad6"/>
    </style:style>
    <style:style style:name="T503" style:family="text">
      <style:text-properties officeooo:rsid="07f8ca31"/>
    </style:style>
    <style:style style:name="T504" style:family="text">
      <style:text-properties officeooo:rsid="07fb0d5d"/>
    </style:style>
    <style:style style:name="T505" style:family="text">
      <style:text-properties officeooo:rsid="0809897b"/>
    </style:style>
    <style:style style:name="T506" style:family="text">
      <style:text-properties officeooo:rsid="080a9ad9"/>
    </style:style>
    <style:style style:name="T507" style:family="text">
      <style:text-properties officeooo:rsid="080b10c5"/>
    </style:style>
    <style:style style:name="T508" style:family="text">
      <style:text-properties officeooo:rsid="080d010c"/>
    </style:style>
    <style:style style:name="T509" style:family="text">
      <style:text-properties officeooo:rsid="080de0a9"/>
    </style:style>
    <style:style style:name="T510" style:family="text">
      <style:text-properties officeooo:rsid="081256e5"/>
    </style:style>
    <style:style style:name="T511" style:family="text">
      <style:text-properties officeooo:rsid="01b7da44"/>
    </style:style>
    <style:style style:name="T512" style:family="text">
      <style:text-properties officeooo:rsid="081f29ae"/>
    </style:style>
    <style:style style:name="T513" style:family="text">
      <style:text-properties officeooo:rsid="039fdda5"/>
    </style:style>
    <style:style style:name="T514" style:family="text">
      <style:text-properties officeooo:rsid="08343588"/>
    </style:style>
    <style:style style:name="T515" style:family="text">
      <style:text-properties officeooo:rsid="04c11932"/>
    </style:style>
    <style:style style:name="T516" style:family="text">
      <style:text-properties officeooo:rsid="083bc4b6"/>
    </style:style>
    <style:style style:name="T517" style:family="text">
      <style:text-properties officeooo:rsid="083bd4d5"/>
    </style:style>
    <style:style style:name="T518" style:family="text">
      <style:text-properties officeooo:rsid="08443af7"/>
    </style:style>
    <style:style style:name="T519" style:family="text">
      <style:text-properties officeooo:rsid="06157bae"/>
    </style:style>
    <style:style style:name="T520" style:family="text">
      <style:text-properties officeooo:rsid="0844a5a9"/>
    </style:style>
    <style:style style:name="T521" style:family="text">
      <style:text-properties officeooo:rsid="07bd499e"/>
    </style:style>
    <style:style style:name="T522" style:family="text">
      <style:text-properties officeooo:rsid="08485702"/>
    </style:style>
    <style:style style:name="T523" style:family="text">
      <style:text-properties officeooo:rsid="084e37cd"/>
    </style:style>
    <style:style style:name="T524" style:family="text">
      <style:text-properties officeooo:rsid="085a5b13"/>
    </style:style>
    <style:style style:name="T525" style:family="text">
      <style:text-properties officeooo:rsid="085d8926"/>
    </style:style>
    <style:style style:name="T526" style:family="text">
      <style:text-properties officeooo:rsid="08671090"/>
    </style:style>
    <style:style style:name="T527" style:family="text">
      <style:text-properties officeooo:rsid="0621ca2a"/>
    </style:style>
    <style:style style:name="T528" style:family="text">
      <style:text-properties officeooo:rsid="08678ff8"/>
    </style:style>
    <style:style style:name="T529" style:family="text">
      <style:text-properties officeooo:rsid="086c068b"/>
    </style:style>
    <style:style style:name="T530" style:family="text">
      <style:text-properties officeooo:rsid="086d7415"/>
    </style:style>
    <style:style style:name="T531" style:family="text">
      <style:text-properties officeooo:rsid="086f6340"/>
    </style:style>
    <style:style style:name="T532" style:family="text">
      <style:text-properties officeooo:rsid="08767ab8"/>
    </style:style>
    <style:style style:name="T533" style:family="text">
      <style:text-properties officeooo:rsid="0279a69b"/>
    </style:style>
    <style:style style:name="T534" style:family="text">
      <style:text-properties officeooo:rsid="089dc44a"/>
    </style:style>
    <style:style style:name="T535" style:family="text">
      <style:text-properties officeooo:rsid="08af4762"/>
    </style:style>
    <style:style style:name="T536" style:family="text">
      <style:text-properties officeooo:rsid="08b13ede"/>
    </style:style>
    <style:style style:name="T537" style:family="text">
      <style:text-properties officeooo:rsid="08b8bdaf"/>
    </style:style>
    <style:style style:name="T538" style:family="text">
      <style:text-properties officeooo:rsid="08d0f386"/>
    </style:style>
    <style:style style:name="T539" style:family="text">
      <style:text-properties officeooo:rsid="08d3c009"/>
    </style:style>
    <style:style style:name="T540" style:family="text">
      <style:text-properties officeooo:rsid="08d580e9"/>
    </style:style>
    <style:style style:name="T541" style:family="text">
      <style:text-properties officeooo:rsid="08da7013"/>
    </style:style>
    <style:style style:name="T542" style:family="text">
      <style:text-properties officeooo:rsid="08dbe22a"/>
    </style:style>
    <style:style style:name="T543" style:family="text">
      <style:text-properties officeooo:rsid="08dccb86"/>
    </style:style>
    <style:style style:name="T544" style:family="text">
      <style:text-properties officeooo:rsid="08e3bb98"/>
    </style:style>
    <style:style style:name="T545" style:family="text">
      <style:text-properties officeooo:rsid="08ea31f0"/>
    </style:style>
    <style:style style:name="T546" style:family="text">
      <style:text-properties officeooo:rsid="08ed2ece"/>
    </style:style>
    <style:style style:name="T547" style:family="text">
      <style:text-properties officeooo:rsid="08ee11da"/>
    </style:style>
    <style:style style:name="T548" style:family="text">
      <style:text-properties officeooo:rsid="08f39c8d"/>
    </style:style>
    <style:style style:name="T549" style:family="text">
      <style:text-properties officeooo:rsid="090fe23f"/>
    </style:style>
    <style:style style:name="T550" style:family="text">
      <style:text-properties officeooo:rsid="091028f4"/>
    </style:style>
    <style:style style:name="T551" style:family="text">
      <style:text-properties officeooo:rsid="0913e372"/>
    </style:style>
    <style:style style:name="T552" style:family="text">
      <style:text-properties officeooo:rsid="0914778e"/>
    </style:style>
    <style:style style:name="T553" style:family="text">
      <style:text-properties officeooo:rsid="091721e4"/>
    </style:style>
    <style:style style:name="T554" style:family="text">
      <style:text-properties officeooo:rsid="0917a6f6"/>
    </style:style>
    <style:style style:name="T555" style:family="text">
      <style:text-properties officeooo:rsid="091c0357"/>
    </style:style>
    <style:style style:name="T556" style:family="text">
      <style:text-properties officeooo:rsid="092288f6"/>
    </style:style>
    <style:style style:name="T557" style:family="text">
      <style:text-properties officeooo:rsid="09254694"/>
    </style:style>
    <style:style style:name="T558" style:family="text">
      <style:text-properties officeooo:rsid="09325538"/>
    </style:style>
    <style:style style:name="T559" style:family="text">
      <style:text-properties officeooo:rsid="09328cd5"/>
    </style:style>
    <style:style style:name="T560" style:family="text">
      <style:text-properties officeooo:rsid="09339d94"/>
    </style:style>
    <style:style style:name="T561" style:family="text">
      <style:text-properties officeooo:rsid="09348fdb"/>
    </style:style>
    <style:style style:name="T562" style:family="text">
      <style:text-properties officeooo:rsid="09354459"/>
    </style:style>
    <style:style style:name="T563" style:family="text">
      <style:text-properties officeooo:rsid="09366f34"/>
    </style:style>
    <style:style style:name="T564" style:family="text">
      <style:text-properties officeooo:rsid="09374f39"/>
    </style:style>
    <style:style style:name="T565" style:family="text">
      <style:text-properties officeooo:rsid="0938b0f6"/>
    </style:style>
    <style:style style:name="T566" style:family="text">
      <style:text-properties officeooo:rsid="093ab2bb"/>
    </style:style>
    <style:style style:name="T567" style:family="text">
      <style:text-properties officeooo:rsid="093bcc91"/>
    </style:style>
    <style:style style:name="T568" style:family="text">
      <style:text-properties officeooo:rsid="09421e63"/>
    </style:style>
    <style:style style:name="T569" style:family="text">
      <style:text-properties officeooo:rsid="0944b2fa"/>
    </style:style>
    <style:style style:name="T570" style:family="text">
      <style:text-properties officeooo:rsid="0951c930"/>
    </style:style>
    <style:style style:name="T571" style:family="text">
      <style:text-properties officeooo:rsid="09565ac5"/>
    </style:style>
    <style:style style:name="T572" style:family="text">
      <style:text-properties officeooo:rsid="09583d29"/>
    </style:style>
    <style:style style:name="T573" style:family="text">
      <style:text-properties officeooo:rsid="09590a3d"/>
    </style:style>
    <style:style style:name="T574" style:family="text">
      <style:text-properties officeooo:rsid="09645a07"/>
    </style:style>
    <style:style style:name="T575" style:family="text">
      <style:text-properties officeooo:rsid="0966edb5"/>
    </style:style>
    <style:style style:name="T576" style:family="text">
      <style:text-properties officeooo:rsid="096b08b0"/>
    </style:style>
    <style:style style:name="T577" style:family="text">
      <style:text-properties officeooo:rsid="096cd614"/>
    </style:style>
    <style:style style:name="T578" style:family="text">
      <style:text-properties officeooo:rsid="096e8d01"/>
    </style:style>
    <style:style style:name="T579" style:family="text">
      <style:text-properties officeooo:rsid="09737c5d"/>
    </style:style>
    <style:style style:name="T580" style:family="text">
      <style:text-properties officeooo:rsid="097522cc"/>
    </style:style>
    <style:style style:name="T581" style:family="text">
      <style:text-properties officeooo:rsid="097e6706"/>
    </style:style>
    <style:style style:name="T582" style:family="text">
      <style:text-properties officeooo:rsid="09812cd5"/>
    </style:style>
    <style:style style:name="T583" style:family="text">
      <style:text-properties officeooo:rsid="098401ea"/>
    </style:style>
    <style:style style:name="T584" style:family="text">
      <style:text-properties officeooo:rsid="0984748a"/>
    </style:style>
    <style:style style:name="T585" style:family="text">
      <style:text-properties officeooo:rsid="098d963c"/>
    </style:style>
    <style:style style:name="T586" style:family="text">
      <style:text-properties officeooo:rsid="09a1b8db"/>
    </style:style>
    <style:style style:name="T587" style:family="text">
      <style:text-properties officeooo:rsid="09a45471"/>
    </style:style>
    <style:style style:name="T588" style:family="text">
      <style:text-properties officeooo:rsid="060688da"/>
    </style:style>
    <style:style style:name="T589" style:family="text">
      <style:text-properties officeooo:rsid="09a69086"/>
    </style:style>
    <style:style style:name="T590" style:family="text">
      <style:text-properties officeooo:rsid="09a771b7"/>
    </style:style>
    <style:style style:name="T591" style:family="text">
      <style:text-properties officeooo:rsid="06e65ec3"/>
    </style:style>
    <style:style style:name="T592" style:family="text">
      <style:text-properties officeooo:rsid="09ab7fdb"/>
    </style:style>
    <style:style style:name="T593" style:family="text">
      <style:text-properties officeooo:rsid="06f182f9"/>
    </style:style>
    <style:style style:name="T594" style:family="text">
      <style:text-properties officeooo:rsid="09b04c25"/>
    </style:style>
    <style:style style:name="T595" style:family="text">
      <style:text-properties officeooo:rsid="09b213b8"/>
    </style:style>
    <style:style style:name="T596" style:family="text">
      <style:text-properties officeooo:rsid="09ba71a8"/>
    </style:style>
    <style:style style:name="T597" style:family="text">
      <style:text-properties officeooo:rsid="09bc26ed"/>
    </style:style>
    <style:style style:name="T598" style:family="text">
      <style:text-properties officeooo:rsid="09be0002"/>
    </style:style>
    <style:style style:name="T599" style:family="text">
      <style:text-properties officeooo:rsid="09d149c9"/>
    </style:style>
    <style:style style:name="T600" style:family="text">
      <style:text-properties officeooo:rsid="09d3ec17"/>
    </style:style>
    <style:style style:name="T601" style:family="text">
      <style:text-properties officeooo:rsid="09d5cfcf"/>
    </style:style>
    <style:style style:name="T602" style:family="text">
      <style:text-properties officeooo:rsid="09d712fd"/>
    </style:style>
    <style:style style:name="T603" style:family="text">
      <style:text-properties officeooo:rsid="068dcb26"/>
    </style:style>
    <style:style style:name="T604" style:family="text">
      <style:text-properties officeooo:rsid="09e8bf62"/>
    </style:style>
    <style:style style:name="T605" style:family="text">
      <style:text-properties officeooo:rsid="09f25a15"/>
    </style:style>
    <style:style style:name="T606" style:family="text">
      <style:text-properties officeooo:rsid="09f3d3e2"/>
    </style:style>
    <style:style style:name="T607" style:family="text">
      <style:text-properties officeooo:rsid="069de92c"/>
    </style:style>
    <style:style style:name="T608" style:family="text">
      <style:text-properties officeooo:rsid="09f7a0f3"/>
    </style:style>
    <style:style style:name="T609" style:family="text">
      <style:text-properties officeooo:rsid="09fbb9d2"/>
    </style:style>
    <style:style style:name="T610" style:family="text">
      <style:text-properties officeooo:rsid="09fbd3c4"/>
    </style:style>
    <style:style style:name="T611" style:family="text">
      <style:text-properties officeooo:rsid="09fce3d7"/>
    </style:style>
    <style:style style:name="T612" style:family="text">
      <style:text-properties officeooo:rsid="09fee0f0"/>
    </style:style>
    <style:style style:name="T613" style:family="text">
      <style:text-properties officeooo:rsid="0a0d9d05"/>
    </style:style>
    <style:style style:name="T614" style:family="text">
      <style:text-properties officeooo:rsid="0a129c90"/>
    </style:style>
    <style:style style:name="T615" style:family="text">
      <style:text-properties officeooo:rsid="0a1467f7"/>
    </style:style>
    <style:style style:name="T616" style:family="text">
      <style:text-properties officeooo:rsid="0a149dc7"/>
    </style:style>
    <style:style style:name="T617" style:family="text">
      <style:text-properties officeooo:rsid="0a18157a"/>
    </style:style>
    <style:style style:name="T618" style:family="text">
      <style:text-properties officeooo:rsid="0a1907e8"/>
    </style:style>
    <style:style style:name="T619" style:family="text">
      <style:text-properties officeooo:rsid="09b494a2"/>
    </style:style>
    <style:style style:name="T620" style:family="text">
      <style:text-properties officeooo:rsid="0a1aa6c2"/>
    </style:style>
    <style:style style:name="T621" style:family="text">
      <style:text-properties officeooo:rsid="0a1ebcc5"/>
    </style:style>
    <style:style style:name="T622" style:family="text">
      <style:text-properties officeooo:rsid="0a207a42"/>
    </style:style>
    <style:style style:name="T623" style:family="text">
      <style:text-properties officeooo:rsid="0a23353d"/>
    </style:style>
    <style:style style:name="T624" style:family="text">
      <style:text-properties officeooo:rsid="0a244109"/>
    </style:style>
    <style:style style:name="T625" style:family="text">
      <style:text-properties officeooo:rsid="0a42c767"/>
    </style:style>
    <style:style style:name="T626" style:family="text">
      <style:text-properties officeooo:rsid="0a4661fe"/>
    </style:style>
    <style:style style:name="T627" style:family="text">
      <style:text-properties officeooo:rsid="0a4bde99"/>
    </style:style>
    <style:style style:name="T628" style:family="text">
      <style:text-properties officeooo:rsid="0a4dc1a7"/>
    </style:style>
    <style:style style:name="T629" style:family="text">
      <style:text-properties officeooo:rsid="0a4ffe36"/>
    </style:style>
    <style:style style:name="T630" style:family="text">
      <style:text-properties officeooo:rsid="0a506735"/>
    </style:style>
    <style:style style:name="T631" style:family="text">
      <style:text-properties officeooo:rsid="0a516ce8"/>
    </style:style>
    <style:style style:name="T632" style:family="text">
      <style:text-properties officeooo:rsid="0a519d91"/>
    </style:style>
    <style:style style:name="T633" style:family="text">
      <style:text-properties officeooo:rsid="0a51d5f9"/>
    </style:style>
    <style:style style:name="T634" style:family="text">
      <style:text-properties officeooo:rsid="0a53c3a1"/>
    </style:style>
    <style:style style:name="T635" style:family="text">
      <style:text-properties officeooo:rsid="0a545f3d"/>
    </style:style>
    <style:style style:name="T636" style:family="text">
      <style:text-properties officeooo:rsid="0a5639bd"/>
    </style:style>
    <style:style style:name="T637" style:family="text">
      <style:text-properties officeooo:rsid="0a56a474"/>
    </style:style>
    <style:style style:name="T638" style:family="text">
      <style:text-properties officeooo:rsid="0a579c46"/>
    </style:style>
    <style:style style:name="T639" style:family="text">
      <style:text-properties officeooo:rsid="0a5874cc"/>
    </style:style>
    <style:style style:name="T640" style:family="text">
      <style:text-properties officeooo:rsid="0a59d5c2"/>
    </style:style>
    <style:style style:name="T641" style:family="text">
      <style:text-properties officeooo:rsid="0a5a881d"/>
    </style:style>
    <style:style style:name="T642" style:family="text">
      <style:text-properties officeooo:rsid="0a5dd693"/>
    </style:style>
    <style:style style:name="T643" style:family="text">
      <style:text-properties officeooo:rsid="0a5e28ab"/>
    </style:style>
    <style:style style:name="T644" style:family="text">
      <style:text-properties officeooo:rsid="0a64e150"/>
    </style:style>
    <style:style style:name="T645" style:family="text">
      <style:text-properties officeooo:rsid="0a65abac"/>
    </style:style>
    <style:style style:name="T646" style:family="text">
      <style:text-properties officeooo:rsid="0a72b652"/>
    </style:style>
    <style:style style:name="T647" style:family="text">
      <style:text-properties officeooo:rsid="0a78a540"/>
    </style:style>
    <style:style style:name="T648" style:family="text">
      <style:text-properties officeooo:rsid="0a7f3757"/>
    </style:style>
    <style:style style:name="T649" style:family="text">
      <style:text-properties officeooo:rsid="0a88ef50"/>
    </style:style>
    <style:style style:name="T650" style:family="text">
      <style:text-properties officeooo:rsid="0a8f67d0"/>
    </style:style>
    <style:style style:name="T651" style:family="text">
      <style:text-properties officeooo:rsid="0a948203"/>
    </style:style>
    <style:style style:name="T652" style:family="text">
      <style:text-properties officeooo:rsid="0aa17424"/>
    </style:style>
    <style:style style:name="T653" style:family="text">
      <style:text-properties officeooo:rsid="0aae418e"/>
    </style:style>
    <style:style style:name="T654" style:family="text">
      <style:text-properties officeooo:rsid="0ab1b3af"/>
    </style:style>
    <style:style style:name="T655" style:family="text">
      <style:text-properties officeooo:rsid="0ab21280"/>
    </style:style>
    <style:style style:name="T656" style:family="text">
      <style:text-properties officeooo:rsid="0ab2355c"/>
    </style:style>
    <style:style style:name="T657" style:family="text">
      <style:text-properties officeooo:rsid="0ab3fcbf"/>
    </style:style>
    <style:style style:name="T658" style:family="text">
      <style:text-properties officeooo:rsid="0ab5b1c5"/>
    </style:style>
    <style:style style:name="T659" style:family="text">
      <style:text-properties officeooo:rsid="0ab5c0e0"/>
    </style:style>
    <style:style style:name="T660" style:family="text">
      <style:text-properties officeooo:rsid="0ab7984f"/>
    </style:style>
    <style:style style:name="T661" style:family="text">
      <style:text-properties officeooo:rsid="0ab7b1d3"/>
    </style:style>
    <style:style style:name="T662" style:family="text">
      <style:text-properties officeooo:rsid="0ab8163a"/>
    </style:style>
    <style:style style:name="T663" style:family="text">
      <style:text-properties officeooo:rsid="0abc4136"/>
    </style:style>
    <style:style style:name="T664" style:family="text">
      <style:text-properties officeooo:rsid="0abcc5e4"/>
    </style:style>
    <style:style style:name="T665" style:family="text">
      <style:text-properties officeooo:rsid="0abdeced"/>
    </style:style>
    <style:style style:name="T666" style:family="text">
      <style:text-properties officeooo:rsid="0abe4ea3"/>
    </style:style>
    <style:style style:name="T667" style:family="text">
      <style:text-properties officeooo:rsid="0abe73ac"/>
    </style:style>
    <style:style style:name="T668" style:family="text">
      <style:text-properties officeooo:rsid="0add3d57"/>
    </style:style>
    <style:style style:name="T669" style:family="text">
      <style:text-properties officeooo:rsid="0adf896b"/>
    </style:style>
    <style:style style:name="T670" style:family="text">
      <style:text-properties officeooo:rsid="0ae1dc63"/>
    </style:style>
    <style:style style:name="T671" style:family="text">
      <style:text-properties officeooo:rsid="0ae21dd2"/>
    </style:style>
    <style:style style:name="T672" style:family="text">
      <style:text-properties officeooo:rsid="0aed1a0f"/>
    </style:style>
    <style:style style:name="T673" style:family="text">
      <style:text-properties officeooo:rsid="0aeedcc8"/>
    </style:style>
    <style:style style:name="T674" style:family="text">
      <style:text-properties officeooo:rsid="0af14b3e"/>
    </style:style>
    <style:style style:name="T675" style:family="text">
      <style:text-properties officeooo:rsid="0af3f5d8"/>
    </style:style>
    <style:style style:name="T676" style:family="text">
      <style:text-properties officeooo:rsid="0af49df0"/>
    </style:style>
    <style:style style:name="T677" style:family="text">
      <style:text-properties officeooo:rsid="0aff5800"/>
    </style:style>
    <style:style style:name="T678" style:family="text">
      <style:text-properties officeooo:rsid="0b015e0f"/>
    </style:style>
    <style:style style:name="T679" style:family="text">
      <style:text-properties officeooo:rsid="0b1c1b70"/>
    </style:style>
    <style:style style:name="T680" style:family="text">
      <style:text-properties officeooo:rsid="0b2024a7"/>
    </style:style>
    <style:style style:name="T681" style:family="text">
      <style:text-properties officeooo:rsid="0b211ea7"/>
    </style:style>
    <style:style style:name="T682" style:family="text">
      <style:text-properties officeooo:rsid="0b29fd82"/>
    </style:style>
    <style:style style:name="T683" style:family="text">
      <style:text-properties officeooo:rsid="0287719f"/>
    </style:style>
    <style:style style:name="T684" style:family="text">
      <style:text-properties officeooo:rsid="0b2fe871"/>
    </style:style>
    <style:style style:name="T685" style:family="text">
      <style:text-properties officeooo:rsid="0b310371"/>
    </style:style>
    <style:style style:name="T686" style:family="text">
      <style:text-properties officeooo:rsid="0b35e3f9"/>
    </style:style>
    <style:style style:name="T687" style:family="text">
      <style:text-properties officeooo:rsid="0b3e7d37"/>
    </style:style>
    <style:style style:name="T688" style:family="text">
      <style:text-properties officeooo:rsid="0b47d2ef"/>
    </style:style>
    <style:style style:name="T689" style:family="text">
      <style:text-properties officeooo:rsid="0b4b5e02"/>
    </style:style>
    <style:style style:name="T690" style:family="text">
      <style:text-properties officeooo:rsid="0b66c048"/>
    </style:style>
    <style:style style:name="T691" style:family="text">
      <style:text-properties officeooo:rsid="0b6808cf"/>
    </style:style>
    <style:style style:name="T692" style:family="text">
      <style:text-properties officeooo:rsid="0b69982e"/>
    </style:style>
    <style:style style:name="T693" style:family="text">
      <style:text-properties officeooo:rsid="0b699e8b"/>
    </style:style>
    <style:style style:name="T694" style:family="text">
      <style:text-properties officeooo:rsid="0b6beb9c"/>
    </style:style>
    <style:style style:name="T695" style:family="text">
      <style:text-properties officeooo:rsid="0b6dc91e"/>
    </style:style>
    <style:style style:name="T696" style:family="text">
      <style:text-properties officeooo:rsid="0b6ddea3"/>
    </style:style>
    <style:style style:name="T697" style:family="text">
      <style:text-properties officeooo:rsid="0b6fa850"/>
    </style:style>
    <style:style style:name="T698" style:family="text">
      <style:text-properties officeooo:rsid="0b6fd805"/>
    </style:style>
    <style:style style:name="T699" style:family="text">
      <style:text-properties officeooo:rsid="0b70aeca"/>
    </style:style>
    <style:style style:name="T700" style:family="text">
      <style:text-properties officeooo:rsid="0b77611d"/>
    </style:style>
    <style:style style:name="T701" style:family="text">
      <style:text-properties officeooo:rsid="0b776d69"/>
    </style:style>
    <style:style style:name="T702" style:family="text">
      <style:text-properties officeooo:rsid="0b77cb9b"/>
    </style:style>
    <style:style style:name="T703" style:family="text">
      <style:text-properties officeooo:rsid="0b87ca0f"/>
    </style:style>
    <style:style style:name="T704" style:family="text">
      <style:text-properties officeooo:rsid="0b8ac287"/>
    </style:style>
    <style:style style:name="T705" style:family="text">
      <style:text-properties officeooo:rsid="0b9c290a"/>
    </style:style>
    <style:style style:name="T706" style:family="text">
      <style:text-properties officeooo:rsid="0b9d0797"/>
    </style:style>
    <style:style style:name="T707" style:family="text">
      <style:text-properties officeooo:rsid="0b9d8d7c"/>
    </style:style>
    <style:style style:name="T708" style:family="text">
      <style:text-properties officeooo:rsid="0b9ed0a2"/>
    </style:style>
    <style:style style:name="T709" style:family="text">
      <style:text-properties officeooo:rsid="0b9ee1aa"/>
    </style:style>
    <style:style style:name="T710" style:family="text">
      <style:text-properties officeooo:rsid="0b9fe2dc"/>
    </style:style>
    <style:style style:name="T711" style:family="text">
      <style:text-properties officeooo:rsid="0ba11050"/>
    </style:style>
    <style:style style:name="T712" style:family="text">
      <style:text-properties officeooo:rsid="0ba29163"/>
    </style:style>
    <style:style style:name="T713" style:family="text">
      <style:text-properties officeooo:rsid="0ba43af9"/>
    </style:style>
    <style:style style:name="T714" style:family="text">
      <style:text-properties officeooo:rsid="0ba5ef66"/>
    </style:style>
    <style:style style:name="T715" style:family="text">
      <style:text-properties officeooo:rsid="0ba62298"/>
    </style:style>
    <style:style style:name="T716" style:family="text">
      <style:text-properties officeooo:rsid="0ba7d69d"/>
    </style:style>
    <style:style style:name="T717" style:family="text">
      <style:text-properties officeooo:rsid="0ba8dc87"/>
    </style:style>
    <style:style style:name="T718" style:family="text">
      <style:text-properties officeooo:rsid="0bb310b3"/>
    </style:style>
    <style:style style:name="T719" style:family="text">
      <style:text-properties officeooo:rsid="0bb3adc5"/>
    </style:style>
    <style:style style:name="T720" style:family="text">
      <style:text-properties officeooo:rsid="0bc00b41"/>
    </style:style>
    <style:style style:name="T721" style:family="text">
      <style:text-properties officeooo:rsid="0bc1fa4d"/>
    </style:style>
    <style:style style:name="T722" style:family="text">
      <style:text-properties officeooo:rsid="0bc6dd7e"/>
    </style:style>
    <style:style style:name="T723" style:family="text">
      <style:text-properties officeooo:rsid="0bd378c5"/>
    </style:style>
    <style:style style:name="T724" style:family="text">
      <style:text-properties officeooo:rsid="0bd3c539"/>
    </style:style>
    <style:style style:name="T725" style:family="text">
      <style:text-properties officeooo:rsid="0bdb8500"/>
    </style:style>
    <style:style style:name="T726" style:family="text">
      <style:text-properties officeooo:rsid="0bdecfe7"/>
    </style:style>
    <style:style style:name="T727" style:family="text">
      <style:text-properties officeooo:rsid="0be01677"/>
    </style:style>
    <style:style style:name="T728" style:family="text">
      <style:text-properties officeooo:rsid="0be0a65e"/>
    </style:style>
    <style:style style:name="T729" style:family="text">
      <style:text-properties officeooo:rsid="0be1bba5"/>
    </style:style>
    <style:style style:name="T730" style:family="text">
      <style:text-properties officeooo:rsid="0be266cf"/>
    </style:style>
    <style:style style:name="T731" style:family="text">
      <style:text-properties officeooo:rsid="0be393ae"/>
    </style:style>
    <style:style style:name="T732" style:family="text">
      <style:text-properties officeooo:rsid="0bec41f2"/>
    </style:style>
    <style:style style:name="T733" style:family="text">
      <style:text-properties officeooo:rsid="0c0181cc"/>
    </style:style>
    <style:style style:name="T734" style:family="text">
      <style:text-properties officeooo:rsid="0c033f72"/>
    </style:style>
    <style:style style:name="T735" style:family="text">
      <style:text-properties officeooo:rsid="0c04c279"/>
    </style:style>
    <style:style style:name="T736" style:family="text">
      <style:text-properties officeooo:rsid="0c0641a4"/>
    </style:style>
    <style:style style:name="T737" style:family="text">
      <style:text-properties officeooo:rsid="0c13f489"/>
    </style:style>
    <style:style style:name="T738" style:family="text">
      <style:text-properties officeooo:rsid="0c140599"/>
    </style:style>
    <style:style style:name="T739" style:family="text">
      <style:text-properties officeooo:rsid="0c158f6e"/>
    </style:style>
    <style:style style:name="T740" style:family="text">
      <style:text-properties officeooo:rsid="0c1c47ba"/>
    </style:style>
    <style:style style:name="T741" style:family="text">
      <style:text-properties fo:font-size="11pt" officeooo:rsid="0c1990da" style:font-size-asian="11pt" style:font-size-complex="11pt"/>
    </style:style>
    <style:style style:name="T742" style:family="text">
      <style:text-properties fo:font-size="11pt" officeooo:rsid="0c1d32bb" style:font-size-asian="11pt" style:font-size-complex="11pt"/>
    </style:style>
    <style:style style:name="T743" style:family="text">
      <style:text-properties fo:font-size="11pt" officeooo:rsid="0c1c47ba" style:font-size-asian="11pt" style:font-size-complex="11pt"/>
    </style:style>
    <style:style style:name="T744" style:family="text">
      <style:text-properties officeooo:rsid="0c21e8a3"/>
    </style:style>
    <style:style style:name="T745" style:family="text">
      <style:text-properties officeooo:rsid="0c23ceca"/>
    </style:style>
    <style:style style:name="T746" style:family="text">
      <style:text-properties officeooo:rsid="0c398d04"/>
    </style:style>
    <style:style style:name="T747" style:family="text">
      <style:text-properties officeooo:rsid="0c39af67"/>
    </style:style>
    <style:style style:name="T748" style:family="text">
      <style:text-properties officeooo:rsid="0c3b79c4"/>
    </style:style>
    <style:style style:name="T749" style:family="text">
      <style:text-properties officeooo:rsid="0c3bb79b"/>
    </style:style>
    <style:style style:name="T750" style:family="text">
      <style:text-properties officeooo:rsid="0c3c5e3f"/>
    </style:style>
    <style:style style:name="T751" style:family="text">
      <style:text-properties officeooo:rsid="0c3d7d43"/>
    </style:style>
    <style:style style:name="T752" style:family="text">
      <style:text-properties officeooo:rsid="0c40ebf3"/>
    </style:style>
    <style:style style:name="T753" style:family="text">
      <style:text-properties officeooo:rsid="0c41b4fb"/>
    </style:style>
    <style:style style:name="T754" style:family="text">
      <style:text-properties officeooo:rsid="0c5b64af"/>
    </style:style>
    <style:style style:name="T755" style:family="text">
      <style:text-properties officeooo:rsid="0c5bd128"/>
    </style:style>
    <style:style style:name="T756" style:family="text">
      <style:text-properties officeooo:rsid="0c5d8bfa"/>
    </style:style>
    <style:style style:name="T757" style:family="text">
      <style:text-properties officeooo:rsid="0c5dc8fb"/>
    </style:style>
    <style:style style:name="T758" style:family="text">
      <style:text-properties officeooo:rsid="0c5fc875"/>
    </style:style>
    <style:style style:name="T759" style:family="text">
      <style:text-properties officeooo:rsid="0c67e932"/>
    </style:style>
    <style:style style:name="T760" style:family="text">
      <style:text-properties officeooo:rsid="0c68db8d"/>
    </style:style>
    <style:style style:name="T761" style:family="text">
      <style:text-properties officeooo:rsid="0c6f1ca0"/>
    </style:style>
    <style:style style:name="T762" style:family="text">
      <style:text-properties officeooo:rsid="0c70fd34"/>
    </style:style>
    <style:style style:name="T763" style:family="text">
      <style:text-properties officeooo:rsid="0c725004"/>
    </style:style>
    <style:style style:name="T764" style:family="text">
      <style:text-properties officeooo:rsid="0c74831b"/>
    </style:style>
    <style:style style:name="T765" style:family="text">
      <style:text-properties officeooo:rsid="0c797cf0"/>
    </style:style>
    <style:style style:name="T766" style:family="text">
      <style:text-properties officeooo:rsid="0c8d3cc2"/>
    </style:style>
    <style:style style:name="T767" style:family="text">
      <style:text-properties officeooo:rsid="0b91acdd"/>
    </style:style>
    <style:style style:name="T768" style:family="text">
      <style:text-properties officeooo:rsid="0c95f46f"/>
    </style:style>
    <style:style style:name="T769" style:family="text">
      <style:text-properties officeooo:rsid="0c9b2e5b"/>
    </style:style>
    <style:style style:name="T770" style:family="text">
      <style:text-properties officeooo:rsid="0c9b8591"/>
    </style:style>
    <style:style style:name="T771" style:family="text">
      <style:text-properties officeooo:rsid="0c9d847d"/>
    </style:style>
    <style:style style:name="T772" style:family="text">
      <style:text-properties officeooo:rsid="0c9da325"/>
    </style:style>
    <style:style style:name="T773" style:family="text">
      <style:text-properties officeooo:rsid="0c9f9d3f"/>
    </style:style>
    <style:style style:name="T774" style:family="text">
      <style:text-properties officeooo:rsid="0ca333b2"/>
    </style:style>
    <style:style style:name="T775" style:family="text">
      <style:text-properties officeooo:rsid="0ca3afea"/>
    </style:style>
    <style:style style:name="T776" style:family="text">
      <style:text-properties officeooo:rsid="0ca7de4a"/>
    </style:style>
    <style:style style:name="T777" style:family="text">
      <style:text-properties officeooo:rsid="0ca9b255"/>
    </style:style>
    <style:style style:name="T778" style:family="text">
      <style:text-properties officeooo:rsid="0caf5857"/>
    </style:style>
    <style:style style:name="T779" style:family="text">
      <style:text-properties officeooo:rsid="0cb82793"/>
    </style:style>
    <style:style style:name="T780" style:family="text">
      <style:text-properties officeooo:rsid="0cbc8358"/>
    </style:style>
    <style:style style:name="T781" style:family="text">
      <style:text-properties officeooo:rsid="0b60d1b1"/>
    </style:style>
    <style:style style:name="T782" style:family="text">
      <style:text-properties officeooo:rsid="0cbe6ea6"/>
    </style:style>
    <style:style style:name="T783" style:family="text">
      <style:text-properties officeooo:rsid="0ccc60b6"/>
    </style:style>
    <style:style style:name="T784" style:family="text">
      <style:text-properties officeooo:rsid="0ccd4294"/>
    </style:style>
    <style:style style:name="T785" style:family="text">
      <style:text-properties officeooo:rsid="0cd27c85"/>
    </style:style>
    <style:style style:name="T786" style:family="text">
      <style:text-properties officeooo:rsid="0cd3fdde"/>
    </style:style>
    <style:style style:name="T787" style:family="text">
      <style:text-properties officeooo:rsid="0cd650f5"/>
    </style:style>
    <style:style style:name="T788" style:family="text">
      <style:text-properties officeooo:rsid="0cde9171"/>
    </style:style>
    <style:style style:name="T789" style:family="text">
      <style:text-properties officeooo:rsid="0cf3b099"/>
    </style:style>
    <style:style style:name="T790" style:family="text">
      <style:text-properties officeooo:rsid="0cf3d1f4"/>
    </style:style>
    <style:style style:name="T791" style:family="text">
      <style:text-properties officeooo:rsid="0cf58c60"/>
    </style:style>
    <style:style style:name="T792" style:family="text">
      <style:text-properties officeooo:rsid="0cf64223"/>
    </style:style>
    <style:style style:name="T793" style:family="text">
      <style:text-properties officeooo:rsid="0cf8ff67"/>
    </style:style>
    <style:style style:name="T794" style:family="text">
      <style:text-properties officeooo:rsid="0cfa19bb"/>
    </style:style>
    <style:style style:name="T795" style:family="text">
      <style:text-properties officeooo:rsid="0cfaa666"/>
    </style:style>
    <style:style style:name="T796" style:family="text">
      <style:text-properties officeooo:rsid="0cfc6af2"/>
    </style:style>
    <style:style style:name="T797" style:family="text">
      <style:text-properties officeooo:rsid="0cfefe9b"/>
    </style:style>
    <style:style style:name="T798" style:family="text">
      <style:text-properties officeooo:rsid="0cffbbe3"/>
    </style:style>
    <style:style style:name="T799" style:family="text">
      <style:text-properties officeooo:rsid="0cfffc37"/>
    </style:style>
    <style:style style:name="T800" style:family="text">
      <style:text-properties officeooo:rsid="0d035da2"/>
    </style:style>
    <style:style style:name="T801" style:family="text">
      <style:text-properties officeooo:rsid="0d057157"/>
    </style:style>
    <style:style style:name="T802" style:family="text">
      <style:text-properties officeooo:rsid="0d074306"/>
    </style:style>
    <style:style style:name="T803" style:family="text">
      <style:text-properties officeooo:rsid="0d106ac7"/>
    </style:style>
    <style:style style:name="T804" style:family="text">
      <style:text-properties officeooo:rsid="0d126df8"/>
    </style:style>
    <style:style style:name="T805" style:family="text">
      <style:text-properties officeooo:rsid="0d1a385d"/>
    </style:style>
    <style:style style:name="T806" style:family="text">
      <style:text-properties officeooo:rsid="0d25f063"/>
    </style:style>
    <style:style style:name="T807" style:family="text">
      <style:text-properties officeooo:rsid="0d27476d"/>
    </style:style>
    <style:style style:name="T808" style:family="text">
      <style:text-properties officeooo:rsid="0d276148"/>
    </style:style>
    <style:style style:name="T809" style:family="text">
      <style:text-properties officeooo:rsid="0d343a4b"/>
    </style:style>
    <style:style style:name="T810" style:family="text">
      <style:text-properties officeooo:rsid="0d351d4c"/>
    </style:style>
    <style:style style:name="T811" style:family="text">
      <style:text-properties officeooo:rsid="0d39c8f4"/>
    </style:style>
    <style:style style:name="T812" style:family="text">
      <style:text-properties officeooo:rsid="0d40271c"/>
    </style:style>
    <style:style style:name="T813" style:family="text">
      <style:text-properties officeooo:rsid="0d4129c2"/>
    </style:style>
    <style:style style:name="T814" style:family="text">
      <style:text-properties officeooo:rsid="0d41dfbe"/>
    </style:style>
    <style:style style:name="T815" style:family="text">
      <style:text-properties officeooo:rsid="0d491f3b"/>
    </style:style>
    <style:style style:name="T816" style:family="text">
      <style:text-properties officeooo:rsid="0d4adc96"/>
    </style:style>
    <style:style style:name="T817" style:family="text">
      <style:text-properties officeooo:rsid="0d4b314b"/>
    </style:style>
    <style:style style:name="T818" style:family="text">
      <style:text-properties officeooo:rsid="0d4c4962"/>
    </style:style>
    <style:style style:name="T819" style:family="text">
      <style:text-properties officeooo:rsid="0d5147fb"/>
    </style:style>
    <style:style style:name="T820" style:family="text">
      <style:text-properties officeooo:rsid="0d56dd8a"/>
    </style:style>
    <style:style style:name="T821" style:family="text">
      <style:text-properties officeooo:rsid="0d586cff"/>
    </style:style>
    <style:style style:name="T822" style:family="text">
      <style:text-properties officeooo:rsid="0d5a1e79"/>
    </style:style>
    <style:style style:name="T823" style:family="text">
      <style:text-properties officeooo:rsid="0d5be780"/>
    </style:style>
    <style:style style:name="T824" style:family="text">
      <style:text-properties officeooo:rsid="0d6359c0"/>
    </style:style>
    <style:style style:name="T825" style:family="text">
      <style:text-properties officeooo:rsid="0d6fb572"/>
    </style:style>
    <style:style style:name="T826" style:family="text">
      <style:text-properties officeooo:rsid="0d76057c"/>
    </style:style>
    <style:style style:name="T827" style:family="text">
      <style:text-properties officeooo:rsid="0d769575"/>
    </style:style>
    <style:style style:name="T828" style:family="text">
      <style:text-properties officeooo:rsid="0d782aff"/>
    </style:style>
    <style:style style:name="T829" style:family="text">
      <style:text-properties officeooo:rsid="0d82a7fb"/>
    </style:style>
    <style:style style:name="T830" style:family="text">
      <style:text-properties officeooo:rsid="0d83cd49"/>
    </style:style>
    <style:style style:name="T831" style:family="text">
      <style:text-properties officeooo:rsid="0d8dae8e"/>
    </style:style>
    <style:style style:name="T832" style:family="text">
      <style:text-properties officeooo:rsid="0d9b0b55"/>
    </style:style>
    <style:style style:name="T833" style:family="text">
      <style:text-properties officeooo:rsid="0d9f0955"/>
    </style:style>
    <style:style style:name="T834" style:family="text">
      <style:text-properties officeooo:rsid="0da12a1a"/>
    </style:style>
    <style:style style:name="T835" style:family="text">
      <style:text-properties officeooo:rsid="0da1efbc"/>
    </style:style>
    <style:style style:name="T836" style:family="text">
      <style:text-properties officeooo:rsid="0da5d97d"/>
    </style:style>
    <style:style style:name="T837" style:family="text">
      <style:text-properties officeooo:rsid="0da8b0f4"/>
    </style:style>
    <style:style style:name="T838" style:family="text">
      <style:text-properties officeooo:rsid="0dab652d"/>
    </style:style>
    <style:style style:name="T839" style:family="text">
      <style:text-properties officeooo:rsid="0dac4633"/>
    </style:style>
    <style:style style:name="T840" style:family="text">
      <style:text-properties officeooo:rsid="0dae4197"/>
    </style:style>
    <style:style style:name="T841" style:family="text">
      <style:text-properties officeooo:rsid="0dafb1f6"/>
    </style:style>
    <style:style style:name="T842" style:family="text">
      <style:text-properties officeooo:rsid="0dbebf77"/>
    </style:style>
    <style:style style:name="T843" style:family="text">
      <style:text-properties officeooo:rsid="0dc070f0"/>
    </style:style>
    <style:style style:name="T844" style:family="text">
      <style:text-properties officeooo:rsid="0dc08207"/>
    </style:style>
    <style:style style:name="T845" style:family="text">
      <style:text-properties officeooo:rsid="0dc280f3"/>
    </style:style>
    <style:style style:name="T846" style:family="text">
      <style:text-properties officeooo:rsid="0dc370a7"/>
    </style:style>
    <style:style style:name="T847" style:family="text">
      <style:text-properties officeooo:rsid="0dc47dac"/>
    </style:style>
    <style:style style:name="T848" style:family="text">
      <style:text-properties officeooo:rsid="0dc6ab9e"/>
    </style:style>
    <style:style style:name="T849" style:family="text">
      <style:text-properties officeooo:rsid="0dd06b83"/>
    </style:style>
    <style:style style:name="T850" style:family="text">
      <style:text-properties officeooo:rsid="0dd31a1c"/>
    </style:style>
    <style:style style:name="T851" style:family="text">
      <style:text-properties officeooo:rsid="0dd3a953"/>
    </style:style>
    <style:style style:name="T852" style:family="text">
      <style:text-properties officeooo:rsid="0dd47068"/>
    </style:style>
    <style:style style:name="T853" style:family="text">
      <style:text-properties officeooo:rsid="0dd4e5dc"/>
    </style:style>
    <style:style style:name="T854" style:family="text">
      <style:text-properties officeooo:rsid="0dd58455"/>
    </style:style>
    <style:style style:name="T855" style:family="text">
      <style:text-properties officeooo:rsid="0dd72d65"/>
    </style:style>
    <style:style style:name="T856" style:family="text">
      <style:text-properties officeooo:rsid="0dd7a355"/>
    </style:style>
    <style:style style:name="T857" style:family="text">
      <style:text-properties officeooo:rsid="0dd9da22"/>
    </style:style>
    <style:style style:name="T858" style:family="text">
      <style:text-properties officeooo:rsid="0df4d152"/>
    </style:style>
    <style:style style:name="T859" style:family="text">
      <style:text-properties officeooo:rsid="0df5f350"/>
    </style:style>
    <style:style style:name="T860" style:family="text">
      <style:text-properties officeooo:rsid="0df7cf70"/>
    </style:style>
    <style:style style:name="T861" style:family="text">
      <style:text-properties officeooo:rsid="0dfe4ce7"/>
    </style:style>
    <style:style style:name="T862" style:family="text">
      <style:text-properties officeooo:rsid="0e080e91"/>
    </style:style>
    <style:style style:name="T863" style:family="text">
      <style:text-properties officeooo:rsid="0e08a01d"/>
    </style:style>
    <style:style style:name="T864" style:family="text">
      <style:text-properties officeooo:rsid="0e0b9377"/>
    </style:style>
    <style:style style:name="T865" style:family="text">
      <style:text-properties officeooo:rsid="0e0d7316"/>
    </style:style>
    <style:style style:name="T866" style:family="text">
      <style:text-properties officeooo:rsid="0e0d7cb2"/>
    </style:style>
    <style:style style:name="T867" style:family="text">
      <style:text-properties officeooo:rsid="0e0f5de9"/>
    </style:style>
    <style:style style:name="T868" style:family="text">
      <style:text-properties officeooo:rsid="0e0fadab"/>
    </style:style>
    <style:style style:name="T869" style:family="text">
      <style:text-properties officeooo:rsid="0e119dc5"/>
    </style:style>
    <style:style style:name="T870" style:family="text">
      <style:text-properties officeooo:rsid="0e13489e"/>
    </style:style>
    <style:style style:name="T871" style:family="text">
      <style:text-properties officeooo:rsid="0e14f355"/>
    </style:style>
    <style:style style:name="T872" style:family="text">
      <style:text-properties officeooo:rsid="0e16cdfb"/>
    </style:style>
    <style:style style:name="T873" style:family="text">
      <style:text-properties officeooo:rsid="0e1da33d"/>
    </style:style>
    <style:style style:name="T874" style:family="text">
      <style:text-properties officeooo:rsid="0e1fc1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63" text:outline-level="1"><text:span text:style-name="T2">Data</text:span><text:span text:style-name="T3">b</text:span><text:span text:style-name="T2">ase Design Documentation</text:span><text:span text:style-name="T1"> </text:span></text:h>
      <text:p text:style-name="P254"/>
      <text:p text:style-name="P253"/>
      <text:h text:style-name="P865" text:outline-level="2">Global Attributes</text:h>
      <text:p text:style-name="P252"/>
      <text:list xml:id="list3230002997" text:style-name="L1">
        <text:list-item>
          <text:p text:style-name="P1363"><text:span text:style-name="T4">Id <text:s/>: <text:s/></text:span><text:span text:style-name="T5">این فیلد یک unique id برای هر row میباشد </text:span></text:p>
          <text:list>
            <text:list-item>
              <text:p text:style-name="P1367">نوع : big int </text:p>
            </text:list-item>
            <text:list-item>
              <text:p text:style-name="P1368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193"/>
      <text:p text:style-name="P193"/>
      <text:list xml:id="list134106815817208" text:continue-numbering="true" text:style-name="L1">
        <text:list-item>
          <text:p text:style-name="P1369">email : این فیلد برای ذخیره سازی ایمیل میباشد </text:p>
          <text:list>
            <text:list-item>
              <text:p text:style-name="P1369">نوع : <text:span text:style-name="T9">varchar(64)</text:span></text:p>
            </text:list-item>
            <text:list-item>
              <text:p text:style-name="P1370">ویژگی ها :‌ <text:span text:style-name="T10">index</text:span></text:p>
            </text:list-item>
          </text:list>
        </text:list-item>
      </text:list>
      <text:p text:style-name="P193"/>
      <text:list xml:id="list134105708630227" text:continue-numbering="true" text:style-name="L1">
        <text:list-item>
          <text:p text:style-name="P1371">created_at : این فیلد برای ذخیره تاریخ ایجاد یک سطر در جداول استفاده میشود !!!!</text:p>
          <text:list>
            <text:list-item>
              <text:p text:style-name="P1372">نوع :‌ <text:span text:style-name="T12">timestamp </text:span></text:p>
            </text:list-item>
            <text:list-item>
              <text:p text:style-name="P1374">ویژگی ها : <text:span text:style-name="T15">nullable</text:span></text:p>
            </text:list-item>
          </text:list>
        </text:list-item>
      </text:list>
      <text:p text:style-name="P195"/>
      <text:p text:style-name="P194"/>
      <text:list xml:id="list134106980023709" text:continue-numbering="true" text:style-name="L1">
        <text:list-item>
          <text:p text:style-name="P1364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373">نوع :‌ <text:span text:style-name="T12">timestamp </text:span></text:p>
            </text:list-item>
            <text:list-item>
              <text:p text:style-name="P1375">ویژگی ها : <text:span text:style-name="T15">nullable</text:span></text:p>
            </text:list-item>
          </text:list>
        </text:list-item>
      </text:list>
      <text:p text:style-name="P196"/>
      <text:p text:style-name="P196"/>
      <text:p text:style-name="P196"/>
      <text:list xml:id="list134106092747115" text:continue-numbering="true" text:style-name="L1">
        <text:list-item>
          <text:p text:style-name="P1376"><text:soft-page-break/>name : این فیلد برای ذخیره نام کاربران در جدول های است !!!!</text:p>
          <text:list>
            <text:list-item>
              <text:p text:style-name="P1365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377">ویژگی : <text:span text:style-name="T20">not nullable , index</text:span></text:p>
            </text:list-item>
          </text:list>
        </text:list-item>
        <text:list-item>
          <text:p text:style-name="P1378">type : این فیلد برای نوع یک item در جدول ساخته میشود !!!</text:p>
          <text:list>
            <text:list-item>
              <text:p text:style-name="P1366"><text:span text:style-name="T511">نوع :‌</text:span><text:span text:style-name="T510">boolean</text:span></text:p>
            </text:list-item>
            <text:list-item>
              <text:p text:style-name="P1379">ویژگی : not null , defualt …. , <text:span text:style-name="T522">unsigned</text:span></text:p>
            </text:list-item>
          </text:list>
        </text:list-item>
        <text:list-item>
          <text:p text:style-name="P1380">status : </text:p>
          <text:list>
            <text:list-item>
              <text:p text:style-name="P1380">نوع : <text:span text:style-name="T523">bit(1)</text:span></text:p>
            </text:list-item>
            <text:list-item>
              <text:p text:style-name="P1380">ویژگی: </text:p>
            </text:list-item>
          </text:list>
        </text:list-item>
      </text:list>
      <text:p text:style-name="P191"/>
      <text:list xml:id="list1267702917" text:style-name="L2">
        <text:list-item>
          <text:p text:style-name="P1381">sort:</text:p>
          <text:list>
            <text:list-item>
              <text:p text:style-name="P1381">نوع :‌tiny int </text:p>
            </text:list-item>
            <text:list-item>
              <text:p text:style-name="P1382">ویژگی :‌unsigned ,<text:span text:style-name="T537">nullable</text:span></text:p>
            </text:list-item>
          </text:list>
        </text:list-item>
      </text:list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207"/>
      <text:h text:style-name="P864" text:outline-level="1"><text:soft-page-break/>Tables</text:h>
      <text:p text:style-name="P192"/>
      <text:list xml:id="list1425844878" text:style-name="L3">
        <text:list-item>
          <text:p text:style-name="P866">Users : <text:span text:style-name="T16">این جدول برای ذخیره کاربر های موجود در سیستم است !!!!</text:span></text:p>
          <text:list>
            <text:list-item>
              <text:p text:style-name="P867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28982390656">
          <table:table-cell table:style-name="Table1.A1" office:value-type="string">
            <text:p text:style-name="P245">Name</text:p>
          </table:table-cell>
          <table:table-cell table:style-name="Table1.A1" office:value-type="string">
            <text:p text:style-name="P245">DataType</text:p>
          </table:table-cell>
          <table:table-cell table:style-name="Table1.A1" office:value-type="string">
            <text:p text:style-name="P245">Attributes</text:p>
          </table:table-cell>
          <table:table-cell table:style-name="Table1.D1" office:value-type="string">
            <text:p text:style-name="P245">Comment</text:p>
          </table:table-cell>
        </table:table-row>
        <table:table-row table:style-name="TableLine94628982458112">
          <table:table-cell table:style-name="Table1.A2" office:value-type="string">
            <text:p text:style-name="P245">Id</text:p>
          </table:table-cell>
          <table:table-cell table:style-name="Table1.A2" office:value-type="string">
            <text:p text:style-name="P245">Big integer </text:p>
          </table:table-cell>
          <table:table-cell table:style-name="Table1.A2" office:value-type="string">
            <text:p text:style-name="P251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256"/>
          </table:table-cell>
        </table:table-row>
        <table:table-row table:style-name="TableLine94628982460224">
          <table:table-cell table:style-name="Table1.A2" office:value-type="string">
            <text:p text:style-name="P249">name</text:p>
          </table:table-cell>
          <table:table-cell table:style-name="Table1.A2" office:value-type="string">
            <text:p text:style-name="P205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01"><text:s/>, not null</text:p>
          </table:table-cell>
          <table:table-cell table:style-name="Table1.D2" office:value-type="string">
            <text:p text:style-name="P256"/>
          </table:table-cell>
        </table:table-row>
        <table:table-row table:style-name="TableLine94628982461136">
          <table:table-cell table:style-name="Table1.A2" office:value-type="string">
            <text:p text:style-name="P250">family</text:p>
          </table:table-cell>
          <table:table-cell table:style-name="Table1.A2" office:value-type="string">
            <text:p text:style-name="P206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02">, not null</text:p>
          </table:table-cell>
          <table:table-cell table:style-name="Table1.D2" office:value-type="string">
            <text:p text:style-name="P256"/>
          </table:table-cell>
        </table:table-row>
        <table:table-row table:style-name="TableLine94628982462096">
          <table:table-cell table:style-name="Table1.A2" office:value-type="string">
            <text:p text:style-name="P246">email</text:p>
          </table:table-cell>
          <table:table-cell table:style-name="Table1.A2" office:value-type="string">
            <text:p text:style-name="P200">varchar(64)</text:p>
          </table:table-cell>
          <table:table-cell table:style-name="Table1.A2" office:value-type="string">
            <text:p text:style-name="P197">Not null <text:s/>, unique </text:p>
          </table:table-cell>
          <table:table-cell table:style-name="Table1.D2" office:value-type="string">
            <text:p text:style-name="P256"/>
          </table:table-cell>
        </table:table-row>
        <table:table-row table:style-name="TableLine94628982463248">
          <table:table-cell table:style-name="Table1.A2" office:value-type="string">
            <text:p text:style-name="P255">phone</text:p>
          </table:table-cell>
          <table:table-cell table:style-name="Table1.A2" office:value-type="string">
            <text:p text:style-name="P256"><text:s/><text:span text:style-name="T21">varchar(13)</text:span></text:p>
          </table:table-cell>
          <table:table-cell table:style-name="Table1.A2" office:value-type="string">
            <text:p text:style-name="P318"><text:s text:c="2"/>not null , unique </text:p>
          </table:table-cell>
          <table:table-cell table:style-name="Table1.D2" office:value-type="string">
            <text:p text:style-name="P256"/>
          </table:table-cell>
        </table:table-row>
        <table:table-row table:style-name="TableLine94628982464272">
          <table:table-cell table:style-name="Table1.A2" office:value-type="string">
            <text:p text:style-name="P248">status</text:p>
          </table:table-cell>
          <table:table-cell table:style-name="Table1.A2" office:value-type="string">
            <text:p text:style-name="P204"><text:span text:style-name="T517">(1)</text:span>bit</text:p>
          </table:table-cell>
          <table:table-cell table:style-name="Table1.A2" office:value-type="string">
            <text:p text:style-name="P199"><text:s/>, Defualt 1 , <text:span text:style-name="T137">not null </text:span></text:p>
          </table:table-cell>
          <table:table-cell table:style-name="Table1.D2" office:value-type="string">
            <text:p text:style-name="P176">این فیلد برای active بودن یا نبودن user طراحی شده !!!!</text:p>
          </table:table-cell>
        </table:table-row>
        <table:table-row table:style-name="TableLine94628982465344">
          <table:table-cell table:style-name="Table1.A2" office:value-type="string">
            <text:p text:style-name="P247">password</text:p>
          </table:table-cell>
          <table:table-cell table:style-name="Table1.A2" office:value-type="string">
            <text:p text:style-name="P198">varchar(60)</text:p>
          </table:table-cell>
          <table:table-cell table:style-name="Table1.A2" office:value-type="string">
            <text:p text:style-name="P203">Not null </text:p>
          </table:table-cell>
          <table:table-cell table:style-name="Table1.D2" office:value-type="string">
            <text:p text:style-name="P256"/>
          </table:table-cell>
        </table:table-row>
      </table:table>
      <text:p text:style-name="P224"/>
      <text:p text:style-name="P2"/>
      <text:p text:style-name="P2"/>
      <text:p text:style-name="P2"/>
      <text:p text:style-name="P2"/>
      <text:p text:style-name="P2"/>
      <text:p text:style-name="P2"/>
      <text:p text:style-name="P55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  <text:list xml:id="list2692609493" text:style-name="L4">
        <text:list-item>
          <text:list>
            <text:list-item>
              <text:p text:style-name="P868"><text:soft-page-break/>ارتباطات : </text:p>
              <text:list>
                <text:list-item>
                  <text:p text:style-name="P869">جدول dates : </text:p>
                  <text:list>
                    <text:list-item>
                      <text:p text:style-name="P870">نوع ارتباط : 1بهn </text:p>
                    </text:list-item>
                    <text:list-item>
                      <text:p text:style-name="P871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901">و هر row در جدول dates متعلق به یک user است !!!</text:p>
                      <text:p text:style-name="P872"><text:span text:style-name="T44"><text:s/>مثلا created_at , updated_at , deleted_at , </text:span><text:span text:style-name="T524">email </text:span></text:p>
                    </text:list-item>
                    <text:list-item>
                      <text:p text:style-name="P872"><text:span text:style-name="T524">verify_at , phone_verify</text:span><text:span text:style-name="T44"> birthday_at <text:s/>, </text:span><text:span text:style-name="T525">email_verify,phone_veryfy</text:span></text:p>
                      <text:p text:style-name="P902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/>
      <text:p text:style-name="P15"/>
      <text:list xml:id="list134106370401392" text:continue-numbering="true" text:style-name="L4">
        <text:list-item>
          <text:list>
            <text:list-item>
              <text:list>
                <text:list-item>
                  <text:p text:style-name="P903">جدول <text:span text:style-name="T45">nick_names : </text:span></text:p>
                  <text:list>
                    <text:list-item>
                      <text:p text:style-name="P904">نوع ارتباط : 1 به <text:span text:style-name="T46">n</text:span></text:p>
                    </text:list-item>
                    <text:list-item>
                      <text:p text:style-name="P905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7"/>
      <text:list xml:id="list134105759747705" text:continue-numbering="true" text:style-name="L4">
        <text:list-item>
          <text:list>
            <text:list-item>
              <text:list>
                <text:list-item>
                  <text:p text:style-name="P906">جدول files : </text:p>
                  <text:list>
                    <text:list-item>
                      <text:p text:style-name="P906">نوع ارتباط : <text:span text:style-name="T73">1 به </text:span><text:span text:style-name="T74">n</text:span></text:p>
                    </text:list-item>
                    <text:list-item>
                      <text:p text:style-name="P907">توضیحات : <text:span text:style-name="T75">هر یک کاربر دارای چندین فایل و هر فایل را متعلق به یک کاربر است</text:span><text:span text:style-name="T402">(از طریق جدول dates رکوردی که created_at را ذخیره میکند )</text:span></text:p>
                      <text:p text:style-name="P907"/>
                      <text:p text:style-name="P908"><text:s/></text:p>
                    </text:list-item>
                  </text:list>
                </text:list-item>
                <text:list-item>
                  <text:p text:style-name="P909">جدول active_nick_names : </text:p>
                  <text:list>
                    <text:list-item>
                      <text:p text:style-name="P909">نوع ارتباط : <text:span text:style-name="T76">1 به 1</text:span></text:p>
                    </text:list-item>
                    <text:list-item>
                      <text:p text:style-name="P910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134107258169964" text:continue-numbering="true" text:style-name="L4">
        <text:list-item>
          <text:list>
            <text:list-item>
              <text:list>
                <text:list-item>
                  <text:p text:style-name="P911">جدول <text:span text:style-name="T152">languages : </text:span></text:p>
                  <text:list>
                    <text:list-item>
                      <text:p text:style-name="P912">نوع ارتباط :‌<text:span text:style-name="T150">1 به n</text:span></text:p>
                    </text:list-item>
                    <text:list-item>
                      <text:p text:style-name="P913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list xml:id="list134106342415308" text:continue-numbering="true" text:style-name="L4">
        <text:list-item>
          <text:list>
            <text:list-item>
              <text:list>
                <text:list-item>
                  <text:p text:style-name="P873"><text:span text:style-name="T185">app_setting</text:span><text:span text:style-name="T180"> : </text:span></text:p>
                  <text:list>
                    <text:list-item>
                      <text:p text:style-name="P915">نوع :‌ <text:span text:style-name="T181">1 به n </text:span></text:p>
                      <text:p text:style-name="P874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34107385499215" text:continue-numbering="true" text:style-name="L4">
        <text:list-item>
          <text:list>
            <text:list-item>
              <text:list>
                <text:list-item>
                  <text:p text:style-name="P874"><text:span text:style-name="T311">user_bio_translations</text:span><text:span text:style-name="T300"> <text:s/>:</text:span></text:p>
                  <text:list>
                    <text:list-item>
                      <text:p text:style-name="P917">نوع : <text:span text:style-name="T302">1 به n </text:span></text:p>
                    </text:list-item>
                    <text:list-item>
                      <text:p text:style-name="P919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7"/>
      <text:list xml:id="list134106412243140" text:continue-numbering="true" text:style-name="L4">
        <text:list-item>
          <text:p text:style-name="P921">dates : <text:span text:style-name="T27">این جدول برای ذخیره تاریخ ها بین چندین جدول share میشود </text:span></text:p>
          <text:list>
            <text:list-item>
              <text:p text:style-name="P922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628982603680">
          <table:table-cell table:style-name="Table2.A1" office:value-type="string">
            <text:p text:style-name="P289">Name</text:p>
          </table:table-cell>
          <table:table-cell table:style-name="Table2.A1" office:value-type="string">
            <text:p text:style-name="P289">Data Type</text:p>
          </table:table-cell>
          <table:table-cell table:style-name="Table2.A1" office:value-type="string">
            <text:p text:style-name="P289">Attributes</text:p>
          </table:table-cell>
          <table:table-cell table:style-name="Table2.D1" office:value-type="string">
            <text:p text:style-name="P289">Comment</text:p>
          </table:table-cell>
        </table:table-row>
        <table:table-row table:style-name="TableLine94628982627920">
          <table:table-cell table:style-name="Table2.A2" office:value-type="string">
            <text:p text:style-name="P292">id</text:p>
          </table:table-cell>
          <table:table-cell table:style-name="Table2.A2" office:value-type="string">
            <text:p text:style-name="P298">B<text:span text:style-name="T29">ig int </text:span></text:p>
          </table:table-cell>
          <table:table-cell table:style-name="Table2.A2" office:value-type="string">
            <text:p text:style-name="P296">Not Null , index , unique , primary key , auto increment , <text:span text:style-name="T28">unsigned </text:span></text:p>
          </table:table-cell>
          <table:table-cell table:style-name="Table2.D2" office:value-type="string">
            <text:p text:style-name="P256"/>
          </table:table-cell>
        </table:table-row>
        <table:table-row table:style-name="TableLine94628982630096">
          <table:table-cell table:style-name="Table2.A2" office:value-type="string">
            <text:p text:style-name="P294">object_class</text:p>
          </table:table-cell>
          <table:table-cell table:style-name="Table2.A2" office:value-type="string">
            <text:p text:style-name="P301">varchar(255)</text:p>
          </table:table-cell>
          <table:table-cell table:style-name="Table2.A2" office:value-type="string">
            <text:p text:style-name="P303">Not null </text:p>
          </table:table-cell>
          <table:table-cell table:style-name="Table2.D2" office:value-type="string">
            <text:p text:style-name="P178">نام مدلی که این date متعلق به ان است </text:p>
          </table:table-cell>
        </table:table-row>
        <table:table-row table:style-name="TableLine94628982631008">
          <table:table-cell table:style-name="Table2.A2" office:value-type="string">
            <text:p text:style-name="P294">object_id</text:p>
          </table:table-cell>
          <table:table-cell table:style-name="Table2.A2" office:value-type="string">
            <text:p text:style-name="P300">Big int </text:p>
          </table:table-cell>
          <table:table-cell table:style-name="Table2.A2" office:value-type="string">
            <text:p text:style-name="P302">Unsigned , <text:span text:style-name="T30">not null </text:span></text:p>
          </table:table-cell>
          <table:table-cell table:style-name="Table2.D2" office:value-type="string">
            <text:p text:style-name="P179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295">type</text:p>
          </table:table-cell>
          <table:table-cell table:style-name="Table2.A2" office:value-type="string">
            <text:p text:style-name="P530">tinyInt(1)</text:p>
          </table:table-cell>
          <table:table-cell table:style-name="Table2.A2" office:value-type="string">
            <text:p text:style-name="P267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537">unsigned</text:p>
          </table:table-cell>
          <table:table-cell table:style-name="Table2.D2" office:value-type="string">
            <text:p text:style-name="P177">این فیلد نوع date را مشخص میکند !!! مثلا </text:p>
            <text:p text:style-name="P177">0 برای created_at است . 1 برای updated_at</text:p>
          </table:table-cell>
        </table:table-row>
        <table:table-row table:style-name="TableLine94628982632880">
          <table:table-cell table:style-name="Table2.A2" office:value-type="string">
            <text:p text:style-name="P295">dated_at</text:p>
          </table:table-cell>
          <table:table-cell table:style-name="Table2.A2" office:value-type="string">
            <text:p text:style-name="P304">Timestamp</text:p>
          </table:table-cell>
          <table:table-cell table:style-name="Table2.A2" office:value-type="string">
            <text:p text:style-name="P304">Not null </text:p>
          </table:table-cell>
          <table:table-cell table:style-name="Table2.D2" office:value-type="string">
            <text:p text:style-name="P305"/>
          </table:table-cell>
        </table:table-row>
        <table:table-row table:style-name="TableLine94628982633744">
          <table:table-cell table:style-name="Table2.A2" office:value-type="string">
            <text:p text:style-name="P468">user_id</text:p>
          </table:table-cell>
          <table:table-cell table:style-name="Table2.A2" office:value-type="string">
            <text:p text:style-name="P469">Big int </text:p>
          </table:table-cell>
          <table:table-cell table:style-name="Table2.A2" office:value-type="string">
            <text:p text:style-name="P271"><text:span text:style-name="T526">nullable</text:span><text:span text:style-name="T527"> , </text:span><text:span text:style-name="T398">unsigned, </text:span></text:p>
            <text:p text:style-name="P560">foreign key→ users(id) , </text:p>
            <text:p text:style-name="P560"/>
            <text:p text:style-name="P561">on Delete →</text:p>
            <text:p text:style-name="P561">(set<text:span text:style-name="T528"> Null)</text:span></text:p>
            <text:p text:style-name="P561"/>
            <text:p text:style-name="P562">on Update →</text:p>
            <text:p text:style-name="P562">(cascade)</text:p>
          </table:table-cell>
          <table:table-cell table:style-name="Table2.D2" office:value-type="string">
            <text:p text:style-name="P188">با استفاده از این column میتوانیم <text:s/><text:span text:style-name="T399">بفهمیم </text:span><text:span text:style-name="T400">ایتمی که این row متعلق به ان است توسط کدام user اپدیت یا ایجاد شده !!! </text:span><text:span text:style-name="T401">و دیگر در جدول هایی که datable هست نیار به ستون user_id ندارند </text:span></text:p>
          </table:table-cell>
        </table:table-row>
      </table:table>
      <text:list xml:id="list730280535" text:style-name="L5">
        <text:list-header>
          <text:p text:style-name="P923"/>
          <text:list>
            <text:list-item>
              <text:p text:style-name="P1289">ارتباطات :‌</text:p>
              <text:list>
                <text:list-item>
                  <text:p text:style-name="P1290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27">font_icons , </text:span><text:span text:style-name="T334">custom icons <text:s/>, </text:span><text:span text:style-name="T346">icon_groups ,</text:span><text:span text:style-name="T595">developer_informations</text:span><text:span text:style-name="T422"> </text:span></text:p>
                </text:list-item>
                <text:list-item>
                  <text:p text:style-name="P1291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854"/>
      <text:list xml:id="list134106985355547" text:continue-numbering="true" text:style-name="L5">
        <text:list-item>
          <text:p text:style-name="P1296">nick_names : <text:span text:style-name="T37">این جدول برای ذخیره nick name های user ها ساخته شده. </text:span></text:p>
        </text:list-item>
      </text:list>
      <text:p text:style-name="P854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34106232229155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92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293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294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93"/>
          <text:list text:continue-numbering="true">
            <text:list-item>
              <text:p text:style-name="P1295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628982657264">
          <table:table-cell table:style-name="Table3.A1" office:value-type="string">
            <text:p text:style-name="P290">Name</text:p>
          </table:table-cell>
          <table:table-cell table:style-name="Table3.A1" office:value-type="string">
            <text:p text:style-name="P290">Data Type</text:p>
          </table:table-cell>
          <table:table-cell table:style-name="Table3.A1" office:value-type="string">
            <text:p text:style-name="P290">Attributes</text:p>
          </table:table-cell>
          <table:table-cell table:style-name="Table3.D1" office:value-type="string">
            <text:p text:style-name="P290">Comment</text:p>
          </table:table-cell>
        </table:table-row>
        <table:table-row table:style-name="TableLine94628982710848">
          <table:table-cell table:style-name="Table3.A2" office:value-type="string">
            <text:p text:style-name="P293">id</text:p>
          </table:table-cell>
          <table:table-cell table:style-name="Table3.A2" office:value-type="string">
            <text:p text:style-name="P299">B<text:span text:style-name="T29">ig int </text:span></text:p>
          </table:table-cell>
          <table:table-cell table:style-name="Table3.A2" office:value-type="string">
            <text:p text:style-name="P297">Not Null , index , unique , primary key , auto increment , <text:span text:style-name="T28">unsigned </text:span></text:p>
          </table:table-cell>
          <table:table-cell table:style-name="Table3.D2" office:value-type="string">
            <text:p text:style-name="P257"/>
          </table:table-cell>
        </table:table-row>
        <table:table-row table:style-name="TableLine94628982713024">
          <table:table-cell table:style-name="Table3.A2" office:value-type="string">
            <text:p text:style-name="P306">nick_name</text:p>
          </table:table-cell>
          <table:table-cell table:style-name="Table3.A2" office:value-type="string">
            <text:p text:style-name="P258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07">Not null </text:p>
          </table:table-cell>
          <table:table-cell table:style-name="Table3.D2" office:value-type="string">
            <text:p text:style-name="P257"/>
          </table:table-cell>
        </table:table-row>
        <table:table-row table:style-name="TableLine94628982713936">
          <table:table-cell table:style-name="Table3.A2" office:value-type="string">
            <text:p text:style-name="P308">user_id</text:p>
          </table:table-cell>
          <table:table-cell table:style-name="Table3.A2" office:value-type="string">
            <text:p text:style-name="P308">Big int</text:p>
          </table:table-cell>
          <table:table-cell table:style-name="Table3.A2" office:value-type="string">
            <text:p text:style-name="P309">Unsigned ,</text:p>
            <text:p text:style-name="P309"><text:s/><text:span text:style-name="T58">not null ,</text:span></text:p>
            <text:p text:style-name="P563">foreign Key → users(id)</text:p>
            <text:p text:style-name="P563"/>
            <text:p text:style-name="P564">on Delete → (<text:span text:style-name="T529">cascade</text:span>)</text:p>
            <text:p text:style-name="P564"/>
            <text:p text:style-name="P565">on Update → (cascade)</text:p>
          </table:table-cell>
          <table:table-cell table:style-name="Table3.D2" office:value-type="string">
            <text:p text:style-name="P181">این فیلد مشخص میکند که هر nick name برای کدام user است !!!!</text:p>
          </table:table-cell>
        </table:table-row>
      </table:table>
      <text:p text:style-name="P93"/>
      <text:list xml:id="list3061508622" text:style-name="L6">
        <text:list-item>
          <text:list>
            <text:list-item>
              <text:p text:style-name="P924">ارتباطات : </text:p>
              <text:list>
                <text:list-item>
                  <text:p text:style-name="P925">جدول users : </text:p>
                  <text:list>
                    <text:list-item>
                      <text:p text:style-name="P926">نوع ارتباط :‌<text:span text:style-name="T60">1 به </text:span><text:span text:style-name="T61">n</text:span></text:p>
                    </text:list-item>
                    <text:list-item>
                      <text:p text:style-name="P927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34107251338226" text:continue-numbering="true" text:style-name="L6">
        <text:list-item>
          <text:list>
            <text:list-item>
              <text:list>
                <text:list-item>
                  <text:p text:style-name="P928">dates : </text:p>
                  <text:list>
                    <text:list-item>
                      <text:p text:style-name="P929">نوع ارتباط :‌ <text:span text:style-name="T63">1 به 1</text:span></text:p>
                    </text:list-item>
                    <text:list-item>
                      <text:p text:style-name="P930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297">active_nick_names : </text:p>
                  <text:list>
                    <text:list-item>
                      <text:p text:style-name="P931">نوع ارتباط :‌ 1به 1</text:p>
                    </text:list-item>
                    <text:list-item>
                      <text:p text:style-name="P932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98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18"><text:tab/><text:span text:style-name="T82">مثلا کاربر شماره 1 نیک شمار 25 را برای خود انتخاب کرده !!!!</text:span></text:p>
      <text:p text:style-name="P18"/>
      <text:list xml:id="list4292443308" text:style-name="L7">
        <text:list-item>
          <text:list>
            <text:list-item>
              <text:p text:style-name="P933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628982781200">
          <table:table-cell table:style-name="Table5.A1" office:value-type="string">
            <text:p text:style-name="P290">Name</text:p>
          </table:table-cell>
          <table:table-cell table:style-name="Table5.A1" office:value-type="string">
            <text:p text:style-name="P290">Data Type</text:p>
          </table:table-cell>
          <table:table-cell table:style-name="Table5.A1" office:value-type="string">
            <text:p text:style-name="P290">Attributes</text:p>
          </table:table-cell>
          <table:table-cell table:style-name="Table5.D1" office:value-type="string">
            <text:p text:style-name="P290">Comment</text:p>
          </table:table-cell>
        </table:table-row>
        <table:table-row table:style-name="TableLine94628982809568">
          <table:table-cell table:style-name="Table5.A2" office:value-type="string">
            <text:p text:style-name="P319">id</text:p>
          </table:table-cell>
          <table:table-cell table:style-name="Table5.A2" office:value-type="string">
            <text:p text:style-name="P320">Big int </text:p>
          </table:table-cell>
          <table:table-cell table:style-name="Table5.A2" office:value-type="string">
            <text:p text:style-name="P320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256"/>
          </table:table-cell>
        </table:table-row>
        <table:table-row table:style-name="TableLine94628982811744">
          <table:table-cell table:style-name="Table5.A2" office:value-type="string">
            <text:p text:style-name="P321">user_id</text:p>
          </table:table-cell>
          <table:table-cell table:style-name="Table5.A2" office:value-type="string">
            <text:p text:style-name="P343">Big int </text:p>
          </table:table-cell>
          <table:table-cell table:style-name="Table5.A2" office:value-type="string">
            <text:p text:style-name="P322">Unsigned , not null , unique , </text:p>
            <text:p text:style-name="P322">foreign key → users(id)</text:p>
            <text:p text:style-name="P322"/>
            <text:p text:style-name="P566">on Delete → (<text:span text:style-name="T531">cascade</text:span>)</text:p>
            <text:p text:style-name="P566"/>
            <text:p text:style-name="P567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182">از انجایی که هر کاربر باید یک row در این جدول داشته باشد</text:p>
            <text:p text:style-name="P182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628982812656">
          <table:table-cell table:style-name="Table5.A2" office:value-type="string">
            <text:p text:style-name="P344">nick_name_id</text:p>
          </table:table-cell>
          <table:table-cell table:style-name="Table5.A2" office:value-type="string">
            <text:p text:style-name="P343">Big int </text:p>
          </table:table-cell>
          <table:table-cell table:style-name="Table5.A2" office:value-type="string">
            <text:p text:style-name="P322">Unsigned , not null , unique , </text:p>
            <text:p text:style-name="P272"><text:span text:style-name="T87">foreign key → </text:span><text:span text:style-name="T88">nick_names</text:span><text:span text:style-name="T87">(id)</text:span></text:p>
            <text:p text:style-name="P323"/>
            <text:p text:style-name="P568">on Delete → (<text:span text:style-name="T531">cascade</text:span>)</text:p>
            <text:p text:style-name="P568"/>
            <text:p text:style-name="P568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183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184"><text:s/>این فیلد از نوع unique است !!!!</text:p>
          </table:table-cell>
        </table:table-row>
      </table:table>
      <text:p text:style-name="P208"/>
      <text:list xml:id="list3564753290" text:style-name="L8">
        <text:list-item>
          <text:list>
            <text:list-item>
              <text:p text:style-name="P934">ارتباطات :‌</text:p>
              <text:list>
                <text:list-item>
                  <text:p text:style-name="P935">user_id : </text:p>
                  <text:list>
                    <text:list-item>
                      <text:p text:style-name="P936">نوع :‌<text:span text:style-name="T91">1به1</text:span></text:p>
                    </text:list-item>
                    <text:list-item>
                      <text:p text:style-name="P875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34106024157686" text:continue-numbering="true" text:style-name="L8">
        <text:list-item>
          <text:list>
            <text:list-item>
              <text:list>
                <text:list-item>
                  <text:p text:style-name="P937">nick_name<text:span text:style-name="T95">s</text:span> : </text:p>
                  <text:list>
                    <text:list-item>
                      <text:p text:style-name="P938">نوع : <text:span text:style-name="T96">1 به 1 </text:span></text:p>
                    </text:list-item>
                    <text:list-item>
                      <text:p text:style-name="P939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34106448583030" text:continue-list="list134107251338226" text:style-name="L6">
        <text:list-item>
          <text:p text:style-name="P1299">Files : این جدول برای ذخیره اطلاعات فایل هایی که در سرور اپلود میشود ساخته شده !!!</text:p>
          <text:list>
            <text:list-item>
              <text:p text:style-name="P940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628982857536">
          <table:table-cell table:style-name="Table4.A1" office:value-type="string">
            <text:p text:style-name="P310">Name</text:p>
          </table:table-cell>
          <table:table-cell table:style-name="Table4.A1" office:value-type="string">
            <text:p text:style-name="P310">Data Type</text:p>
          </table:table-cell>
          <table:table-cell table:style-name="Table4.A1" office:value-type="string">
            <text:p text:style-name="P310">Attributes </text:p>
          </table:table-cell>
          <table:table-cell table:style-name="Table4.D1" office:value-type="string">
            <text:p text:style-name="P310">Comment</text:p>
          </table:table-cell>
        </table:table-row>
        <table:table-row table:style-name="TableLine94628982882224">
          <table:table-cell table:style-name="Table4.A2" office:value-type="string">
            <text:p text:style-name="P310">id</text:p>
          </table:table-cell>
          <table:table-cell table:style-name="Table4.A2" office:value-type="string">
            <text:p text:style-name="P310">Big Int</text:p>
          </table:table-cell>
          <table:table-cell table:style-name="Table4.A2" office:value-type="string">
            <text:p text:style-name="P313">Unsigned , <text:span text:style-name="T66">index , unique , </text:span><text:span text:style-name="T67">primary key , autoincrement , </text:span></text:p>
            <text:p text:style-name="P314">not null </text:p>
          </table:table-cell>
          <table:table-cell table:style-name="Table4.D2" office:value-type="string">
            <text:p text:style-name="P256"/>
          </table:table-cell>
        </table:table-row>
        <table:table-row table:style-name="TableLine94628982883568">
          <table:table-cell table:style-name="Table4.A2" office:value-type="string">
            <text:p text:style-name="P310">src</text:p>
          </table:table-cell>
          <table:table-cell table:style-name="Table4.A2" office:value-type="string">
            <text:p text:style-name="P312">varchar(128)</text:p>
          </table:table-cell>
          <table:table-cell table:style-name="Table4.A2" office:value-type="string">
            <text:p text:style-name="P315">Not null , <text:span text:style-name="T68">index </text:span></text:p>
          </table:table-cell>
          <table:table-cell table:style-name="Table4.D2" office:value-type="string">
            <text:p text:style-name="P256"/>
          </table:table-cell>
        </table:table-row>
        <table:table-row table:style-name="TableLine94628982884480">
          <table:table-cell table:style-name="Table4.A2" office:value-type="string">
            <text:p text:style-name="P310">format</text:p>
          </table:table-cell>
          <table:table-cell table:style-name="Table4.A2" office:value-type="string">
            <text:p text:style-name="P311">varchar(10)</text:p>
          </table:table-cell>
          <table:table-cell table:style-name="Table4.A2" office:value-type="string">
            <text:p text:style-name="P316">Not null </text:p>
          </table:table-cell>
          <table:table-cell table:style-name="Table4.D2" office:value-type="string">
            <text:p text:style-name="P256"/>
          </table:table-cell>
        </table:table-row>
        <table:table-row table:style-name="TableLine94628982885440">
          <table:table-cell table:style-name="Table4.A2" office:value-type="string">
            <text:p text:style-name="P310">size</text:p>
          </table:table-cell>
          <table:table-cell table:style-name="Table4.A2" office:value-type="string">
            <text:p text:style-name="P259"><text:span text:style-name="T69">varchar(</text:span><text:span text:style-name="T312">20</text:span><text:span text:style-name="T69">)</text:span></text:p>
          </table:table-cell>
          <table:table-cell table:style-name="Table4.A2" office:value-type="string">
            <text:p text:style-name="P316">Not null </text:p>
          </table:table-cell>
          <table:table-cell table:style-name="Table4.D2" office:value-type="string">
            <text:p text:style-name="P317"/>
          </table:table-cell>
        </table:table-row>
      </table:table>
      <text:p text:style-name="P860"/>
      <text:list xml:id="list821009996" text:style-name="L9">
        <text:list-item>
          <text:p text:style-name="P941">ارتباطات :‌</text:p>
          <text:list>
            <text:list-item>
              <text:p text:style-name="P942">جدول users : </text:p>
              <text:list>
                <text:list-item>
                  <text:p text:style-name="P942">نوع ارتباط :‌ <text:span text:style-name="T70">1 به n </text:span></text:p>
                </text:list-item>
                <text:list-item>
                  <text:p text:style-name="P943">توضیحات :‌هر یک کاربر میتواند دارای چندین فایل باشد <text:s/>, <text:span text:style-name="T71">هر یک فایل برای یک کاربر است </text:span><text:span text:style-name="T402">(از طریق جدول dates رکوردی که created_at را ذخیره میکند )</text:span></text:p>
                </text:list-item>
              </text:list>
            </text:list-item>
            <text:list-item>
              <text:p text:style-name="P944">جدول dates : </text:p>
              <text:list>
                <text:list-item>
                  <text:p text:style-name="P944">نوع ارتباط :‌ 1 به n</text:p>
                </text:list-item>
                <text:list-item>
                  <text:p text:style-name="P944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860"/>
      <text:p text:style-name="P860"/>
      <text:list xml:id="list134106583792783" text:continue-numbering="true" text:style-name="L9">
        <text:list-item>
          <text:p text:style-name="P1300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19"/>
      <text:list xml:id="list134106922940150" text:continue-numbering="true" text:style-name="L9">
        <text:list-item>
          <text:list>
            <text:list-item>
              <text:p text:style-name="P945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628982925680">
          <table:table-cell table:style-name="Table6.A1" office:value-type="string">
            <text:p text:style-name="P310">Name</text:p>
          </table:table-cell>
          <table:table-cell table:style-name="Table6.A1" office:value-type="string">
            <text:p text:style-name="P310">Data Type</text:p>
          </table:table-cell>
          <table:table-cell table:style-name="Table6.A1" office:value-type="string">
            <text:p text:style-name="P310">Attributes </text:p>
          </table:table-cell>
          <table:table-cell table:style-name="Table6.D1" office:value-type="string">
            <text:p text:style-name="P310">Comment</text:p>
          </table:table-cell>
        </table:table-row>
        <table:table-row table:style-name="TableLine94628982959136">
          <table:table-cell table:style-name="Table6.A2" office:value-type="string">
            <text:p text:style-name="P345">id</text:p>
          </table:table-cell>
          <table:table-cell table:style-name="Table6.A2" office:value-type="string">
            <text:p text:style-name="P346">Big int </text:p>
          </table:table-cell>
          <table:table-cell table:style-name="Table6.A2" office:value-type="string">
            <text:p text:style-name="P346">Unsigned , not null , unique , index ,</text:p>
            <text:p text:style-name="P346"><text:s/>primary key ,</text:p>
            <text:p text:style-name="P346">autoincrement </text:p>
          </table:table-cell>
          <table:table-cell table:style-name="Table6.D2" office:value-type="string">
            <text:p text:style-name="P256"/>
          </table:table-cell>
        </table:table-row>
        <table:table-row table:style-name="TableLine94628982961504">
          <table:table-cell table:style-name="Table6.A2" office:value-type="string">
            <text:p text:style-name="P345">object_class</text:p>
          </table:table-cell>
          <table:table-cell table:style-name="Table6.A2" office:value-type="string">
            <text:p text:style-name="P347">varchar(255)</text:p>
          </table:table-cell>
          <table:table-cell table:style-name="Table6.A2" office:value-type="string">
            <text:p text:style-name="P256"/>
          </table:table-cell>
          <table:table-cell table:style-name="Table6.D2" office:value-type="string">
            <text:p text:style-name="P256"/>
          </table:table-cell>
        </table:table-row>
        <table:table-row table:style-name="TableLine94628982962416">
          <table:table-cell table:style-name="Table6.A2" office:value-type="string">
            <text:p text:style-name="P345">object_id</text:p>
          </table:table-cell>
          <table:table-cell table:style-name="Table6.A2" office:value-type="string">
            <text:p text:style-name="P348">Big int </text:p>
          </table:table-cell>
          <table:table-cell table:style-name="Table6.A2" office:value-type="string">
            <text:p text:style-name="P349"><text:span text:style-name="T104">Unsigned </text:span>, Not null </text:p>
          </table:table-cell>
          <table:table-cell table:style-name="Table6.D2" office:value-type="string">
            <text:p text:style-name="P256"/>
          </table:table-cell>
        </table:table-row>
        <table:table-row table:style-name="TableLine94628982963376">
          <table:table-cell table:style-name="Table6.A2" office:value-type="string">
            <text:p text:style-name="P345">Type</text:p>
          </table:table-cell>
          <table:table-cell table:style-name="Table6.A2" office:value-type="string">
            <text:p text:style-name="P531">tinyint(1)</text:p>
          </table:table-cell>
          <table:table-cell table:style-name="Table6.A2" office:value-type="string">
            <text:p text:style-name="P351">Not null , </text:p>
            <text:p text:style-name="P351">defualt 0 ,</text:p>
            <text:p text:style-name="P538">unsigned</text:p>
            <text:p text:style-name="P350"/>
          </table:table-cell>
          <table:table-cell table:style-name="Table6.D2" office:value-type="string">
            <text:p text:style-name="P185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628982964288">
          <table:table-cell table:style-name="Table6.A2" office:value-type="string">
            <text:p text:style-name="P853">sort</text:p>
          </table:table-cell>
          <table:table-cell table:style-name="Table6.A2" office:value-type="string">
            <text:p text:style-name="P853">Tiny Int</text:p>
          </table:table-cell>
          <table:table-cell table:style-name="Table6.A2" office:value-type="string">
            <text:p text:style-name="P853">Nullable , unsigned</text:p>
          </table:table-cell>
          <table:table-cell table:style-name="Table6.D2" office:value-type="string">
            <text:p text:style-name="P185"/>
          </table:table-cell>
        </table:table-row>
        <table:table-row table:style-name="TableLine94628982965152">
          <table:table-cell table:style-name="Table6.A2" office:value-type="string">
            <text:p text:style-name="P345">file_id</text:p>
          </table:table-cell>
          <table:table-cell table:style-name="Table6.A2" office:value-type="string">
            <text:p text:style-name="P352">Big int </text:p>
          </table:table-cell>
          <table:table-cell table:style-name="Table6.A2" office:value-type="string">
            <text:p text:style-name="P353">Unsigned , not null , </text:p>
            <text:p text:style-name="P588">foreignkey→files(1) ,</text:p>
            <text:p text:style-name="P324"/>
            <text:p text:style-name="P569">on Delete → (<text:span text:style-name="T531">cascade</text:span>)</text:p>
            <text:p text:style-name="P569"/>
            <text:p text:style-name="P569">on <text:span text:style-name="T531">Update</text:span> → (<text:span text:style-name="T531">cascade</text:span>)</text:p>
          </table:table-cell>
          <table:table-cell table:style-name="Table6.D2" office:value-type="string">
            <text:p text:style-name="P354">کدام فایل برای این مدل در نظر گرفته شده !!!!</text:p>
          </table:table-cell>
        </table:table-row>
      </table:table>
      <text:p text:style-name="P209"/>
      <text:p text:style-name="P855"/>
      <text:list xml:id="list1605417153" text:style-name="L10">
        <text:list-item>
          <text:p text:style-name="P946">ارتباطات :‌</text:p>
          <text:list>
            <text:list-item>
              <text:p text:style-name="P947">files : </text:p>
              <text:list>
                <text:list-item>
                  <text:p text:style-name="P948">نوع ارتباط :‌ <text:span text:style-name="T105">1 به n </text:span></text:p>
                </text:list-item>
                <text:list-item>
                  <text:p text:style-name="P949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0"/>
      <text:p text:style-name="P20"/>
      <text:list xml:id="list134107663647980" text:continue-numbering="true" text:style-name="L10">
        <text:list-item>
          <text:list>
            <text:list-item>
              <text:p text:style-name="P950">users : </text:p>
              <text:list>
                <text:list-item>
                  <text:p text:style-name="P876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951">توضیات : <text:span text:style-name="T403">(</text:span><text:span text:style-name="T404">این file توسط چه user برای یک مدل در نظر گرفته شده !!!</text:span><text:span text:style-name="T403">) </text:span><text:span text:style-name="T109">هر یک media متعلق به 1 کاربر و هر کاربر دارای چندین media میتواند باشد !!!</text:span><text:span text:style-name="T405">(</text:span><text:span text:style-name="T406">از طریق جدول dates </text:span><text:span text:style-name="T405">)</text:span></text:p>
                </text:list-item>
              </text:list>
            </text:list-item>
          </text:list>
        </text:list-item>
      </text:list>
      <text:p text:style-name="P21"/>
      <text:list xml:id="list134106536177452" text:continue-numbering="true" text:style-name="L10">
        <text:list-item>
          <text:list>
            <text:list-item>
              <text:p text:style-name="P952">dates <text:s/>:</text:p>
              <text:list>
                <text:list-item>
                  <text:p text:style-name="P953">نوع : 1 به n </text:p>
                </text:list-item>
                <text:list-item>
                  <text:p text:style-name="P953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877"><text:span text:style-name="T179">app_setting</text:span><text:span text:style-name="T170"> : </text:span></text:p>
              <text:list>
                <text:list-item>
                  <text:p text:style-name="P955">نوع :‌<text:span text:style-name="T172">1 به 1 </text:span></text:p>
                </text:list-item>
                <text:list-item>
                  <text:p text:style-name="P954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3"/>
      <text:list xml:id="list134107228667102" text:continue-numbering="true" text:style-name="L10">
        <text:list-item>
          <text:list>
            <text:list-item>
              <text:p text:style-name="P957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958">نوع : <text:span text:style-name="T187">1 به 1</text:span></text:p>
                    </text:list-item>
                    <text:list-item>
                      <text:p text:style-name="P960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878"><text:span text:style-name="T293">media_describe_translations</text:span><text:span text:style-name="T283"> :‌</text:span></text:p>
              <text:list>
                <text:list-item>
                  <text:p text:style-name="P962">نوع ‌: <text:span text:style-name="T284">1 به </text:span><text:span text:style-name="T285">n </text:span></text:p>
                </text:list-item>
                <text:list-item>
                  <text:p text:style-name="P964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3"/>
      <text:p text:style-name="P43"/>
      <text:list xml:id="list134106692771339" text:continue-numbering="true" text:style-name="L10">
        <text:list-item>
          <text:list>
            <text:list-item>
              <text:p text:style-name="P879"><text:span text:style-name="T337">custom_icons</text:span><text:span text:style-name="T329"> : </text:span></text:p>
              <text:list>
                <text:list-item>
                  <text:list>
                    <text:list-item>
                      <text:p text:style-name="P990">نوع : <text:span text:style-name="T335">1 به 1 </text:span></text:p>
                    </text:list-item>
                    <text:list-item>
                      <text:p text:style-name="P965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P22"><text:soft-page-break/></text:p>
      <text:p text:style-name="P45"><text:span text:style-name="T113">این جدول بی</text:span><text:span text:style-name="T114">ن چندین موجودیت به اشتراک گذاشته میشود</text:span><text:span text:style-name="T112"> </text:span></text:p>
      <text:list xml:id="list3318971850" text:style-name="L11">
        <text:list-item>
          <text:p text:style-name="P1301">languages : <text:span text:style-name="T136">در این جدول تمام زبان ها ذخیره میشود !!!</text:span></text:p>
          <text:list>
            <text:list-item>
              <text:p text:style-name="P992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28983021344">
          <table:table-cell table:style-name="Table7.A1" office:value-type="string">
            <text:p text:style-name="P291">Name</text:p>
          </table:table-cell>
          <table:table-cell table:style-name="Table7.A1" office:value-type="string">
            <text:p text:style-name="P291">Data Type</text:p>
          </table:table-cell>
          <table:table-cell table:style-name="Table7.A1" office:value-type="string">
            <text:p text:style-name="P291">Attributes</text:p>
          </table:table-cell>
          <table:table-cell table:style-name="Table7.D1" office:value-type="string">
            <text:p text:style-name="P291">Comment</text:p>
          </table:table-cell>
        </table:table-row>
        <table:table-row table:style-name="TableLine94628983106832">
          <table:table-cell table:style-name="Table7.A2" office:value-type="string">
            <text:p text:style-name="P541">id</text:p>
          </table:table-cell>
          <table:table-cell table:style-name="Table7.A2" office:value-type="string">
            <text:p text:style-name="P542">Big int </text:p>
          </table:table-cell>
          <table:table-cell table:style-name="Table7.A2" office:value-type="string">
            <text:p text:style-name="P543">Unsigned , not null , index , primary key , </text:p>
            <text:p text:style-name="P543">unique , <text:span text:style-name="T140">autoincrement </text:span><text:s/></text:p>
          </table:table-cell>
          <table:table-cell table:style-name="Table7.D2" office:value-type="string">
            <text:p text:style-name="P260"/>
          </table:table-cell>
        </table:table-row>
        <table:table-row table:style-name="TableLine94628983108944">
          <table:table-cell table:style-name="Table7.A2" office:value-type="string">
            <text:p text:style-name="P544">name</text:p>
          </table:table-cell>
          <table:table-cell table:style-name="Table7.A2" office:value-type="string">
            <text:p text:style-name="P545">varchar(30)</text:p>
          </table:table-cell>
          <table:table-cell table:style-name="Table7.A2" office:value-type="string">
            <text:p text:style-name="P546">Not null , <text:span text:style-name="T144">unique </text:span></text:p>
          </table:table-cell>
          <table:table-cell table:style-name="Table7.D2" office:value-type="string">
            <text:p text:style-name="P260"/>
          </table:table-cell>
        </table:table-row>
        <table:table-row table:style-name="TableLine94628983109856">
          <table:table-cell table:style-name="Table7.A2" office:value-type="string">
            <text:p text:style-name="P547">iso</text:p>
          </table:table-cell>
          <table:table-cell table:style-name="Table7.A2" office:value-type="string">
            <text:p text:style-name="P260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546">Not null , <text:span text:style-name="T144">unique</text:span></text:p>
          </table:table-cell>
          <table:table-cell table:style-name="Table7.D2" office:value-type="string">
            <text:p text:style-name="P260"/>
          </table:table-cell>
        </table:table-row>
        <table:table-row table:style-name="TableLine94628983110816">
          <table:table-cell table:style-name="Table7.A2" office:value-type="string">
            <text:p text:style-name="P548">date_format</text:p>
          </table:table-cell>
          <table:table-cell table:style-name="Table7.A2" office:value-type="string">
            <text:p text:style-name="P549">varchar(30)</text:p>
          </table:table-cell>
          <table:table-cell table:style-name="Table7.A2" office:value-type="string">
            <text:p text:style-name="P260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260"/>
          </table:table-cell>
        </table:table-row>
        <table:table-row table:style-name="TableLine94628983112000">
          <table:table-cell table:style-name="Table7.A2" office:value-type="string">
            <text:p text:style-name="P550">status</text:p>
          </table:table-cell>
          <table:table-cell table:style-name="Table7.A2" office:value-type="string">
            <text:p text:style-name="P555">bit<text:span text:style-name="T516">(1)</text:span></text:p>
          </table:table-cell>
          <table:table-cell table:style-name="Table7.A2" office:value-type="string">
            <text:p text:style-name="P539">Not null , <text:span text:style-name="T147">defualt 1</text:span></text:p>
          </table:table-cell>
          <table:table-cell table:style-name="Table7.D2" office:value-type="string">
            <text:p text:style-name="P260"/>
          </table:table-cell>
        </table:table-row>
        <table:table-row table:style-name="TableLine94628983113024">
          <table:table-cell table:style-name="Table7.A2" office:value-type="string">
            <text:p text:style-name="P551">rtl</text:p>
          </table:table-cell>
          <table:table-cell table:style-name="Table7.A2" office:value-type="string">
            <text:p text:style-name="P556">bit<text:span text:style-name="T516">(1)</text:span></text:p>
          </table:table-cell>
          <table:table-cell table:style-name="Table7.A2" office:value-type="string">
            <text:p text:style-name="P540">Not null , <text:span text:style-name="T141">defualt 0 ,</text:span></text:p>
          </table:table-cell>
          <table:table-cell table:style-name="Table7.D2" office:value-type="string">
            <text:p text:style-name="P260"/>
          </table:table-cell>
        </table:table-row>
      </table:table>
      <text:list xml:id="list568742935" text:style-name="L12">
        <text:list-item>
          <text:list>
            <text:list-item>
              <text:p text:style-name="P993">ارتباطات :‌</text:p>
              <text:list>
                <text:list-item>
                  <text:p text:style-name="P880"><text:span text:style-name="T682">users</text:span><text:span text:style-name="T683"> : </text:span></text:p>
                  <text:list>
                    <text:list-item>
                      <text:p text:style-name="P994">نوع :‌ <text:span text:style-name="T150">1 به n</text:span></text:p>
                    </text:list-item>
                    <text:list-item>
                      <text:p text:style-name="P914">توضیحات :‌ <text:span text:style-name="T151">هر یک کاربر میتواند چندین language درست کند <text:s/>و هر <text:s/>یک language برای یک user است !!!</text:span><text:span text:style-name="T407">(توسط جدول dates )</text:span></text:p>
                    </text:list-item>
                  </text:list>
                </text:list-item>
                <text:list-item>
                  <text:p text:style-name="P995">dates : </text:p>
                  <text:list>
                    <text:list-item>
                      <text:p text:style-name="P996">نوع :<text:span text:style-name="T153">‌ </text:span><text:span text:style-name="T154">1 به n </text:span></text:p>
                    </text:list-item>
                    <text:list-item>
                      <text:p text:style-name="P997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34105879790186" text:continue-numbering="true" text:style-name="L12">
        <text:list-item>
          <text:list>
            <text:list-item>
              <text:list>
                <text:list-item>
                  <text:p text:style-name="P998">media </text:p>
                  <text:list>
                    <text:list-item>
                      <text:p text:style-name="P959">نوع : <text:span text:style-name="T187">1 به 1</text:span></text:p>
                    </text:list-item>
                    <text:list-item>
                      <text:p text:style-name="P961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34106729947402" text:continue-numbering="true" text:style-name="L12">
        <text:list-item>
          <text:list>
            <text:list-item>
              <text:list>
                <text:list-item>
                  <text:p text:style-name="P880"><text:span text:style-name="T169">app_setting</text:span><text:span text:style-name="T167"> : </text:span></text:p>
                  <text:list>
                    <text:list-item>
                      <text:p text:style-name="P999">نوع : 1 به n </text:p>
                    </text:list-item>
                    <text:list-item>
                      <text:p text:style-name="P999">توضیحات : <text:span text:style-name="T168">هر یک setting دارای یک language است و هر یک language میتواند در چندین setting باشد !!!</text:span><text:span text:style-name="T223">(app_setting → main language)</text:span></text:p>
                      <text:p text:style-name="P1302"/>
                    </text:list-item>
                  </text:list>
                </text:list-item>
                <text:list-item>
                  <text:p text:style-name="P1001">app_setting :</text:p>
                  <text:list>
                    <text:list-item>
                      <text:p text:style-name="P1003">نوع :‌ <text:span text:style-name="T224">n به n </text:span></text:p>
                    </text:list-item>
                    <text:list-item>
                      <text:p text:style-name="P1005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1007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4"><text:span text:style-name="T232"><text:tab/><text:tab/><text:tab/><text:tab/><text:tab/>app_setting_selected_</text:span><text:span text:style-name="T233">languages</text:span></text:p>
      <text:p text:style-name="P44"/>
      <text:p text:style-name="P44"/>
      <text:list xml:id="list4085377674" text:style-name="L13">
        <text:list-item>
          <text:list>
            <text:list-item>
              <text:list>
                <text:list-item>
                  <text:p text:style-name="P1009">app_setting_translations : </text:p>
                  <text:list>
                    <text:list-item>
                      <text:p text:style-name="P966">نوع : <text:span text:style-name="T251">1 به n </text:span></text:p>
                    </text:list-item>
                    <text:list-item>
                      <text:p text:style-name="P968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134106031042479" text:continue-numbering="true" text:style-name="L13">
        <text:list-item>
          <text:list>
            <text:list-item>
              <text:list>
                <text:list-item>
                  <text:p text:style-name="P881"><text:span text:style-name="T294">media_describe_translations</text:span><text:span text:style-name="T286"> : </text:span></text:p>
                  <text:list>
                    <text:list-item>
                      <text:p text:style-name="P1010">نوع : <text:span text:style-name="T290">1 به n </text:span></text:p>
                    </text:list-item>
                    <text:list-item>
                      <text:p text:style-name="P970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34107209926860" text:continue-numbering="true" text:style-name="L13">
        <text:list-item>
          <text:list>
            <text:list-item>
              <text:list>
                <text:list-item>
                  <text:p text:style-name="P882"><text:span text:style-name="T310">user_bio_translations</text:span><text:span text:style-name="T301"> : </text:span></text:p>
                  <text:list>
                    <text:list-item>
                      <text:p text:style-name="P1012">نوع :‌ <text:span text:style-name="T306">1 به n </text:span></text:p>
                    </text:list-item>
                    <text:list-item>
                      <text:p text:style-name="P971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987704511" text:style-name="L14">
        <text:list-item>
          <text:p text:style-name="P1303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014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28983255296">
          <table:table-cell table:style-name="Table8.A1" office:value-type="string">
            <text:p text:style-name="P291">Name</text:p>
          </table:table-cell>
          <table:table-cell table:style-name="Table8.A1" office:value-type="string">
            <text:p text:style-name="P291">Data Type</text:p>
          </table:table-cell>
          <table:table-cell table:style-name="Table8.A1" office:value-type="string">
            <text:p text:style-name="P291">Attributes</text:p>
          </table:table-cell>
          <table:table-cell table:style-name="Table8.D1" office:value-type="string">
            <text:p text:style-name="P291">Comment</text:p>
          </table:table-cell>
        </table:table-row>
        <table:table-row table:style-name="TableLine94628983294240">
          <table:table-cell table:style-name="Table8.A2" office:value-type="string">
            <text:p text:style-name="P357">id</text:p>
          </table:table-cell>
          <table:table-cell table:style-name="Table8.A2" office:value-type="string">
            <text:p text:style-name="P358">Big int </text:p>
          </table:table-cell>
          <table:table-cell table:style-name="Table8.A2" office:value-type="string">
            <text:p text:style-name="P359">Not null ,<text:span text:style-name="T132">index</text:span> <text:span text:style-name="T130">unique , </text:span><text:span text:style-name="T131">primary key , </text:span></text:p>
            <text:p text:style-name="P360">auto increment, </text:p>
            <text:p text:style-name="P360">unsigned,</text:p>
          </table:table-cell>
          <table:table-cell table:style-name="Table8.D2" office:value-type="string">
            <text:p text:style-name="P260"/>
          </table:table-cell>
        </table:table-row>
        <table:table-row table:style-name="TableLine94628983296288">
          <table:table-cell table:style-name="Table8.A2" office:value-type="string">
            <text:p text:style-name="P559">name</text:p>
          </table:table-cell>
          <table:table-cell table:style-name="Table8.A2" office:value-type="string">
            <text:p text:style-name="P532">varchar(<text:span text:style-name="T394">48</text:span>)</text:p>
          </table:table-cell>
          <table:table-cell table:style-name="Table8.A2" office:value-type="string">
            <text:p text:style-name="P533">Not null </text:p>
          </table:table-cell>
          <table:table-cell table:style-name="Table8.D2" office:value-type="string">
            <text:p text:style-name="P189">عنوان setting </text:p>
          </table:table-cell>
        </table:table-row>
        <table:table-row table:style-name="TableLine94628983297200">
          <table:table-cell table:style-name="Table8.A2" office:value-type="string">
            <text:p text:style-name="P361">url</text:p>
          </table:table-cell>
          <table:table-cell table:style-name="Table8.A2" office:value-type="string">
            <text:p text:style-name="P362">varchar(<text:span text:style-name="T135">32</text:span>)</text:p>
          </table:table-cell>
          <table:table-cell table:style-name="Table8.A2" office:value-type="string">
            <text:p text:style-name="P363">Not null </text:p>
          </table:table-cell>
          <table:table-cell table:style-name="Table8.D2" office:value-type="string">
            <text:p text:style-name="P260"/>
          </table:table-cell>
        </table:table-row>
        <table:table-row table:style-name="TableLine94628983298160">
          <table:table-cell table:style-name="Table8.A2" office:value-type="string">
            <text:p text:style-name="P260">status</text:p>
          </table:table-cell>
          <table:table-cell table:style-name="Table8.A2" office:value-type="string">
            <text:p text:style-name="P557">bit(1)</text:p>
          </table:table-cell>
          <table:table-cell table:style-name="Table8.A2" office:value-type="string">
            <text:p text:style-name="P552">Not null , <text:span text:style-name="T138">defualt 0 ,</text:span> </text:p>
          </table:table-cell>
          <table:table-cell table:style-name="Table8.D2" office:value-type="string">
            <text:p text:style-name="P180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628983299344">
          <table:table-cell table:style-name="Table8.A2" office:value-type="string">
            <text:p text:style-name="P862">switch_languag_via_ip</text:p>
            <text:p text:style-name="P260"/>
          </table:table-cell>
          <table:table-cell table:style-name="Table8.A2" office:value-type="string">
            <text:p text:style-name="P558">bit(1)</text:p>
          </table:table-cell>
          <table:table-cell table:style-name="Table8.A2" office:value-type="string">
            <text:p text:style-name="P553">Not null , <text:span text:style-name="T139">defualt 0 ,</text:span></text:p>
          </table:table-cell>
          <table:table-cell table:style-name="Table8.D2" office:value-type="string">
            <text:p text:style-name="P187">قابلیت تغییر زبان با استفاده از ip کاربر را active یا deactive میکند </text:p>
          </table:table-cell>
        </table:table-row>
        <table:table-row table:style-name="TableLine94628983300208">
          <table:table-cell table:style-name="Table8.A2" office:value-type="string">
            <text:p text:style-name="P862">shutdown_status</text:p>
            <text:p text:style-name="P862"/>
          </table:table-cell>
          <table:table-cell table:style-name="Table8.A2" office:value-type="string">
            <text:p text:style-name="P558">bit(1)</text:p>
          </table:table-cell>
          <table:table-cell table:style-name="Table8.A2" office:value-type="string">
            <text:p text:style-name="P364"><text:s/>Not null <text:s/>,</text:p>
            <text:p text:style-name="P554">defualt 0 ,</text:p>
          </table:table-cell>
          <table:table-cell table:style-name="Table8.D2" office:value-type="string">
            <text:p text:style-name="P365">وضعیت تعطیل بود وب سایت را مشخص میکند </text:p>
          </table:table-cell>
        </table:table-row>
        <table:table-row table:style-name="TableLine94628983301120">
          <table:table-cell table:style-name="Table8.A2" office:value-type="string">
            <text:p text:style-name="P861">language_id</text:p>
          </table:table-cell>
          <table:table-cell table:style-name="Table8.A2" office:value-type="string">
            <text:p text:style-name="P355">Big int </text:p>
          </table:table-cell>
          <table:table-cell table:style-name="Table8.A2" office:value-type="string">
            <text:p text:style-name="P260"><text:span text:style-name="T532">nullable</text:span><text:span text:style-name="T533"> , unsigned,</text:span></text:p>
            <text:p text:style-name="P260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325"/>
            <text:p text:style-name="P273"><text:span text:style-name="T530">on Delete → (</text:span><text:span text:style-name="T532">set null</text:span><text:span text:style-name="T530">)</text:span></text:p>
            <text:p text:style-name="P570"/>
            <text:p text:style-name="P570">on <text:span text:style-name="T531">Update</text:span> → (<text:span text:style-name="T531">cascade</text:span>)</text:p>
          </table:table-cell>
          <table:table-cell table:style-name="Table8.D2" office:value-type="string">
            <text:p text:style-name="P186">این ستون زبان اصلی یک setting را مشخص میکند </text:p>
          </table:table-cell>
        </table:table-row>
      </table:table>
      <text:p text:style-name="P29"/>
      <text:list xml:id="list3457085174" text:style-name="L15">
        <text:list-item>
          <text:list>
            <text:list-item>
              <text:p text:style-name="P1015">ارتباطات :‌</text:p>
              <text:list>
                <text:list-item>
                  <text:p text:style-name="P1016">dates : </text:p>
                  <text:list>
                    <text:list-item>
                      <text:p text:style-name="P1017">نوع :‌<text:span text:style-name="T164">1 به </text:span><text:span text:style-name="T165">n </text:span></text:p>
                    </text:list-item>
                    <text:list-item>
                      <text:p text:style-name="P883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134106982422401" text:continue-numbering="true" text:style-name="L15">
        <text:list-item>
          <text:list>
            <text:list-item>
              <text:list>
                <text:list-item>
                  <text:p text:style-name="P1018"><text:soft-page-break/>languages : </text:p>
                  <text:list>
                    <text:list-item>
                      <text:p text:style-name="P1000">نوع : 1 به n </text:p>
                    </text:list-item>
                    <text:list-item>
                      <text:p text:style-name="P1000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28"/>
      <text:list xml:id="list134106087343756" text:continue-numbering="true" text:style-name="L15">
        <text:list-item>
          <text:list>
            <text:list-item>
              <text:list>
                <text:list-item>
                  <text:p text:style-name="P1019">media : </text:p>
                  <text:list>
                    <text:list-item>
                      <text:p text:style-name="P956">نوع :‌<text:span text:style-name="T172">1 به 1 </text:span></text:p>
                    </text:list-item>
                    <text:list-item>
                      <text:p text:style-name="P883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34105913025613" text:continue-numbering="true" text:style-name="L15">
        <text:list-item>
          <text:list>
            <text:list-item>
              <text:list>
                <text:list-item>
                  <text:p text:style-name="P1020">users : </text:p>
                  <text:list>
                    <text:list-item>
                      <text:p text:style-name="P916">نوع :‌ <text:span text:style-name="T181">1 به n </text:span></text:p>
                    </text:list-item>
                    <text:list-item>
                      <text:p text:style-name="P1021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34107704559682" text:continue-numbering="true" text:style-name="L15">
        <text:list-item>
          <text:list>
            <text:list-item>
              <text:list>
                <text:list-item>
                  <text:p text:style-name="P1002"><text:span text:style-name="T167">languages</text:span> :</text:p>
                  <text:list>
                    <text:list-item>
                      <text:p text:style-name="P1004">نوع :‌ <text:span text:style-name="T224">n به n </text:span></text:p>
                    </text:list-item>
                    <text:list-item>
                      <text:p text:style-name="P1006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1008">نام جدول pivot : <text:s/><text:span text:style-name="T198"><text:tab/><text:tab/><text:tab/><text:tab/><text:tab/>app_setting_selected_</text:span><text:span text:style-name="T199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list xml:id="list134106061371660" text:continue-numbering="true" text:style-name="L15">
        <text:list-item>
          <text:list>
            <text:list-item>
              <text:list>
                <text:list-item>
                  <text:p text:style-name="P884"><text:span text:style-name="T199">a</text:span><text:span text:style-name="T201">pp_setting_</text:span><text:span text:style-name="T200">translations</text:span><text:span text:style-name="T201"> : </text:span></text:p>
                  <text:list>
                    <text:list-item>
                      <text:p text:style-name="P972">نوع : <text:span text:style-name="T242">1 به n </text:span></text:p>
                    </text:list-item>
                    <text:list-item>
                      <text:p text:style-name="P972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134107572058710" text:continue-numbering="true" text:style-name="L15">
        <text:list-item>
          <text:list>
            <text:list-item>
              <text:list>
                <text:list-item>
                  <text:p text:style-name="P975">socialables <text:s/>: </text:p>
                  <text:list>
                    <text:list-item>
                      <text:p text:style-name="P976">نوع : <text:span text:style-name="T538">1 به n</text:span></text:p>
                    </text:list-item>
                    <text:list-item>
                      <text:p text:style-name="P976">توضیحات :‌<text:span text:style-name="T539">هر یک app_setting دارای چندین رکورد در جدول socialables </text:span><text:span text:style-name="T540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4">app_setting_selected_languages : <text:span text:style-name="T190">در این جدول </text:span><text:span text:style-name="T191">زبان هایی که برای </text:span><text:span text:style-name="T192">هر یک از setting </text:span><text:span text:style-name="T193">انتخاب میشود !!! </text:span><text:span text:style-name="T194">ذخیره میکند </text:span></text:p>
        </text:list-item>
      </text:list>
      <text:p text:style-name="P31"/>
      <text:list xml:id="list134106670373071" text:continue-numbering="true" text:style-name="L15">
        <text:list-item>
          <text:list>
            <text:list-item>
              <text:p text:style-name="P977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628983370624">
          <table:table-cell table:style-name="Table9.A1" office:value-type="string">
            <text:p text:style-name="P291">Name</text:p>
          </table:table-cell>
          <table:table-cell table:style-name="Table9.A1" office:value-type="string">
            <text:p text:style-name="P291">Data Type</text:p>
          </table:table-cell>
          <table:table-cell table:style-name="Table9.A1" office:value-type="string">
            <text:p text:style-name="P291">Attributes</text:p>
          </table:table-cell>
          <table:table-cell table:style-name="Table9.D1" office:value-type="string">
            <text:p text:style-name="P291">Comment</text:p>
          </table:table-cell>
        </table:table-row>
        <table:table-row table:style-name="TableLine94628983430928">
          <table:table-cell table:style-name="Table9.A2" office:value-type="string">
            <text:p text:style-name="P366">Id</text:p>
          </table:table-cell>
          <table:table-cell table:style-name="Table9.A2" office:value-type="string">
            <text:p text:style-name="P366">Big int </text:p>
          </table:table-cell>
          <table:table-cell table:style-name="Table9.A2" office:value-type="string">
            <text:p text:style-name="P366">Not null , unsigned,</text:p>
            <text:p text:style-name="P367">primary key , </text:p>
            <text:p text:style-name="P367">unique ,</text:p>
            <text:p text:style-name="P368">index , </text:p>
            <text:p text:style-name="P369">autoincrement </text:p>
          </table:table-cell>
          <table:table-cell table:style-name="Table9.D2" office:value-type="string">
            <text:p text:style-name="P256"/>
          </table:table-cell>
        </table:table-row>
        <table:table-row table:style-name="TableLine94628983433408">
          <table:table-cell table:style-name="Table9.A2" office:value-type="string">
            <text:p text:style-name="P370">app_setting_id</text:p>
          </table:table-cell>
          <table:table-cell table:style-name="Table9.A2" office:value-type="string">
            <text:p text:style-name="P371">Big int </text:p>
          </table:table-cell>
          <table:table-cell table:style-name="Table9.A2" office:value-type="string">
            <text:p text:style-name="P372">Not null , unsigned,</text:p>
            <text:p text:style-name="P589">foreign key → app_settings(id)</text:p>
            <text:p text:style-name="P326"/>
            <text:p text:style-name="P571">on Delete → (<text:span text:style-name="T531">cascade</text:span>)</text:p>
            <text:p text:style-name="P571"/>
            <text:p text:style-name="P571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256"/>
          </table:table-cell>
        </table:table-row>
        <table:table-row table:style-name="Table9.4">
          <table:table-cell table:style-name="Table9.A2" office:value-type="string">
            <text:p text:style-name="P373">language_id</text:p>
          </table:table-cell>
          <table:table-cell table:style-name="Table9.A2" office:value-type="string">
            <text:p text:style-name="P374">Big int </text:p>
          </table:table-cell>
          <table:table-cell table:style-name="Table9.A2" office:value-type="string">
            <text:p text:style-name="P375">Not null , </text:p>
            <text:p text:style-name="P375">unsigned , </text:p>
            <text:p text:style-name="P590">foreign key → languages(id)</text:p>
            <text:p text:style-name="P327"/>
            <text:p text:style-name="P572">on Delete → (<text:span text:style-name="T531">cascade</text:span>)</text:p>
            <text:p text:style-name="P572"/>
            <text:p text:style-name="P572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256"/>
          </table:table-cell>
        </table:table-row>
        <table:table-row table:style-name="Table9.4">
          <table:table-cell table:style-name="Table9.A2" office:value-type="string">
            <text:p text:style-name="P602">sort</text:p>
          </table:table-cell>
          <table:table-cell table:style-name="Table9.A2" office:value-type="string">
            <text:p text:style-name="P603">tinyInt</text:p>
          </table:table-cell>
          <table:table-cell table:style-name="Table9.A2" office:value-type="string">
            <text:p text:style-name="P604">Unsigned , nullable</text:p>
          </table:table-cell>
          <table:table-cell table:style-name="Table9.D2" office:value-type="string">
            <text:p text:style-name="P256"/>
          </table:table-cell>
        </table:table-row>
      </table:table>
      <text:p text:style-name="P32"/>
      <text:list xml:id="list1471313304" text:style-name="L16">
        <text:list-item>
          <text:list>
            <text:list-item>
              <text:p text:style-name="P978">ارتباطات :‌</text:p>
              <text:list>
                <text:list-item>
                  <text:p text:style-name="P979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3"/>
      <text:list xml:id="list134107323288925" text:continue-numbering="true" text:style-name="L16">
        <text:list-item>
          <text:list>
            <text:list-item>
              <text:list>
                <text:list-item>
                  <text:p text:style-name="P885"><text:span text:style-name="T196">app_settings</text:span><text:span text:style-name="T197"> : </text:span></text:p>
                  <text:list>
                    <text:list-item>
                      <text:p text:style-name="P980">نوع ارتباط :‌ <text:span text:style-name="T203">1 به n </text:span></text:p>
                    </text:list-item>
                    <text:list-item>
                      <text:p text:style-name="P981">توضیحات :‌ <text:span text:style-name="T204">هر یک </text:span><text:span text:style-name="T210">رکورد از جدول </text:span><text:span text:style-name="T204"><text:s/></text:span><text:span text:style-name="T195">app_settings</text:span><text:span text:style-name="T205"> دارای </text:span><text:span text:style-name="T206">n رکورد د</text:span><text:span text:style-name="T207">ر این جدول میتواند باشد </text:span><text:span text:style-name="T208">و هر یک رکورد </text:span><text:span text:style-name="T209">در این جدول متعلق به </text:span><text:span text:style-name="T211">یک </text:span><text:span text:style-name="T212">رکورد از جدول </text:span><text:span text:style-name="T195">app_setting</text:span><text:span text:style-name="T21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34107458057252" text:continue-numbering="true" text:style-name="L16">
        <text:list-item>
          <text:list>
            <text:list-item>
              <text:list>
                <text:list-item>
                  <text:p text:style-name="P982">languages : </text:p>
                  <text:list>
                    <text:list-item>
                      <text:p text:style-name="P983">نوع : <text:span text:style-name="T214">1 به n</text:span></text:p>
                    </text:list-item>
                    <text:list-item>
                      <text:p text:style-name="P984">توضیحات :‌ <text:s/><text:span text:style-name="T215">هر یک language </text:span><text:span text:style-name="T216">در این جدول میتواند </text:span><text:span text:style-name="T217">دارای n رکورد باشد !!! </text:span><text:span text:style-name="T218">و هر <text:s/></text:span><text:span text:style-name="T219">یک رکورد در این جدول متعلق به </text:span><text:span text:style-name="T220">یک </text:span><text:span text:style-name="T221">رکورد در جدول </text:span><text:span text:style-name="T222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5">app_setting_translations : <text:span text:style-name="T235">موجودیت app_setting ممکن است </text:span><text:span text:style-name="T236">attribute هایی داشته باشد که </text:span><text:span text:style-name="T237">چندین زبانه باشد !!! </text:span><text:span text:style-name="T238">این جدول </text:span><text:span text:style-name="T239">ترجمه ان attribute ها را ذخیره میکند </text:span></text:p>
        </text:list-item>
      </text:list>
      <text:p text:style-name="P35"/>
      <text:list xml:id="list134107403285379" text:continue-numbering="true" text:style-name="L16">
        <text:list-item>
          <text:list>
            <text:list-item>
              <text:p text:style-name="P985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628983489344">
          <table:table-cell table:style-name="Table10.A1" office:value-type="string">
            <text:p text:style-name="P291">Name</text:p>
          </table:table-cell>
          <table:table-cell table:style-name="Table10.A1" office:value-type="string">
            <text:p text:style-name="P291">Data Type</text:p>
          </table:table-cell>
          <table:table-cell table:style-name="Table10.A1" office:value-type="string">
            <text:p text:style-name="P291">Attributes</text:p>
          </table:table-cell>
          <table:table-cell table:style-name="Table10.D1" office:value-type="string">
            <text:p text:style-name="P291">Comment</text:p>
          </table:table-cell>
        </table:table-row>
        <table:table-row table:style-name="TableLine94628983528704">
          <table:table-cell table:style-name="Table10.A2" office:value-type="string">
            <text:p text:style-name="P376">id</text:p>
          </table:table-cell>
          <table:table-cell table:style-name="Table10.A2" office:value-type="string">
            <text:p text:style-name="P377">Big int </text:p>
          </table:table-cell>
          <table:table-cell table:style-name="Table10.A2" office:value-type="string">
            <text:p text:style-name="P378">Unsigned , </text:p>
            <text:p text:style-name="P378">not null , </text:p>
            <text:p text:style-name="P379">unique, </text:p>
            <text:p text:style-name="P379">primary key , </text:p>
            <text:p text:style-name="P379">index , </text:p>
            <text:p text:style-name="P380">auto increment</text:p>
          </table:table-cell>
          <table:table-cell table:style-name="Table10.D2" office:value-type="string">
            <text:p text:style-name="P256"/>
          </table:table-cell>
        </table:table-row>
        <table:table-row table:style-name="TableLine94628983531040">
          <table:table-cell table:style-name="Table10.A2" office:value-type="string">
            <text:p text:style-name="P376">title</text:p>
          </table:table-cell>
          <table:table-cell table:style-name="Table10.A2" office:value-type="string">
            <text:p text:style-name="P381">varchar(60)</text:p>
          </table:table-cell>
          <table:table-cell table:style-name="Table10.A2" office:value-type="string">
            <text:p text:style-name="P382">Not null , </text:p>
          </table:table-cell>
          <table:table-cell table:style-name="Table10.D2" office:value-type="string">
            <text:p text:style-name="P385">عنوان وب سایت </text:p>
          </table:table-cell>
        </table:table-row>
        <table:table-row table:style-name="TableLine94628983531952">
          <table:table-cell table:style-name="Table10.A2" office:value-type="string">
            <text:p text:style-name="P376">shutdown_text</text:p>
          </table:table-cell>
          <table:table-cell table:style-name="Table10.A2" office:value-type="string">
            <text:p text:style-name="P266"><text:span text:style-name="T513">varchar(</text:span><text:span text:style-name="T512">255</text:span><text:span text:style-name="T513">)</text:span></text:p>
          </table:table-cell>
          <table:table-cell table:style-name="Table10.A2" office:value-type="string">
            <text:p text:style-name="P384">Not null ,</text:p>
          </table:table-cell>
          <table:table-cell table:style-name="Table10.D2" office:value-type="string">
            <text:p text:style-name="P386">جمله ای است که وقتی وب سایت تعطیل میشود <text:span text:style-name="T240">ان نمایش داده میشود </text:span></text:p>
          </table:table-cell>
        </table:table-row>
        <table:table-row table:style-name="TableLine94628983532912">
          <table:table-cell table:style-name="Table10.A2" office:value-type="string">
            <text:p text:style-name="P534">copyright</text:p>
          </table:table-cell>
          <table:table-cell table:style-name="Table10.A2" office:value-type="string">
            <text:p text:style-name="P535">varchar(255)</text:p>
          </table:table-cell>
          <table:table-cell table:style-name="Table10.A2" office:value-type="string">
            <text:p text:style-name="P536">Not null</text:p>
          </table:table-cell>
          <table:table-cell table:style-name="Table10.D2" office:value-type="string">
            <text:p text:style-name="P386"/>
          </table:table-cell>
        </table:table-row>
        <table:table-row table:style-name="TableLine94628983534096">
          <table:table-cell table:style-name="Table10.A2" office:value-type="string">
            <text:p text:style-name="P376">app_setting_id</text:p>
          </table:table-cell>
          <table:table-cell table:style-name="Table10.A2" office:value-type="string">
            <text:p text:style-name="P383">Big int </text:p>
          </table:table-cell>
          <table:table-cell table:style-name="Table10.A2" office:value-type="string">
            <text:p text:style-name="P387">Unsigned , </text:p>
            <text:p text:style-name="P387">not null , </text:p>
            <text:p text:style-name="P388">foreign key →</text:p>
            <text:p text:style-name="P388">app_settings(id)</text:p>
            <text:p text:style-name="P328"/>
            <text:p text:style-name="P573">on Delete → (<text:span text:style-name="T531">cascade</text:span>)</text:p>
            <text:p text:style-name="P573"/>
            <text:p text:style-name="P573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256"/>
          </table:table-cell>
        </table:table-row>
        <table:table-row table:style-name="TableLine94628983535040">
          <table:table-cell table:style-name="Table10.A2" office:value-type="string">
            <text:p text:style-name="P376">language_id</text:p>
          </table:table-cell>
          <table:table-cell table:style-name="Table10.A2" office:value-type="string">
            <text:p text:style-name="P383">Big int </text:p>
          </table:table-cell>
          <table:table-cell table:style-name="Table10.A2" office:value-type="string">
            <text:p text:style-name="P389">Not null , </text:p>
            <text:p text:style-name="P390">unsigned , </text:p>
            <text:p text:style-name="P390">foreign key → </text:p>
            <text:p text:style-name="P390">languages(id)</text:p>
            <text:p text:style-name="P329"/>
            <text:p text:style-name="P574">on Delete → (<text:span text:style-name="T531">cascade</text:span>)</text:p>
            <text:p text:style-name="P574"/>
            <text:p text:style-name="P574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256"/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list xml:id="list2115807252" text:style-name="L17">
        <text:list-item>
          <text:p text:style-name="P986"><text:soft-page-break/>ارتباطات :‌</text:p>
          <text:list>
            <text:list-item>
              <text:p text:style-name="P987">app_setting<text:span text:style-name="T241">s : </text:span></text:p>
              <text:list>
                <text:list-item>
                  <text:p text:style-name="P973">نوع : <text:span text:style-name="T242">1 به n </text:span></text:p>
                </text:list-item>
                <text:list-item>
                  <text:p text:style-name="P974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<text:p text:style-name="P974"/>
                </text:list-item>
              </text:list>
            </text:list-item>
          </text:list>
        </text:list-item>
      </text:list>
      <text:p text:style-name="P37"/>
      <text:list xml:id="list134107292504944" text:continue-numbering="true" text:style-name="L17">
        <text:list-item>
          <text:list>
            <text:list-item>
              <text:p text:style-name="P988">languages : </text:p>
              <text:list>
                <text:list-item>
                  <text:p text:style-name="P967">نوع : <text:span text:style-name="T251">1 به n </text:span></text:p>
                </text:list-item>
                <text:list-item>
                  <text:p text:style-name="P969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</text:list-item>
              </text:list>
            </text:list-item>
          </text:list>
        </text:list-item>
      </text:list>
      <text:p text:style-name="P92"/>
      <text:list xml:id="list134106757391379" text:continue-numbering="true" text:style-name="L17">
        <text:list-item>
          <text:list>
            <text:list-item>
              <text:p text:style-name="P1022"><text:span text:style-name="T202">app_setting_</text:span><text:span text:style-name="T257">translate</text:span>_<text:span text:style-name="T257">seo</text:span>_attribute<text:span text:style-name="T256">s</text:span> :‌</text:p>
              <text:list>
                <text:list-item>
                  <text:p text:style-name="P1024">نوع :‌<text:span text:style-name="T266">1 به 1 به صورت together </text:span><text:span text:style-name="T267">که پدر </text:span><text:span text:style-name="T274">بزرگ</text:span><text:span text:style-name="T267"> ان app_setting است</text:span></text:p>
                </text:list-item>
                <text:list-item>
                  <text:p text:style-name="P989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</text:list-item>
              </text:list>
            </text:list-item>
          </text:list>
        </text:list-item>
      </text:list>
      <text:p text:style-name="P39"/>
      <text:list xml:id="list134106988845427" text:continue-numbering="true" text:style-name="L17">
        <text:list-item>
          <text:p text:style-name="P1306"><text:span text:style-name="T202">app_setting_</text:span><text:span text:style-name="T257">translate</text:span>_<text:span text:style-name="T257">seo</text:span>_attribute<text:span text:style-name="T256">s : </text:span><text:span text:style-name="T258">در این جدول </text:span><text:span text:style-name="T259">attribute های seo یک </text:span><text:span text:style-name="T260">translate ذخیره میشود !!!</text:span></text:p>
          <text:list>
            <text:list-item>
              <text:p text:style-name="P1025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628983580896">
          <table:table-cell table:style-name="Table11.A1" office:value-type="string">
            <text:p text:style-name="P291">Name</text:p>
          </table:table-cell>
          <table:table-cell table:style-name="Table11.A1" office:value-type="string">
            <text:p text:style-name="P291">Data Type</text:p>
          </table:table-cell>
          <table:table-cell table:style-name="Table11.A1" office:value-type="string">
            <text:p text:style-name="P291">Attributes</text:p>
          </table:table-cell>
          <table:table-cell table:style-name="Table11.D1" office:value-type="string">
            <text:p text:style-name="P291">Comment</text:p>
          </table:table-cell>
        </table:table-row>
        <table:table-row table:style-name="TableLine94628983646688">
          <table:table-cell table:style-name="Table11.A2" office:value-type="string">
            <text:p text:style-name="P391">id</text:p>
          </table:table-cell>
          <table:table-cell table:style-name="Table11.A2" office:value-type="string">
            <text:p text:style-name="P394">Big int </text:p>
          </table:table-cell>
          <table:table-cell table:style-name="Table11.A2" office:value-type="string">
            <text:p text:style-name="P402">Unsigned , </text:p>
            <text:p text:style-name="P402">not null , </text:p>
            <text:p text:style-name="P402">index , </text:p>
            <text:p text:style-name="P402">unique , </text:p>
            <text:p text:style-name="P402">primary key , </text:p>
            <text:p text:style-name="P402">auto increment</text:p>
          </table:table-cell>
          <table:table-cell table:style-name="Table11.D2" office:value-type="string">
            <text:p text:style-name="P256"/>
          </table:table-cell>
        </table:table-row>
        <table:table-row table:style-name="TableLine94628983648928">
          <table:table-cell table:style-name="Table11.A2" office:value-type="string">
            <text:p text:style-name="P392">description</text:p>
          </table:table-cell>
          <table:table-cell table:style-name="Table11.A2" office:value-type="string">
            <text:p text:style-name="P395">varchar(160)</text:p>
          </table:table-cell>
          <table:table-cell table:style-name="Table11.A2" office:value-type="string">
            <text:p text:style-name="P403">Not null </text:p>
          </table:table-cell>
          <table:table-cell table:style-name="Table11.D2" office:value-type="string">
            <text:p text:style-name="P256"/>
          </table:table-cell>
        </table:table-row>
        <table:table-row table:style-name="TableLine94628983649840">
          <table:table-cell table:style-name="Table11.A2" office:value-type="string">
            <text:p text:style-name="P392">keywords</text:p>
          </table:table-cell>
          <table:table-cell table:style-name="Table11.A2" office:value-type="string">
            <text:p text:style-name="P396">varchar(255)</text:p>
          </table:table-cell>
          <table:table-cell table:style-name="Table11.A2" office:value-type="string">
            <text:p text:style-name="P403">Not null</text:p>
          </table:table-cell>
          <table:table-cell table:style-name="Table11.D2" office:value-type="string">
            <text:p text:style-name="P256"/>
          </table:table-cell>
        </table:table-row>
        <table:table-row table:style-name="TableLine94628983650800">
          <table:table-cell table:style-name="Table11.A2" office:value-type="string">
            <text:p text:style-name="P392">subject</text:p>
          </table:table-cell>
          <table:table-cell table:style-name="Table11.A2" office:value-type="string">
            <text:p text:style-name="P400">varchar(60)</text:p>
          </table:table-cell>
          <table:table-cell table:style-name="Table11.A2" office:value-type="string">
            <text:p text:style-name="P403">Not null </text:p>
          </table:table-cell>
          <table:table-cell table:style-name="Table11.D2" office:value-type="string">
            <text:p text:style-name="P256"/>
          </table:table-cell>
        </table:table-row>
        <table:table-row table:style-name="TableLine94628983651984">
          <table:table-cell table:style-name="Table11.A2" office:value-type="string">
            <text:p text:style-name="P392">copyright</text:p>
          </table:table-cell>
          <table:table-cell table:style-name="Table11.A2" office:value-type="string">
            <text:p text:style-name="P400">varchar(60)</text:p>
          </table:table-cell>
          <table:table-cell table:style-name="Table11.A2" office:value-type="string">
            <text:p text:style-name="P403">Not null </text:p>
          </table:table-cell>
          <table:table-cell table:style-name="Table11.D2" office:value-type="string">
            <text:p text:style-name="P256"/>
          </table:table-cell>
        </table:table-row>
        <table:table-row table:style-name="TableLine94628983652928">
          <table:table-cell table:style-name="Table11.A2" office:value-type="string">
            <text:p text:style-name="P392">robot</text:p>
          </table:table-cell>
          <table:table-cell table:style-name="Table11.A2" office:value-type="string">
            <text:p text:style-name="P397">varchar(30)</text:p>
          </table:table-cell>
          <table:table-cell table:style-name="Table11.A2" office:value-type="string">
            <text:p text:style-name="P404">Not null </text:p>
            <text:p text:style-name="P262"><text:span text:style-name="T263">defualt ‘</text:span>index,follow<text:span text:style-name="T263">’</text:span></text:p>
          </table:table-cell>
          <table:table-cell table:style-name="Table11.D2" office:value-type="string">
            <text:p text:style-name="P256"/>
          </table:table-cell>
        </table:table-row>
        <table:table-row table:style-name="TableLine94628983654000">
          <table:table-cell table:style-name="Table11.A2" office:value-type="string">
            <text:p text:style-name="P392">designer</text:p>
          </table:table-cell>
          <table:table-cell table:style-name="Table11.A2" office:value-type="string">
            <text:p text:style-name="P398">varchar(30)</text:p>
          </table:table-cell>
          <table:table-cell table:style-name="Table11.A2" office:value-type="string">
            <text:p text:style-name="P405">Not null </text:p>
          </table:table-cell>
          <table:table-cell table:style-name="Table11.D2" office:value-type="string">
            <text:p text:style-name="P256"/>
          </table:table-cell>
        </table:table-row>
        <table:table-row table:style-name="TableLine94628983655072">
          <table:table-cell table:style-name="Table11.A2" office:value-type="string">
            <text:p text:style-name="P392">author</text:p>
          </table:table-cell>
          <table:table-cell table:style-name="Table11.A2" office:value-type="string">
            <text:p text:style-name="P261"><text:span text:style-name="T261">varchar(</text:span><text:span text:style-name="T262">60</text:span><text:span text:style-name="T261">)</text:span></text:p>
          </table:table-cell>
          <table:table-cell table:style-name="Table11.A2" office:value-type="string">
            <text:p text:style-name="P405">Not null</text:p>
          </table:table-cell>
          <table:table-cell table:style-name="Table11.D2" office:value-type="string">
            <text:p text:style-name="P256"/>
          </table:table-cell>
        </table:table-row>
        <table:table-row table:style-name="TableLine94628983656064">
          <table:table-cell table:style-name="Table11.A2" office:value-type="string">
            <text:p text:style-name="P392">owner</text:p>
          </table:table-cell>
          <table:table-cell table:style-name="Table11.A2" office:value-type="string">
            <text:p text:style-name="P399">varchar(30)</text:p>
          </table:table-cell>
          <table:table-cell table:style-name="Table11.A2" office:value-type="string">
            <text:p text:style-name="P405">Not null </text:p>
          </table:table-cell>
          <table:table-cell table:style-name="Table11.D2" office:value-type="string">
            <text:p text:style-name="P256"/>
          </table:table-cell>
        </table:table-row>
        <table:table-row table:style-name="TableLine94628983657136">
          <table:table-cell table:style-name="Table11.A2" office:value-type="string">
            <text:p text:style-name="P393">app_setting_</text:p>
            <text:p text:style-name="P393">translate_id</text:p>
          </table:table-cell>
          <table:table-cell table:style-name="Table11.A2" office:value-type="string">
            <text:p text:style-name="P401">Big int</text:p>
          </table:table-cell>
          <table:table-cell table:style-name="Table11.A2" office:value-type="string">
            <text:p text:style-name="P406">Unsigned , </text:p>
            <text:p text:style-name="P406">not null ,</text:p>
            <text:p text:style-name="P407">unique , </text:p>
            <text:p text:style-name="P408">foreign key →</text:p>
            <text:p text:style-name="P591">app_setting_translations<text:span text:style-name="T264">(</text:span><text:span text:style-name="T265">id</text:span><text:span text:style-name="T264">)</text:span></text:p>
            <text:p text:style-name="P330"/>
            <text:p text:style-name="P575">on Delete → (<text:span text:style-name="T531">cascade</text:span>)</text:p>
            <text:p text:style-name="P575"/>
            <text:p text:style-name="P575">on <text:span text:style-name="T531">Update</text:span> → (<text:span text:style-name="T531">cascade</text:span>)</text:p>
          </table:table-cell>
          <table:table-cell table:style-name="Table11.D2" office:value-type="string">
            <text:p text:style-name="P256"/>
          </table:table-cell>
        </table:table-row>
      </table:table>
      <text:p text:style-name="P210"/>
      <text:list xml:id="list1728959843" text:style-name="L18">
        <text:list-item>
          <text:list>
            <text:list-item>
              <text:p text:style-name="P1026">ارتباطات :‌</text:p>
              <text:list>
                <text:list-item>
                  <text:p text:style-name="P1023">app_setting_translations :‌</text:p>
                  <text:list>
                    <text:list-item>
                      <text:p text:style-name="P886"><text:span text:style-name="T273">نوع :‌</text:span><text:span text:style-name="T266">1 به 1 به صورت together </text:span><text:span text:style-name="T267">که </text:span><text:span text:style-name="T272">پدر بزرگ</text:span><text:span text:style-name="T267"> ان app_setting است</text:span></text:p>
                    </text:list-item>
                    <text:list-item>
                      <text:p text:style-name="P1027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34106111620350" text:continue-numbering="true" text:style-name="L18">
        <text:list-item>
          <text:p text:style-name="P1307"><text:span text:style-name="T275">media_describe_translations : </text:span><text:span text:style-name="T276">هر عکسی که درون جدول media وجود دارد </text:span><text:span text:style-name="T277">میتواند دارای <text:s/>alt <text:s/>, caption برای seo باشد !!! </text:span><text:span text:style-name="T278">و آنها باید multi lang </text:span><text:span text:style-name="T279">باشند !!‌در این جدول </text:span><text:span text:style-name="T280">ترجمه <text:s/>های توضیحات یک عکس را ذخیره میکند </text:span></text:p>
        </text:list-item>
      </text:list>
      <text:p text:style-name="P4"/>
      <text:list xml:id="list134106097727252" text:continue-numbering="true" text:style-name="L18">
        <text:list-item>
          <text:list>
            <text:list-item>
              <text:p text:style-name="P1028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628983684176">
          <table:table-cell table:style-name="Table12.A1" office:value-type="string">
            <text:p text:style-name="P291">Name</text:p>
          </table:table-cell>
          <table:table-cell table:style-name="Table12.A1" office:value-type="string">
            <text:p text:style-name="P291">Data Type</text:p>
          </table:table-cell>
          <table:table-cell table:style-name="Table12.A1" office:value-type="string">
            <text:p text:style-name="P291">Attributes</text:p>
          </table:table-cell>
          <table:table-cell table:style-name="Table12.D1" office:value-type="string">
            <text:p text:style-name="P291">Comment</text:p>
          </table:table-cell>
        </table:table-row>
        <table:table-row table:style-name="TableLine94628983725472">
          <table:table-cell table:style-name="Table12.A2" office:value-type="string">
            <text:p text:style-name="P409">id</text:p>
          </table:table-cell>
          <table:table-cell table:style-name="Table12.A2" office:value-type="string">
            <text:p text:style-name="P410">Big int </text:p>
          </table:table-cell>
          <table:table-cell table:style-name="Table12.A2" office:value-type="string">
            <text:p text:style-name="P410">Unsigned , </text:p>
            <text:p text:style-name="P410">not null , </text:p>
            <text:p text:style-name="P410">index , </text:p>
            <text:p text:style-name="P410">unique , </text:p>
            <text:p text:style-name="P410">primary key , </text:p>
            <text:p text:style-name="P410">autoincrement </text:p>
          </table:table-cell>
          <table:table-cell table:style-name="Table12.D2" office:value-type="string">
            <text:p text:style-name="P256"/>
          </table:table-cell>
        </table:table-row>
        <table:table-row table:style-name="TableLine94628983727280">
          <table:table-cell table:style-name="Table12.A2" office:value-type="string">
            <text:p text:style-name="P409">alt</text:p>
          </table:table-cell>
          <table:table-cell table:style-name="Table12.A2" office:value-type="string">
            <text:p text:style-name="P411">varchar(128)</text:p>
          </table:table-cell>
          <table:table-cell table:style-name="Table12.A2" office:value-type="string">
            <text:p text:style-name="P256"><text:s/><text:span text:style-name="T281">Not null </text:span></text:p>
          </table:table-cell>
          <table:table-cell table:style-name="Table12.D2" office:value-type="string">
            <text:p text:style-name="P256"/>
          </table:table-cell>
        </table:table-row>
        <table:table-row table:style-name="TableLine94628983728192">
          <table:table-cell table:style-name="Table12.A2" office:value-type="string">
            <text:p text:style-name="P409">caption</text:p>
          </table:table-cell>
          <table:table-cell table:style-name="Table12.A2" office:value-type="string">
            <text:p text:style-name="P413">varchar(<text:span text:style-name="T282">255</text:span>)</text:p>
          </table:table-cell>
          <table:table-cell table:style-name="Table12.A2" office:value-type="string">
            <text:p text:style-name="P414">Nullable </text:p>
          </table:table-cell>
          <table:table-cell table:style-name="Table12.D2" office:value-type="string">
            <text:p text:style-name="P256"/>
          </table:table-cell>
        </table:table-row>
        <table:table-row table:style-name="TableLine94628983729152">
          <table:table-cell table:style-name="Table12.A2" office:value-type="string">
            <text:p text:style-name="P409">media_id</text:p>
          </table:table-cell>
          <table:table-cell table:style-name="Table12.A2" office:value-type="string">
            <text:p text:style-name="P412">Big int </text:p>
          </table:table-cell>
          <table:table-cell table:style-name="Table12.A2" office:value-type="string">
            <text:p text:style-name="P415">Unsigned,</text:p>
            <text:p text:style-name="P416">not null , </text:p>
            <text:p text:style-name="P416">foreign key → </text:p>
            <text:p text:style-name="P416">media(id)</text:p>
            <text:p text:style-name="P332"/>
            <text:p text:style-name="P577">on Delete → (<text:span text:style-name="T531">cascade</text:span>)</text:p>
            <text:p text:style-name="P577"/>
            <text:p text:style-name="P577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256"/>
          </table:table-cell>
        </table:table-row>
        <table:table-row table:style-name="TableLine94628983730064">
          <table:table-cell table:style-name="Table12.A2" office:value-type="string">
            <text:p text:style-name="P409">language_id</text:p>
          </table:table-cell>
          <table:table-cell table:style-name="Table12.A2" office:value-type="string">
            <text:p text:style-name="P412">Big int </text:p>
          </table:table-cell>
          <table:table-cell table:style-name="Table12.A2" office:value-type="string">
            <text:p text:style-name="P417">Unsigned , </text:p>
            <text:p text:style-name="P417">not null , </text:p>
            <text:p text:style-name="P417">foreign key → </text:p>
            <text:p text:style-name="P417">languages(id)</text:p>
            <text:p text:style-name="P331"/>
            <text:p text:style-name="P576">on Delete → (<text:span text:style-name="T531">cascade</text:span>)</text:p>
            <text:p text:style-name="P576"/>
            <text:p text:style-name="P576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256"/>
          </table:table-cell>
        </table:table-row>
      </table:table>
      <text:p text:style-name="P211"/>
      <text:list xml:id="list2941245173" text:style-name="L19">
        <text:list-item>
          <text:p text:style-name="P1029">روابط :‌</text:p>
          <text:list>
            <text:list-item>
              <text:p text:style-name="P1030">media :‌</text:p>
              <text:list>
                <text:list-item>
                  <text:p text:style-name="P963">نوع ‌: <text:span text:style-name="T284">1 به </text:span><text:span text:style-name="T285">n </text:span></text:p>
                </text:list-item>
                <text:list-item>
                  <text:p text:style-name="P963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7"/>
      <text:p text:style-name="P47"/>
      <text:list xml:id="list134106996113951" text:continue-numbering="true" text:style-name="L19">
        <text:list-item>
          <text:list>
            <text:list-item>
              <text:p text:style-name="P1031">languages : </text:p>
              <text:list>
                <text:list-item>
                  <text:p text:style-name="P1011">نوع : <text:span text:style-name="T290">1 به n </text:span></text:p>
                </text:list-item>
                <text:list-item>
                  <text:p text:style-name="P1032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308"><text:span text:style-name="T287">user_bio_</text:span>translations: <text:span text:style-name="T295">این جدول </text:span><text:span text:style-name="T296">بیوگرافی کاربران را به صورت multilang ذخیره میکند !!!</text:span></text:p>
        </text:list-item>
      </text:list>
      <text:p text:style-name="P5"/>
      <text:list xml:id="list134106398141871" text:continue-numbering="true" text:style-name="L19">
        <text:list-item>
          <text:list>
            <text:list-item>
              <text:p text:style-name="P1033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628983770864">
          <table:table-cell table:style-name="Table13.A1" office:value-type="string">
            <text:p text:style-name="P291">Name</text:p>
          </table:table-cell>
          <table:table-cell table:style-name="Table13.A1" office:value-type="string">
            <text:p text:style-name="P291">Data Type</text:p>
          </table:table-cell>
          <table:table-cell table:style-name="Table13.A1" office:value-type="string">
            <text:p text:style-name="P291">Attributes</text:p>
          </table:table-cell>
          <table:table-cell table:style-name="Table13.D1" office:value-type="string">
            <text:p text:style-name="P291">Comment</text:p>
          </table:table-cell>
        </table:table-row>
        <table:table-row table:style-name="TableLine94628983801472">
          <table:table-cell table:style-name="Table13.A2" office:value-type="string">
            <text:p text:style-name="P422">id</text:p>
          </table:table-cell>
          <table:table-cell table:style-name="Table13.A2" office:value-type="string">
            <text:p text:style-name="P423">Big int </text:p>
          </table:table-cell>
          <table:table-cell table:style-name="Table13.A2" office:value-type="string">
            <text:p text:style-name="P424">Unsigned,</text:p>
            <text:p text:style-name="P425">Not null , </text:p>
            <text:p text:style-name="P425">unique , </text:p>
            <text:p text:style-name="P425">index , </text:p>
            <text:p text:style-name="P425">primary key , </text:p>
            <text:p text:style-name="P425">auto increment</text:p>
          </table:table-cell>
          <table:table-cell table:style-name="Table13.D2" office:value-type="string">
            <text:p text:style-name="P256"/>
          </table:table-cell>
        </table:table-row>
        <table:table-row table:style-name="TableLine94628983803904">
          <table:table-cell table:style-name="Table13.A2" office:value-type="string">
            <text:p text:style-name="P422">bio</text:p>
          </table:table-cell>
          <table:table-cell table:style-name="Table13.A2" office:value-type="string">
            <text:p text:style-name="P423">varchar(<text:span text:style-name="T297">400</text:span>)</text:p>
          </table:table-cell>
          <table:table-cell table:style-name="Table13.A2" office:value-type="string">
            <text:p text:style-name="P256"><text:s/><text:span text:style-name="T298">Not null </text:span></text:p>
          </table:table-cell>
          <table:table-cell table:style-name="Table13.D2" office:value-type="string">
            <text:p text:style-name="P256"/>
          </table:table-cell>
        </table:table-row>
        <table:table-row table:style-name="TableLine94628983804816">
          <table:table-cell table:style-name="Table13.A2" office:value-type="string">
            <text:p text:style-name="P422">user_id</text:p>
          </table:table-cell>
          <table:table-cell table:style-name="Table13.A2" office:value-type="string">
            <text:p text:style-name="P421">Big int </text:p>
          </table:table-cell>
          <table:table-cell table:style-name="Table13.A2" office:value-type="string">
            <text:p text:style-name="P418">Unsigned , </text:p>
            <text:p text:style-name="P418">not null ,</text:p>
            <text:p text:style-name="P420">foreign key → </text:p>
            <text:p text:style-name="P420"><text:span text:style-name="T299">users</text:span> (id)</text:p>
            <text:p text:style-name="P334"/>
            <text:p text:style-name="P579">on Delete → (<text:span text:style-name="T531">cascade</text:span>)</text:p>
            <text:p text:style-name="P579"/>
            <text:p text:style-name="P579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256"/>
          </table:table-cell>
        </table:table-row>
        <table:table-row table:style-name="TableLine94628983805776">
          <table:table-cell table:style-name="Table13.A2" office:value-type="string">
            <text:p text:style-name="P422">language_id</text:p>
          </table:table-cell>
          <table:table-cell table:style-name="Table13.A2" office:value-type="string">
            <text:p text:style-name="P421">Big int </text:p>
          </table:table-cell>
          <table:table-cell table:style-name="Table13.A2" office:value-type="string">
            <text:p text:style-name="P418">Unsigned , </text:p>
            <text:p text:style-name="P418">not null , </text:p>
            <text:p text:style-name="P419">foreign key → </text:p>
            <text:p text:style-name="P419">languages (id)</text:p>
            <text:p text:style-name="P333"/>
            <text:p text:style-name="P578">on Delete → (<text:span text:style-name="T531">cascade</text:span>)</text:p>
            <text:p text:style-name="P578"/>
            <text:p text:style-name="P578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256"/>
          </table:table-cell>
        </table:table-row>
      </table:table>
      <text:p text:style-name="P212"/>
      <text:list xml:id="list1951538192" text:style-name="L20">
        <text:list-item>
          <text:p text:style-name="P1034">روابط : </text:p>
          <text:list>
            <text:list-item>
              <text:p text:style-name="P1035">users <text:s/>:</text:p>
              <text:list>
                <text:list-item>
                  <text:p text:style-name="P918">نوع : <text:span text:style-name="T302">1 به n </text:span></text:p>
                </text:list-item>
                <text:list-item>
                  <text:p text:style-name="P920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</text:list-item>
              </text:list>
            </text:list-item>
          </text:list>
        </text:list-item>
      </text:list>
      <text:p text:style-name="P48"/>
      <text:list xml:id="list134106455914283" text:continue-numbering="true" text:style-name="L20">
        <text:list-item>
          <text:list>
            <text:list-item>
              <text:p text:style-name="P1036">languages : </text:p>
              <text:list>
                <text:list-item>
                  <text:p text:style-name="P1013">نوع :‌ <text:span text:style-name="T306">1 به n </text:span></text:p>
                </text:list-item>
                <text:list-item>
                  <text:p text:style-name="P1037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</text:list-item>
              </text:list>
            </text:list-item>
          </text:list>
        </text:list-item>
        <text:list-item>
          <text:p text:style-name="P1314">font_icons : در این جدول <text:span text:style-name="T313">font icons ها را ذخیره میکند !!!</text:span></text:p>
        </text:list-item>
      </text:list>
      <text:p text:style-name="P49"/>
      <text:list xml:id="list134106507213907" text:continue-numbering="true" text:style-name="L20">
        <text:list-item>
          <text:list>
            <text:list-item>
              <text:p text:style-name="P1038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628983847984">
          <table:table-cell table:style-name="Table14.A1" office:value-type="string">
            <text:p text:style-name="P291">Name</text:p>
          </table:table-cell>
          <table:table-cell table:style-name="Table14.A1" office:value-type="string">
            <text:p text:style-name="P291">Data Type</text:p>
          </table:table-cell>
          <table:table-cell table:style-name="Table14.A1" office:value-type="string">
            <text:p text:style-name="P291">Attributes</text:p>
          </table:table-cell>
          <table:table-cell table:style-name="Table14.D1" office:value-type="string">
            <text:p text:style-name="P291">Comment</text:p>
          </table:table-cell>
        </table:table-row>
        <table:table-row table:style-name="TableLine94628983872912">
          <table:table-cell table:style-name="Table14.A2" office:value-type="string">
            <text:p text:style-name="P426">id</text:p>
          </table:table-cell>
          <table:table-cell table:style-name="Table14.A2" office:value-type="string">
            <text:p text:style-name="P427">Big int </text:p>
          </table:table-cell>
          <table:table-cell table:style-name="Table14.A2" office:value-type="string">
            <text:p text:style-name="P427">Unsigned ,<text:span text:style-name="T314">index</text:span></text:p>
            <text:p text:style-name="P428">primary key ,</text:p>
            <text:p text:style-name="P428">unique,</text:p>
            <text:p text:style-name="P428">not null ,</text:p>
            <text:p text:style-name="P428">auto increment</text:p>
          </table:table-cell>
          <table:table-cell table:style-name="Table14.D2" office:value-type="string">
            <text:p text:style-name="P256"/>
          </table:table-cell>
        </table:table-row>
        <table:table-row table:style-name="TableLine94628983874608">
          <table:table-cell table:style-name="Table14.A2" office:value-type="string">
            <text:p text:style-name="P426">name</text:p>
          </table:table-cell>
          <table:table-cell table:style-name="Table14.A2" office:value-type="string">
            <text:p text:style-name="P428">varchar(48)</text:p>
          </table:table-cell>
          <table:table-cell table:style-name="Table14.A2" office:value-type="string">
            <text:p text:style-name="P430">Not null </text:p>
          </table:table-cell>
          <table:table-cell table:style-name="Table14.D2" office:value-type="string">
            <text:p text:style-name="P256"/>
          </table:table-cell>
        </table:table-row>
        <table:table-row table:style-name="TableLine94628983875520">
          <table:table-cell table:style-name="Table14.A2" office:value-type="string">
            <text:p text:style-name="P426">class</text:p>
          </table:table-cell>
          <table:table-cell table:style-name="Table14.A2" office:value-type="string">
            <text:p text:style-name="P268"><text:span text:style-name="T515">varchar(</text:span><text:span text:style-name="T315">5</text:span><text:span text:style-name="T514">6</text:span><text:span text:style-name="T515">)</text:span></text:p>
          </table:table-cell>
          <table:table-cell table:style-name="Table14.A2" office:value-type="string">
            <text:p text:style-name="P431">Unique , not null </text:p>
          </table:table-cell>
          <table:table-cell table:style-name="Table14.D2" office:value-type="string">
            <text:p text:style-name="P433">Css class</text:p>
          </table:table-cell>
        </table:table-row>
        <table:table-row table:style-name="TableLine94628983876480">
          <table:table-cell table:style-name="Table14.A2" office:value-type="string">
            <text:p text:style-name="P426">unicode</text:p>
          </table:table-cell>
          <table:table-cell table:style-name="Table14.A2" office:value-type="string">
            <text:p text:style-name="P429">varchar(12)</text:p>
          </table:table-cell>
          <table:table-cell table:style-name="Table14.A2" office:value-type="string">
            <text:p text:style-name="P432">Not null </text:p>
          </table:table-cell>
          <table:table-cell table:style-name="Table14.D2" office:value-type="string">
            <text:p text:style-name="P256"/>
          </table:table-cell>
        </table:table-row>
      </table:table>
      <text:p text:style-name="P213"/>
      <text:list xml:id="list2564862767" text:style-name="L21">
        <text:list-item>
          <text:list>
            <text:list-item>
              <text:p text:style-name="P1039">ارتباطات : </text:p>
              <text:list>
                <text:list-item>
                  <text:p text:style-name="P1040">users : </text:p>
                  <text:list>
                    <text:list-item>
                      <text:p text:style-name="P1041">نوع : <text:span text:style-name="T408">1 به n </text:span></text:p>
                    </text:list-item>
                    <text:list-item>
                      <text:p text:style-name="P1041">توضیحات : <text:span text:style-name="T409">هر یک کاربر میتواند </text:span><text:span text:style-name="T410">چندین </text:span><text:span text:style-name="T411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34106125640445" text:continue-numbering="true" text:style-name="L21">
        <text:list-item>
          <text:list>
            <text:list-item>
              <text:list>
                <text:list-item>
                  <text:p text:style-name="P1042">dates : </text:p>
                  <text:list>
                    <text:list-item>
                      <text:p text:style-name="P1043">نوع : <text:span text:style-name="T317">1 به n</text:span></text:p>
                    </text:list-item>
                    <text:list-item>
                      <text:p text:style-name="P887"><text:span text:style-name="T316">توضیحات : </text:span><text:span text:style-name="T318">هر </text:span><text:span text:style-name="T319">یک ROW از </text:span><text:span text:style-name="T320">FONT ICONS </text:span><text:span text:style-name="T321">میتواند دارای </text:span><text:span text:style-name="T324">N</text:span><text:span text:style-name="T322"> رکورد مرتبط در جدول DATES داشته باشد (CREATED_AT , UPDATED AT ) </text:span><text:span text:style-name="T323">و هر یک از رکورد های </text:span><text:span text:style-name="T325">DATES میتواند متعلق به </text:span><text:span text:style-name="T326">۱</text:span><text:span text:style-name="T325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34106608960457" text:continue-numbering="true" text:style-name="L21">
        <text:list-item>
          <text:list>
            <text:list-item>
              <text:list>
                <text:list-item>
                  <text:p text:style-name="P1044">iconables : </text:p>
                  <text:list>
                    <text:list-item>
                      <text:p text:style-name="P1046">نوع : <text:span text:style-name="T343">1 به n</text:span></text:p>
                    </text:list-item>
                    <text:list-item>
                      <text:p text:style-name="P1047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34107743052348" text:continue-numbering="true" text:style-name="L21">
        <text:list-item>
          <text:list>
            <text:list-item>
              <text:list>
                <text:list-item>
                  <text:p text:style-name="P1050">icon_groups : </text:p>
                  <text:list>
                    <text:list-item>
                      <text:p text:style-name="P1052">نوع : </text:p>
                    </text:list-item>
                    <text:list-item>
                      <text:p text:style-name="P1052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1052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><text:tab/><text:tab/><text:tab/><text:span text:style-name="T362">icon_groupables </text:span></text:p>
      <text:p text:style-name="P62"/>
      <text:p text:style-name="P62"/>
      <text:p text:style-name="P62"/>
      <text:p text:style-name="P62"/>
      <text:p text:style-name="P62"><text:soft-page-break/></text:p>
      <text:list xml:id="list1840211256" text:style-name="L22">
        <text:list-item>
          <text:list>
            <text:list-item>
              <text:list>
                <text:list-item>
                  <text:p text:style-name="P888"><text:span text:style-name="T388">icon_groupables </text:span><text:span text:style-name="T372"><text:s/></text:span></text:p>
                  <text:list>
                    <text:list-item>
                      <text:p text:style-name="P1054">نوع : <text:span text:style-name="T375">1 به n </text:span></text:p>
                    </text:list-item>
                    <text:list-item>
                      <text:p text:style-name="P1054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106784457506" text:continue-list="list134107743052348" text:style-name="L21">
        <text:list-item>
          <text:p text:style-name="P1315">custom_icons : <text:span text:style-name="T328">در این جدول ایکون های custom ذخیره میشوند !!!</text:span></text:p>
        </text:list-item>
      </text:list>
      <text:p text:style-name="P50"/>
      <text:list xml:id="list134106444657604" text:continue-numbering="true" text:style-name="L21">
        <text:list-item>
          <text:list>
            <text:list-item>
              <text:p text:style-name="P1056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628983913712">
          <table:table-cell table:style-name="Table15.A1" office:value-type="string">
            <text:p text:style-name="P291">Name</text:p>
          </table:table-cell>
          <table:table-cell table:style-name="Table15.A1" office:value-type="string">
            <text:p text:style-name="P291">Data Type</text:p>
          </table:table-cell>
          <table:table-cell table:style-name="Table15.A1" office:value-type="string">
            <text:p text:style-name="P291">Attributes</text:p>
          </table:table-cell>
          <table:table-cell table:style-name="Table15.D1" office:value-type="string">
            <text:p text:style-name="P291">Comment</text:p>
          </table:table-cell>
        </table:table-row>
        <table:table-row table:style-name="TableLine94628983976192">
          <table:table-cell table:style-name="Table15.A2" office:value-type="string">
            <text:p text:style-name="P438">id</text:p>
          </table:table-cell>
          <table:table-cell table:style-name="Table15.A2" office:value-type="string">
            <text:p text:style-name="P437">Big int</text:p>
          </table:table-cell>
          <table:table-cell table:style-name="Table15.A2" office:value-type="string">
            <text:p text:style-name="P437">Unsigned , index , </text:p>
            <text:p text:style-name="P437">not null , </text:p>
            <text:p text:style-name="P434">unique , </text:p>
            <text:p text:style-name="P434">primary key , </text:p>
            <text:p text:style-name="P434">auto increment</text:p>
          </table:table-cell>
          <table:table-cell table:style-name="Table15.D2" office:value-type="string">
            <text:p text:style-name="P256"/>
          </table:table-cell>
        </table:table-row>
        <table:table-row table:style-name="TableLine94628983981200">
          <table:table-cell table:style-name="Table15.A2" office:value-type="string">
            <text:p text:style-name="P438">name</text:p>
          </table:table-cell>
          <table:table-cell table:style-name="Table15.A2" office:value-type="string">
            <text:p text:style-name="P435">varchar(48)</text:p>
          </table:table-cell>
          <table:table-cell table:style-name="Table15.A2" office:value-type="string">
            <text:p text:style-name="P436">Not null </text:p>
          </table:table-cell>
          <table:table-cell table:style-name="Table15.D2" office:value-type="string">
            <text:p text:style-name="P256"/>
          </table:table-cell>
        </table:table-row>
      </table:table>
      <text:p text:style-name="P214"/>
      <text:list xml:id="list1931029434" text:style-name="L23">
        <text:list-item>
          <text:list>
            <text:list-item>
              <text:p text:style-name="P1057">روابط : </text:p>
              <text:list>
                <text:list-item>
                  <text:p text:style-name="P1058">users : </text:p>
                  <text:list>
                    <text:list-item>
                      <text:p text:style-name="P1058">نوع : <text:span text:style-name="T412">1 به n </text:span></text:p>
                    </text:list-item>
                    <text:list-item>
                      <text:p text:style-name="P1059">توضیحات :‌<text:span text:style-name="T413">هر یک کاربر </text:span><text:span text:style-name="T414">میتواند</text:span><text:span text:style-name="T413"> دارای چندین custom_icon</text:span><text:span text:style-name="T414"> </text:span><text:span text:style-name="T415">باشد و هر یک custom_icon متعلق به یک کاربر است !!! </text:span><text:span text:style-name="T416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34105774728109" text:continue-numbering="true" text:style-name="L23">
        <text:list-item>
          <text:list>
            <text:list-item>
              <text:list>
                <text:list-item>
                  <text:p text:style-name="P1057">dates : </text:p>
                  <text:list>
                    <text:list-item>
                      <text:p text:style-name="P1060">نوع : <text:span text:style-name="T330">1 به n</text:span></text:p>
                    </text:list-item>
                    <text:list-item>
                      <text:p text:style-name="P1060">توضیحات : <text:s/><text:span text:style-name="T331">هر یک custom icon دارای چندین </text:span><text:span text:style-name="T332">رکورد در جدول dates </text:span><text:span text:style-name="T333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34106798912862" text:continue-numbering="true" text:style-name="L23">
        <text:list-item>
          <text:list>
            <text:list-item>
              <text:list>
                <text:list-item>
                  <text:p text:style-name="P1061">media : </text:p>
                  <text:list>
                    <text:list-item>
                      <text:p text:style-name="P991">نوع : <text:span text:style-name="T335">1 به 1 </text:span></text:p>
                    </text:list-item>
                    <text:list-item>
                      <text:p text:style-name="P991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34106717570355" text:continue-numbering="true" text:style-name="L23">
        <text:list-item>
          <text:list>
            <text:list-item>
              <text:list>
                <text:list-item>
                  <text:p text:style-name="P1045">iconables : </text:p>
                  <text:list>
                    <text:list-item>
                      <text:p text:style-name="P1048">نوع : <text:span text:style-name="T343">1 به n</text:span></text:p>
                    </text:list-item>
                    <text:list-item>
                      <text:p text:style-name="P1049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p text:style-name="P60"/>
      <text:p text:style-name="P60"/>
      <text:p text:style-name="P60"/>
      <text:p text:style-name="P60"/>
      <text:p text:style-name="P60"/>
      <text:list xml:id="list134106185169416" text:continue-numbering="true" text:style-name="L23">
        <text:list-item>
          <text:list>
            <text:list-item>
              <text:list>
                <text:list-item>
                  <text:p text:style-name="P1062"><text:soft-page-break/>icon_groups : </text:p>
                  <text:list>
                    <text:list-item>
                      <text:p text:style-name="P1064">نوع :‌<text:span text:style-name="T363">n به n</text:span></text:p>
                    </text:list-item>
                    <text:list-item>
                      <text:p text:style-name="P1066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106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63"><text:tab/><text:tab/><text:tab/></text:span><text:span text:style-name="T367">icon_groupable </text:span></text:p>
      <text:p text:style-name="P9"/>
      <text:p text:style-name="P9"/>
      <text:list xml:id="list2686878062" text:style-name="L24">
        <text:list-item>
          <text:list>
            <text:list-item>
              <text:list>
                <text:list-item>
                  <text:p text:style-name="P890"><text:span text:style-name="T387">icon_groupables</text:span><text:span text:style-name="T373">: </text:span></text:p>
                </text:list-item>
              </text:list>
            </text:list-item>
          </text:list>
        </text:list-item>
      </text:list>
      <text:list xml:id="list134107074917121" text:continue-list="list1840211256" text:style-name="L22">
        <text:list-item>
          <text:list>
            <text:list-item>
              <text:list>
                <text:list-item>
                  <text:list>
                    <text:list-item>
                      <text:p text:style-name="P1068">نوع : <text:span text:style-name="T381">1 به n </text:span></text:p>
                    </text:list-item>
                    <text:list-item>
                      <text:p text:style-name="P1068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34106239544064" text:continue-list="list134106185169416" text:style-name="L23">
        <text:list-item>
          <text:p text:style-name="P1316">iconables : <text:span text:style-name="T338">در این جدول موجودیت های ایکون پذیر ذخیره میشود !!!</text:span><text:span text:style-name="T339">هر موجودیتی که دارای ایکون باشد </text:span><text:span text:style-name="T340">، اطلاعات موجودیت و ایکون مورد نظر در این جدول ذخیره میشود </text:span></text:p>
        </text:list-item>
      </text:list>
      <text:p text:style-name="P54"><text:tab/><text:span text:style-name="T341">این جدول بین چندین موجودیت share میشود </text:span></text:p>
      <text:list xml:id="list134107329444895" text:continue-numbering="true" text:style-name="L23">
        <text:list-header>
          <text:p text:style-name="P1070"/>
        </text:list-header>
      </text:list>
      <text:p text:style-name="P53"/>
      <text:list xml:id="list134106522739490" text:continue-numbering="true" text:style-name="L23">
        <text:list-item>
          <text:list>
            <text:list-item>
              <text:p text:style-name="P1071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628984092416">
          <table:table-cell table:style-name="Table16.A1" office:value-type="string">
            <text:p text:style-name="P291">Name</text:p>
          </table:table-cell>
          <table:table-cell table:style-name="Table16.A1" office:value-type="string">
            <text:p text:style-name="P291">Data Type</text:p>
          </table:table-cell>
          <table:table-cell table:style-name="Table16.A1" office:value-type="string">
            <text:p text:style-name="P291">Attributes</text:p>
          </table:table-cell>
          <table:table-cell table:style-name="Table16.D1" office:value-type="string">
            <text:p text:style-name="P291">Comment</text:p>
          </table:table-cell>
        </table:table-row>
        <table:table-row table:style-name="TableLine94628984112176">
          <table:table-cell table:style-name="Table16.A2" office:value-type="string">
            <text:p text:style-name="P439">id</text:p>
          </table:table-cell>
          <table:table-cell table:style-name="Table16.A2" office:value-type="string">
            <text:p text:style-name="P442">Big int </text:p>
          </table:table-cell>
          <table:table-cell table:style-name="Table16.A2" office:value-type="string">
            <text:p text:style-name="P442">Unsigned , </text:p>
            <text:p text:style-name="P443">not null , </text:p>
            <text:p text:style-name="P444">primary key , </text:p>
            <text:p text:style-name="P444">auto increment,</text:p>
            <text:p text:style-name="P445">unique , </text:p>
            <text:p text:style-name="P446">index </text:p>
          </table:table-cell>
          <table:table-cell table:style-name="Table16.D2" office:value-type="string">
            <text:p text:style-name="P256"/>
          </table:table-cell>
        </table:table-row>
        <table:table-row table:style-name="TableLine94628984113648">
          <table:table-cell table:style-name="Table16.A2" office:value-type="string">
            <text:p text:style-name="P440">object_type</text:p>
          </table:table-cell>
          <table:table-cell table:style-name="Table16.A2" office:value-type="string">
            <text:p text:style-name="P448">varchar(255)</text:p>
          </table:table-cell>
          <table:table-cell table:style-name="Table16.A2" office:value-type="string">
            <text:p text:style-name="P454">Not null </text:p>
          </table:table-cell>
          <table:table-cell table:style-name="Table16.D2" office:value-type="string">
            <text:p text:style-name="P256"/>
          </table:table-cell>
        </table:table-row>
        <table:table-row table:style-name="TableLine94628984114560">
          <table:table-cell table:style-name="Table16.A2" office:value-type="string">
            <text:p text:style-name="P440">object_id</text:p>
          </table:table-cell>
          <table:table-cell table:style-name="Table16.A2" office:value-type="string">
            <text:p text:style-name="P450">Big int </text:p>
          </table:table-cell>
          <table:table-cell table:style-name="Table16.A2" office:value-type="string">
            <text:p text:style-name="P449">Unsigned ,</text:p>
            <text:p text:style-name="P449"><text:s/><text:span text:style-name="T342">not null </text:span></text:p>
          </table:table-cell>
          <table:table-cell table:style-name="Table16.D2" office:value-type="string">
            <text:p text:style-name="P256"/>
          </table:table-cell>
        </table:table-row>
        <table:table-row table:style-name="TableLine94628984115520">
          <table:table-cell table:style-name="Table16.A2" office:value-type="string">
            <text:p text:style-name="P441">icon_type</text:p>
          </table:table-cell>
          <table:table-cell table:style-name="Table16.A2" office:value-type="string">
            <text:p text:style-name="P447">varchar(255)</text:p>
          </table:table-cell>
          <table:table-cell table:style-name="Table16.A2" office:value-type="string">
            <text:p text:style-name="P454">Not null </text:p>
          </table:table-cell>
          <table:table-cell table:style-name="Table16.D2" office:value-type="string">
            <text:p text:style-name="P455">Custom || font </text:p>
          </table:table-cell>
        </table:table-row>
        <table:table-row table:style-name="TableLine94628984116704">
          <table:table-cell table:style-name="Table16.A2" office:value-type="string">
            <text:p text:style-name="P441">icon_id</text:p>
          </table:table-cell>
          <table:table-cell table:style-name="Table16.A2" office:value-type="string">
            <text:p text:style-name="P450">Big int </text:p>
          </table:table-cell>
          <table:table-cell table:style-name="Table16.A2" office:value-type="string">
            <text:p text:style-name="P449">Unsigned ,</text:p>
            <text:p text:style-name="P449"><text:s/><text:span text:style-name="T342">not null </text:span></text:p>
          </table:table-cell>
          <table:table-cell table:style-name="Table16.D2" office:value-type="string">
            <text:p text:style-name="P256"/>
          </table:table-cell>
        </table:table-row>
      </table:table>
      <text:p text:style-name="P215"/>
      <text:list xml:id="list3035274936" text:style-name="L25">
        <text:list-item>
          <text:list>
            <text:list-item>
              <text:p text:style-name="P1072">روابط : </text:p>
              <text:list>
                <text:list-item>
                  <text:p text:style-name="P1073">font_icons : </text:p>
                  <text:list>
                    <text:list-item>
                      <text:p text:style-name="P1074">نوع <text:s/>:‌<text:span text:style-name="T343">1 به n</text:span></text:p>
                    </text:list-item>
                    <text:list-item>
                      <text:p text:style-name="P1074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34106109318236" text:continue-numbering="true" text:style-name="L25">
        <text:list-item>
          <text:list>
            <text:list-item>
              <text:list>
                <text:list-item>
                  <text:p text:style-name="P1075">custom_icons : </text:p>
                  <text:list>
                    <text:list-item>
                      <text:p text:style-name="P1075">نوع : <text:span text:style-name="T343">1 به n</text:span></text:p>
                    </text:list-item>
                    <text:list-item>
                      <text:p text:style-name="P1075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891"><text:span text:style-name="T356">icon_groups</text:span><text:span text:style-name="T357"> : </text:span></text:p>
                  <text:list>
                    <text:list-item>
                      <text:p text:style-name="P1076">نوع : <text:span text:style-name="T352">1 به 1 </text:span></text:p>
                    </text:list-item>
                    <text:list-item>
                      <text:p text:style-name="P1076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17">icon_groups : <text:span text:style-name="T347">این جدول برای ساخت گروه هایی برای icon ساخته شده </text:span></text:p>
        </text:list-item>
      </text:list>
      <text:p text:style-name="P57"/>
      <text:list xml:id="list134107649694743" text:continue-numbering="true" text:style-name="L25">
        <text:list-item>
          <text:list>
            <text:list-item>
              <text:p text:style-name="P1078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628984162112">
          <table:table-cell table:style-name="Table17.A1" office:value-type="string">
            <text:p text:style-name="P291">Name</text:p>
          </table:table-cell>
          <table:table-cell table:style-name="Table17.A1" office:value-type="string">
            <text:p text:style-name="P291">Data Type</text:p>
          </table:table-cell>
          <table:table-cell table:style-name="Table17.A1" office:value-type="string">
            <text:p text:style-name="P291">Attributes</text:p>
          </table:table-cell>
          <table:table-cell table:style-name="Table17.D1" office:value-type="string">
            <text:p text:style-name="P291">Comment</text:p>
          </table:table-cell>
        </table:table-row>
        <table:table-row table:style-name="TableLine94628984181648">
          <table:table-cell table:style-name="Table17.A2" office:value-type="string">
            <text:p text:style-name="P439">id</text:p>
          </table:table-cell>
          <table:table-cell table:style-name="Table17.A2" office:value-type="string">
            <text:p text:style-name="P442">Big int </text:p>
          </table:table-cell>
          <table:table-cell table:style-name="Table17.A2" office:value-type="string">
            <text:p text:style-name="P442">Unsigned , </text:p>
            <text:p text:style-name="P443">not null , </text:p>
            <text:p text:style-name="P444">primary key , </text:p>
            <text:p text:style-name="P444">auto increment,</text:p>
            <text:p text:style-name="P445">unique , </text:p>
            <text:p text:style-name="P446">index </text:p>
          </table:table-cell>
          <table:table-cell table:style-name="Table17.D2" office:value-type="string">
            <text:p text:style-name="P256"/>
          </table:table-cell>
        </table:table-row>
        <table:table-row table:style-name="TableLine94628984182992">
          <table:table-cell table:style-name="Table17.A2" office:value-type="string">
            <text:p text:style-name="P451">name</text:p>
          </table:table-cell>
          <table:table-cell table:style-name="Table17.A2" office:value-type="string">
            <text:p text:style-name="P452">varchar(48)</text:p>
          </table:table-cell>
          <table:table-cell table:style-name="Table17.A2" office:value-type="string">
            <text:p text:style-name="P453">Not null , <text:span text:style-name="T348">unique </text:span></text:p>
          </table:table-cell>
          <table:table-cell table:style-name="Table17.D2" office:value-type="string">
            <text:p text:style-name="P256"/>
          </table:table-cell>
        </table:table-row>
      </table:table>
      <text:p text:style-name="P216"/>
      <text:p text:style-name="P216"/>
      <text:list xml:id="list169551332" text:style-name="L26">
        <text:list-item>
          <text:list>
            <text:list-item>
              <text:p text:style-name="P1079">روابط :‌</text:p>
            </text:list-item>
          </text:list>
        </text:list-item>
      </text:list>
      <text:p text:style-name="P70"/>
      <text:list xml:id="list134105705307886" text:continue-numbering="true" text:style-name="L26">
        <text:list-item>
          <text:list>
            <text:list-item>
              <text:list>
                <text:list-item>
                  <text:p text:style-name="P1080">users : </text:p>
                  <text:list>
                    <text:list-item>
                      <text:p text:style-name="P1081">نوع : <text:span text:style-name="T417">1 به n </text:span></text:p>
                    </text:list-item>
                    <text:list-item>
                      <text:p text:style-name="P1081">توضیحات :‌ <text:span text:style-name="T418">هر یک کاربر میتواند چندین icon_group بسازد و هر یک از icon _group ها متعلق به یک user است !!(</text:span><text:span text:style-name="T419">توسط جدول dates با رکورد created_at</text:span><text:span text:style-name="T41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34106504970603" text:continue-numbering="true" text:style-name="L26">
        <text:list-item>
          <text:list>
            <text:list-item>
              <text:list>
                <text:list-item>
                  <text:p text:style-name="P1082">dates : </text:p>
                  <text:list>
                    <text:list-item>
                      <text:p text:style-name="P1082">نوع : <text:span text:style-name="T349">1 به N </text:span></text:p>
                    </text:list-item>
                    <text:list-item>
                      <text:p text:style-name="P1082">توضیحات : <text:span text:style-name="T350">هر یک رکورد از ICON_GROUPS دارای چند رکورد در جدول DATES میتواند باشد و هر یک </text:span><text:span text:style-name="T351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xml:id="list134106291351546" text:continue-numbering="true" text:style-name="L26">
        <text:list-item>
          <text:list>
            <text:list-item>
              <text:list>
                <text:list-item>
                  <text:p text:style-name="P1083">iconable : </text:p>
                  <text:list>
                    <text:list-item>
                      <text:p text:style-name="P1077">نوع : <text:span text:style-name="T352">1 به 1 </text:span></text:p>
                    </text:list-item>
                    <text:list-item>
                      <text:p text:style-name="P1077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34106542982190" text:continue-list="list134106444657604" text:style-name="L21">
        <text:list-item>
          <text:list>
            <text:list-item>
              <text:list>
                <text:list-item>
                  <text:p text:style-name="P1051"><text:span text:style-name="T360">font_icons</text:span> : </text:p>
                  <text:list>
                    <text:list-item>
                      <text:p text:style-name="P1053">نوع : </text:p>
                    </text:list-item>
                    <text:list-item>
                      <text:p text:style-name="P1053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1053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><text:tab/><text:tab/><text:tab/><text:span text:style-name="T362">icon_groupables </text:span></text:p>
      <text:p text:style-name="P856"/>
      <text:list xml:id="list134107730897607" text:continue-list="list134106522739490" text:style-name="L23">
        <text:list-item>
          <text:list>
            <text:list-item>
              <text:list>
                <text:list-item>
                  <text:p text:style-name="P1063"><text:span text:style-name="T364"><text:s/>custom_icons</text:span> : </text:p>
                  <text:list>
                    <text:list-item>
                      <text:p text:style-name="P1065">نوع :‌<text:span text:style-name="T363">n به n</text:span></text:p>
                    </text:list-item>
                    <text:list-item>
                      <text:p text:style-name="P1067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1067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4"><text:tab/><text:tab/><text:tab/><text:span text:style-name="T367">icon_groupable </text:span></text:p>
      <text:p text:style-name="P64"/>
      <text:list xml:id="list134107206215751" text:continue-list="list134107074917121" text:style-name="L22">
        <text:list-item>
          <text:list>
            <text:list-item>
              <text:list>
                <text:list-item>
                  <text:p text:style-name="P889"><text:span text:style-name="T374">icon_</text:span><text:span text:style-name="T393">groupables</text:span><text:span text:style-name="T374"> : </text:span></text:p>
                  <text:list>
                    <text:list-item>
                      <text:p text:style-name="P1084">نوع : <text:span text:style-name="T389">1 به n </text:span></text:p>
                    </text:list-item>
                    <text:list-item>
                      <text:p text:style-name="P1084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919290710" text:style-name="L27">
        <text:list-item>
          <text:p text:style-name="P1309"><text:span text:style-name="T368">icon_groupables : </text:span><text:span text:style-name="T369">این جدول </text:span><text:span text:style-name="T370">هر </text:span><text:span text:style-name="T369"><text:s/>ایکون</text:span><text:span text:style-name="T370">ی</text:span><text:span text:style-name="T369"> <text:s/>که عضو هر یک از group </text:span><text:span text:style-name="T371">میشود</text:span><text:span text:style-name="T369"> را ذخیره میکند </text:span></text:p>
        </text:list-item>
      </text:list>
      <text:p text:style-name="P7"/>
      <text:list xml:id="list134106563591550" text:continue-numbering="true" text:style-name="L27">
        <text:list-item>
          <text:list>
            <text:list-item>
              <text:p text:style-name="P1086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628984230320">
          <table:table-cell table:style-name="Table18.A1" office:value-type="string">
            <text:p text:style-name="P291">Name</text:p>
          </table:table-cell>
          <table:table-cell table:style-name="Table18.A1" office:value-type="string">
            <text:p text:style-name="P291">Data Type</text:p>
          </table:table-cell>
          <table:table-cell table:style-name="Table18.A1" office:value-type="string">
            <text:p text:style-name="P291">Attributes</text:p>
          </table:table-cell>
          <table:table-cell table:style-name="Table18.D1" office:value-type="string">
            <text:p text:style-name="P291">Comment</text:p>
          </table:table-cell>
        </table:table-row>
        <table:table-row table:style-name="TableLine94628984301968">
          <table:table-cell table:style-name="Table18.A2" office:value-type="string">
            <text:p text:style-name="P456">id</text:p>
          </table:table-cell>
          <table:table-cell table:style-name="Table18.A2" office:value-type="string">
            <text:p text:style-name="P459">Big int </text:p>
          </table:table-cell>
          <table:table-cell table:style-name="Table18.A2" office:value-type="string">
            <text:p text:style-name="P464">Unsigned ,</text:p>
            <text:p text:style-name="P466">not null ,</text:p>
            <text:p text:style-name="P465">unique , </text:p>
            <text:p text:style-name="P465">primary key , </text:p>
            <text:p text:style-name="P465">auto increment , </text:p>
            <text:p text:style-name="P465">index , </text:p>
          </table:table-cell>
          <table:table-cell table:style-name="Table18.D2" office:value-type="string">
            <text:p text:style-name="P256"/>
          </table:table-cell>
        </table:table-row>
        <table:table-row table:style-name="TableLine94628984304272">
          <table:table-cell table:style-name="Table18.A2" office:value-type="string">
            <text:p text:style-name="P457">icon_type</text:p>
          </table:table-cell>
          <table:table-cell table:style-name="Table18.A2" office:value-type="string">
            <text:p text:style-name="P460">varchar(255)</text:p>
          </table:table-cell>
          <table:table-cell table:style-name="Table18.A2" office:value-type="string">
            <text:p text:style-name="P467">not null ,</text:p>
          </table:table-cell>
          <table:table-cell table:style-name="Table18.D2" office:value-type="string">
            <text:p text:style-name="P256"/>
          </table:table-cell>
        </table:table-row>
        <table:table-row table:style-name="TableLine94628984305184">
          <table:table-cell table:style-name="Table18.A2" office:value-type="string">
            <text:p text:style-name="P457">icon_id</text:p>
          </table:table-cell>
          <table:table-cell table:style-name="Table18.A2" office:value-type="string">
            <text:p text:style-name="P461">Big int </text:p>
          </table:table-cell>
          <table:table-cell table:style-name="Table18.A2" office:value-type="string">
            <text:p text:style-name="P463">Unsigned ,</text:p>
            <text:p text:style-name="P467">not null ,</text:p>
          </table:table-cell>
          <table:table-cell table:style-name="Table18.D2" office:value-type="string">
            <text:p text:style-name="P256"/>
          </table:table-cell>
        </table:table-row>
        <table:table-row table:style-name="TableLine94628984306144">
          <table:table-cell table:style-name="Table18.A2" office:value-type="string">
            <text:p text:style-name="P458">icon_group_id</text:p>
          </table:table-cell>
          <table:table-cell table:style-name="Table18.A2" office:value-type="string">
            <text:p text:style-name="P462">Big int </text:p>
          </table:table-cell>
          <table:table-cell table:style-name="Table18.A2" office:value-type="string">
            <text:p text:style-name="P463">Unsigned ,</text:p>
            <text:p text:style-name="P467">not null ,</text:p>
            <text:p text:style-name="P592">foreign key icon_groups(id)</text:p>
            <text:p text:style-name="P335"/>
            <text:p text:style-name="P580">on Delete → (<text:span text:style-name="T531">cascade</text:span>)</text:p>
            <text:p text:style-name="P580"/>
            <text:p text:style-name="P580">on <text:span text:style-name="T531">Update</text:span> → (<text:span text:style-name="T531">cascade</text:span>)</text:p>
          </table:table-cell>
          <table:table-cell table:style-name="Table18.D2" office:value-type="string">
            <text:p text:style-name="P256"/>
          </table:table-cell>
        </table:table-row>
      </table:table>
      <text:p text:style-name="P217"/>
      <text:p text:style-name="P217"/>
      <text:list xml:id="list134106654881825" text:continue-list="list134107206215751" text:style-name="L22">
        <text:list-item>
          <text:list>
            <text:list-item>
              <text:p text:style-name="P1087">ارتباطات :‌</text:p>
            </text:list-item>
          </text:list>
        </text:list-item>
      </text:list>
      <text:p text:style-name="P65"/>
      <text:list xml:id="list134107800054724" text:continue-numbering="true" text:style-name="L22">
        <text:list-item>
          <text:list>
            <text:list-item>
              <text:list>
                <text:list-item>
                  <text:p text:style-name="P1088">font_icons </text:p>
                  <text:list>
                    <text:list-item>
                      <text:p text:style-name="P1055">نوع : <text:span text:style-name="T375">1 به n </text:span></text:p>
                    </text:list-item>
                    <text:list-item>
                      <text:p text:style-name="P1055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34107078886076" text:continue-numbering="true" text:style-name="L22">
        <text:list-item>
          <text:list>
            <text:list-item>
              <text:list>
                <text:list-item>
                  <text:p text:style-name="P1089">custom_icons : </text:p>
                  <text:list>
                    <text:list-item>
                      <text:p text:style-name="P1069">نوع : <text:span text:style-name="T381">1 به n </text:span></text:p>
                    </text:list-item>
                    <text:list-item>
                      <text:p text:style-name="P1069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34106391368400" text:continue-numbering="true" text:style-name="L22">
        <text:list-item>
          <text:list>
            <text:list-item>
              <text:list>
                <text:list-item>
                  <text:p text:style-name="P1090">icon_groups : </text:p>
                  <text:list>
                    <text:list-item>
                      <text:p text:style-name="P1085">نوع : <text:span text:style-name="T389">1 به n </text:span></text:p>
                    </text:list-item>
                    <text:list-item>
                      <text:p text:style-name="P1085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91"><text:soft-page-break/>job_informations : <text:span text:style-name="T596">در این جدول اطلاعات شغلی </text:span><text:span text:style-name="T597">فرد ذخیره میشود </text:span><text:span text:style-name="T598">که در index نمایش داده میشود !!!</text:span></text:p>
        </text:list-item>
      </text:list>
      <text:p text:style-name="P102"/>
      <text:list xml:id="list134106395316229" text:continue-numbering="true" text:style-name="L22">
        <text:list-item>
          <text:list>
            <text:list-item>
              <text:p text:style-name="P1092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628984340560">
          <table:table-cell table:style-name="Table27.A1" office:value-type="string">
            <text:p text:style-name="P291">Name</text:p>
          </table:table-cell>
          <table:table-cell table:style-name="Table27.A1" office:value-type="string">
            <text:p text:style-name="P291">Data Type</text:p>
          </table:table-cell>
          <table:table-cell table:style-name="Table27.A1" office:value-type="string">
            <text:p text:style-name="P291">Attributes</text:p>
          </table:table-cell>
          <table:table-cell table:style-name="Table27.D1" office:value-type="string">
            <text:p text:style-name="P291">Comment</text:p>
          </table:table-cell>
        </table:table-row>
        <table:table-row table:style-name="TableLine94628984375824">
          <table:table-cell table:style-name="Table27.A2" office:value-type="string">
            <text:p text:style-name="P640">id</text:p>
          </table:table-cell>
          <table:table-cell table:style-name="Table27.A2" office:value-type="string">
            <text:p text:style-name="P642">Big int </text:p>
          </table:table-cell>
          <table:table-cell table:style-name="Table27.A2" office:value-type="string">
            <text:p text:style-name="P644">Unsigned , <text:span text:style-name="T599">not null , unique ,</text:span></text:p>
            <text:p text:style-name="P645">primary key , auto increment ,</text:p>
            <text:p text:style-name="P646">index</text:p>
          </table:table-cell>
          <table:table-cell table:style-name="Table27.D2" office:value-type="string">
            <text:p text:style-name="P256"/>
          </table:table-cell>
        </table:table-row>
        <table:table-row table:style-name="TableLine94628984378000">
          <table:table-cell table:style-name="Table27.A2" office:value-type="string">
            <text:p text:style-name="P641">status</text:p>
          </table:table-cell>
          <table:table-cell table:style-name="Table27.A2" office:value-type="string">
            <text:p text:style-name="P642">Bit(1)</text:p>
          </table:table-cell>
          <table:table-cell table:style-name="Table27.A2" office:value-type="string">
            <text:p text:style-name="P642">Not null , <text:span text:style-name="T600">defualt </text:span><text:span text:style-name="T601">0</text:span></text:p>
          </table:table-cell>
          <table:table-cell table:style-name="Table27.D2" office:value-type="string">
            <text:p text:style-name="P256"/>
          </table:table-cell>
        </table:table-row>
        <table:table-row table:style-name="TableLine94628984378912">
          <table:table-cell table:style-name="Table27.A2" office:value-type="string">
            <text:p text:style-name="P641">app_setting_id</text:p>
          </table:table-cell>
          <table:table-cell table:style-name="Table27.A2" office:value-type="string">
            <text:p text:style-name="P643">Big int</text:p>
          </table:table-cell>
          <table:table-cell table:style-name="Table27.A2" office:value-type="string">
            <text:p text:style-name="P277"><text:span text:style-name="T602">Nullable </text:span><text:span text:style-name="T603">, </text:span><text:span text:style-name="T607">unsigned</text:span></text:p>
            <text:p text:style-name="P594">foreign key → app_settings(id)</text:p>
            <text:p text:style-name="P342"/>
            <text:p text:style-name="P277"><text:span text:style-name="T530">on Delete → (</text:span><text:span text:style-name="T534">set null</text:span><text:span text:style-name="T530">)</text:span></text:p>
            <text:p text:style-name="P587"/>
            <text:p text:style-name="P587">on <text:span text:style-name="T531">Update</text:span> → (<text:span text:style-name="T531">cascade</text:span>)</text:p>
          </table:table-cell>
          <table:table-cell table:style-name="Table27.D2" office:value-type="string">
            <text:p text:style-name="P256"/>
          </table:table-cell>
        </table:table-row>
      </table:table>
      <text:p text:style-name="P228"/>
      <text:list xml:id="list3829306947" text:style-name="L28">
        <text:list-item>
          <text:list>
            <text:list-item>
              <text:p text:style-name="P1093">ارتباطات :‌</text:p>
              <text:list>
                <text:list-item>
                  <text:p text:style-name="P1094">dates :</text:p>
                  <text:list>
                    <text:list-item>
                      <text:p text:style-name="P1095">نوع :‌ <text:span text:style-name="T625">1 به n </text:span></text:p>
                    </text:list-item>
                    <text:list-item>
                      <text:p text:style-name="P1095">توضیحات :‌<text:span text:style-name="T627">هر یک Job_information دارای چندین date در جدول dates است و هر یک date در جدول </text:span><text:span text:style-name="T628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34107556533265" text:continue-numbering="true" text:style-name="L28">
        <text:list-item>
          <text:list>
            <text:list-item>
              <text:list>
                <text:list-item>
                  <text:p text:style-name="P1094">users :</text:p>
                  <text:list>
                    <text:list-item>
                      <text:p text:style-name="P1095">نوع :‌<text:span text:style-name="T626">1 به n </text:span></text:p>
                    </text:list-item>
                    <text:list-item>
                      <text:p text:style-name="P1095">توضیحات :‌ <text:span text:style-name="T629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34106438607230" text:continue-numbering="true" text:style-name="L28">
        <text:list-item>
          <text:list>
            <text:list-item>
              <text:list>
                <text:list-item>
                  <text:p text:style-name="P1101">app_settings :</text:p>
                  <text:list>
                    <text:list-item>
                      <text:p text:style-name="P1096">نوع :‌<text:span text:style-name="T630">1 به n</text:span></text:p>
                    </text:list-item>
                    <text:list-item>
                      <text:p text:style-name="P1096">توضیحات :‌ <text:span text:style-name="T630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34107110261013" text:continue-numbering="true" text:style-name="L28">
        <text:list-item>
          <text:list>
            <text:list-item>
              <text:list>
                <text:list-item>
                  <text:p text:style-name="P1102">media :</text:p>
                  <text:list>
                    <text:list-item>
                      <text:p text:style-name="P1097">نوع :‌ <text:span text:style-name="T631">1 به 1 </text:span></text:p>
                    </text:list-item>
                    <text:list-item>
                      <text:p text:style-name="P1097">توضیحات :‌ <text:span text:style-name="T632">هر یک </text:span><text:span text:style-name="T633">job_information دارای یک رکورد در جدول media است و هر رکورد از جدول media </text:span><text:span text:style-name="T634">میتواند متعلق به یک </text:span><text:span text:style-name="T635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p text:style-name="P106"/>
      <text:p text:style-name="P106"/>
      <text:list xml:id="list134106350778647" text:continue-numbering="true" text:style-name="L28">
        <text:list-item>
          <text:list>
            <text:list-item>
              <text:list>
                <text:list-item>
                  <text:p text:style-name="P892"><text:soft-page-break/><text:span text:style-name="T604">job_information_</text:span><text:span text:style-name="T605">translations</text:span><text:span text:style-name="T604"> : </text:span></text:p>
                  <text:list>
                    <text:list-item>
                      <text:p text:style-name="P1098">نوع :‌<text:span text:style-name="T636">1 به n </text:span></text:p>
                    </text:list-item>
                    <text:list-item>
                      <text:p text:style-name="P1099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p text:style-name="P103"/>
      <text:list xml:id="list134107061902917" text:continue-numbering="true" text:style-name="L28">
        <text:list-item>
          <text:p text:style-name="P1318">job_information_trans<text:span text:style-name="T606">lations : </text:span><text:span text:style-name="T608">در این جدول متن های ترجمه </text:span><text:span text:style-name="T609">شده </text:span><text:span text:style-name="T611">ا</text:span><text:span text:style-name="T609">ی </text:span><text:span text:style-name="T610">که برای هر یک job_information ایجاد شده </text:span><text:span text:style-name="T612">را ذخیره میکند !!!<text:tab/></text:span></text:p>
        </text:list-item>
      </text:list>
      <text:p text:style-name="P108"/>
      <text:list xml:id="list134107361976264" text:continue-numbering="true" text:style-name="L28">
        <text:list-item>
          <text:list>
            <text:list-item>
              <text:p text:style-name="P1103">ستون ها </text:p>
            </text:list-item>
          </text:list>
        </text:list-item>
      </text:list>
      <text:p text:style-name="P109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628984396896">
          <table:table-cell table:style-name="Table28.A1" office:value-type="string">
            <text:p text:style-name="P291">Name</text:p>
          </table:table-cell>
          <table:table-cell table:style-name="Table28.A1" office:value-type="string">
            <text:p text:style-name="P291">Data Type</text:p>
          </table:table-cell>
          <table:table-cell table:style-name="Table28.A1" office:value-type="string">
            <text:p text:style-name="P291">Attributes</text:p>
          </table:table-cell>
          <table:table-cell table:style-name="Table28.D1" office:value-type="string">
            <text:p text:style-name="P291">Comment</text:p>
          </table:table-cell>
        </table:table-row>
        <table:table-row table:style-name="TableLine94628984477248">
          <table:table-cell table:style-name="Table28.A2" office:value-type="string">
            <text:p text:style-name="P647">id</text:p>
          </table:table-cell>
          <table:table-cell table:style-name="Table28.A2" office:value-type="string">
            <text:p text:style-name="P651">Big int</text:p>
          </table:table-cell>
          <table:table-cell table:style-name="Table28.A2" office:value-type="string">
            <text:p text:style-name="P656">Unsigned , <text:span text:style-name="T615">not null , unique , </text:span><text:span text:style-name="T616">index , primary key , </text:span></text:p>
            <text:p text:style-name="P662">auto increment</text:p>
          </table:table-cell>
          <table:table-cell table:style-name="Table28.D2" office:value-type="string">
            <text:p text:style-name="P256"/>
          </table:table-cell>
        </table:table-row>
        <table:table-row table:style-name="TableLine94628984479520">
          <table:table-cell table:style-name="Table28.A2" office:value-type="string">
            <text:p text:style-name="P648">title</text:p>
          </table:table-cell>
          <table:table-cell table:style-name="Table28.A2" office:value-type="string">
            <text:p text:style-name="P279"><text:span text:style-name="T613">varchar(</text:span><text:span text:style-name="T620">50</text:span><text:span text:style-name="T613">)</text:span></text:p>
          </table:table-cell>
          <table:table-cell table:style-name="Table28.A2" office:value-type="string">
            <text:p text:style-name="P657">Not null</text:p>
          </table:table-cell>
          <table:table-cell table:style-name="Table28.D2" office:value-type="string">
            <text:p text:style-name="P256"/>
          </table:table-cell>
        </table:table-row>
        <table:table-row table:style-name="TableLine94628984480432">
          <table:table-cell table:style-name="Table28.A2" office:value-type="string">
            <text:p text:style-name="P648">caption</text:p>
          </table:table-cell>
          <table:table-cell table:style-name="Table28.A2" office:value-type="string">
            <text:p text:style-name="P652">varchar(400)</text:p>
          </table:table-cell>
          <table:table-cell table:style-name="Table28.A2" office:value-type="string">
            <text:p text:style-name="P657">Not null</text:p>
          </table:table-cell>
          <table:table-cell table:style-name="Table28.D2" office:value-type="string">
            <text:p text:style-name="P256"/>
          </table:table-cell>
        </table:table-row>
        <table:table-row table:style-name="TableLine94628984481392">
          <table:table-cell table:style-name="Table28.A2" office:value-type="string">
            <text:p text:style-name="P649">job_information_id</text:p>
          </table:table-cell>
          <table:table-cell table:style-name="Table28.A2" office:value-type="string">
            <text:p text:style-name="P653">Big int</text:p>
          </table:table-cell>
          <table:table-cell table:style-name="Table28.A2" office:value-type="string">
            <text:p text:style-name="P655">Unsigned , <text:span text:style-name="T621">not null ,</text:span></text:p>
            <text:p text:style-name="P658">foreign key → job_informations(<text:span text:style-name="T622">id</text:span>)</text:p>
            <text:p text:style-name="P658"/>
            <text:p text:style-name="P659">on Delete → (<text:span text:style-name="T623">cascade</text:span>)</text:p>
            <text:p text:style-name="P659">on Update → (<text:span text:style-name="T624">cascade</text:span>)</text:p>
          </table:table-cell>
          <table:table-cell table:style-name="Table28.D2" office:value-type="string">
            <text:p text:style-name="P256"/>
          </table:table-cell>
        </table:table-row>
        <table:table-row table:style-name="TableLine94628984482576">
          <table:table-cell table:style-name="Table28.A2" office:value-type="string">
            <text:p text:style-name="P650">language_id</text:p>
          </table:table-cell>
          <table:table-cell table:style-name="Table28.A2" office:value-type="string">
            <text:p text:style-name="P654">Big int</text:p>
          </table:table-cell>
          <table:table-cell table:style-name="Table28.A2" office:value-type="string">
            <text:p text:style-name="P655">Unsigned , <text:span text:style-name="T614">not null , </text:span></text:p>
            <text:p text:style-name="P661">foreign key → </text:p>
            <text:p text:style-name="P661"/>
            <text:p text:style-name="P661">languages (id)</text:p>
            <text:p text:style-name="P661"/>
            <text:p text:style-name="P660">on Delete → (<text:span text:style-name="T623">cascade</text:span>)</text:p>
            <text:p text:style-name="P660">on Update → (<text:span text:style-name="T624">cascade</text:span>)</text:p>
          </table:table-cell>
          <table:table-cell table:style-name="Table28.D2" office:value-type="string">
            <text:p text:style-name="P256"/>
          </table:table-cell>
        </table:table-row>
      </table:table>
      <text:p text:style-name="P229"/>
      <text:list xml:id="list2279700591" text:style-name="L29">
        <text:list-item>
          <text:list>
            <text:list-item>
              <text:p text:style-name="P1104">ارتباطات :‌</text:p>
              <text:list>
                <text:list-item>
                  <text:p text:style-name="P1105">job_informations : </text:p>
                  <text:list>
                    <text:list-item>
                      <text:p text:style-name="P1100">نوع :‌<text:span text:style-name="T636">1 به n </text:span></text:p>
                    </text:list-item>
                    <text:list-item>
                      <text:p text:style-name="P1100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34107285836397" text:continue-numbering="true" text:style-name="L29">
        <text:list-item>
          <text:list>
            <text:list-item>
              <text:list>
                <text:list-item>
                  <text:p text:style-name="P1106">languages : </text:p>
                  <text:list>
                    <text:list-item>
                      <text:p text:style-name="P1107">نوع : <text:span text:style-name="T642">1 به n </text:span></text:p>
                    </text:list-item>
                    <text:list-item>
                      <text:p text:style-name="P1107">توضیحات :‌ <text:span text:style-name="T642">هر یک language دارای چندین translate است </text:span><text:span text:style-name="T643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105875528407" text:continue-list="list134106395316229" text:style-name="L22">
        <text:list-item>
          <text:p text:style-name="P1310"><text:span text:style-name="T583">developer_informations</text:span><text:span text:style-name="T458"> : </text:span><text:span text:style-name="T395">در این جدول </text:span><text:span text:style-name="T396">اطلاعات</text:span><text:span text:style-name="T459"> فردی </text:span><text:span text:style-name="T584">صاحب cv </text:span><text:span text:style-name="T396"><text:s/>ذخیره میشود !!! </text:span><text:span text:style-name="T420">که در صفحه Index سایت نمایش داده میشود !!!</text:span></text:p>
        </text:list-item>
      </text:list>
      <text:p text:style-name="P69"/>
      <text:list xml:id="list134106707038410" text:continue-numbering="true" text:style-name="L22">
        <text:list-item>
          <text:list>
            <text:list-item>
              <text:p text:style-name="P1108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628984515328">
          <table:table-cell table:style-name="Table19.A1" office:value-type="string">
            <text:p text:style-name="P291">Name</text:p>
          </table:table-cell>
          <table:table-cell table:style-name="Table19.A1" office:value-type="string">
            <text:p text:style-name="P291">Data Type</text:p>
          </table:table-cell>
          <table:table-cell table:style-name="Table19.A1" office:value-type="string">
            <text:p text:style-name="P291">Attributes</text:p>
          </table:table-cell>
          <table:table-cell table:style-name="Table19.D1" office:value-type="string">
            <text:p text:style-name="P291">Comment</text:p>
          </table:table-cell>
        </table:table-row>
        <table:table-row table:style-name="TableLine94628984547296">
          <table:table-cell table:style-name="Table19.A2" office:value-type="string">
            <text:p text:style-name="P476">id</text:p>
          </table:table-cell>
          <table:table-cell table:style-name="Table19.A2" office:value-type="string">
            <text:p text:style-name="P474">Big int </text:p>
          </table:table-cell>
          <table:table-cell table:style-name="Table19.A2" office:value-type="string">
            <text:p text:style-name="P471">Unsigned ,index,unique, </text:p>
            <text:p text:style-name="P472">primary key ,<text:span text:style-name="T397">not null ,</text:span></text:p>
            <text:p text:style-name="P473">auto increment </text:p>
          </table:table-cell>
          <table:table-cell table:style-name="Table19.D2" office:value-type="string">
            <text:p text:style-name="P256"/>
          </table:table-cell>
        </table:table-row>
        <table:table-row table:style-name="TableLine94628984549344">
          <table:table-cell table:style-name="Table19.A2" office:value-type="string">
            <text:p text:style-name="P476">status</text:p>
          </table:table-cell>
          <table:table-cell table:style-name="Table19.A2" office:value-type="string">
            <text:p text:style-name="P269"><text:span text:style-name="T518">bit</text:span><text:span text:style-name="T519">(1)</text:span></text:p>
          </table:table-cell>
          <table:table-cell table:style-name="Table19.A2" office:value-type="string">
            <text:p text:style-name="P470">Not null , default ‘0’</text:p>
          </table:table-cell>
          <table:table-cell table:style-name="Table19.D2" office:value-type="string">
            <text:p text:style-name="P256"/>
          </table:table-cell>
        </table:table-row>
        <table:table-row table:style-name="TableLine94628984550256">
          <table:table-cell table:style-name="Table19.A2" office:value-type="string">
            <text:p text:style-name="P476">app_setting_id</text:p>
          </table:table-cell>
          <table:table-cell table:style-name="Table19.A2" office:value-type="string">
            <text:p text:style-name="P475">Big int </text:p>
          </table:table-cell>
          <table:table-cell table:style-name="Table19.A2" office:value-type="string">
            <text:p text:style-name="P276"><text:span text:style-name="T602">Nullable </text:span><text:span text:style-name="T603">, </text:span></text:p>
            <text:p text:style-name="P477">unsigned</text:p>
            <text:p text:style-name="P593">foreign key → app_settings(id)</text:p>
            <text:p text:style-name="P336"/>
            <text:p text:style-name="P274"><text:span text:style-name="T530">on Delete → (</text:span><text:span text:style-name="T534">set null</text:span><text:span text:style-name="T530">)</text:span></text:p>
            <text:p text:style-name="P581"/>
            <text:p text:style-name="P581">on <text:span text:style-name="T531">Update</text:span> → (<text:span text:style-name="T531">cascade</text:span>)</text:p>
          </table:table-cell>
          <table:table-cell table:style-name="Table19.D2" office:value-type="string">
            <text:p text:style-name="P256"/>
          </table:table-cell>
        </table:table-row>
      </table:table>
      <text:p text:style-name="P218"/>
      <text:p text:style-name="P218"/>
      <text:list xml:id="list690393790" text:style-name="L30">
        <text:list-item>
          <text:p text:style-name="P1109">ارتباطات :‌</text:p>
          <text:list>
            <text:list-item>
              <text:p text:style-name="P1110">dates : </text:p>
              <text:list>
                <text:list-item>
                  <text:p text:style-name="P1110">نوع : <text:span text:style-name="T421">1 به n </text:span></text:p>
                </text:list-item>
                <text:list-item>
                  <text:p text:style-name="P1111">توضیحات : <text:span text:style-name="T423">هر یک </text:span><text:span text:style-name="T424">رکورد از جدول </text:span><text:span text:style-name="T583">developer_informations</text:span><text:span text:style-name="T423"> میتواند دارای چندین </text:span><text:span text:style-name="T425">رکورد </text:span><text:span text:style-name="T423"><text:s text:c="2"/>درون جدول dates</text:span><text:span text:style-name="T426"> </text:span><text:span text:style-name="T423"><text:s/>باشد </text:span><text:span text:style-name="T427">، و هر یک از رکورد های dates میتواند متعلق به یک رکورد از جدول </text:span><text:span text:style-name="T583">developer_informations</text:span><text:span text:style-name="T427"> باشد </text:span></text:p>
                </text:list-item>
              </text:list>
            </text:list-item>
          </text:list>
        </text:list-item>
      </text:list>
      <text:p text:style-name="P73"/>
      <text:list xml:id="list134106544208760" text:continue-numbering="true" text:style-name="L30">
        <text:list-item>
          <text:list>
            <text:list-item>
              <text:p text:style-name="P1112">users : </text:p>
              <text:list>
                <text:list-item>
                  <text:p text:style-name="P1113">نوع : <text:span text:style-name="T428">1 به n </text:span></text:p>
                </text:list-item>
                <text:list-item>
                  <text:p text:style-name="P1114">توضیحات : <text:span text:style-name="T429">هر یک کاربر میتواند چندین رکورد در </text:span><text:span text:style-name="T430">جدول </text:span><text:span text:style-name="T583">developer_informations</text:span><text:span text:style-name="T430"> داشته باشد و هر یک رکورد از جدول </text:span><text:span text:style-name="T583">developer_informations</text:span><text:span text:style-name="T430"> فقط برای یک کاربر است !!!</text:span><text:span text:style-name="T431">(این رابطه توسط جدول </text:span><text:span text:style-name="T432">dates برقرار میشود </text:span><text:span text:style-name="T431">)</text:span></text:p>
                </text:list-item>
              </text:list>
            </text:list-item>
          </text:list>
        </text:list-item>
      </text:list>
      <text:p text:style-name="P74"/>
      <text:list xml:id="list134107674357471" text:continue-numbering="true" text:style-name="L30">
        <text:list-item>
          <text:list>
            <text:list-item>
              <text:p text:style-name="P1115">app_settings : </text:p>
              <text:list>
                <text:list-item>
                  <text:p text:style-name="P1116">نوع : <text:span text:style-name="T433">1 به n</text:span></text:p>
                </text:list-item>
                <text:list-item>
                  <text:p text:style-name="P1117">توضیحات :‌ <text:span text:style-name="T434">هر یک </text:span><text:span text:style-name="T435">APP_SETTING </text:span><text:span text:style-name="T436">میتواند دارای چندین</text:span><text:span text:style-name="T583">developer_information</text:span><text:span text:style-name="T436"> باشد </text:span><text:span text:style-name="T437">و هر یک </text:span><text:span text:style-name="T583">developer_information</text:span><text:span text:style-name="T437"> متعلق به یک APP_SETTING است !!</text:span></text:p>
                </text:list-item>
              </text:list>
            </text:list-item>
          </text:list>
        </text:list-item>
      </text:list>
      <text:p text:style-name="P101"/>
      <text:p text:style-name="P101"/>
      <text:list xml:id="list134107865249296" text:continue-numbering="true" text:style-name="L30">
        <text:list-item>
          <text:list>
            <text:list-item>
              <text:p text:style-name="P1118"><text:soft-page-break/>media : </text:p>
              <text:list>
                <text:list-item>
                  <text:p text:style-name="P1119">نوع :‌<text:span text:style-name="T439">1 به <text:s/>1</text:span></text:p>
                </text:list-item>
                <text:list-item>
                  <text:p text:style-name="P893"><text:span text:style-name="T438">توضیحات :‌ </text:span><text:span text:style-name="T440">هر یک </text:span><text:span text:style-name="T583">developer_informations</text:span><text:span text:style-name="T440"> دارای یک رکورد در جدول media است !! </text:span><text:span text:style-name="T441">و هر یک رکورد از جدول media میتواند </text:span><text:span text:style-name="T443">متعلق به</text:span><text:span text:style-name="T441"> </text:span><text:span text:style-name="T442">یک رکورد در جدول </text:span><text:span text:style-name="T583">developer_informations</text:span><text:span text:style-name="T442"> </text:span><text:span text:style-name="T586">است </text:span><text:span text:style-name="T442"><text:s/>!!!</text:span></text:p>
                </text:list-item>
              </text:list>
            </text:list-item>
          </text:list>
        </text:list-item>
      </text:list>
      <text:p text:style-name="P8"/>
      <text:list xml:id="list134107268481147" text:continue-numbering="true" text:style-name="L30">
        <text:list-item>
          <text:list>
            <text:list-item>
              <text:p text:style-name="P894"><text:span text:style-name="T583">developer_informations_</text:span><text:span text:style-name="T585">translations</text:span><text:span text:style-name="T451"> </text:span><text:span text:style-name="T460"><text:s/>: </text:span></text:p>
              <text:list>
                <text:list-item>
                  <text:p text:style-name="P1120">نوع : <text:span text:style-name="T449">1 به n </text:span></text:p>
                </text:list-item>
                <text:list-item>
                  <text:p text:style-name="P1121">توضیحات : <text:span text:style-name="T450">هر یک رکورد از جدول </text:span><text:span text:style-name="T583">developer_informations</text:span><text:span text:style-name="T450"> دارای چندین </text:span><text:span text:style-name="T451">translate است و هر یک از رکورد در جدول <text:s/></text:span><text:span text:style-name="T583">developer_informations_</text:span><text:span text:style-name="T585">translations</text:span><text:span text:style-name="T451"> </text:span><text:span text:style-name="T452">متعلق به یک رکور از جدول </text:span><text:span text:style-name="T450"><text:s/></text:span><text:span text:style-name="T583">developer_informations</text:span><text:span text:style-name="T450"> <text:s/></text:span><text:span text:style-name="T453">است !!!</text:span></text:p>
                </text:list-item>
              </text:list>
            </text:list-item>
          </text:list>
        </text:list-item>
      </text:list>
      <text:p text:style-name="P8"/>
      <text:list xml:id="list134106588254612" text:continue-list="list134106707038410" text:style-name="L22">
        <text:list-item>
          <text:p text:style-name="P1311"><text:span text:style-name="T587">developer_information_translations</text:span><text:span text:style-name="T588"> : </text:span><text:span text:style-name="T444">این جدول متن های </text:span><text:span text:style-name="T587">developer_information</text:span><text:span text:style-name="T589">s</text:span><text:span text:style-name="T445"> را که </text:span><text:span text:style-name="T446">برای یک زبان خاص ایجاد میشود را ذخیره میکند </text:span></text:p>
        </text:list-item>
      </text:list>
      <text:p text:style-name="P76"/>
      <text:list xml:id="list134106158355920" text:continue-numbering="true" text:style-name="L22">
        <text:list-item>
          <text:list>
            <text:list-item>
              <text:p text:style-name="P1124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628984576816">
          <table:table-cell table:style-name="Table20.A1" office:value-type="string">
            <text:p text:style-name="P291">Name</text:p>
          </table:table-cell>
          <table:table-cell table:style-name="Table20.A1" office:value-type="string">
            <text:p text:style-name="P291">Data Type</text:p>
          </table:table-cell>
          <table:table-cell table:style-name="Table20.A1" office:value-type="string">
            <text:p text:style-name="P291">Attributes</text:p>
          </table:table-cell>
          <table:table-cell table:style-name="Table20.D1" office:value-type="string">
            <text:p text:style-name="P291">Comment</text:p>
          </table:table-cell>
        </table:table-row>
        <table:table-row table:style-name="TableLine94628984674112">
          <table:table-cell table:style-name="Table20.A2" office:value-type="string">
            <text:p text:style-name="P478">Id</text:p>
          </table:table-cell>
          <table:table-cell table:style-name="Table20.A2" office:value-type="string">
            <text:p text:style-name="P479">Big int </text:p>
          </table:table-cell>
          <table:table-cell table:style-name="Table20.A2" office:value-type="string">
            <text:p text:style-name="P483">Unsigned ,</text:p>
            <text:p text:style-name="P483"><text:s/>not null ,index,</text:p>
            <text:p text:style-name="P484">unique , </text:p>
            <text:p text:style-name="P490">auto increment ,</text:p>
            <text:p text:style-name="P485">primary key </text:p>
          </table:table-cell>
          <table:table-cell table:style-name="Table20.D2" office:value-type="string">
            <text:p text:style-name="P256"/>
          </table:table-cell>
        </table:table-row>
        <table:table-row table:style-name="TableLine94628984676160">
          <table:table-cell table:style-name="Table20.A2" office:value-type="string">
            <text:p text:style-name="P478">title</text:p>
          </table:table-cell>
          <table:table-cell table:style-name="Table20.A2" office:value-type="string">
            <text:p text:style-name="P263"><text:span text:style-name="T454">varchar(</text:span><text:span text:style-name="T617">50</text:span><text:span text:style-name="T454">)</text:span></text:p>
          </table:table-cell>
          <table:table-cell table:style-name="Table20.A2" office:value-type="string">
            <text:p text:style-name="P486">Not null </text:p>
          </table:table-cell>
          <table:table-cell table:style-name="Table20.D2" office:value-type="string">
            <text:p text:style-name="P256"/>
          </table:table-cell>
        </table:table-row>
        <table:table-row table:style-name="TableLine94628984677072">
          <table:table-cell table:style-name="Table20.A2" office:value-type="string">
            <text:p text:style-name="P478">caption</text:p>
          </table:table-cell>
          <table:table-cell table:style-name="Table20.A2" office:value-type="string">
            <text:p text:style-name="P480">varchar(400)</text:p>
          </table:table-cell>
          <table:table-cell table:style-name="Table20.A2" office:value-type="string">
            <text:p text:style-name="P487">Not null </text:p>
          </table:table-cell>
          <table:table-cell table:style-name="Table20.D2" office:value-type="string">
            <text:p text:style-name="P256"/>
          </table:table-cell>
        </table:table-row>
        <table:table-row table:style-name="TableLine94628984678032">
          <table:table-cell table:style-name="Table20.A2" office:value-type="string">
            <text:p text:style-name="P638">location</text:p>
          </table:table-cell>
          <table:table-cell table:style-name="Table20.A2" office:value-type="string">
            <text:p text:style-name="P278"><text:span text:style-name="T619">varchar(</text:span><text:span text:style-name="T618">30</text:span><text:span text:style-name="T619">)</text:span></text:p>
          </table:table-cell>
          <table:table-cell table:style-name="Table20.A2" office:value-type="string">
            <text:p text:style-name="P639">Not null </text:p>
          </table:table-cell>
          <table:table-cell table:style-name="Table20.D2" office:value-type="string">
            <text:p text:style-name="P256"/>
          </table:table-cell>
        </table:table-row>
        <table:table-row table:style-name="TableLine94628984678944">
          <table:table-cell table:style-name="Table20.A2" office:value-type="string">
            <text:p text:style-name="P636">Developer_</text:p>
            <text:p text:style-name="P636">information_id</text:p>
          </table:table-cell>
          <table:table-cell table:style-name="Table20.A2" office:value-type="string">
            <text:p text:style-name="P481">Big int </text:p>
          </table:table-cell>
          <table:table-cell table:style-name="Table20.A2" office:value-type="string">
            <text:p text:style-name="P488">Unsigned,not null,</text:p>
            <text:p text:style-name="P489">foreign key → </text:p>
            <text:p text:style-name="P489"/>
            <text:p text:style-name="P637">Developer_information<text:span text:style-name="T590">s</text:span><text:span text:style-name="T591">(</text:span><text:span text:style-name="T455">id</text:span><text:span text:style-name="T591">)</text:span></text:p>
            <text:p text:style-name="P337"/>
            <text:p text:style-name="P582">on Delete → (<text:span text:style-name="T531">cascade</text:span>)</text:p>
            <text:p text:style-name="P582"/>
            <text:p text:style-name="P582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256"/>
          </table:table-cell>
        </table:table-row>
        <table:table-row table:style-name="TableLine94628984679808">
          <table:table-cell table:style-name="Table20.A2" office:value-type="string">
            <text:p text:style-name="P264"><text:span text:style-name="T448">language</text:span><text:span text:style-name="T447">_id</text:span></text:p>
          </table:table-cell>
          <table:table-cell table:style-name="Table20.A2" office:value-type="string">
            <text:p text:style-name="P482">Big int </text:p>
          </table:table-cell>
          <table:table-cell table:style-name="Table20.A2" office:value-type="string">
            <text:p text:style-name="P491">Unsigned , not null ,</text:p>
            <text:p text:style-name="P491">foreign key → languages(id)</text:p>
            <text:p text:style-name="P338"/>
            <text:p text:style-name="P583">on Delete → (<text:span text:style-name="T531">cascade</text:span>)</text:p>
            <text:p text:style-name="P583"/>
            <text:p text:style-name="P583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256"/>
          </table:table-cell>
        </table:table-row>
      </table:table>
      <text:p text:style-name="P219"/>
      <text:p text:style-name="P219"/>
      <text:list xml:id="list3035332115" text:style-name="L31">
        <text:list-item>
          <text:list>
            <text:list-item>
              <text:p text:style-name="P1125">ارتباطات :‌</text:p>
            </text:list-item>
          </text:list>
        </text:list-item>
      </text:list>
      <text:p text:style-name="P77"/>
      <text:list xml:id="list134106399787167" text:continue-numbering="true" text:style-name="L31">
        <text:list-item>
          <text:list>
            <text:list-item>
              <text:list>
                <text:list-item>
                  <text:p text:style-name="P895"><text:span text:style-name="T592">developer_informations</text:span><text:span text:style-name="T593"> : </text:span></text:p>
                  <text:list>
                    <text:list-item>
                      <text:p text:style-name="P1122">نوع : <text:span text:style-name="T449">1 به n </text:span></text:p>
                    </text:list-item>
                    <text:list-item>
                      <text:p text:style-name="P1123">توضیحات : <text:span text:style-name="T450">هر یک رکورد از جدول </text:span><text:span text:style-name="T592">developer_informations</text:span><text:span text:style-name="T450"> دارای چندین </text:span><text:span text:style-name="T451">translate است و هر یک از رکورد در جدول </text:span><text:span text:style-name="T587">developer_information_translations</text:span><text:span text:style-name="T451"> </text:span><text:span text:style-name="T452">متعلق به یک رکور از جدول </text:span><text:span text:style-name="T587">developer_information</text:span><text:span text:style-name="T594">s</text:span><text:span text:style-name="T453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p text:style-name="P75"/>
      <text:p text:style-name="P75"/>
      <text:p text:style-name="P75"/>
      <text:p text:style-name="P75"/>
      <text:p text:style-name="P75"/>
      <text:list xml:id="list134107750338241" text:continue-numbering="true" text:style-name="L31">
        <text:list-item>
          <text:list>
            <text:list-item>
              <text:list>
                <text:list-item>
                  <text:p text:style-name="P1126"><text:soft-page-break/>languages: </text:p>
                  <text:list>
                    <text:list-item>
                      <text:p text:style-name="P1127">نوع : <text:span text:style-name="T456">1 به n</text:span></text:p>
                    </text:list-item>
                    <text:list-item>
                      <text:p text:style-name="P1128">توضیحات : <text:span text:style-name="T457">هر یک translate متعلق به یک language است و هر یک language دارای چندین رکورد translate در جدول <text:s/></text:span><text:span text:style-name="T587">developer_information_translations</text:span><text:span text:style-name="T451"> </text:span><text:span text:style-name="T457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19">social_networks : <text:span text:style-name="T461">در این جدو</text:span><text:span text:style-name="T462">ل</text:span><text:span text:style-name="T461"> شبکه های اجتماعی ذخیره میشود !!!</text:span></text:p>
        </text:list-item>
      </text:list>
      <text:p text:style-name="P78"/>
      <text:list xml:id="list134107263785086" text:continue-numbering="true" text:style-name="L31">
        <text:list-item>
          <text:list>
            <text:list-item>
              <text:p text:style-name="P1129">ستون ها :‌</text:p>
            </text:list-item>
          </text:list>
        </text:list-item>
      </text:list>
      <text:p text:style-name="P7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628984732832">
          <table:table-cell table:style-name="Table21.A1" office:value-type="string">
            <text:p text:style-name="P291">Name</text:p>
          </table:table-cell>
          <table:table-cell table:style-name="Table21.A1" office:value-type="string">
            <text:p text:style-name="P291">Data Type</text:p>
          </table:table-cell>
          <table:table-cell table:style-name="Table21.A1" office:value-type="string">
            <text:p text:style-name="P291">Attributes</text:p>
          </table:table-cell>
          <table:table-cell table:style-name="Table21.D1" office:value-type="string">
            <text:p text:style-name="P291">Comment</text:p>
          </table:table-cell>
        </table:table-row>
        <table:table-row table:style-name="TableLine94628984742912">
          <table:table-cell table:style-name="Table21.A2" office:value-type="string">
            <text:p text:style-name="P492">Id</text:p>
          </table:table-cell>
          <table:table-cell table:style-name="Table21.A2" office:value-type="string">
            <text:p text:style-name="P492">Big int </text:p>
          </table:table-cell>
          <table:table-cell table:style-name="Table21.A2" office:value-type="string">
            <text:p text:style-name="P492">Unsigned ,<text:span text:style-name="T464">not null ,</text:span><text:span text:style-name="T465">index ,unique ,</text:span></text:p>
            <text:p text:style-name="P495">primary key ,<text:span text:style-name="T466">auto increment</text:span></text:p>
          </table:table-cell>
          <table:table-cell table:style-name="Table21.D2" office:value-type="string">
            <text:p text:style-name="P356"/>
          </table:table-cell>
        </table:table-row>
        <table:table-row table:style-name="TableLine94628984745200">
          <table:table-cell table:style-name="Table21.A2" office:value-type="string">
            <text:p text:style-name="P493">Name</text:p>
          </table:table-cell>
          <table:table-cell table:style-name="Table21.A2" office:value-type="string">
            <text:p text:style-name="P493">varchar(14)</text:p>
          </table:table-cell>
          <table:table-cell table:style-name="Table21.A2" office:value-type="string">
            <text:p text:style-name="P494">Not null </text:p>
          </table:table-cell>
          <table:table-cell table:style-name="Table21.D2" office:value-type="string">
            <text:p text:style-name="P356"/>
          </table:table-cell>
        </table:table-row>
      </table:table>
      <text:p text:style-name="P220"/>
      <text:list xml:id="list2723541116" text:style-name="L32">
        <text:list-item>
          <text:list>
            <text:list-item>
              <text:p text:style-name="P1130">ارتباطات :‌</text:p>
              <text:list>
                <text:list-item>
                  <text:p text:style-name="P1131">dates : </text:p>
                  <text:list>
                    <text:list-item>
                      <text:p text:style-name="P1132">نوع :‌<text:span text:style-name="T467">1 به n</text:span></text:p>
                    </text:list-item>
                    <text:list-item>
                      <text:p text:style-name="P1132">توضیحات : <text:span text:style-name="T469">هر یک social_network دارای چندین date است در جدول dates و هر یک تاریخ درون جدول dates متعلق به یک </text:span><text:span text:style-name="T470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34107205116647" text:continue-numbering="true" text:style-name="L32">
        <text:list-item>
          <text:list>
            <text:list-item>
              <text:list>
                <text:list-item>
                  <text:p text:style-name="P1133">users : </text:p>
                  <text:list>
                    <text:list-item>
                      <text:p text:style-name="P1133">نوع : <text:span text:style-name="T471">1 به n</text:span></text:p>
                    </text:list-item>
                    <text:list-item>
                      <text:p text:style-name="P1134">توضیحات : <text:span text:style-name="T472">هر یک user میتواند چندین social_media ایجاد کند !! و هر یک <text:s/>از social_media متعلق به یک user است !!!</text:span><text:span text:style-name="T431">(این رابطه توسط جدول </text:span><text:span text:style-name="T432">dates برقرار میشود </text:span><text:span text:style-name="T474"><text:s/></text:span><text:span text:style-name="T47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34107367772145" text:continue-numbering="true" text:style-name="L32">
        <text:list-item>
          <text:list>
            <text:list-item>
              <text:list>
                <text:list-item>
                  <text:p text:style-name="P1135">iconables : </text:p>
                  <text:list>
                    <text:list-item>
                      <text:p text:style-name="P1136">نوع : <text:span text:style-name="T468">1 به 1 </text:span></text:p>
                    </text:list-item>
                    <text:list-item>
                      <text:p text:style-name="P1136">توضیحات : <text:span text:style-name="T475">هر یک social_network دارای یک رکورد در جدول iconables است و هر یک رکورد از جدول iconables میتواند متعلق به یک رکورد از </text:span><text:span text:style-name="T476">جدول</text:span><text:span text:style-name="T475"> social_network</text:span><text:span text:style-name="T477">s</text:span><text:span text:style-name="T47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34107795063690" text:continue-numbering="true" text:style-name="L32">
        <text:list-item>
          <text:p text:style-name="P1320">socialables : <text:span text:style-name="T478">در این جدول social network هایی ک برای object های مختلف </text:span><text:span text:style-name="T479">set میشوند را به همراه url آن ذخیره میکند !!!</text:span></text:p>
        </text:list-item>
      </text:list>
      <text:p text:style-name="P83"/>
      <text:list xml:id="list134105809598960" text:continue-numbering="true" text:style-name="L32">
        <text:list-item>
          <text:list>
            <text:list-item>
              <text:p text:style-name="P1137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628984799216">
          <table:table-cell table:style-name="Table22.A1" office:value-type="string">
            <text:p text:style-name="P291">Name</text:p>
          </table:table-cell>
          <table:table-cell table:style-name="Table22.A1" office:value-type="string">
            <text:p text:style-name="P291">Data Type</text:p>
          </table:table-cell>
          <table:table-cell table:style-name="Table22.A1" office:value-type="string">
            <text:p text:style-name="P291">Attributes</text:p>
          </table:table-cell>
          <table:table-cell table:style-name="Table22.D1" office:value-type="string">
            <text:p text:style-name="P291">Comment</text:p>
          </table:table-cell>
        </table:table-row>
        <table:table-row table:style-name="TableLine94628984834320">
          <table:table-cell table:style-name="Table22.A2" office:value-type="string">
            <text:p text:style-name="P496">id</text:p>
          </table:table-cell>
          <table:table-cell table:style-name="Table22.A2" office:value-type="string">
            <text:p text:style-name="P499">Big int </text:p>
          </table:table-cell>
          <table:table-cell table:style-name="Table22.A2" office:value-type="string">
            <text:p text:style-name="P499">Unsigned , <text:span text:style-name="T480">not null ,</text:span></text:p>
            <text:p text:style-name="P503">unique , primary key ,</text:p>
            <text:p text:style-name="P504">autoincrement , <text:span text:style-name="T481">index</text:span></text:p>
          </table:table-cell>
          <table:table-cell table:style-name="Table22.D2" office:value-type="string">
            <text:p text:style-name="P256"/>
          </table:table-cell>
        </table:table-row>
        <table:table-row table:style-name="TableLine94628984836624">
          <table:table-cell table:style-name="Table22.A2" office:value-type="string">
            <text:p text:style-name="P497">url</text:p>
          </table:table-cell>
          <table:table-cell table:style-name="Table22.A2" office:value-type="string">
            <text:p text:style-name="P265"><text:span text:style-name="T485">varchar(</text:span><text:span text:style-name="T484">128</text:span><text:span text:style-name="T485">)</text:span></text:p>
          </table:table-cell>
          <table:table-cell table:style-name="Table22.A2" office:value-type="string">
            <text:p text:style-name="P505">Not null </text:p>
          </table:table-cell>
          <table:table-cell table:style-name="Table22.D2" office:value-type="string">
            <text:p text:style-name="P256"/>
          </table:table-cell>
        </table:table-row>
        <table:table-row table:style-name="TableLine94628984837536">
          <table:table-cell table:style-name="Table22.A2" office:value-type="string">
            <text:p text:style-name="P497">object_class</text:p>
          </table:table-cell>
          <table:table-cell table:style-name="Table22.A2" office:value-type="string">
            <text:p text:style-name="P500">varchar(255)</text:p>
          </table:table-cell>
          <table:table-cell table:style-name="Table22.A2" office:value-type="string">
            <text:p text:style-name="P506">Not null </text:p>
          </table:table-cell>
          <table:table-cell table:style-name="Table22.D2" office:value-type="string">
            <text:p text:style-name="P256"/>
          </table:table-cell>
        </table:table-row>
        <table:table-row table:style-name="TableLine94628984838496">
          <table:table-cell table:style-name="Table22.A2" office:value-type="string">
            <text:p text:style-name="P497">object_id</text:p>
          </table:table-cell>
          <table:table-cell table:style-name="Table22.A2" office:value-type="string">
            <text:p text:style-name="P501">Big int</text:p>
          </table:table-cell>
          <table:table-cell table:style-name="Table22.A2" office:value-type="string">
            <text:p text:style-name="P506">Unsigned , not null </text:p>
          </table:table-cell>
          <table:table-cell table:style-name="Table22.D2" office:value-type="string">
            <text:p text:style-name="P256"/>
          </table:table-cell>
        </table:table-row>
        <table:table-row table:style-name="Table22.6">
          <table:table-cell table:style-name="Table22.A2" office:value-type="string">
            <text:p text:style-name="P498">social_network_id</text:p>
          </table:table-cell>
          <table:table-cell table:style-name="Table22.A2" office:value-type="string">
            <text:p text:style-name="P502">Big int</text:p>
          </table:table-cell>
          <table:table-cell table:style-name="Table22.A2" office:value-type="string">
            <text:p text:style-name="P507">Unsigned , not null ,</text:p>
            <text:p text:style-name="P595">foreign key → social_networks(id)</text:p>
            <text:p text:style-name="P339"/>
            <text:p text:style-name="P584">on Delete → (<text:span text:style-name="T531">cascade</text:span>)</text:p>
            <text:p text:style-name="P584"/>
            <text:p text:style-name="P584">on <text:span text:style-name="T531">Update</text:span> → (<text:span text:style-name="T531">cascade</text:span>)</text:p>
          </table:table-cell>
          <table:table-cell table:style-name="Table22.D2" office:value-type="string">
            <text:p text:style-name="P256"/>
          </table:table-cell>
        </table:table-row>
        <table:table-row table:style-name="Table22.6">
          <table:table-cell table:style-name="Table22.A2" office:value-type="string">
            <text:p text:style-name="P598">sort</text:p>
          </table:table-cell>
          <table:table-cell table:style-name="Table22.A2" office:value-type="string">
            <text:p text:style-name="P599">tinyInt</text:p>
          </table:table-cell>
          <table:table-cell table:style-name="Table22.A2" office:value-type="string">
            <text:p text:style-name="P600">Unsigned , <text:span text:style-name="T535">nullable</text:span></text:p>
          </table:table-cell>
          <table:table-cell table:style-name="Table22.D2" office:value-type="string">
            <text:p text:style-name="P256"/>
          </table:table-cell>
        </table:table-row>
      </table:table>
      <text:p text:style-name="P221"/>
      <text:list xml:id="list3799556609" text:style-name="L33">
        <text:list-item>
          <text:list>
            <text:list-item>
              <text:p text:style-name="P1138">ارتباطات :‌</text:p>
              <text:list>
                <text:list-item>
                  <text:p text:style-name="P1139">social_networks : </text:p>
                  <text:list>
                    <text:list-item>
                      <text:p text:style-name="P1140">نوع : <text:span text:style-name="T482">1 بع n </text:span></text:p>
                    </text:list-item>
                    <text:list-item>
                      <text:p text:style-name="P1140">توضیحات : <text:span text:style-name="T483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34107049692935" text:continue-numbering="true" text:style-name="L33">
        <text:list-item>
          <text:list>
            <text:list-item>
              <text:list>
                <text:list-item>
                  <text:p text:style-name="P1141">app_Settings : </text:p>
                  <text:list>
                    <text:list-item>
                      <text:p text:style-name="P1141">نوع : 1 به n</text:p>
                    </text:list-item>
                    <text:list-item>
                      <text:p text:style-name="P1141">توضیحات :‌ هر یک <text:span text:style-name="T541">رکورد در جدول socialables میتواند متعلق به یک <text:s text:c="2"/></text:span><text:span text:style-name="T542">app_setting </text:span><text:span text:style-name="T543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21">favorits : <text:span text:style-name="T486">این جدول برای ذخیره علایق درست شده که در صفحه index نشان داده میشود . </text:span></text:p>
        </text:list-item>
      </text:list>
      <text:p text:style-name="P84"/>
      <text:list xml:id="list134106092491579" text:continue-numbering="true" text:style-name="L33">
        <text:list-item>
          <text:list>
            <text:list-item>
              <text:p text:style-name="P1142">ستون ها : </text:p>
            </text:list-item>
          </text:list>
        </text:list-item>
      </text:list>
      <text:p text:style-name="P8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628984876304">
          <table:table-cell table:style-name="Table23.A1" office:value-type="string">
            <text:p text:style-name="P291">Name</text:p>
          </table:table-cell>
          <table:table-cell table:style-name="Table23.A1" office:value-type="string">
            <text:p text:style-name="P291">Data Type</text:p>
          </table:table-cell>
          <table:table-cell table:style-name="Table23.A1" office:value-type="string">
            <text:p text:style-name="P291">Attributes</text:p>
          </table:table-cell>
          <table:table-cell table:style-name="Table23.D1" office:value-type="string">
            <text:p text:style-name="P291">Comment</text:p>
          </table:table-cell>
        </table:table-row>
        <table:table-row table:style-name="TableLine94628984909280">
          <table:table-cell table:style-name="Table23.A2" office:value-type="string">
            <text:p text:style-name="P508">id</text:p>
          </table:table-cell>
          <table:table-cell table:style-name="Table23.A2" office:value-type="string">
            <text:p text:style-name="P510">Big int </text:p>
          </table:table-cell>
          <table:table-cell table:style-name="Table23.A2" office:value-type="string">
            <text:p text:style-name="P512">Unsigned , <text:span text:style-name="T490">not null , index,</text:span></text:p>
            <text:p text:style-name="P513">primary key , unique , </text:p>
            <text:p text:style-name="P516">auto increment</text:p>
          </table:table-cell>
          <table:table-cell table:style-name="Table23.D2" office:value-type="string">
            <text:p text:style-name="P256"/>
          </table:table-cell>
        </table:table-row>
        <table:table-row table:style-name="TableLine94628984911328">
          <table:table-cell table:style-name="Table23.A2" office:value-type="string">
            <text:p text:style-name="P509">name</text:p>
          </table:table-cell>
          <table:table-cell table:style-name="Table23.A2" office:value-type="string">
            <text:p text:style-name="P510">Varchar(<text:span text:style-name="T487">48</text:span>)</text:p>
          </table:table-cell>
          <table:table-cell table:style-name="Table23.A2" office:value-type="string">
            <text:p text:style-name="P511">Not null </text:p>
          </table:table-cell>
          <table:table-cell table:style-name="Table23.D2" office:value-type="string">
            <text:p text:style-name="P256"/>
          </table:table-cell>
        </table:table-row>
        <table:table-row table:style-name="TableLine94628984912240">
          <table:table-cell table:style-name="Table23.A2" office:value-type="string">
            <text:p text:style-name="P509">url</text:p>
          </table:table-cell>
          <table:table-cell table:style-name="Table23.A2" office:value-type="string">
            <text:p text:style-name="P510">varchar(<text:span text:style-name="T488">128</text:span>)</text:p>
          </table:table-cell>
          <table:table-cell table:style-name="Table23.A2" office:value-type="string">
            <text:p text:style-name="P514">Nullable , </text:p>
          </table:table-cell>
          <table:table-cell table:style-name="Table23.D2" office:value-type="string">
            <text:p text:style-name="P256"/>
          </table:table-cell>
        </table:table-row>
        <table:table-row table:style-name="TableLine94628984913200">
          <table:table-cell table:style-name="Table23.A2" office:value-type="string">
            <text:p text:style-name="P509">status</text:p>
          </table:table-cell>
          <table:table-cell table:style-name="Table23.A2" office:value-type="string">
            <text:p text:style-name="P270"><text:span text:style-name="T520">bit</text:span><text:span text:style-name="T521">(</text:span><text:span text:style-name="T489">1</text:span><text:span text:style-name="T521">)</text:span></text:p>
          </table:table-cell>
          <table:table-cell table:style-name="Table23.A2" office:value-type="string">
            <text:p text:style-name="P515">Not null , <text:span text:style-name="T491">defualt ‘1’</text:span></text:p>
          </table:table-cell>
          <table:table-cell table:style-name="Table23.D2" office:value-type="string">
            <text:p text:style-name="P256"/>
          </table:table-cell>
        </table:table-row>
        <table:table-row table:style-name="TableLine94628984914112">
          <table:table-cell table:style-name="Table23.A2" office:value-type="string">
            <text:p text:style-name="P596">sort</text:p>
          </table:table-cell>
          <table:table-cell table:style-name="Table23.A2" office:value-type="string">
            <text:p text:style-name="P601">TinyInt</text:p>
          </table:table-cell>
          <table:table-cell table:style-name="Table23.A2" office:value-type="string">
            <text:p text:style-name="P517">Nullable , <text:span text:style-name="T536">unsigned</text:span></text:p>
          </table:table-cell>
          <table:table-cell table:style-name="Table23.D2" office:value-type="string">
            <text:p text:style-name="P256"/>
          </table:table-cell>
        </table:table-row>
      </table:table>
      <text:p text:style-name="P222"/>
      <text:list xml:id="list2178488149" text:style-name="L34">
        <text:list-item>
          <text:list>
            <text:list-item>
              <text:p text:style-name="P1143">ارتباطات :</text:p>
              <text:list>
                <text:list-item>
                  <text:p text:style-name="P1144">dates : </text:p>
                  <text:list>
                    <text:list-item>
                      <text:p text:style-name="P1145">نوع :‌<text:span text:style-name="T492">1 به n </text:span></text:p>
                    </text:list-item>
                    <text:list-item>
                      <text:p text:style-name="P1145">توضیحات :‌ <text:span text:style-name="T493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34107189732172" text:continue-numbering="true" text:style-name="L34">
        <text:list-item>
          <text:list>
            <text:list-item>
              <text:list>
                <text:list-item>
                  <text:p text:style-name="P1146">users : </text:p>
                  <text:list>
                    <text:list-item>
                      <text:p text:style-name="P1147">نوع :‌<text:span text:style-name="T495">1 به n</text:span></text:p>
                    </text:list-item>
                    <text:list-item>
                      <text:p text:style-name="P1147">توضیحات :‌ <text:span text:style-name="T497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34107140893139" text:continue-numbering="true" text:style-name="L34">
        <text:list-item>
          <text:list>
            <text:list-item>
              <text:list>
                <text:list-item>
                  <text:p text:style-name="P1148">icon<text:span text:style-name="T494">ables : </text:span></text:p>
                  <text:list>
                    <text:list-item>
                      <text:p text:style-name="P1149">نوع :‌<text:span text:style-name="T496">1 به 1</text:span></text:p>
                    </text:list-item>
                    <text:list-item>
                      <text:p text:style-name="P1149">توضیحات :‌<text:span text:style-name="T498">هر یک favorit دارای یک </text:span><text:span text:style-name="T499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34107716489840" text:continue-numbering="true" text:style-name="L34">
        <text:list-item>
          <text:p text:style-name="P1322">favorit_translations: <text:span text:style-name="T500">در این جدول ترجمه های </text:span><text:span text:style-name="T501">caption یک favorit ذخیره میشود !!!!</text:span></text:p>
        </text:list-item>
      </text:list>
      <text:p text:style-name="P89"/>
      <text:list xml:id="list134107291484435" text:continue-numbering="true" text:style-name="L34">
        <text:list-item>
          <text:list>
            <text:list-item>
              <text:p text:style-name="P1150">ستون ها : </text:p>
            </text:list-item>
          </text:list>
        </text:list-item>
      </text:list>
      <text:p text:style-name="P90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628984934032">
          <table:table-cell table:style-name="Table24.A1" office:value-type="string">
            <text:p text:style-name="P291">Name</text:p>
          </table:table-cell>
          <table:table-cell table:style-name="Table24.A1" office:value-type="string">
            <text:p text:style-name="P291">Data Type</text:p>
          </table:table-cell>
          <table:table-cell table:style-name="Table24.A1" office:value-type="string">
            <text:p text:style-name="P291">Attributes</text:p>
          </table:table-cell>
          <table:table-cell table:style-name="Table24.D1" office:value-type="string">
            <text:p text:style-name="P291">Comment</text:p>
          </table:table-cell>
        </table:table-row>
        <table:table-row table:style-name="TableLine94628984992112">
          <table:table-cell table:style-name="Table24.A2" office:value-type="string">
            <text:p text:style-name="P518">id</text:p>
          </table:table-cell>
          <table:table-cell table:style-name="Table24.A2" office:value-type="string">
            <text:p text:style-name="P522">Big int</text:p>
          </table:table-cell>
          <table:table-cell table:style-name="Table24.A2" office:value-type="string">
            <text:p text:style-name="P525">Unsigned,not null,unique,index</text:p>
            <text:p text:style-name="P526">primary key ,auto increment</text:p>
          </table:table-cell>
          <table:table-cell table:style-name="Table24.D2" office:value-type="string">
            <text:p text:style-name="P256"/>
          </table:table-cell>
        </table:table-row>
        <table:table-row table:style-name="TableLine94628984994288">
          <table:table-cell table:style-name="Table24.A2" office:value-type="string">
            <text:p text:style-name="P519">caption</text:p>
          </table:table-cell>
          <table:table-cell table:style-name="Table24.A2" office:value-type="string">
            <text:p text:style-name="P523">varchar(<text:span text:style-name="T502">164</text:span>)</text:p>
          </table:table-cell>
          <table:table-cell table:style-name="Table24.A2" office:value-type="string">
            <text:p text:style-name="P527">Not null </text:p>
          </table:table-cell>
          <table:table-cell table:style-name="Table24.D2" office:value-type="string">
            <text:p text:style-name="P256"/>
          </table:table-cell>
        </table:table-row>
        <table:table-row table:style-name="TableLine94628984995200">
          <table:table-cell table:style-name="Table24.A2" office:value-type="string">
            <text:p text:style-name="P520">favorit_id</text:p>
          </table:table-cell>
          <table:table-cell table:style-name="Table24.A2" office:value-type="string">
            <text:p text:style-name="P524">Big int</text:p>
          </table:table-cell>
          <table:table-cell table:style-name="Table24.A2" office:value-type="string">
            <text:p text:style-name="P528">Unsigned , not null , </text:p>
            <text:p text:style-name="P597">foreign key → favorits(id)</text:p>
            <text:p text:style-name="P340"/>
            <text:p text:style-name="P585">on Delete → (<text:span text:style-name="T531">cascade</text:span>)</text:p>
            <text:p text:style-name="P585"/>
            <text:p text:style-name="P585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256"/>
          </table:table-cell>
        </table:table-row>
        <table:table-row table:style-name="TableLine94628984996160">
          <table:table-cell table:style-name="Table24.A2" office:value-type="string">
            <text:p text:style-name="P521">language_id</text:p>
          </table:table-cell>
          <table:table-cell table:style-name="Table24.A2" office:value-type="string">
            <text:p text:style-name="P524">Big int</text:p>
          </table:table-cell>
          <table:table-cell table:style-name="Table24.A2" office:value-type="string">
            <text:p text:style-name="P529">Unsigned , not null , </text:p>
            <text:p text:style-name="P275"><text:span text:style-name="T503">foreign key → </text:span><text:span text:style-name="T504">languages</text:span><text:span text:style-name="T503">(id)</text:span></text:p>
            <text:p text:style-name="P341"/>
            <text:p text:style-name="P586">on Delete → (<text:span text:style-name="T531">cascade</text:span>)</text:p>
            <text:p text:style-name="P586"/>
            <text:p text:style-name="P586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256"/>
          </table:table-cell>
        </table:table-row>
      </table:table>
      <text:p text:style-name="P223"/>
      <text:list xml:id="list1629086040" text:style-name="L35">
        <text:list-item>
          <text:list>
            <text:list-item>
              <text:p text:style-name="P1151">ارتباطات : </text:p>
              <text:list>
                <text:list-item>
                  <text:p text:style-name="P1151">favorits : </text:p>
                  <text:list>
                    <text:list-item>
                      <text:p text:style-name="P1151">نوع :‌<text:span text:style-name="T505">1 به n</text:span></text:p>
                    </text:list-item>
                    <text:list-item>
                      <text:p text:style-name="P1151">توضیحات : <text:s/><text:span text:style-name="T506">هر یک </text:span><text:span text:style-name="T507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34107661372459" text:continue-numbering="true" text:style-name="L35">
        <text:list-item>
          <text:list>
            <text:list-item>
              <text:list>
                <text:list-item>
                  <text:p text:style-name="P1152">languages : </text:p>
                  <text:list>
                    <text:list-item>
                      <text:p text:style-name="P1153">نوع : <text:span text:style-name="T508">1 به n </text:span></text:p>
                    </text:list-item>
                    <text:list-item>
                      <text:p text:style-name="P1153">توضیحات : <text:span text:style-name="T509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23">services : <text:span text:style-name="T544">در این جدول لیست خدمات من ذخیره میشود که در صفحه اصلی نشان داده میشود !!!</text:span></text:p>
        </text:list-item>
      </text:list>
      <text:p text:style-name="P95"/>
      <text:list xml:id="list134105940919986" text:continue-numbering="true" text:style-name="L35">
        <text:list-item>
          <text:list>
            <text:list-item>
              <text:p text:style-name="P1154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628985014624">
          <table:table-cell table:style-name="Table25.A1" office:value-type="string">
            <text:p text:style-name="P291">Name</text:p>
          </table:table-cell>
          <table:table-cell table:style-name="Table25.A1" office:value-type="string">
            <text:p text:style-name="P291">Data Type</text:p>
          </table:table-cell>
          <table:table-cell table:style-name="Table25.A1" office:value-type="string">
            <text:p text:style-name="P291">Attributes</text:p>
          </table:table-cell>
          <table:table-cell table:style-name="Table25.D1" office:value-type="string">
            <text:p text:style-name="P291">Comment</text:p>
          </table:table-cell>
        </table:table-row>
        <table:table-row table:style-name="Table25.2">
          <table:table-cell table:style-name="Table25.A2" office:value-type="string">
            <text:p text:style-name="P605">id</text:p>
          </table:table-cell>
          <table:table-cell table:style-name="Table25.A2" office:value-type="string">
            <text:p text:style-name="P608">Big int</text:p>
          </table:table-cell>
          <table:table-cell table:style-name="Table25.A2" office:value-type="string">
            <text:p text:style-name="P612">Unsigned , <text:span text:style-name="T549">not null ,</text:span><text:span text:style-name="T550">unique ,</text:span></text:p>
            <text:p text:style-name="P614">primary key ,auto increment,</text:p>
            <text:p text:style-name="P615">index</text:p>
          </table:table-cell>
          <table:table-cell table:style-name="Table25.D2" office:value-type="string">
            <text:p text:style-name="P256"/>
          </table:table-cell>
        </table:table-row>
        <table:table-row table:style-name="TableLine94628985065376">
          <table:table-cell table:style-name="Table25.A2" office:value-type="string">
            <text:p text:style-name="P606">status</text:p>
          </table:table-cell>
          <table:table-cell table:style-name="Table25.A2" office:value-type="string">
            <text:p text:style-name="P609">bit<text:span text:style-name="T551">(1)</text:span></text:p>
          </table:table-cell>
          <table:table-cell table:style-name="Table25.A2" office:value-type="string">
            <text:p text:style-name="P616">Not <text:span text:style-name="T553">null , defualt </text:span><text:span text:style-name="T554">0</text:span></text:p>
          </table:table-cell>
          <table:table-cell table:style-name="Table25.D2" office:value-type="string">
            <text:p text:style-name="P256"/>
          </table:table-cell>
        </table:table-row>
        <table:table-row table:style-name="TableLine94628985066288">
          <table:table-cell table:style-name="Table25.A2" office:value-type="string">
            <text:p text:style-name="P606">sort</text:p>
          </table:table-cell>
          <table:table-cell table:style-name="Table25.A2" office:value-type="string">
            <text:p text:style-name="P610">Tiny Int</text:p>
          </table:table-cell>
          <table:table-cell table:style-name="Table25.A2" office:value-type="string">
            <text:p text:style-name="P613">Unsigned , <text:span text:style-name="T552">nullable</text:span></text:p>
          </table:table-cell>
          <table:table-cell table:style-name="Table25.D2" office:value-type="string">
            <text:p text:style-name="P256"/>
          </table:table-cell>
        </table:table-row>
        <table:table-row table:style-name="TableLine94628985067248">
          <table:table-cell table:style-name="Table25.A2" office:value-type="string">
            <text:p text:style-name="P607">app_setting_id</text:p>
          </table:table-cell>
          <table:table-cell table:style-name="Table25.A2" office:value-type="string">
            <text:p text:style-name="P611">Big int</text:p>
          </table:table-cell>
          <table:table-cell table:style-name="Table25.A2" office:value-type="string">
            <text:p text:style-name="P617">Not null , <text:span text:style-name="T555">unsigned , </text:span></text:p>
            <text:p text:style-name="P618">foreign key → app_settings(id)</text:p>
            <text:p text:style-name="P618"/>
            <text:p text:style-name="P619">on Delete → (<text:span text:style-name="T556">cascade</text:span>)</text:p>
            <text:p text:style-name="P619"/>
            <text:p text:style-name="P619">on Update → (<text:span text:style-name="T556">cascade</text:span>)</text:p>
          </table:table-cell>
          <table:table-cell table:style-name="Table25.D2" office:value-type="string">
            <text:p text:style-name="P256"/>
          </table:table-cell>
        </table:table-row>
      </table:table>
      <text:p text:style-name="P226"/>
      <text:list xml:id="list134105852312717" text:continue-numbering="true" text:style-name="L35">
        <text:list-item>
          <text:list>
            <text:list-item>
              <text:p text:style-name="P1155">ارتباطات :‌</text:p>
              <text:list>
                <text:list-item>
                  <text:p text:style-name="P1156">app_settings : </text:p>
                  <text:list>
                    <text:list-item>
                      <text:p text:style-name="P1157">نوع : <text:span text:style-name="T558">1 به n</text:span></text:p>
                    </text:list-item>
                    <text:list-item>
                      <text:p text:style-name="P1163">توضیحات :‌ <text:span text:style-name="T559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34106376023356" text:continue-numbering="true" text:style-name="L35">
        <text:list-item>
          <text:list>
            <text:list-item>
              <text:list>
                <text:list-item>
                  <text:p text:style-name="P1167">dates : </text:p>
                  <text:list>
                    <text:list-item>
                      <text:p text:style-name="P1158">نوع : <text:span text:style-name="T560">1 به n </text:span></text:p>
                    </text:list-item>
                    <text:list-item>
                      <text:p text:style-name="P1163">توضیحات :‌<text:span text:style-name="T560">هر یک service دارای چندین date است </text:span><text:span text:style-name="T561">و هر یک date در جدول dates </text:span><text:span text:style-name="T562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34106336590281" text:continue-numbering="true" text:style-name="L35">
        <text:list-item>
          <text:list>
            <text:list-item>
              <text:list>
                <text:list-item>
                  <text:p text:style-name="P1167">users : </text:p>
                  <text:list>
                    <text:list-item>
                      <text:p text:style-name="P1159">نوع : <text:span text:style-name="T563">1 به n</text:span></text:p>
                    </text:list-item>
                    <text:list-item>
                      <text:p text:style-name="P1164">توضیحات :‌ <text:span text:style-name="T563">هر یک user میتواند چندین </text:span><text:span text:style-name="T564">service بسازد </text:span><text:span text:style-name="T565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34106457679574" text:continue-numbering="true" text:style-name="L35">
        <text:list-item>
          <text:list>
            <text:list-item>
              <text:list>
                <text:list-item>
                  <text:p text:style-name="P1167">service_translations : </text:p>
                  <text:list>
                    <text:list-item>
                      <text:p text:style-name="P1160">نوع : <text:span text:style-name="T566">1 به n</text:span></text:p>
                    </text:list-item>
                    <text:list-item>
                      <text:p text:style-name="P1165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p text:style-name="P99"/>
      <text:p text:style-name="P99"/>
      <text:list xml:id="list134106677367011" text:continue-numbering="true" text:style-name="L35">
        <text:list-item>
          <text:list>
            <text:list-item>
              <text:list>
                <text:list-item>
                  <text:p text:style-name="P1168"><text:soft-page-break/>iconables :</text:p>
                  <text:list>
                    <text:list-item>
                      <text:p text:style-name="P1161">نوع : <text:span text:style-name="T568">1 به 1 </text:span></text:p>
                    </text:list-item>
                  </text:list>
                </text:list-item>
                <text:list-item>
                  <text:p text:style-name="P1168"><text:span text:style-name="T557">توضیحات </text:span>: <text:span text:style-name="T569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96"/>
      <text:list xml:id="list134105776579200" text:continue-numbering="true" text:style-name="L35">
        <text:list-item>
          <text:p text:style-name="P1312"><text:span text:style-name="T545">service_translations : در این جدول </text:span><text:span text:style-name="T548">ترجمه متن های</text:span><text:span text:style-name="T546"> </text:span><text:span text:style-name="T547">یک service را ذخیره میکنیم </text:span></text:p>
        </text:list-item>
      </text:list>
      <text:p text:style-name="P12"/>
      <text:list xml:id="list134106502641242" text:continue-numbering="true" text:style-name="L35">
        <text:list-item>
          <text:list>
            <text:list-item>
              <text:p text:style-name="P1169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628985122544">
          <table:table-cell table:style-name="Table26.A1" office:value-type="string">
            <text:p text:style-name="P291">Name</text:p>
          </table:table-cell>
          <table:table-cell table:style-name="Table26.A1" office:value-type="string">
            <text:p text:style-name="P291">Data Type</text:p>
          </table:table-cell>
          <table:table-cell table:style-name="Table26.A1" office:value-type="string">
            <text:p text:style-name="P291">Attributes</text:p>
          </table:table-cell>
          <table:table-cell table:style-name="Table26.D1" office:value-type="string">
            <text:p text:style-name="P291">Comment</text:p>
          </table:table-cell>
        </table:table-row>
        <table:table-row table:style-name="TableLine94628985146160">
          <table:table-cell table:style-name="Table26.A2" office:value-type="string">
            <text:p text:style-name="P620">id</text:p>
          </table:table-cell>
          <table:table-cell table:style-name="Table26.A2" office:value-type="string">
            <text:p text:style-name="P621">Big int</text:p>
          </table:table-cell>
          <table:table-cell table:style-name="Table26.A2" office:value-type="string">
            <text:p text:style-name="P626">Unsigned , index , <text:span text:style-name="T571">unique , </text:span><text:span text:style-name="T572">primary key , </text:span><text:span text:style-name="T573">auto increment ,</text:span></text:p>
            <text:p text:style-name="P627">not null </text:p>
          </table:table-cell>
          <table:table-cell table:style-name="Table26.D2" office:value-type="string">
            <text:p text:style-name="P256"/>
          </table:table-cell>
        </table:table-row>
        <table:table-row table:style-name="TableLine94628985147856">
          <table:table-cell table:style-name="Table26.A2" office:value-type="string">
            <text:p text:style-name="P620">title</text:p>
          </table:table-cell>
          <table:table-cell table:style-name="Table26.A2" office:value-type="string">
            <text:p text:style-name="P622">varchar(64)</text:p>
          </table:table-cell>
          <table:table-cell table:style-name="Table26.A2" office:value-type="string">
            <text:p text:style-name="P628">Not null </text:p>
          </table:table-cell>
          <table:table-cell table:style-name="Table26.D2" office:value-type="string">
            <text:p text:style-name="P256"/>
          </table:table-cell>
        </table:table-row>
        <table:table-row table:style-name="TableLine94628985148768">
          <table:table-cell table:style-name="Table26.A2" office:value-type="string">
            <text:p text:style-name="P620">content</text:p>
          </table:table-cell>
          <table:table-cell table:style-name="Table26.A2" office:value-type="string">
            <text:p text:style-name="P623">varchar(<text:span text:style-name="T570">400</text:span>)</text:p>
          </table:table-cell>
          <table:table-cell table:style-name="Table26.A2" office:value-type="string">
            <text:p text:style-name="P629">Not null </text:p>
          </table:table-cell>
          <table:table-cell table:style-name="Table26.D2" office:value-type="string">
            <text:p text:style-name="P256"/>
          </table:table-cell>
        </table:table-row>
        <table:table-row table:style-name="TableLine94628985149728">
          <table:table-cell table:style-name="Table26.A2" office:value-type="string">
            <text:p text:style-name="P620">service_id</text:p>
          </table:table-cell>
          <table:table-cell table:style-name="Table26.A2" office:value-type="string">
            <text:p text:style-name="P624">Big int </text:p>
          </table:table-cell>
          <table:table-cell table:style-name="Table26.A2" office:value-type="string">
            <text:p text:style-name="P630">Not null , <text:span text:style-name="T575">unsigned ,</text:span></text:p>
            <text:p text:style-name="P635">foreign key → servicers (id) ,</text:p>
            <text:p text:style-name="P630"/>
            <text:p text:style-name="P631">on Delete → (cascade) ,</text:p>
            <text:p text:style-name="P632">on Update → <text:span text:style-name="T574">(cascade) ,</text:span></text:p>
          </table:table-cell>
          <table:table-cell table:style-name="Table26.D2" office:value-type="string">
            <text:p text:style-name="P256"/>
          </table:table-cell>
        </table:table-row>
        <table:table-row table:style-name="TableLine94628985150912">
          <table:table-cell table:style-name="Table26.A2" office:value-type="string">
            <text:p text:style-name="P620">language_id</text:p>
          </table:table-cell>
          <table:table-cell table:style-name="Table26.A2" office:value-type="string">
            <text:p text:style-name="P625">Big int </text:p>
          </table:table-cell>
          <table:table-cell table:style-name="Table26.A2" office:value-type="string">
            <text:p text:style-name="P633">Not null , unsigned , </text:p>
            <text:p text:style-name="P633"><text:span text:style-name="T576">foreign key →</text:span><text:span text:style-name="T577"> </text:span><text:span text:style-name="T578">languages(id)</text:span></text:p>
            <text:p text:style-name="P633"/>
            <text:p text:style-name="P634">on Delete → (<text:span text:style-name="T579">cascade</text:span>)</text:p>
            <text:p text:style-name="P634">on Update → (<text:span text:style-name="T580">cascade</text:span>)</text:p>
          </table:table-cell>
          <table:table-cell table:style-name="Table26.D2" office:value-type="string">
            <text:p text:style-name="P256"/>
          </table:table-cell>
        </table:table-row>
      </table:table>
      <text:p text:style-name="P227"/>
      <text:list xml:id="list134107651813909" text:continue-numbering="true" text:style-name="L35">
        <text:list-item>
          <text:list>
            <text:list-item>
              <text:p text:style-name="P1170">ارتباطات :‌</text:p>
              <text:list>
                <text:list-item>
                  <text:p text:style-name="P1170">services : </text:p>
                  <text:list>
                    <text:list-item>
                      <text:p text:style-name="P1162">نوع : <text:span text:style-name="T566">1 به n</text:span></text:p>
                    </text:list-item>
                    <text:list-item>
                      <text:p text:style-name="P1166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34106305669440" text:continue-numbering="true" text:style-name="L35">
        <text:list-item>
          <text:list>
            <text:list-item>
              <text:list>
                <text:list-item>
                  <text:p text:style-name="P1171">languages : </text:p>
                  <text:list>
                    <text:list-item>
                      <text:p text:style-name="P1172">نوع :‌<text:span text:style-name="T581">1 به n </text:span></text:p>
                    </text:list-item>
                    <text:list-item>
                      <text:p text:style-name="P1172">توضیحات : <text:s/><text:span text:style-name="T582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24">skill_groups : <text:span text:style-name="T644">در این جدول skill group ها ذخیره م</text:span><text:span text:style-name="T645">یشود !!!</text:span></text:p>
        </text:list-item>
      </text:list>
      <text:p text:style-name="P111"/>
      <text:list xml:id="list134107550768991" text:continue-numbering="true" text:style-name="L35">
        <text:list-item>
          <text:list>
            <text:list-item>
              <text:p text:style-name="P1173">ستون ها : </text:p>
            </text:list-item>
          </text:list>
        </text:list-item>
      </text:list>
      <text:p text:style-name="P112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628985175664">
          <table:table-cell table:style-name="Table29.A1" office:value-type="string">
            <text:p text:style-name="P291">Name</text:p>
          </table:table-cell>
          <table:table-cell table:style-name="Table29.A1" office:value-type="string">
            <text:p text:style-name="P291">Data Type</text:p>
          </table:table-cell>
          <table:table-cell table:style-name="Table29.A1" office:value-type="string">
            <text:p text:style-name="P291">Attributes</text:p>
          </table:table-cell>
          <table:table-cell table:style-name="Table29.D1" office:value-type="string">
            <text:p text:style-name="P291">Comment</text:p>
          </table:table-cell>
        </table:table-row>
        <table:table-row table:style-name="TableLine94628985205536">
          <table:table-cell table:style-name="Table29.A2" office:value-type="string">
            <text:p text:style-name="P663">Id</text:p>
          </table:table-cell>
          <table:table-cell table:style-name="Table29.A2" office:value-type="string">
            <text:p text:style-name="P663">Big int</text:p>
          </table:table-cell>
          <table:table-cell table:style-name="Table29.A2" office:value-type="string">
            <text:p text:style-name="P672">Unsigned , not null ,<text:span text:style-name="T649">index,</text:span></text:p>
            <text:p text:style-name="P673">unique ,<text:span text:style-name="T650">primary key ,</text:span></text:p>
            <text:p text:style-name="P676"><text:s/>auto increment</text:p>
          </table:table-cell>
          <table:table-cell table:style-name="Table29.D2" office:value-type="string">
            <text:p text:style-name="P256"/>
          </table:table-cell>
        </table:table-row>
        <table:table-row table:style-name="TableLine94628985208096">
          <table:table-cell table:style-name="Table29.A2" office:value-type="string">
            <text:p text:style-name="P664">name</text:p>
          </table:table-cell>
          <table:table-cell table:style-name="Table29.A2" office:value-type="string">
            <text:p text:style-name="P664">varchar(<text:span text:style-name="T646">50</text:span>)</text:p>
          </table:table-cell>
          <table:table-cell table:style-name="Table29.A2" office:value-type="string">
            <text:p text:style-name="P674">Not null</text:p>
          </table:table-cell>
          <table:table-cell table:style-name="Table29.D2" office:value-type="string">
            <text:p text:style-name="P256"/>
          </table:table-cell>
        </table:table-row>
        <table:table-row table:style-name="TableLine94628985209008">
          <table:table-cell table:style-name="Table29.A2" office:value-type="string">
            <text:p text:style-name="P280"><text:span text:style-name="T647">p</text:span><text:span text:style-name="T648">ercent</text:span></text:p>
          </table:table-cell>
          <table:table-cell table:style-name="Table29.A2" office:value-type="string">
            <text:p text:style-name="P670">Tiny Int</text:p>
          </table:table-cell>
          <table:table-cell table:style-name="Table29.A2" office:value-type="string">
            <text:p text:style-name="P671">Unsigned , not null ,</text:p>
          </table:table-cell>
          <table:table-cell table:style-name="Table29.D2" office:value-type="string">
            <text:p text:style-name="P256"/>
          </table:table-cell>
        </table:table-row>
        <table:table-row table:style-name="TableLine94628985209968">
          <table:table-cell table:style-name="Table29.A2" office:value-type="string">
            <text:p text:style-name="P665">status</text:p>
          </table:table-cell>
          <table:table-cell table:style-name="Table29.A2" office:value-type="string">
            <text:p text:style-name="P666">Bit(1)</text:p>
          </table:table-cell>
          <table:table-cell table:style-name="Table29.A2" office:value-type="string">
            <text:p text:style-name="P675">Not null defualt ‘<text:span text:style-name="T651">1</text:span>’</text:p>
          </table:table-cell>
          <table:table-cell table:style-name="Table29.D2" office:value-type="string">
            <text:p text:style-name="P256"/>
          </table:table-cell>
        </table:table-row>
        <table:table-row table:style-name="TableLine94628985210880">
          <table:table-cell table:style-name="Table29.A2" office:value-type="string">
            <text:p text:style-name="P667">sort</text:p>
          </table:table-cell>
          <table:table-cell table:style-name="Table29.A2" office:value-type="string">
            <text:p text:style-name="P668">Tiny int</text:p>
          </table:table-cell>
          <table:table-cell table:style-name="Table29.A2" office:value-type="string">
            <text:p text:style-name="P669">Unsigned , nullable</text:p>
          </table:table-cell>
          <table:table-cell table:style-name="Table29.D2" office:value-type="string">
            <text:p text:style-name="P256"/>
          </table:table-cell>
        </table:table-row>
        <table:table-row table:style-name="TableLine94628985211904">
          <table:table-cell table:style-name="Table29.A2" office:value-type="string">
            <text:p text:style-name="P677">app_setting_id</text:p>
          </table:table-cell>
          <table:table-cell table:style-name="Table29.A2" office:value-type="string">
            <text:p text:style-name="P678">Big int</text:p>
          </table:table-cell>
          <table:table-cell table:style-name="Table29.A2" office:value-type="string">
            <text:p text:style-name="P679">Unsigned , <text:span text:style-name="T652">not null , foreign key → app_settings(id)</text:span></text:p>
            <text:p text:style-name="P679"/>
            <text:p text:style-name="P680">on Delete → (<text:span text:style-name="T653">cascade</text:span>)</text:p>
            <text:p text:style-name="P680">on Update → (<text:span text:style-name="T653">cascade</text:span>)</text:p>
          </table:table-cell>
          <table:table-cell table:style-name="Table29.D2" office:value-type="string">
            <text:p text:style-name="P256"/>
          </table:table-cell>
        </table:table-row>
      </table:table>
      <text:p text:style-name="P230"/>
      <text:list xml:id="list3207345351" text:style-name="L36">
        <text:list-item>
          <text:list>
            <text:list-item>
              <text:p text:style-name="P1174">روابط :‌</text:p>
              <text:list>
                <text:list-item>
                  <text:p text:style-name="P1175">app_Settings : </text:p>
                  <text:list>
                    <text:list-item>
                      <text:p text:style-name="P1176">نوع‌: <text:span text:style-name="T654">1 به n</text:span></text:p>
                    </text:list-item>
                    <text:list-item>
                      <text:p text:style-name="P1177">توضیحات: <text:span text:style-name="T657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34107315039349" text:continue-numbering="true" text:style-name="L36">
        <text:list-item>
          <text:list>
            <text:list-item>
              <text:list>
                <text:list-item>
                  <text:p text:style-name="P1181">dates : </text:p>
                  <text:list>
                    <text:list-item>
                      <text:p text:style-name="P1178">نوع‌: <text:span text:style-name="T654">1 به n </text:span></text:p>
                    </text:list-item>
                    <text:list-item>
                      <text:p text:style-name="P1178">توضیحات: <text:span text:style-name="T658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34106395801353" text:continue-numbering="true" text:style-name="L36">
        <text:list-item>
          <text:list>
            <text:list-item>
              <text:list>
                <text:list-item>
                  <text:p text:style-name="P1181">users :</text:p>
                  <text:list>
                    <text:list-item>
                      <text:p text:style-name="P1177">نوع‌:<text:span text:style-name="T656">1 به n </text:span></text:p>
                    </text:list-item>
                    <text:list-item>
                      <text:p text:style-name="P1179">توضیحات: <text:span text:style-name="T658">هر یک user </text:span><text:span text:style-name="T659">میتواند چندین skill group ایجاد کند و هر یک </text:span><text:span text:style-name="T660">skill group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p text:style-name="P114"/>
      <text:p text:style-name="P114"/>
      <text:p text:style-name="P114"/>
      <text:p text:style-name="P114"/>
      <text:p text:style-name="P114"/>
      <text:list xml:id="list134106843614527" text:continue-numbering="true" text:style-name="L36">
        <text:list-item>
          <text:list>
            <text:list-item>
              <text:list>
                <text:list-item>
                  <text:p text:style-name="P1182"><text:soft-page-break/>iconables : </text:p>
                  <text:list>
                    <text:list-item>
                      <text:p text:style-name="P1180">نوع‌:<text:span text:style-name="T655">1 به 1</text:span></text:p>
                    </text:list-item>
                    <text:list-item>
                      <text:p text:style-name="P1180">توضیحات: <text:span text:style-name="T660">هر یک skill group </text:span><text:span text:style-name="T661">دارای یک رکورد در جدول iconables است </text:span><text:span text:style-name="T662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p text:style-name="P858"/>
      <text:list xml:id="list134105954864437" text:continue-numbering="true" text:style-name="L36">
        <text:list-item>
          <text:p text:style-name="P896"><text:span text:style-name="T665">skill_items</text:span><text:span text:style-name="T663"> : </text:span><text:span text:style-name="T664">در این جدول </text:span><text:span text:style-name="T665">skill هایی که عضو هر یک skill_group </text:span><text:span text:style-name="T666">میشود را ذخیره میکند </text:span><text:span text:style-name="T667">به همراه اطلاعات ان skill . </text:span></text:p>
          <text:p text:style-name="P896"/>
          <text:list>
            <text:list-item>
              <text:p text:style-name="P1183">ستون : </text:p>
            </text:list-item>
          </text:list>
        </text:list-item>
      </text:list>
      <text:p text:style-name="P116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628985287376">
          <table:table-cell table:style-name="Table30.A1" office:value-type="string">
            <text:p text:style-name="P291">Name</text:p>
          </table:table-cell>
          <table:table-cell table:style-name="Table30.A1" office:value-type="string">
            <text:p text:style-name="P291">Data Type</text:p>
          </table:table-cell>
          <table:table-cell table:style-name="Table30.A1" office:value-type="string">
            <text:p text:style-name="P291">Attributes</text:p>
          </table:table-cell>
          <table:table-cell table:style-name="Table30.D1" office:value-type="string">
            <text:p text:style-name="P291">Comment</text:p>
          </table:table-cell>
        </table:table-row>
        <table:table-row table:style-name="TableLine94628985317360">
          <table:table-cell table:style-name="Table30.A2" office:value-type="string">
            <text:p text:style-name="P681">id</text:p>
          </table:table-cell>
          <table:table-cell table:style-name="Table30.A2" office:value-type="string">
            <text:p text:style-name="P682">Big int</text:p>
          </table:table-cell>
          <table:table-cell table:style-name="Table30.A2" office:value-type="string">
            <text:p text:style-name="P685">Unsigned , not null , index,</text:p>
            <text:p text:style-name="P686">unique , primary key , </text:p>
            <text:p text:style-name="P701">auto increment</text:p>
          </table:table-cell>
          <table:table-cell table:style-name="Table30.D2" office:value-type="string">
            <text:p text:style-name="P256"/>
          </table:table-cell>
        </table:table-row>
        <table:table-row table:style-name="TableLine94628985319536">
          <table:table-cell table:style-name="Table30.A2" office:value-type="string">
            <text:p text:style-name="P681">name</text:p>
          </table:table-cell>
          <table:table-cell table:style-name="Table30.A2" office:value-type="string">
            <text:p text:style-name="P683">varchar(60)</text:p>
          </table:table-cell>
          <table:table-cell table:style-name="Table30.A2" office:value-type="string">
            <text:p text:style-name="P687">Not null</text:p>
          </table:table-cell>
          <table:table-cell table:style-name="Table30.D2" office:value-type="string">
            <text:p text:style-name="P256"/>
          </table:table-cell>
        </table:table-row>
        <table:table-row table:style-name="TableLine94628985320448">
          <table:table-cell table:style-name="Table30.A2" office:value-type="string">
            <text:p text:style-name="P281"><text:span text:style-name="T647">p</text:span><text:span text:style-name="T648">ercent</text:span></text:p>
          </table:table-cell>
          <table:table-cell table:style-name="Table30.A2" office:value-type="string">
            <text:p text:style-name="P683">Tiny int</text:p>
          </table:table-cell>
          <table:table-cell table:style-name="Table30.A2" office:value-type="string">
            <text:p text:style-name="P688">Unsigned , not null </text:p>
          </table:table-cell>
          <table:table-cell table:style-name="Table30.D2" office:value-type="string">
            <text:p text:style-name="P256"/>
          </table:table-cell>
        </table:table-row>
        <table:table-row table:style-name="TableLine94628985321408">
          <table:table-cell table:style-name="Table30.A2" office:value-type="string">
            <text:p text:style-name="P681">sort</text:p>
          </table:table-cell>
          <table:table-cell table:style-name="Table30.A2" office:value-type="string">
            <text:p text:style-name="P684">Tiny int</text:p>
          </table:table-cell>
          <table:table-cell table:style-name="Table30.A2" office:value-type="string">
            <text:p text:style-name="P689">Unsigned , nullable</text:p>
          </table:table-cell>
          <table:table-cell table:style-name="Table30.D2" office:value-type="string">
            <text:p text:style-name="P256"/>
          </table:table-cell>
        </table:table-row>
        <table:table-row table:style-name="TableLine94628985322592">
          <table:table-cell table:style-name="Table30.A2" office:value-type="string">
            <text:p text:style-name="P681">status</text:p>
          </table:table-cell>
          <table:table-cell table:style-name="Table30.A2" office:value-type="string">
            <text:p text:style-name="P684">Bit(1)</text:p>
          </table:table-cell>
          <table:table-cell table:style-name="Table30.A2" office:value-type="string">
            <text:p text:style-name="P690">Not null , defualt <text:span text:style-name="T668">1</text:span></text:p>
          </table:table-cell>
          <table:table-cell table:style-name="Table30.D2" office:value-type="string">
            <text:p text:style-name="P256"/>
          </table:table-cell>
        </table:table-row>
        <table:table-row table:style-name="TableLine94628985323456">
          <table:table-cell table:style-name="Table30.A2" office:value-type="string">
            <text:p text:style-name="P681">skill_group_id</text:p>
          </table:table-cell>
          <table:table-cell table:style-name="Table30.A2" office:value-type="string">
            <text:p text:style-name="P684">Big int</text:p>
          </table:table-cell>
          <table:table-cell table:style-name="Table30.A2" office:value-type="string">
            <text:p text:style-name="P691">Unsigned , <text:span text:style-name="T669">nullable , </text:span></text:p>
            <text:p text:style-name="P692">foreign key → <text:span text:style-name="T670">skill_groups(</text:span><text:span text:style-name="T671">id</text:span><text:span text:style-name="T670">)</text:span></text:p>
            <text:p text:style-name="P692"/>
            <text:p text:style-name="P693">on Delete → (set null)</text:p>
            <text:p text:style-name="P694">on Update → (cascade)</text:p>
          </table:table-cell>
          <table:table-cell table:style-name="Table30.D2" office:value-type="string">
            <text:p text:style-name="P256"/>
          </table:table-cell>
        </table:table-row>
      </table:table>
      <text:p text:style-name="P225"/>
      <text:list xml:id="list2116438033" text:style-name="L37">
        <text:list-item>
          <text:list>
            <text:list-item>
              <text:p text:style-name="P1184">ارتباط ها :‌</text:p>
              <text:list>
                <text:list-item>
                  <text:p text:style-name="P1185">skill_groups : </text:p>
                  <text:list>
                    <text:list-item>
                      <text:p text:style-name="P1186">نوع : <text:span text:style-name="T672">1 به n </text:span></text:p>
                    </text:list-item>
                    <text:list-item>
                      <text:p text:style-name="P1186">توضیحات : <text:s/><text:span text:style-name="T673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list xml:id="list134107152303167" text:continue-numbering="true" text:style-name="L37">
        <text:list-item>
          <text:list>
            <text:list-item>
              <text:list>
                <text:list-item>
                  <text:p text:style-name="P1185">dates : </text:p>
                  <text:list>
                    <text:list-item>
                      <text:p text:style-name="P1186">نوع : <text:span text:style-name="T674">1 به n </text:span></text:p>
                    </text:list-item>
                    <text:list-item>
                      <text:p text:style-name="P1186">توضیحات : <text:span text:style-name="T674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list xml:id="list134106682139149" text:continue-numbering="true" text:style-name="L37">
        <text:list-item>
          <text:list>
            <text:list-item>
              <text:list>
                <text:list-item>
                  <text:p text:style-name="P1185">users : </text:p>
                  <text:list>
                    <text:list-item>
                      <text:p text:style-name="P1187">نوع : <text:s/><text:span text:style-name="T674">1 به n </text:span></text:p>
                    </text:list-item>
                    <text:list-item>
                      <text:p text:style-name="P1186">توضیحات : <text:span text:style-name="T675">هر یک user میتواند چندین skill_item ایجاد کند و هر یک sk</text:span><text:span text:style-name="T677">i</text:span><text:span text:style-name="T675">ll _ item متعلق به یک user است . 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25">single_skills : در این جدول skill های تکی که عضو هیچ گروهی نیستند <text:span text:style-name="T678">ذخیره میشود !!!</text:span></text:p>
          <text:list>
            <text:list-item>
              <text:p text:style-name="P1188">ستون ها :‌</text:p>
            </text:list-item>
          </text:list>
        </text:list-item>
      </text:list>
      <text:p text:style-name="P118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628985362704">
          <table:table-cell table:style-name="Table31.A1" office:value-type="string">
            <text:p text:style-name="P291">Name</text:p>
          </table:table-cell>
          <table:table-cell table:style-name="Table31.A1" office:value-type="string">
            <text:p text:style-name="P291">Data Type</text:p>
          </table:table-cell>
          <table:table-cell table:style-name="Table31.A1" office:value-type="string">
            <text:p text:style-name="P291">Attributes</text:p>
          </table:table-cell>
          <table:table-cell table:style-name="Table31.D1" office:value-type="string">
            <text:p text:style-name="P291">Comment</text:p>
          </table:table-cell>
        </table:table-row>
        <table:table-row table:style-name="TableLine94628985393792">
          <table:table-cell table:style-name="Table31.A2" office:value-type="string">
            <text:p text:style-name="P696">id</text:p>
          </table:table-cell>
          <table:table-cell table:style-name="Table31.A2" office:value-type="string">
            <text:p text:style-name="P700">Big int</text:p>
          </table:table-cell>
          <table:table-cell table:style-name="Table31.A2" office:value-type="string">
            <text:p text:style-name="P700">Unsigned , not null ,index,</text:p>
            <text:p text:style-name="P700">unique , primary key , </text:p>
            <text:p text:style-name="P700">auto increment</text:p>
          </table:table-cell>
          <table:table-cell table:style-name="Table31.D2" office:value-type="string">
            <text:p text:style-name="P256"/>
          </table:table-cell>
        </table:table-row>
        <table:table-row table:style-name="TableLine94628985396224">
          <table:table-cell table:style-name="Table31.A2" office:value-type="string">
            <text:p text:style-name="P696">name</text:p>
          </table:table-cell>
          <table:table-cell table:style-name="Table31.A2" office:value-type="string">
            <text:p text:style-name="P700">varchar(20)</text:p>
          </table:table-cell>
          <table:table-cell table:style-name="Table31.A2" office:value-type="string">
            <text:p text:style-name="P700">Not null</text:p>
          </table:table-cell>
          <table:table-cell table:style-name="Table31.D2" office:value-type="string">
            <text:p text:style-name="P256"/>
          </table:table-cell>
        </table:table-row>
        <table:table-row table:style-name="TableLine94628985397136">
          <table:table-cell table:style-name="Table31.A2" office:value-type="string">
            <text:p text:style-name="P695"><text:span text:style-name="T647">p</text:span><text:span text:style-name="T648">ercent</text:span></text:p>
          </table:table-cell>
          <table:table-cell table:style-name="Table31.A2" office:value-type="string">
            <text:p text:style-name="P700">Tiny int</text:p>
          </table:table-cell>
          <table:table-cell table:style-name="Table31.A2" office:value-type="string">
            <text:p text:style-name="P700"><text:s/>Unsigned , Not null</text:p>
          </table:table-cell>
          <table:table-cell table:style-name="Table31.D2" office:value-type="string">
            <text:p text:style-name="P256"/>
          </table:table-cell>
        </table:table-row>
        <table:table-row table:style-name="TableLine94628985398096">
          <table:table-cell table:style-name="Table31.A2" office:value-type="string">
            <text:p text:style-name="P697">status</text:p>
          </table:table-cell>
          <table:table-cell table:style-name="Table31.A2" office:value-type="string">
            <text:p text:style-name="P700">bit(1)</text:p>
          </table:table-cell>
          <table:table-cell table:style-name="Table31.A2" office:value-type="string">
            <text:p text:style-name="P702">No null ,defualt 1</text:p>
          </table:table-cell>
          <table:table-cell table:style-name="Table31.D2" office:value-type="string">
            <text:p text:style-name="P256"/>
          </table:table-cell>
        </table:table-row>
        <table:table-row table:style-name="TableLine94628985399520">
          <table:table-cell table:style-name="Table31.A2" office:value-type="string">
            <text:p text:style-name="P698">sort</text:p>
          </table:table-cell>
          <table:table-cell table:style-name="Table31.A2" office:value-type="string">
            <text:p text:style-name="P700">Tiny int</text:p>
          </table:table-cell>
          <table:table-cell table:style-name="Table31.A2" office:value-type="string">
            <text:p text:style-name="P703">Nullable , unsigned</text:p>
          </table:table-cell>
          <table:table-cell table:style-name="Table31.D2" office:value-type="string">
            <text:p text:style-name="P256"/>
          </table:table-cell>
        </table:table-row>
        <table:table-row table:style-name="TableLine94628985400544">
          <table:table-cell table:style-name="Table31.A2" office:value-type="string">
            <text:p text:style-name="P699">app_setting_id</text:p>
          </table:table-cell>
          <table:table-cell table:style-name="Table31.A2" office:value-type="string">
            <text:p text:style-name="P700">Big int</text:p>
          </table:table-cell>
          <table:table-cell table:style-name="Table31.A2" office:value-type="string">
            <text:p text:style-name="P704">Unsigned , nullable , </text:p>
            <text:p text:style-name="P704">foreign key → app_settings(id)</text:p>
            <text:p text:style-name="P704"/>
            <text:p text:style-name="P705">on Delete → (set null) </text:p>
            <text:p text:style-name="P705">on Update → (cascade) </text:p>
          </table:table-cell>
          <table:table-cell table:style-name="Table31.D2" office:value-type="string">
            <text:p text:style-name="P256"/>
          </table:table-cell>
        </table:table-row>
      </table:table>
      <text:p text:style-name="P231"/>
      <text:list xml:id="list1764461243" text:style-name="L38">
        <text:list-item>
          <text:list>
            <text:list-item>
              <text:p text:style-name="P1189">ارتباطات : </text:p>
              <text:list>
                <text:list-item>
                  <text:p text:style-name="P1190">dates : </text:p>
                  <text:list>
                    <text:list-item>
                      <text:p text:style-name="P1190">نوع : <text:span text:style-name="T679">1 به n</text:span></text:p>
                    </text:list-item>
                    <text:list-item>
                      <text:p text:style-name="P1190">توضیحات : <text:s/><text:span text:style-name="T679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34106694051955" text:continue-numbering="true" text:style-name="L38">
        <text:list-item>
          <text:list>
            <text:list-item>
              <text:list>
                <text:list-item>
                  <text:p text:style-name="P1191">users : </text:p>
                  <text:list>
                    <text:list-item>
                      <text:p text:style-name="P1191">نوع : <text:span text:style-name="T680">1 به n </text:span></text:p>
                    </text:list-item>
                    <text:list-item>
                      <text:p text:style-name="P1192">توضیحات : <text:span text:style-name="T680">هر یک user میتواند چندین single_skill بسازد و هر یک single_skill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34107668905193" text:continue-numbering="true" text:style-name="L38">
        <text:list-item>
          <text:list>
            <text:list-item>
              <text:list>
                <text:list-item>
                  <text:p text:style-name="P1193">app_settings : </text:p>
                  <text:list>
                    <text:list-item>
                      <text:p text:style-name="P1193">نوع :‌<text:span text:style-name="T681">1 به n </text:span></text:p>
                    </text:list-item>
                    <text:list-item>
                      <text:p text:style-name="P1193">توضیحات :‌ <text:span text:style-name="T681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26">loading_messages : <text:span text:style-name="T684">در این جدول </text:span><text:span text:style-name="T685">متن های loading ذخیره میشود !!! </text:span><text:span text:style-name="T686">که به صورت رندوم <text:s/>در زمان load دیتاها به کاربر نمایش داده میشوند !!!</text:span></text:p>
        </text:list-item>
      </text:list>
      <text:p text:style-name="P121"/>
      <text:list xml:id="list134107422889692" text:continue-numbering="true" text:style-name="L38">
        <text:list-item>
          <text:list>
            <text:list-item>
              <text:p text:style-name="P1194">ستون ها :‌</text:p>
            </text:list-item>
          </text:list>
        </text:list-item>
      </text:list>
      <text:p text:style-name="P122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628985438432">
          <table:table-cell table:style-name="Table32.A1" office:value-type="string">
            <text:p text:style-name="P291">Name</text:p>
          </table:table-cell>
          <table:table-cell table:style-name="Table32.A1" office:value-type="string">
            <text:p text:style-name="P291">Data Type</text:p>
          </table:table-cell>
          <table:table-cell table:style-name="Table32.A1" office:value-type="string">
            <text:p text:style-name="P291">Attributes</text:p>
          </table:table-cell>
          <table:table-cell table:style-name="Table32.D1" office:value-type="string">
            <text:p text:style-name="P291">Comment</text:p>
          </table:table-cell>
        </table:table-row>
        <table:table-row table:style-name="TableLine94628985478464">
          <table:table-cell table:style-name="Table32.A2" office:value-type="string">
            <text:p text:style-name="P706">id</text:p>
          </table:table-cell>
          <table:table-cell table:style-name="Table32.A2" office:value-type="string">
            <text:p text:style-name="P708">Big int</text:p>
          </table:table-cell>
          <table:table-cell table:style-name="Table32.A2" office:value-type="string">
            <text:p text:style-name="P710">Unsigned, not null , index </text:p>
            <text:p text:style-name="P711">unique , primary key , auto increment </text:p>
          </table:table-cell>
          <table:table-cell table:style-name="Table32.D2" office:value-type="string">
            <text:p text:style-name="P256"/>
          </table:table-cell>
        </table:table-row>
        <table:table-row table:style-name="TableLine94628985480768">
          <table:table-cell table:style-name="Table32.A2" office:value-type="string">
            <text:p text:style-name="P706">message</text:p>
          </table:table-cell>
          <table:table-cell table:style-name="Table32.A2" office:value-type="string">
            <text:p text:style-name="P709">varchar(<text:span text:style-name="T687">128</text:span>)</text:p>
          </table:table-cell>
          <table:table-cell table:style-name="Table32.A2" office:value-type="string">
            <text:p text:style-name="P712">Not null</text:p>
          </table:table-cell>
          <table:table-cell table:style-name="Table32.D2" office:value-type="string">
            <text:p text:style-name="P256"/>
          </table:table-cell>
        </table:table-row>
        <table:table-row table:style-name="TableLine94628985481680">
          <table:table-cell table:style-name="Table32.A2" office:value-type="string">
            <text:p text:style-name="P707">status</text:p>
          </table:table-cell>
          <table:table-cell table:style-name="Table32.A2" office:value-type="string">
            <text:p text:style-name="P708">Bit(1)</text:p>
          </table:table-cell>
          <table:table-cell table:style-name="Table32.A2" office:value-type="string">
            <text:p text:style-name="P713">Not nul<text:span text:style-name="T688">l , </text:span><text:span text:style-name="T689">defualt 1 </text:span></text:p>
          </table:table-cell>
          <table:table-cell table:style-name="Table32.D2" office:value-type="string">
            <text:p text:style-name="P256"/>
          </table:table-cell>
        </table:table-row>
        <table:table-row table:style-name="TableLine94628985482640">
          <table:table-cell table:style-name="Table32.A2" office:value-type="string">
            <text:p text:style-name="P707">app_Setting_id</text:p>
          </table:table-cell>
          <table:table-cell table:style-name="Table32.A2" office:value-type="string">
            <text:p text:style-name="P708">Big int</text:p>
          </table:table-cell>
          <table:table-cell table:style-name="Table32.A2" office:value-type="string">
            <text:p text:style-name="P715">Nullable , <text:span text:style-name="T744">unsigned ,</text:span></text:p>
            <text:p text:style-name="P732">foreign key → app_settings(id)</text:p>
            <text:p text:style-name="P714"/>
            <text:p text:style-name="P716">On Delete → (set null) ,</text:p>
            <text:p text:style-name="P716">On Update → (cascade) ,</text:p>
          </table:table-cell>
          <table:table-cell table:style-name="Table32.D2" office:value-type="string">
            <text:p text:style-name="P256"/>
          </table:table-cell>
        </table:table-row>
        <table:table-row table:style-name="TableLine94628985484064">
          <table:table-cell table:style-name="Table32.A2" office:value-type="string">
            <text:p text:style-name="P707">language_id</text:p>
          </table:table-cell>
          <table:table-cell table:style-name="Table32.A2" office:value-type="string">
            <text:p text:style-name="P708">Big int</text:p>
          </table:table-cell>
          <table:table-cell table:style-name="Table32.A2" office:value-type="string">
            <text:p text:style-name="P727">Not null , <text:span text:style-name="T744">unsigned ,</text:span></text:p>
            <text:p text:style-name="P724">foreign key → languages(id)</text:p>
            <text:p text:style-name="P724"/>
            <text:p text:style-name="P717">On Delete → (cascade) ,</text:p>
            <text:p text:style-name="P718">On Update → (cascade) ,</text:p>
          </table:table-cell>
          <table:table-cell table:style-name="Table32.D2" office:value-type="string">
            <text:p text:style-name="P256"/>
          </table:table-cell>
        </table:table-row>
      </table:table>
      <text:p text:style-name="P232"/>
      <text:list xml:id="list3759215227" text:style-name="L39">
        <text:list-item>
          <text:list>
            <text:list-item>
              <text:p text:style-name="P1195">ارتباطات : </text:p>
              <text:list>
                <text:list-item>
                  <text:p text:style-name="P1196">app_settings : </text:p>
                  <text:list>
                    <text:list-item>
                      <text:p text:style-name="P1197">نوع : <text:span text:style-name="T691">1 به n </text:span></text:p>
                    </text:list-item>
                    <text:list-item>
                      <text:p text:style-name="P897"><text:span text:style-name="T692">توضیحات</text:span><text:span text:style-name="T690"> : </text:span><text:span text:style-name="T693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34106475568442" text:continue-numbering="true" text:style-name="L39">
        <text:list-item>
          <text:list>
            <text:list-item>
              <text:list>
                <text:list-item>
                  <text:p text:style-name="P1196">languages : </text:p>
                  <text:list>
                    <text:list-item>
                      <text:p text:style-name="P1197">نوع : <text:span text:style-name="T694">1 به n</text:span></text:p>
                    </text:list-item>
                    <text:list-item>
                      <text:p text:style-name="P1198"><text:span text:style-name="T692">توضیحات</text:span> : <text:span text:style-name="T694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34106470511233" text:continue-numbering="true" text:style-name="L39">
        <text:list-item>
          <text:list>
            <text:list-item>
              <text:list>
                <text:list-item>
                  <text:p text:style-name="P1196">dates : </text:p>
                  <text:list>
                    <text:list-item>
                      <text:p text:style-name="P1197">نوع : <text:span text:style-name="T695">1 به n </text:span></text:p>
                    </text:list-item>
                    <text:list-item>
                      <text:p text:style-name="P1198"><text:span text:style-name="T692">توضیحات</text:span> : <text:span text:style-name="T696">هر یک loading message دارای چندین date است و هر رکورد از جدول date میتواند متعلق به </text:span><text:span text:style-name="T697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23"/>
      <text:p text:style-name="P123"/>
      <text:list xml:id="list134106834806811" text:continue-numbering="true" text:style-name="L39">
        <text:list-item>
          <text:list>
            <text:list-item>
              <text:list>
                <text:list-item>
                  <text:p text:style-name="P1196"><text:soft-page-break/>users : </text:p>
                  <text:list>
                    <text:list-item>
                      <text:p text:style-name="P1197">نوع : <text:span text:style-name="T698">1 به n</text:span></text:p>
                    </text:list-item>
                    <text:list-item>
                      <text:p text:style-name="P1198"><text:span text:style-name="T692">توضیحات</text:span> : <text:span text:style-name="T698">هر یک user میتواند چندین loading message بسازد و هر یک loading message متعلق به یک user است !!!(این رابطه توسط جدول dates </text:span><text:span text:style-name="T699">برقرار میشود !!!</text:span><text:span text:style-name="T69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34106621285341" text:continue-numbering="true" text:style-name="L39">
        <text:list-item>
          <text:p text:style-name="P1327">contact_subjects : <text:span text:style-name="T700">در این جدول </text:span><text:span text:style-name="T701">موضوعات </text:span><text:span text:style-name="T702">فورم تماس با ما در صفحه index ذخیره میشود !!!</text:span></text:p>
        </text:list-item>
      </text:list>
      <text:p text:style-name="P124"/>
      <text:list xml:id="list134107492472385" text:continue-numbering="true" text:style-name="L39">
        <text:list-item>
          <text:list>
            <text:list-item>
              <text:p text:style-name="P1199">ستون ها : </text:p>
            </text:list-item>
          </text:list>
        </text:list-item>
      </text:list>
      <text:p text:style-name="P125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628985512144">
          <table:table-cell table:style-name="Table33.A1" office:value-type="string">
            <text:p text:style-name="P291">Name</text:p>
          </table:table-cell>
          <table:table-cell table:style-name="Table33.A1" office:value-type="string">
            <text:p text:style-name="P291">Data Type</text:p>
          </table:table-cell>
          <table:table-cell table:style-name="Table33.A1" office:value-type="string">
            <text:p text:style-name="P291">Attributes</text:p>
          </table:table-cell>
          <table:table-cell table:style-name="Table33.D1" office:value-type="string">
            <text:p text:style-name="P291">Comment</text:p>
          </table:table-cell>
        </table:table-row>
        <table:table-row table:style-name="TableLine94628985560704">
          <table:table-cell table:style-name="Table33.A2" office:value-type="string">
            <text:p text:style-name="P733">id</text:p>
          </table:table-cell>
          <table:table-cell table:style-name="Table33.A2" office:value-type="string">
            <text:p text:style-name="P734">Big int</text:p>
          </table:table-cell>
          <table:table-cell table:style-name="Table33.A2" office:value-type="string">
            <text:p text:style-name="P738">Unsigned , not null , index ,</text:p>
            <text:p text:style-name="P738">unique , primary key , </text:p>
            <text:p text:style-name="P738">auto increment</text:p>
          </table:table-cell>
          <table:table-cell table:style-name="Table33.D2" office:value-type="string">
            <text:p text:style-name="P256"/>
          </table:table-cell>
        </table:table-row>
        <table:table-row table:style-name="TableLine94628985562864">
          <table:table-cell table:style-name="Table33.A2" office:value-type="string">
            <text:p text:style-name="P733">sort</text:p>
          </table:table-cell>
          <table:table-cell table:style-name="Table33.A2" office:value-type="string">
            <text:p text:style-name="P736">Tiny int</text:p>
          </table:table-cell>
          <table:table-cell table:style-name="Table33.A2" office:value-type="string">
            <text:p text:style-name="P739">Nullable , unsigned </text:p>
          </table:table-cell>
          <table:table-cell table:style-name="Table33.D2" office:value-type="string">
            <text:p text:style-name="P256"/>
          </table:table-cell>
        </table:table-row>
        <table:table-row table:style-name="TableLine94628985563776">
          <table:table-cell table:style-name="Table33.A2" office:value-type="string">
            <text:p text:style-name="P733">status</text:p>
          </table:table-cell>
          <table:table-cell table:style-name="Table33.A2" office:value-type="string">
            <text:p text:style-name="P735">bit(1)</text:p>
          </table:table-cell>
          <table:table-cell table:style-name="Table33.A2" office:value-type="string">
            <text:p text:style-name="P740">Not null , <text:span text:style-name="T703">defualt ‘</text:span><text:span text:style-name="T704">1</text:span><text:span text:style-name="T703">’</text:span></text:p>
          </table:table-cell>
          <table:table-cell table:style-name="Table33.D2" office:value-type="string">
            <text:p text:style-name="P256"/>
          </table:table-cell>
        </table:table-row>
        <table:table-row table:style-name="TableLine94628985564816">
          <table:table-cell table:style-name="Table33.A2" office:value-type="string">
            <text:p text:style-name="P733">app_setting_id</text:p>
          </table:table-cell>
          <table:table-cell table:style-name="Table33.A2" office:value-type="string">
            <text:p text:style-name="P737">Big int</text:p>
          </table:table-cell>
          <table:table-cell table:style-name="Table33.A2" office:value-type="string">
            <text:p text:style-name="P742">Not null , <text:span text:style-name="T744">unsigned ,</text:span></text:p>
            <text:p text:style-name="P748">foreign key → app_settings(id)</text:p>
            <text:p text:style-name="P741"/>
            <text:p text:style-name="P745">On Delete → (cascade)</text:p>
            <text:p text:style-name="P745">On Update → (cascade)</text:p>
          </table:table-cell>
          <table:table-cell table:style-name="Table33.D2" office:value-type="string">
            <text:p text:style-name="P256"/>
          </table:table-cell>
        </table:table-row>
      </table:table>
      <text:p text:style-name="P233"/>
      <text:p text:style-name="P233"/>
      <text:list xml:id="list823371026" text:style-name="L40">
        <text:list-item>
          <text:list>
            <text:list-item>
              <text:p text:style-name="P1200">ارتباطات : </text:p>
              <text:list>
                <text:list-item>
                  <text:p text:style-name="P1201">dates <text:s/>:<text:tab/></text:p>
                  <text:list>
                    <text:list-item>
                      <text:p text:style-name="P1202">نوع : <text:span text:style-name="T705">1 به n </text:span></text:p>
                    </text:list-item>
                    <text:list-item>
                      <text:p text:style-name="P1202">توضیحات : <text:s/><text:span text:style-name="T705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34106302410735" text:continue-numbering="true" text:style-name="L40">
        <text:list-item>
          <text:list>
            <text:list-item>
              <text:list>
                <text:list-item>
                  <text:p text:style-name="P1201">users : </text:p>
                  <text:list>
                    <text:list-item>
                      <text:p text:style-name="P1202">نوع : <text:span text:style-name="T706">1 به n </text:span></text:p>
                    </text:list-item>
                    <text:list-item>
                      <text:p text:style-name="P1202">توضیحات : <text:span text:style-name="T707">هر یک user میتواند چندین </text:span><text:span text:style-name="T708">contact subject ایجاد کند </text:span><text:span text:style-name="T709">و هر یک contact subject متعلق به یک user است </text:span><text:span text:style-name="T710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34107372137490" text:continue-numbering="true" text:style-name="L40">
        <text:list-item>
          <text:list>
            <text:list-item>
              <text:list>
                <text:list-item>
                  <text:p text:style-name="P1201">app_settings : </text:p>
                  <text:list>
                    <text:list-item>
                      <text:p text:style-name="P1202">نوع : <text:span text:style-name="T712">1 به n</text:span></text:p>
                    </text:list-item>
                    <text:list-item>
                      <text:p text:style-name="P1202">توضیحات : <text:span text:style-name="T712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34107897881784" text:continue-numbering="true" text:style-name="L40">
        <text:list-item>
          <text:list>
            <text:list-item>
              <text:list>
                <text:list-item>
                  <text:p text:style-name="P1201">iconables : </text:p>
                  <text:list>
                    <text:list-item>
                      <text:p text:style-name="P1202">نوع : <text:span text:style-name="T711">1 به 1 </text:span></text:p>
                    </text:list-item>
                    <text:list-item>
                      <text:p text:style-name="P1202">توضیحات : <text:span text:style-name="T713">هر یک subject دارای یک رکورد در جدول </text:span><text:span text:style-name="T714">iconables است </text:span><text:span text:style-name="T715">و هر یک </text:span><text:span text:style-name="T716">رکورد در جدول </text:span><text:span text:style-name="T715"><text:s/>iconables میتواند </text:span><text:span text:style-name="T717">متعلق به یک subject باشد </text:span></text:p>
                    </text:list-item>
                  </text:list>
                </text:list-item>
                <text:list-item>
                  <text:p text:style-name="P1203"><text:soft-page-break/>contact_subject_translations : </text:p>
                  <text:list>
                    <text:list-item>
                      <text:p text:style-name="P1204">نوع : <text:span text:style-name="T727">1 به n</text:span></text:p>
                    </text:list-item>
                    <text:list-item>
                      <text:p text:style-name="P1204">توضیحات : <text:span text:style-name="T727">هر یک </text:span><text:span text:style-name="T728">contact subject دارای </text:span><text:span text:style-name="T729">چندین </text:span><text:span text:style-name="T730">translate است و هر یک</text:span><text:span text:style-name="T731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527729508" text:style-name="L41">
        <text:list-item>
          <text:list>
            <text:list-item>
              <text:list>
                <text:list-item>
                  <text:p text:style-name="P1207">contacts : </text:p>
                  <text:list>
                    <text:list-item>
                      <text:p text:style-name="P1209">نوع ‌: <text:span text:style-name="T746">1 به n </text:span></text:p>
                    </text:list-item>
                    <text:list-item>
                      <text:p text:style-name="P1209">توضیحات :‌<text:span text:style-name="T749">هر یک contact متعلق به یک subject است </text:span><text:span text:style-name="T750">و هر یک subject دارای چندین </text:span><text:span text:style-name="T751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34106765748499" text:continue-list="list134107897881784" text:style-name="L40">
        <text:list-item>
          <text:p text:style-name="P1328">contact_subject_translations : <text:span text:style-name="T718">در این جدول </text:span><text:span text:style-name="T719">ترجمه های هر یک از contact subject ذخیره میشود !!!</text:span></text:p>
        </text:list-item>
      </text:list>
      <text:p text:style-name="P127"/>
      <text:list xml:id="list134107659841573" text:continue-numbering="true" text:style-name="L40">
        <text:list-item>
          <text:list>
            <text:list-item>
              <text:p text:style-name="P1213">ستون ها : </text:p>
            </text:list-item>
          </text:list>
        </text:list-item>
      </text:list>
      <text:p text:style-name="P128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628985604272">
          <table:table-cell table:style-name="Table34.A1" office:value-type="string">
            <text:p text:style-name="P291">Name</text:p>
          </table:table-cell>
          <table:table-cell table:style-name="Table34.A1" office:value-type="string">
            <text:p text:style-name="P291">Data Type</text:p>
          </table:table-cell>
          <table:table-cell table:style-name="Table34.A1" office:value-type="string">
            <text:p text:style-name="P291">Attributes</text:p>
          </table:table-cell>
          <table:table-cell table:style-name="Table34.D1" office:value-type="string">
            <text:p text:style-name="P291">Comment</text:p>
          </table:table-cell>
        </table:table-row>
        <table:table-row table:style-name="TableLine94628985668816">
          <table:table-cell table:style-name="Table34.A2" office:value-type="string">
            <text:p text:style-name="P751">id</text:p>
          </table:table-cell>
          <table:table-cell table:style-name="Table34.A2" office:value-type="string">
            <text:p text:style-name="P752">Big int</text:p>
          </table:table-cell>
          <table:table-cell table:style-name="Table34.A2" office:value-type="string">
            <text:p text:style-name="P755">Unsigned , not null ,</text:p>
            <text:p text:style-name="P755">index , <text:span text:style-name="T720">unique , </text:span></text:p>
            <text:p text:style-name="P756">primary key , <text:span text:style-name="T721">auto increment</text:span></text:p>
          </table:table-cell>
          <table:table-cell table:style-name="Table34.D2" office:value-type="string">
            <text:p text:style-name="P256"/>
          </table:table-cell>
        </table:table-row>
        <table:table-row table:style-name="TableLine94628985671376">
          <table:table-cell table:style-name="Table34.A2" office:value-type="string">
            <text:p text:style-name="P751">name</text:p>
          </table:table-cell>
          <table:table-cell table:style-name="Table34.A2" office:value-type="string">
            <text:p text:style-name="P752">varchar(<text:span text:style-name="T722">50</text:span>)</text:p>
          </table:table-cell>
          <table:table-cell table:style-name="Table34.A2" office:value-type="string">
            <text:p text:style-name="P757">Not null</text:p>
          </table:table-cell>
          <table:table-cell table:style-name="Table34.D2" office:value-type="string">
            <text:p text:style-name="P256"/>
          </table:table-cell>
        </table:table-row>
        <table:table-row table:style-name="TableLine94628985672288">
          <table:table-cell table:style-name="Table34.A2" office:value-type="string">
            <text:p text:style-name="P751">contact_subject_id</text:p>
          </table:table-cell>
          <table:table-cell table:style-name="Table34.A2" office:value-type="string">
            <text:p text:style-name="P753">Big int</text:p>
          </table:table-cell>
          <table:table-cell table:style-name="Table34.A2" office:value-type="string">
            <text:p text:style-name="P759">Not null , <text:span text:style-name="T744">unsigned ,</text:span></text:p>
            <text:p text:style-name="P758">foreign key → contact_subjects(id)</text:p>
            <text:p text:style-name="P758"/>
            <text:p text:style-name="P760">On Delete → (cascade)</text:p>
            <text:p text:style-name="P760">On Update → (cascade)</text:p>
          </table:table-cell>
          <table:table-cell table:style-name="Table34.D2" office:value-type="string">
            <text:p text:style-name="P256"/>
          </table:table-cell>
        </table:table-row>
        <table:table-row table:style-name="TableLine94628985673248">
          <table:table-cell table:style-name="Table34.A2" office:value-type="string">
            <text:p text:style-name="P751">language_id</text:p>
          </table:table-cell>
          <table:table-cell table:style-name="Table34.A2" office:value-type="string">
            <text:p text:style-name="P754">Big int</text:p>
          </table:table-cell>
          <table:table-cell table:style-name="Table34.A2" office:value-type="string">
            <text:p text:style-name="P726">Not null , <text:span text:style-name="T744">unsigned ,</text:span> </text:p>
            <text:p text:style-name="P725">foreign key → languages(id)</text:p>
            <text:p text:style-name="P725"/>
            <text:p text:style-name="P719">On Delete → (cascade) ,</text:p>
            <text:p text:style-name="P719">On Update → (cascade) ,</text:p>
          </table:table-cell>
          <table:table-cell table:style-name="Table34.D2" office:value-type="string">
            <text:p text:style-name="P256"/>
          </table:table-cell>
        </table:table-row>
      </table:table>
      <text:p text:style-name="P234"/>
      <text:list xml:id="list3739180200" text:style-name="L42">
        <text:list-item>
          <text:list>
            <text:list-item>
              <text:p text:style-name="P1214">ارتباطات :‌</text:p>
              <text:list>
                <text:list-item>
                  <text:p text:style-name="P1215">languages : </text:p>
                  <text:list>
                    <text:list-item>
                      <text:p text:style-name="P1205">نوع : <text:span text:style-name="T723">1 به n</text:span></text:p>
                    </text:list-item>
                    <text:list-item>
                      <text:p text:style-name="P1206">توضیحات : <text:span text:style-name="T723">هر یک language دارای چندین </text:span><text:span text:style-name="T724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><text:span text:style-name="T724"><text:tab/><text:tab/> <text:s text:c="5"/>contact_subject_translations است و هر یک </text:span><text:span text:style-name="T725">رکورد در جدول </text:span></text:p>
      <text:p text:style-name="P131"><text:tab/><text:tab/> <text:s text:c="3"/><text:span text:style-name="T724"><text:s/>contact_subject_translations </text:span><text:span text:style-name="T726">متعلق به یک language است !!!!</text:span></text:p>
      <text:p text:style-name="P129"/>
      <text:list xml:id="list134106515536523" text:continue-numbering="true" text:style-name="L42">
        <text:list-item>
          <text:list>
            <text:list-item>
              <text:list>
                <text:list-item>
                  <text:p text:style-name="P1216">contact_subjects : </text:p>
                  <text:list>
                    <text:list-item>
                      <text:p text:style-name="P1205">نوع : <text:span text:style-name="T727">1 به n</text:span></text:p>
                    </text:list-item>
                    <text:list-item>
                      <text:p text:style-name="P1205">توضیحات : <text:span text:style-name="T727">هر یک </text:span><text:span text:style-name="T728">contact subject دارای </text:span><text:span text:style-name="T729">چندین </text:span><text:span text:style-name="T730">translate است و هر یک </text:span><text:span text:style-name="T731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29">contacts : <text:span text:style-name="T732">در این جدول message های تماس با ما ذخیره میشود !!! که فورم ان در صفحه index است . </text:span></text:p>
        </text:list-item>
      </text:list>
      <text:p text:style-name="P133"/>
      <text:list xml:id="list134106316032177" text:continue-numbering="true" text:style-name="L42">
        <text:list-item>
          <text:list>
            <text:list-item>
              <text:p text:style-name="P1217">ستون ها :‌</text:p>
            </text:list-item>
          </text:list>
        </text:list-item>
      </text:list>
      <text:p text:style-name="P134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628985717040">
          <table:table-cell table:style-name="Table35.A1" office:value-type="string">
            <text:p text:style-name="P291">Name</text:p>
          </table:table-cell>
          <table:table-cell table:style-name="Table35.A1" office:value-type="string">
            <text:p text:style-name="P291">Data Type</text:p>
          </table:table-cell>
          <table:table-cell table:style-name="Table35.A1" office:value-type="string">
            <text:p text:style-name="P291">Attributes</text:p>
          </table:table-cell>
          <table:table-cell table:style-name="Table35.D1" office:value-type="string">
            <text:p text:style-name="P291">Comment</text:p>
          </table:table-cell>
        </table:table-row>
        <table:table-row table:style-name="TableLine94628985762784">
          <table:table-cell table:style-name="Table35.A2" office:value-type="string">
            <text:p text:style-name="P761">id</text:p>
          </table:table-cell>
          <table:table-cell table:style-name="Table35.A2" office:value-type="string">
            <text:p text:style-name="P763">Big int</text:p>
          </table:table-cell>
          <table:table-cell table:style-name="Table35.A2" office:value-type="string">
            <text:p text:style-name="P769">Unsigned , index, </text:p>
            <text:p text:style-name="P770">not null ,<text:span text:style-name="T733">primary key , unique ,</text:span></text:p>
            <text:p text:style-name="P770"><text:span text:style-name="T733"><text:s/></text:span><text:span text:style-name="T734">auto increment</text:span></text:p>
          </table:table-cell>
          <table:table-cell table:style-name="Table35.D2" office:value-type="string">
            <text:p text:style-name="P256"/>
          </table:table-cell>
        </table:table-row>
        <table:table-row table:style-name="TableLine94628985764368">
          <table:table-cell table:style-name="Table35.A2" office:value-type="string">
            <text:p text:style-name="P761">name</text:p>
          </table:table-cell>
          <table:table-cell table:style-name="Table35.A2" office:value-type="string">
            <text:p text:style-name="P764">varchar(<text:span text:style-name="T735">48</text:span>)</text:p>
          </table:table-cell>
          <table:table-cell table:style-name="Table35.A2" office:value-type="string">
            <text:p text:style-name="P771">Not null </text:p>
          </table:table-cell>
          <table:table-cell table:style-name="Table35.D2" office:value-type="string">
            <text:p text:style-name="P256"/>
          </table:table-cell>
        </table:table-row>
        <table:table-row table:style-name="TableLine94628985765280">
          <table:table-cell table:style-name="Table35.A2" office:value-type="string">
            <text:p text:style-name="P761">email</text:p>
          </table:table-cell>
          <table:table-cell table:style-name="Table35.A2" office:value-type="string">
            <text:p text:style-name="P765">varchar(<text:span text:style-name="T736">64</text:span>)</text:p>
          </table:table-cell>
          <table:table-cell table:style-name="Table35.A2" office:value-type="string">
            <text:p text:style-name="P771">Not null </text:p>
          </table:table-cell>
          <table:table-cell table:style-name="Table35.D2" office:value-type="string">
            <text:p text:style-name="P256"/>
          </table:table-cell>
        </table:table-row>
        <table:table-row table:style-name="TableLine94628985766240">
          <table:table-cell table:style-name="Table35.A2" office:value-type="string">
            <text:p text:style-name="P761">message</text:p>
          </table:table-cell>
          <table:table-cell table:style-name="Table35.A2" office:value-type="string">
            <text:p text:style-name="P779">text</text:p>
          </table:table-cell>
          <table:table-cell table:style-name="Table35.A2" office:value-type="string">
            <text:p text:style-name="P771">Not null </text:p>
          </table:table-cell>
          <table:table-cell table:style-name="Table35.D2" office:value-type="string">
            <text:p text:style-name="P256"/>
          </table:table-cell>
        </table:table-row>
        <table:table-row table:style-name="TableLine94628985767424">
          <table:table-cell table:style-name="Table35.A2" office:value-type="string">
            <text:p text:style-name="P761">ip</text:p>
          </table:table-cell>
          <table:table-cell table:style-name="Table35.A2" office:value-type="string">
            <text:p text:style-name="P768">int</text:p>
          </table:table-cell>
          <table:table-cell table:style-name="Table35.A2" office:value-type="string">
            <text:p text:style-name="P772">Unsigned , not null </text:p>
          </table:table-cell>
          <table:table-cell table:style-name="Table35.D2" office:value-type="string">
            <text:p text:style-name="P256"/>
          </table:table-cell>
        </table:table-row>
        <table:table-row table:style-name="TableLine94628985768288">
          <table:table-cell table:style-name="Table35.A2" office:value-type="string">
            <text:p text:style-name="P761">contact_subject_id</text:p>
          </table:table-cell>
          <table:table-cell table:style-name="Table35.A2" office:value-type="string">
            <text:p text:style-name="P766">Big int</text:p>
          </table:table-cell>
          <table:table-cell table:style-name="Table35.A2" office:value-type="string">
            <text:p text:style-name="P774">Nullable , <text:span text:style-name="T744">unsigned</text:span></text:p>
            <text:p text:style-name="P774"><text:s/><text:span text:style-name="T738">foreign key → </text:span><text:span text:style-name="T739">contact_subjects(id)</text:span></text:p>
            <text:p text:style-name="P773"/>
            <text:p text:style-name="P776">On Delete → <text:span text:style-name="T740">(set Null)</text:span></text:p>
            <text:p text:style-name="P282"><text:span text:style-name="T741">On </text:span><text:span text:style-name="T742">Update</text:span><text:span text:style-name="T741"> → </text:span><text:span text:style-name="T743">(</text:span><text:span text:style-name="T742">cascade</text:span><text:span text:style-name="T743">)</text:span></text:p>
          </table:table-cell>
          <table:table-cell table:style-name="Table35.D2" office:value-type="string">
            <text:p text:style-name="P256"/>
          </table:table-cell>
        </table:table-row>
        <table:table-row table:style-name="TableLine94628985769200">
          <table:table-cell table:style-name="Table35.A2" office:value-type="string">
            <text:p text:style-name="P762">language_id</text:p>
          </table:table-cell>
          <table:table-cell table:style-name="Table35.A2" office:value-type="string">
            <text:p text:style-name="P767">Big int</text:p>
          </table:table-cell>
          <table:table-cell table:style-name="Table35.A2" office:value-type="string">
            <text:p text:style-name="P775">Nullable , <text:span text:style-name="T744">unsigned</text:span></text:p>
            <text:p text:style-name="P283"><text:span text:style-name="T737"><text:s/></text:span><text:span text:style-name="T738">foreign key → </text:span><text:span text:style-name="T745">languages</text:span><text:span text:style-name="T739">(id)</text:span></text:p>
            <text:p text:style-name="P775"/>
            <text:p text:style-name="P777">On Delete → <text:span text:style-name="T740">(set Null)</text:span></text:p>
            <text:p text:style-name="P778"><text:span text:style-name="T741">On </text:span><text:span text:style-name="T742">Update</text:span><text:span text:style-name="T741"> → </text:span><text:span text:style-name="T743">(</text:span><text:span text:style-name="T742">cascade</text:span><text:span text:style-name="T743">)</text:span></text:p>
          </table:table-cell>
          <table:table-cell table:style-name="Table35.D2" office:value-type="string">
            <text:p text:style-name="P256"/>
          </table:table-cell>
        </table:table-row>
      </table:table>
      <text:p text:style-name="P235"/>
      <text:list xml:id="list134106856398644" text:continue-list="list527729508" text:style-name="L41">
        <text:list-item>
          <text:list>
            <text:list-item>
              <text:p text:style-name="P1218">ارتباطات :‌</text:p>
              <text:list>
                <text:list-item>
                  <text:p text:style-name="P1208">languages : </text:p>
                  <text:list>
                    <text:list-item>
                      <text:p text:style-name="P1210">نوع ‌: <text:span text:style-name="T746">1 به n</text:span></text:p>
                    </text:list-item>
                    <text:list-item>
                      <text:p text:style-name="P1210">توضیحات :‌<text:span text:style-name="T747">هر یک contact متعلق به یک language است و هر یک language دارای چندین </text:span><text:span text:style-name="T748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34106115275563" text:continue-numbering="true" text:style-name="L41">
        <text:list-item>
          <text:list>
            <text:list-item>
              <text:list>
                <text:list-item>
                  <text:p text:style-name="P1208">contact_subjects : </text:p>
                  <text:list>
                    <text:list-item>
                      <text:p text:style-name="P1211">نوع ‌: <text:span text:style-name="T746">1 به n </text:span></text:p>
                    </text:list-item>
                    <text:list-item>
                      <text:p text:style-name="P1211">توضیحات :‌<text:span text:style-name="T749">هر یک contact متعلق به یک subject است </text:span><text:span text:style-name="T750">و هر یک subject دارای چندین </text:span><text:span text:style-name="T751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p text:style-name="P136"/>
      <text:p text:style-name="P136"/>
      <text:p text:style-name="P136"/>
      <text:p text:style-name="P136"/>
      <text:list xml:id="list134107597363444" text:continue-numbering="true" text:style-name="L41">
        <text:list-item>
          <text:list>
            <text:list-item>
              <text:list>
                <text:list-item>
                  <text:p text:style-name="P1219"><text:soft-page-break/>dates : </text:p>
                  <text:list>
                    <text:list-item>
                      <text:p text:style-name="P1212">نوع ‌: <text:span text:style-name="T752">1 به n </text:span></text:p>
                    </text:list-item>
                    <text:list-item>
                      <text:p text:style-name="P1212">توضیحات :‌ <text:span text:style-name="T752">هر یک contact دارای چندین date است و هر یک date در جدول dates میتواند متعلق به یک contact باشد (created_at , replied_at , </text:span><text:span text:style-name="T753">readed_At</text:span><text:span text:style-name="T75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34106194259275" text:continue-numbering="true" text:style-name="L41">
        <text:list-item>
          <text:list>
            <text:list-item>
              <text:list>
                <text:list-item>
                  <text:p text:style-name="P1220">contact_replies : </text:p>
                  <text:list>
                    <text:list-item>
                      <text:p text:style-name="P1221">نوع : <text:span text:style-name="T759">1 به n </text:span></text:p>
                    </text:list-item>
                    <text:list-item>
                      <text:p text:style-name="P1221">توضیحات ‌: <text:span text:style-name="T759">هر یک contact دارای چندین reply است و هر یک reply متعلق به یک </text:span><text:span text:style-name="T76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p text:style-name="P138"/>
      <text:list xml:id="list134106541106020" text:continue-numbering="true" text:style-name="L41">
        <text:list-item>
          <text:p text:style-name="P1330">contact_replies : در این جدول پاسخ هایی که برای هر کدام از contact <text:s/>ایجاد میشود !!! ذخیره میشود !!!</text:p>
        </text:list-item>
      </text:list>
      <text:p text:style-name="P139"/>
      <text:list xml:id="list134106131537614" text:continue-numbering="true" text:style-name="L41">
        <text:list-item>
          <text:list>
            <text:list-item>
              <text:p text:style-name="P1224">ستون ها : </text:p>
            </text:list-item>
          </text:list>
        </text:list-item>
      </text:list>
      <text:p text:style-name="P139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628985812816">
          <table:table-cell table:style-name="Table36.A1" office:value-type="string">
            <text:p text:style-name="P291">Name</text:p>
          </table:table-cell>
          <table:table-cell table:style-name="Table36.A1" office:value-type="string">
            <text:p text:style-name="P291">Data Type</text:p>
          </table:table-cell>
          <table:table-cell table:style-name="Table36.A1" office:value-type="string">
            <text:p text:style-name="P291">Attributes</text:p>
          </table:table-cell>
          <table:table-cell table:style-name="Table36.D1" office:value-type="string">
            <text:p text:style-name="P291">Comment</text:p>
          </table:table-cell>
        </table:table-row>
        <table:table-row table:style-name="TableLine94628985834320">
          <table:table-cell table:style-name="Table36.A2" office:value-type="string">
            <text:p text:style-name="P780">id</text:p>
          </table:table-cell>
          <table:table-cell table:style-name="Table36.A2" office:value-type="string">
            <text:p text:style-name="P782">Big int</text:p>
          </table:table-cell>
          <table:table-cell table:style-name="Table36.A2" office:value-type="string">
            <text:p text:style-name="P785">Unsigned , index , primary key ,</text:p>
            <text:p text:style-name="P786">unique , auto increment , </text:p>
            <text:p text:style-name="P788">not null </text:p>
          </table:table-cell>
          <table:table-cell table:style-name="Table36.D2" office:value-type="string">
            <text:p text:style-name="P256"/>
          </table:table-cell>
        </table:table-row>
        <table:table-row table:style-name="TableLine94628985832672">
          <table:table-cell table:style-name="Table36.A2" office:value-type="string">
            <text:p text:style-name="P780">subject</text:p>
          </table:table-cell>
          <table:table-cell table:style-name="Table36.A2" office:value-type="string">
            <text:p text:style-name="P784">varchar(128)</text:p>
          </table:table-cell>
          <table:table-cell table:style-name="Table36.A2" office:value-type="string">
            <text:p text:style-name="P787">Not null </text:p>
          </table:table-cell>
          <table:table-cell table:style-name="Table36.D2" office:value-type="string">
            <text:p text:style-name="P256"/>
          </table:table-cell>
        </table:table-row>
        <table:table-row table:style-name="TableLine94628985833584">
          <table:table-cell table:style-name="Table36.A2" office:value-type="string">
            <text:p text:style-name="P780">message</text:p>
          </table:table-cell>
          <table:table-cell table:style-name="Table36.A2" office:value-type="string">
            <text:p text:style-name="P784">text</text:p>
          </table:table-cell>
          <table:table-cell table:style-name="Table36.A2" office:value-type="string">
            <text:p text:style-name="P787">Not null </text:p>
          </table:table-cell>
          <table:table-cell table:style-name="Table36.D2" office:value-type="string">
            <text:p text:style-name="P256"/>
          </table:table-cell>
        </table:table-row>
        <table:table-row table:style-name="TableLine94628985838560">
          <table:table-cell table:style-name="Table36.A2" office:value-type="string">
            <text:p text:style-name="P781">contact_id</text:p>
          </table:table-cell>
          <table:table-cell table:style-name="Table36.A2" office:value-type="string">
            <text:p text:style-name="P783">Big int</text:p>
          </table:table-cell>
          <table:table-cell table:style-name="Table36.A2" office:value-type="string">
            <text:p text:style-name="P789">Unsigned , Not null , </text:p>
            <text:p text:style-name="P789"><text:span text:style-name="T754">foreign key → </text:span><text:span text:style-name="T755">contacts(id)</text:span></text:p>
            <text:p text:style-name="P789"/>
            <text:p text:style-name="P789"/>
            <text:p text:style-name="P790">On Delete →<text:span text:style-name="T757"> </text:span>(‘<text:span text:style-name="T757">cascade</text:span>’)</text:p>
            <text:p text:style-name="P284"><text:span text:style-name="T756">On </text:span><text:span text:style-name="T758">Update</text:span><text:span text:style-name="T756"> →</text:span><text:span text:style-name="T757"> </text:span><text:span text:style-name="T756">(‘</text:span><text:span text:style-name="T757">cascade</text:span><text:span text:style-name="T756">’)</text:span></text:p>
          </table:table-cell>
          <table:table-cell table:style-name="Table36.D2" office:value-type="string">
            <text:p text:style-name="P256"/>
          </table:table-cell>
        </table:table-row>
      </table:table>
      <text:p text:style-name="P236"/>
      <text:list xml:id="list3509301513" text:style-name="L43">
        <text:list-item>
          <text:list>
            <text:list-item>
              <text:p text:style-name="P1225">ارتباطات :‌</text:p>
              <text:list>
                <text:list-item>
                  <text:p text:style-name="P1225">contacts :</text:p>
                  <text:list>
                    <text:list-item>
                      <text:p text:style-name="P1222">نوع : <text:span text:style-name="T759">1 به n </text:span></text:p>
                    </text:list-item>
                    <text:list-item>
                      <text:p text:style-name="P1222">توضیحات ‌: <text:span text:style-name="T759">هر یک contact دارای چندین reply است و هر یک reply متعلق به یک </text:span><text:span text:style-name="T76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34107013176496" text:continue-numbering="true" text:style-name="L43">
        <text:list-item>
          <text:list>
            <text:list-item>
              <text:list>
                <text:list-item>
                  <text:p text:style-name="P1225">dates : </text:p>
                  <text:list>
                    <text:list-item>
                      <text:p text:style-name="P1226">نوع <text:s/>:<text:span text:style-name="T761">1 به n </text:span></text:p>
                    </text:list-item>
                    <text:list-item>
                      <text:p text:style-name="P1227">توضیحات : <text:span text:style-name="T761">هر یک </text:span><text:span text:style-name="T762">reply دارای چندین date است</text:span></text:p>
                      <text:p text:style-name="P1227"><text:span text:style-name="T762"><text:s/>(create,update,send _at ) و هر یک date در جدول dates میتواند </text:span><text:span text:style-name="T763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list xml:id="list134107464516945" text:continue-numbering="true" text:style-name="L43">
        <text:list-item>
          <text:list>
            <text:list-item>
              <text:list>
                <text:list-item>
                  <text:p text:style-name="P1225">users :</text:p>
                  <text:list>
                    <text:list-item>
                      <text:p text:style-name="P1223">نوع : <text:span text:style-name="T764">1 به n </text:span></text:p>
                    </text:list-item>
                    <text:list-item>
                      <text:p text:style-name="P1223">توضیحات ‌: <text:s/><text:span text:style-name="T764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34106822022547" text:continue-numbering="true" text:style-name="L43">
        <text:list-item>
          <text:p text:style-name="P1331">counters : <text:span text:style-name="T765">در این جدول شمارنده ها ذخیره میشود که در صفحه index نمایش داده میشود !!!</text:span></text:p>
        </text:list-item>
      </text:list>
      <text:p text:style-name="P143"/>
      <text:list xml:id="list134106179614239" text:continue-numbering="true" text:style-name="L43">
        <text:list-item>
          <text:list>
            <text:list-item>
              <text:p text:style-name="P1228">ستون ها :‌</text:p>
            </text:list-item>
          </text:list>
        </text:list-item>
      </text:list>
      <text:p text:style-name="P144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628985880608">
          <table:table-cell table:style-name="Table37.A1" office:value-type="string">
            <text:p text:style-name="P291">Name</text:p>
          </table:table-cell>
          <table:table-cell table:style-name="Table37.A1" office:value-type="string">
            <text:p text:style-name="P291">Data Type</text:p>
          </table:table-cell>
          <table:table-cell table:style-name="Table37.A1" office:value-type="string">
            <text:p text:style-name="P291">Attributes</text:p>
          </table:table-cell>
          <table:table-cell table:style-name="Table37.D1" office:value-type="string">
            <text:p text:style-name="P291">Comment</text:p>
          </table:table-cell>
        </table:table-row>
        <table:table-row table:style-name="TableLine94628985918144">
          <table:table-cell table:style-name="Table37.A2" office:value-type="string">
            <text:p text:style-name="P791">id</text:p>
          </table:table-cell>
          <table:table-cell table:style-name="Table37.A2" office:value-type="string">
            <text:p text:style-name="P792">Big int</text:p>
          </table:table-cell>
          <table:table-cell table:style-name="Table37.A2" office:value-type="string">
            <text:p text:style-name="P800">Not null , unsigned ,</text:p>
            <text:p text:style-name="P801">index , unique , primary key , </text:p>
            <text:p text:style-name="P801">auto increment</text:p>
          </table:table-cell>
          <table:table-cell table:style-name="Table37.D2" office:value-type="string">
            <text:p text:style-name="P256"/>
          </table:table-cell>
        </table:table-row>
        <table:table-row table:style-name="TableLine94628985920704">
          <table:table-cell table:style-name="Table37.A2" office:value-type="string">
            <text:p text:style-name="P791">number</text:p>
          </table:table-cell>
          <table:table-cell table:style-name="Table37.A2" office:value-type="string">
            <text:p text:style-name="P802">Big int</text:p>
          </table:table-cell>
          <table:table-cell table:style-name="Table37.A2" office:value-type="string">
            <text:p text:style-name="P799">Not null <text:s/>, <text:span text:style-name="T766">unsigned</text:span></text:p>
          </table:table-cell>
          <table:table-cell table:style-name="Table37.D2" office:value-type="string">
            <text:p text:style-name="P256"/>
          </table:table-cell>
        </table:table-row>
        <table:table-row table:style-name="TableLine94628985921616">
          <table:table-cell table:style-name="Table37.A2" office:value-type="string">
            <text:p text:style-name="P791">status</text:p>
          </table:table-cell>
          <table:table-cell table:style-name="Table37.A2" office:value-type="string">
            <text:p text:style-name="P797">Bit(1)</text:p>
          </table:table-cell>
          <table:table-cell table:style-name="Table37.A2" office:value-type="string">
            <text:p text:style-name="P798">Not null , defualt 1 </text:p>
          </table:table-cell>
          <table:table-cell table:style-name="Table37.D2" office:value-type="string">
            <text:p text:style-name="P256"/>
          </table:table-cell>
        </table:table-row>
        <table:table-row table:style-name="TableLine94628985922576">
          <table:table-cell table:style-name="Table37.A2" office:value-type="string">
            <text:p text:style-name="P791">sort</text:p>
          </table:table-cell>
          <table:table-cell table:style-name="Table37.A2" office:value-type="string">
            <text:p text:style-name="P793">Tiny int</text:p>
          </table:table-cell>
          <table:table-cell table:style-name="Table37.A2" office:value-type="string">
            <text:p text:style-name="P793">Unsigned , nullable</text:p>
          </table:table-cell>
          <table:table-cell table:style-name="Table37.D2" office:value-type="string">
            <text:p text:style-name="P256"/>
          </table:table-cell>
        </table:table-row>
        <table:table-row table:style-name="Table37.6">
          <table:table-cell table:style-name="Table37.A2" office:value-type="string">
            <text:p text:style-name="P791">app_setting_id</text:p>
          </table:table-cell>
          <table:table-cell table:style-name="Table37.A2" office:value-type="string">
            <text:p text:style-name="P794">Big int</text:p>
          </table:table-cell>
          <table:table-cell table:style-name="Table37.A2" office:value-type="string">
            <text:p text:style-name="P803">Unsigned , not null </text:p>
            <text:p text:style-name="P749">foreign key → app_settings(id)</text:p>
            <text:p text:style-name="P743"/>
            <text:p text:style-name="P746">On Delete → (cascade)</text:p>
            <text:p text:style-name="P795"><text:span text:style-name="T767">On Update → (cascade)</text:span> </text:p>
          </table:table-cell>
          <table:table-cell table:style-name="Table37.D2" office:value-type="string">
            <text:p text:style-name="P256"/>
          </table:table-cell>
        </table:table-row>
      </table:table>
      <text:p text:style-name="P237"/>
      <text:p text:style-name="P237"/>
      <text:list xml:id="list2225698816" text:style-name="L44">
        <text:list-item>
          <text:list>
            <text:list-item>
              <text:p text:style-name="P1229">رابطه ها : </text:p>
              <text:list>
                <text:list-item>
                  <text:p text:style-name="P1229">dates : </text:p>
                  <text:list>
                    <text:list-item>
                      <text:p text:style-name="P1230">نوع :‌ <text:span text:style-name="T768">1 به n</text:span></text:p>
                    </text:list-item>
                    <text:list-item>
                      <text:p text:style-name="P1230">توضیحات :‌<text:span text:style-name="T769">هر یک counter دارای چندین date است و هر یک date میتواند متعلق به یک </text:span><text:span text:style-name="T770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34107408762619" text:continue-numbering="true" text:style-name="L44">
        <text:list-item>
          <text:list>
            <text:list-item>
              <text:list>
                <text:list-item>
                  <text:p text:style-name="P1229">users : </text:p>
                  <text:list>
                    <text:list-item>
                      <text:p text:style-name="P1230">نوع :‌ <text:span text:style-name="T768">1 به n</text:span></text:p>
                    </text:list-item>
                    <text:list-item>
                      <text:p text:style-name="P1230">توضیحات :‌ <text:span text:style-name="T771">هر یک user میتواند </text:span><text:span text:style-name="T772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34107666212152" text:continue-numbering="true" text:style-name="L44">
        <text:list-item>
          <text:list>
            <text:list-item>
              <text:list>
                <text:list-item>
                  <text:p text:style-name="P1233">iconables : </text:p>
                  <text:list>
                    <text:list-item>
                      <text:p text:style-name="P1231">نوع :‌ <text:span text:style-name="T768">1 به 1</text:span></text:p>
                    </text:list-item>
                    <text:list-item>
                      <text:p text:style-name="P1231">توضیحات :‌<text:span text:style-name="T773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p text:style-name="P859"/>
      <text:list xml:id="list134107686175880" text:continue-numbering="true" text:style-name="L44">
        <text:list-item>
          <text:list>
            <text:list-item>
              <text:list>
                <text:list-item>
                  <text:p text:style-name="P1234">counter_translations :</text:p>
                  <text:list>
                    <text:list-item>
                      <text:p text:style-name="P1235">نوع : <text:span text:style-name="T784">1 به n</text:span></text:p>
                    </text:list-item>
                    <text:list-item>
                      <text:p text:style-name="P1235">توضیحات :‌<text:span text:style-name="T785">هر یک </text:span><text:span text:style-name="T786">translate متعلق به یک counters است </text:span><text:span text:style-name="T787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34107409165036" text:continue-numbering="true" text:style-name="L44">
        <text:list-item>
          <text:list>
            <text:list-item>
              <text:list>
                <text:list-item>
                  <text:p text:style-name="P1238">app_settings : </text:p>
                  <text:list>
                    <text:list-item>
                      <text:p text:style-name="P1232">نوع :‌<text:span text:style-name="T774">1 به n</text:span></text:p>
                    </text:list-item>
                    <text:list-item>
                      <text:p text:style-name="P1232">توضیحات :‌ <text:span text:style-name="T774">هر یک app_setting دارای چندین counter است و هر یک counter متعلق به یک </text:span><text:span text:style-name="T775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list xml:id="list134107009589051" text:continue-numbering="true" text:style-name="L44">
        <text:list-item>
          <text:p text:style-name="P1239"><text:soft-page-break/>counter_translations : در این جدول <text:span text:style-name="T776">ترجمه های </text:span><text:span text:style-name="T777">یک counter ذخیره میشود !!!</text:span></text:p>
        </text:list-item>
      </text:list>
      <text:p text:style-name="P148"/>
      <text:list xml:id="list134107791332479" text:continue-numbering="true" text:style-name="L44">
        <text:list-item>
          <text:list>
            <text:list-item>
              <text:p text:style-name="P1240">ستون ها : </text:p>
            </text:list-item>
          </text:list>
        </text:list-item>
      </text:list>
      <text:p text:style-name="P149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628986017232">
          <table:table-cell table:style-name="Table38.A1" office:value-type="string">
            <text:p text:style-name="P291">Name</text:p>
          </table:table-cell>
          <table:table-cell table:style-name="Table38.A1" office:value-type="string">
            <text:p text:style-name="P291">Data Type</text:p>
          </table:table-cell>
          <table:table-cell table:style-name="Table38.A1" office:value-type="string">
            <text:p text:style-name="P291">Attributes</text:p>
          </table:table-cell>
          <table:table-cell table:style-name="Table38.D1" office:value-type="string">
            <text:p text:style-name="P291">Comment</text:p>
          </table:table-cell>
        </table:table-row>
        <table:table-row table:style-name="TableLine94628985995504">
          <table:table-cell table:style-name="Table38.A2" office:value-type="string">
            <text:p text:style-name="P805">id</text:p>
          </table:table-cell>
          <table:table-cell table:style-name="Table38.A2" office:value-type="string">
            <text:p text:style-name="P806">Big int</text:p>
          </table:table-cell>
          <table:table-cell table:style-name="Table38.A2" office:value-type="string">
            <text:p text:style-name="P809">Unsigned , <text:span text:style-name="T779">index , unique,</text:span></text:p>
            <text:p text:style-name="P811">primary key ,</text:p>
            <text:p text:style-name="P811"><text:s/>auto increment , <text:span text:style-name="T780">not null <text:s/></text:span></text:p>
          </table:table-cell>
          <table:table-cell table:style-name="Table38.D2" office:value-type="string">
            <text:p text:style-name="P256"/>
          </table:table-cell>
        </table:table-row>
        <table:table-row table:style-name="TableLine94628985991184">
          <table:table-cell table:style-name="Table38.A2" office:value-type="string">
            <text:p text:style-name="P805">Title</text:p>
          </table:table-cell>
          <table:table-cell table:style-name="Table38.A2" office:value-type="string">
            <text:p text:style-name="P286"><text:span text:style-name="T778">varchar(</text:span><text:span text:style-name="T783">36</text:span><text:span text:style-name="T778">)</text:span></text:p>
          </table:table-cell>
          <table:table-cell table:style-name="Table38.A2" office:value-type="string">
            <text:p text:style-name="P810">Not null </text:p>
          </table:table-cell>
          <table:table-cell table:style-name="Table38.D2" office:value-type="string">
            <text:p text:style-name="P256"/>
          </table:table-cell>
        </table:table-row>
        <table:table-row table:style-name="TableLine94628986031808">
          <table:table-cell table:style-name="Table38.A2" office:value-type="string">
            <text:p text:style-name="P805">language_id</text:p>
          </table:table-cell>
          <table:table-cell table:style-name="Table38.A2" office:value-type="string">
            <text:p text:style-name="P807">Big int</text:p>
          </table:table-cell>
          <table:table-cell table:style-name="Table38.A2" office:value-type="string">
            <text:p text:style-name="P728">Not null , <text:span text:style-name="T744">unsigned ,</text:span> </text:p>
            <text:p text:style-name="P728">foreign key → languages(id)</text:p>
            <text:p text:style-name="P728"/>
            <text:p text:style-name="P720">On Delete → (cascade) ,</text:p>
            <text:p text:style-name="P720">On Update → (cascade) ,</text:p>
          </table:table-cell>
          <table:table-cell table:style-name="Table38.D2" office:value-type="string">
            <text:p text:style-name="P256"/>
          </table:table-cell>
        </table:table-row>
        <table:table-row table:style-name="TableLine94628986032768">
          <table:table-cell table:style-name="Table38.A2" office:value-type="string">
            <text:p text:style-name="P805">counter_id</text:p>
          </table:table-cell>
          <table:table-cell table:style-name="Table38.A2" office:value-type="string">
            <text:p text:style-name="P808">Big int</text:p>
          </table:table-cell>
          <table:table-cell table:style-name="Table38.A2" office:value-type="string">
            <text:p text:style-name="P729">Not null , <text:span text:style-name="T744">unsigned ,</text:span> </text:p>
            <text:p text:style-name="P285"><text:span text:style-name="T781">foreign key → </text:span><text:span text:style-name="T782">counters</text:span><text:span text:style-name="T781">(id)</text:span></text:p>
            <text:p text:style-name="P729"/>
            <text:p text:style-name="P721">On Delete → (cascade) ,</text:p>
            <text:p text:style-name="P721">On Update → (cascade) ,</text:p>
          </table:table-cell>
          <table:table-cell table:style-name="Table38.D2" office:value-type="string">
            <text:p text:style-name="P256"/>
          </table:table-cell>
        </table:table-row>
      </table:table>
      <text:p text:style-name="P238"/>
      <text:p text:style-name="P238"/>
      <text:list xml:id="list998372263" text:style-name="L45">
        <text:list-item>
          <text:list>
            <text:list-item>
              <text:p text:style-name="P1241">ارتباطات :‌</text:p>
              <text:list>
                <text:list-item>
                  <text:p text:style-name="P1241">languages : </text:p>
                  <text:list>
                    <text:list-item>
                      <text:p text:style-name="P1236">نوع : <text:span text:style-name="T784">1 به n</text:span></text:p>
                    </text:list-item>
                    <text:list-item>
                      <text:p text:style-name="P1236">توضیحات :‌ <text:span text:style-name="T784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34107816796609" text:continue-numbering="true" text:style-name="L45">
        <text:list-item>
          <text:list>
            <text:list-item>
              <text:list>
                <text:list-item>
                  <text:p text:style-name="P1241">counters : </text:p>
                  <text:list>
                    <text:list-item>
                      <text:p text:style-name="P1237">نوع : <text:span text:style-name="T784">1 به n</text:span></text:p>
                    </text:list-item>
                    <text:list-item>
                      <text:p text:style-name="P1236">توضیحات :‌<text:span text:style-name="T785">هر یک </text:span><text:span text:style-name="T786">translate متعلق به یک counters است </text:span><text:span text:style-name="T787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34106798173394" text:continue-numbering="true" text:style-name="L45">
        <text:list-item>
          <text:p text:style-name="P1332">teams : در این جدول <text:span text:style-name="T788">team ها ذخیره میشوند !!</text:span></text:p>
        </text:list-item>
      </text:list>
      <text:p text:style-name="P152"/>
      <text:list xml:id="list134107923693954" text:continue-numbering="true" text:style-name="L45">
        <text:list-item>
          <text:list>
            <text:list-item>
              <text:p text:style-name="P1242">ستون ها : </text:p>
            </text:list-item>
          </text:list>
        </text:list-item>
      </text:list>
      <text:p text:style-name="P153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628986073696">
          <table:table-cell table:style-name="Table39.A1" office:value-type="string">
            <text:p text:style-name="P291">Name</text:p>
          </table:table-cell>
          <table:table-cell table:style-name="Table39.A1" office:value-type="string">
            <text:p text:style-name="P291">Data Type</text:p>
          </table:table-cell>
          <table:table-cell table:style-name="Table39.A1" office:value-type="string">
            <text:p text:style-name="P291">Attributes</text:p>
          </table:table-cell>
          <table:table-cell table:style-name="Table39.D1" office:value-type="string">
            <text:p text:style-name="P291">Comment</text:p>
          </table:table-cell>
        </table:table-row>
        <table:table-row table:style-name="TableLine94628986099872">
          <table:table-cell table:style-name="Table39.A2" office:value-type="string">
            <text:p text:style-name="P812">id</text:p>
          </table:table-cell>
          <table:table-cell table:style-name="Table39.A2" office:value-type="string">
            <text:p text:style-name="P813">Big int</text:p>
          </table:table-cell>
          <table:table-cell table:style-name="Table39.A2" office:value-type="string">
            <text:p text:style-name="P816">Not null , unsigned ,index ,</text:p>
            <text:p text:style-name="P816">unique , primary key ,</text:p>
            <text:p text:style-name="P816"><text:s/>auto increment</text:p>
          </table:table-cell>
          <table:table-cell table:style-name="Table39.D2" office:value-type="string">
            <text:p text:style-name="P256"/>
          </table:table-cell>
        </table:table-row>
        <table:table-row table:style-name="TableLine94628986102432">
          <table:table-cell table:style-name="Table39.A2" office:value-type="string">
            <text:p text:style-name="P812">status</text:p>
          </table:table-cell>
          <table:table-cell table:style-name="Table39.A2" office:value-type="string">
            <text:p text:style-name="P814">Bit(1)</text:p>
          </table:table-cell>
          <table:table-cell table:style-name="Table39.A2" office:value-type="string">
            <text:p text:style-name="P817">Not null , defualt 1</text:p>
          </table:table-cell>
          <table:table-cell table:style-name="Table39.D2" office:value-type="string">
            <text:p text:style-name="P256"/>
          </table:table-cell>
        </table:table-row>
        <table:table-row table:style-name="TableLine94628986103344">
          <table:table-cell table:style-name="Table39.A2" office:value-type="string">
            <text:p text:style-name="P812">app_setting_id</text:p>
          </table:table-cell>
          <table:table-cell table:style-name="Table39.A2" office:value-type="string">
            <text:p text:style-name="P815">Big int</text:p>
          </table:table-cell>
          <table:table-cell table:style-name="Table39.A2" office:value-type="string">
            <text:p text:style-name="P804">Unsigned , not null </text:p>
            <text:p text:style-name="P750">foreign key → app_settings(id)</text:p>
            <text:p text:style-name="P744"/>
            <text:p text:style-name="P747">On Delete → (cascade)</text:p>
            <text:p text:style-name="P796"><text:span text:style-name="T767">On Update → (cascade)</text:span> </text:p>
          </table:table-cell>
          <table:table-cell table:style-name="Table39.D2" office:value-type="string">
            <text:p text:style-name="P256"/>
          </table:table-cell>
        </table:table-row>
      </table:table>
      <text:p text:style-name="P239"/>
      <text:p text:style-name="P239"/>
      <text:list xml:id="list2197726766" text:style-name="L46">
        <text:list-item>
          <text:list>
            <text:list-item>
              <text:p text:style-name="P1243">ارتباطات :‌</text:p>
              <text:list>
                <text:list-item>
                  <text:p text:style-name="P1243">app_settings : </text:p>
                  <text:list>
                    <text:list-item>
                      <text:p text:style-name="P1244">نوع :‌<text:span text:style-name="T791">1 به n</text:span></text:p>
                    </text:list-item>
                    <text:list-item>
                      <text:p text:style-name="P1244">توضیحات :‌ <text:span text:style-name="T791">هر یک </text:span><text:span text:style-name="T792">team متعلق به یک app_Setting است و هر یک <text:s text:c="2"/>app_setting دارای چندین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34106677019452" text:continue-numbering="true" text:style-name="L46">
        <text:list-item>
          <text:list>
            <text:list-item>
              <text:list>
                <text:list-item>
                  <text:p text:style-name="P1243">dates : </text:p>
                  <text:list>
                    <text:list-item>
                      <text:p text:style-name="P1244">نوع :‌<text:span text:style-name="T797">1 به n</text:span></text:p>
                    </text:list-item>
                    <text:list-item>
                      <text:p text:style-name="P1244">توضیحات :‌ <text:span text:style-name="T797">هر یک team دارای چندین date و هر یک date میتواند متعلق به یک </text:span><text:span text:style-name="T798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34106021643668" text:continue-numbering="true" text:style-name="L46">
        <text:list-item>
          <text:list>
            <text:list-item>
              <text:list>
                <text:list-item>
                  <text:p text:style-name="P1243">users : </text:p>
                  <text:list>
                    <text:list-item>
                      <text:p text:style-name="P1244">نوع :‌ <text:span text:style-name="T795">1 به n </text:span></text:p>
                    </text:list-item>
                    <text:list-item>
                      <text:p text:style-name="P1244">توضیحات :‌ <text:span text:style-name="T795">هر یک user میتواند چندین team بسازد و هر یک team </text:span><text:span text:style-name="T796">متعلق به یک user است !!!</text:span><text:span text:style-name="T799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34107136433788" text:continue-numbering="true" text:style-name="L46">
        <text:list-item>
          <text:list>
            <text:list-item>
              <text:list>
                <text:list-item>
                  <text:p text:style-name="P1243">socialables : </text:p>
                  <text:list>
                    <text:list-item>
                      <text:p text:style-name="P1244">نوع :‌<text:span text:style-name="T800">1 به n</text:span></text:p>
                    </text:list-item>
                    <text:list-item>
                      <text:p text:style-name="P1244">توضیحات :‌ <text:span text:style-name="T800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34107542444723" text:continue-numbering="true" text:style-name="L46">
        <text:list-item>
          <text:list>
            <text:list-item>
              <text:list>
                <text:list-item>
                  <text:p text:style-name="P1246">team_translations : </text:p>
                  <text:list>
                    <text:list-item>
                      <text:p text:style-name="P1244">نوع :‌ <text:span text:style-name="T793">1 به n</text:span></text:p>
                    </text:list-item>
                    <text:list-item>
                      <text:p text:style-name="P1244">توضیحات :‌ <text:span text:style-name="T793">هر یک team دارای چندین translate و هر یک translate متعلق به یک </text:span><text:span text:style-name="T794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><text:soft-page-break/></text:p>
      <text:list xml:id="list134106779835256" text:continue-numbering="true" text:style-name="L46">
        <text:list-item>
          <text:list>
            <text:list-item>
              <text:list>
                <text:list-item>
                  <text:p text:style-name="P1247">media : </text:p>
                  <text:list>
                    <text:list-item>
                      <text:p text:style-name="P1244">نوع :‌<text:span text:style-name="T789">1 به 1 </text:span></text:p>
                    </text:list-item>
                    <text:list-item>
                      <text:p text:style-name="P1244">توضیحات :‌<text:span text:style-name="T789">هر یک </text:span><text:span text:style-name="T790">team یک رکورد در جدول media دارد و هر یک رکورد در جدول media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34106274873728" text:continue-numbering="true" text:style-name="L46">
        <text:list-item>
          <text:p text:style-name="P1333">team_translations : <text:span text:style-name="T801">در این جدول </text:span><text:span text:style-name="T802">ترجمه های هر یک team که برای زبان های مختلق ایجاد میشود ذخیره میکنیم !!!</text:span></text:p>
        </text:list-item>
      </text:list>
      <text:p text:style-name="P155"/>
      <text:list xml:id="list134107170897670" text:continue-numbering="true" text:style-name="L46">
        <text:list-item>
          <text:list>
            <text:list-item>
              <text:p text:style-name="P1248">ستون ها : </text:p>
            </text:list-item>
          </text:list>
        </text:list-item>
      </text:list>
      <text:p text:style-name="P156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628986169104">
          <table:table-cell table:style-name="Table40.A1" office:value-type="string">
            <text:p text:style-name="P291">Name</text:p>
          </table:table-cell>
          <table:table-cell table:style-name="Table40.A1" office:value-type="string">
            <text:p text:style-name="P291">Data Type</text:p>
          </table:table-cell>
          <table:table-cell table:style-name="Table40.A1" office:value-type="string">
            <text:p text:style-name="P291">Attributes</text:p>
          </table:table-cell>
          <table:table-cell table:style-name="Table40.D1" office:value-type="string">
            <text:p text:style-name="P291">Comment</text:p>
          </table:table-cell>
        </table:table-row>
        <table:table-row table:style-name="TableLine94628986192032">
          <table:table-cell table:style-name="Table40.A2" office:value-type="string">
            <text:p text:style-name="P818">id</text:p>
          </table:table-cell>
          <table:table-cell table:style-name="Table40.A2" office:value-type="string">
            <text:p text:style-name="P820">Big int</text:p>
          </table:table-cell>
          <table:table-cell table:style-name="Table40.A2" office:value-type="string">
            <text:p text:style-name="P824">Not null , unsigned , unique ,</text:p>
            <text:p text:style-name="P824">index , primary key , </text:p>
            <text:p text:style-name="P824">auto increment ,</text:p>
          </table:table-cell>
          <table:table-cell table:style-name="Table40.D2" office:value-type="string">
            <text:p text:style-name="P256"/>
          </table:table-cell>
        </table:table-row>
        <table:table-row table:style-name="TableLine94628986194208">
          <table:table-cell table:style-name="Table40.A2" office:value-type="string">
            <text:p text:style-name="P818">title</text:p>
          </table:table-cell>
          <table:table-cell table:style-name="Table40.A2" office:value-type="string">
            <text:p text:style-name="P287"><text:span text:style-name="T803">varchar(</text:span><text:span text:style-name="T804">64</text:span><text:span text:style-name="T803">)</text:span></text:p>
          </table:table-cell>
          <table:table-cell table:style-name="Table40.A2" office:value-type="string">
            <text:p text:style-name="P825">Not null </text:p>
          </table:table-cell>
          <table:table-cell table:style-name="Table40.D2" office:value-type="string">
            <text:p text:style-name="P256"/>
          </table:table-cell>
        </table:table-row>
        <table:table-row table:style-name="TableLine94628986195120">
          <table:table-cell table:style-name="Table40.A2" office:value-type="string">
            <text:p text:style-name="P821">describe</text:p>
          </table:table-cell>
          <table:table-cell table:style-name="Table40.A2" office:value-type="string">
            <text:p text:style-name="P823">varchar(800)</text:p>
          </table:table-cell>
          <table:table-cell table:style-name="Table40.A2" office:value-type="string">
            <text:p text:style-name="P825">Not null </text:p>
          </table:table-cell>
          <table:table-cell table:style-name="Table40.D2" office:value-type="string">
            <text:p text:style-name="P256"/>
          </table:table-cell>
        </table:table-row>
        <table:table-row table:style-name="TableLine94628986196080">
          <table:table-cell table:style-name="Table40.A2" office:value-type="string">
            <text:p text:style-name="P819">language_id</text:p>
          </table:table-cell>
          <table:table-cell table:style-name="Table40.A2" office:value-type="string">
            <text:p text:style-name="P822">Big int</text:p>
          </table:table-cell>
          <table:table-cell table:style-name="Table40.A2" office:value-type="string">
            <text:p text:style-name="P730">Not null , <text:span text:style-name="T744">unsigned ,</text:span> </text:p>
            <text:p text:style-name="P730">foreign key → languages(id)</text:p>
            <text:p text:style-name="P730"/>
            <text:p text:style-name="P722">On Delete → (cascade) ,</text:p>
            <text:p text:style-name="P722">On Update → (cascade) ,</text:p>
          </table:table-cell>
          <table:table-cell table:style-name="Table40.D2" office:value-type="string">
            <text:p text:style-name="P256"/>
          </table:table-cell>
        </table:table-row>
        <table:table-row table:style-name="TableLine94628986197264">
          <table:table-cell table:style-name="Table40.A2" office:value-type="string">
            <text:p text:style-name="P819">team_id</text:p>
          </table:table-cell>
          <table:table-cell table:style-name="Table40.A2" office:value-type="string">
            <text:p text:style-name="P822">Big int</text:p>
          </table:table-cell>
          <table:table-cell table:style-name="Table40.A2" office:value-type="string">
            <text:p text:style-name="P826">Not null , unsigned ,</text:p>
            <text:p text:style-name="P826">foreign key → teams(id)</text:p>
            <text:p text:style-name="P826"/>
            <text:p text:style-name="P826">On Delete → (cascade) ,</text:p>
            <text:p text:style-name="P826">On <text:span text:style-name="T805">Update</text:span> → (cascade) ,</text:p>
          </table:table-cell>
          <table:table-cell table:style-name="Table40.D2" office:value-type="string">
            <text:p text:style-name="P256"/>
          </table:table-cell>
        </table:table-row>
      </table:table>
      <text:p text:style-name="P240"/>
      <text:p text:style-name="P240"/>
      <text:list xml:id="list1478794261" text:style-name="L47">
        <text:list-item>
          <text:list>
            <text:list-item>
              <text:p text:style-name="P1249">ارتباطات :‌</text:p>
              <text:list>
                <text:list-item>
                  <text:p text:style-name="P1249">teams : </text:p>
                  <text:list>
                    <text:list-item>
                      <text:p text:style-name="P1245">نوع :‌ <text:span text:style-name="T793">1 به n</text:span></text:p>
                    </text:list-item>
                    <text:list-item>
                      <text:p text:style-name="P1245">توضیحات :‌ <text:span text:style-name="T793">هر یک team دارای چندین translate و هر یک translate متعلق به یک </text:span><text:span text:style-name="T794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34107483465155" text:continue-numbering="true" text:style-name="L47">
        <text:list-item>
          <text:list>
            <text:list-item>
              <text:list>
                <text:list-item>
                  <text:p text:style-name="P1249">languages : </text:p>
                  <text:list>
                    <text:list-item>
                      <text:p text:style-name="P1250">نوع : <text:span text:style-name="T806">1 به n </text:span></text:p>
                    </text:list-item>
                    <text:list-item>
                      <text:p text:style-name="P1250">توضیحات : <text:span text:style-name="T806">هر یک </text:span><text:span text:style-name="T807">translate متعلق به یک language است </text:span><text:span text:style-name="T808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p text:style-name="P164"/>
      <text:list xml:id="list134107847655815" text:continue-numbering="true" text:style-name="L47">
        <text:list-item>
          <text:p text:style-name="P1313"><text:span text:style-name="T821">starables</text:span><text:span text:style-name="T820"> : </text:span><text:span text:style-name="T822">در این جدول </text:span><text:span text:style-name="T823">ایتم هایی که دارای ستاره هستند به همراه تعداد ستاره انها ذخیره میشود !! </text:span><text:span text:style-name="T857">فقط ادمین میتواند به یک ایتمی ستاره بدهد … </text:span></text:p>
        </text:list-item>
      </text:list>
      <text:p text:style-name="P13"/>
      <text:list xml:id="list134107745531823" text:continue-numbering="true" text:style-name="L47">
        <text:list-item>
          <text:list>
            <text:list-item>
              <text:p text:style-name="P1251">ستون ها :‌</text:p>
            </text:list-item>
          </text:list>
        </text:list-item>
      </text:list>
      <text:p text:style-name="P165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628986221344">
          <table:table-cell table:style-name="Table42.A1" office:value-type="string">
            <text:p text:style-name="P291">Name</text:p>
          </table:table-cell>
          <table:table-cell table:style-name="Table42.A1" office:value-type="string">
            <text:p text:style-name="P291">Data Type</text:p>
          </table:table-cell>
          <table:table-cell table:style-name="Table42.A1" office:value-type="string">
            <text:p text:style-name="P291">Attributes</text:p>
          </table:table-cell>
          <table:table-cell table:style-name="Table42.D1" office:value-type="string">
            <text:p text:style-name="P291">Comment</text:p>
          </table:table-cell>
        </table:table-row>
        <table:table-row table:style-name="TableLine94628986262544">
          <table:table-cell table:style-name="Table42.A2" office:value-type="string">
            <text:p text:style-name="P834">id</text:p>
          </table:table-cell>
          <table:table-cell table:style-name="Table42.A2" office:value-type="string">
            <text:p text:style-name="P834">Big int</text:p>
          </table:table-cell>
          <table:table-cell table:style-name="Table42.A2" office:value-type="string">
            <text:p text:style-name="P836">Not null , unsigned , index , </text:p>
            <text:p text:style-name="P836">unique , primary key , </text:p>
            <text:p text:style-name="P836">auto increment</text:p>
          </table:table-cell>
          <table:table-cell table:style-name="Table42.D2" office:value-type="string">
            <text:p text:style-name="P256"/>
          </table:table-cell>
        </table:table-row>
        <table:table-row table:style-name="TableLine94628986264832">
          <table:table-cell table:style-name="Table42.A2" office:value-type="string">
            <text:p text:style-name="P834">object_class</text:p>
          </table:table-cell>
          <table:table-cell table:style-name="Table42.A2" office:value-type="string">
            <text:p text:style-name="P836">varchar(255)</text:p>
          </table:table-cell>
          <table:table-cell table:style-name="Table42.A2" office:value-type="string">
            <text:p text:style-name="P836">Not null</text:p>
          </table:table-cell>
          <table:table-cell table:style-name="Table42.D2" office:value-type="string">
            <text:p text:style-name="P256"/>
          </table:table-cell>
        </table:table-row>
        <table:table-row table:style-name="TableLine94628986265744">
          <table:table-cell table:style-name="Table42.A2" office:value-type="string">
            <text:p text:style-name="P834">object_id</text:p>
          </table:table-cell>
          <table:table-cell table:style-name="Table42.A2" office:value-type="string">
            <text:p text:style-name="P835">Big int</text:p>
          </table:table-cell>
          <table:table-cell table:style-name="Table42.A2" office:value-type="string">
            <text:p text:style-name="P836">Not null , <text:span text:style-name="T824">unsigned</text:span></text:p>
          </table:table-cell>
          <table:table-cell table:style-name="Table42.D2" office:value-type="string">
            <text:p text:style-name="P256"/>
          </table:table-cell>
        </table:table-row>
        <table:table-row table:style-name="TableLine94628986266704">
          <table:table-cell table:style-name="Table42.A2" office:value-type="string">
            <text:p text:style-name="P834">star</text:p>
          </table:table-cell>
          <table:table-cell table:style-name="Table42.A2" office:value-type="string">
            <text:p text:style-name="P838">Float(4,2)</text:p>
          </table:table-cell>
          <table:table-cell table:style-name="Table42.A2" office:value-type="string">
            <text:p text:style-name="P837">Not null , <text:span text:style-name="T825">unsigned</text:span></text:p>
          </table:table-cell>
          <table:table-cell table:style-name="Table42.D2" office:value-type="string">
            <text:p text:style-name="P256"/>
          </table:table-cell>
        </table:table-row>
      </table:table>
      <text:p text:style-name="P242"/>
      <text:list xml:id="list1866215519" text:style-name="L48">
        <text:list-item>
          <text:list>
            <text:list-item>
              <text:p text:style-name="P1252">ارتباط ها : </text:p>
              <text:list>
                <text:list-item>
                  <text:p text:style-name="P1252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66"/>
      <text:list xml:id="list134107190632599" text:continue-numbering="true" text:style-name="L48">
        <text:list-item>
          <text:p text:style-name="P1334">likeables : در این جدول تعداد لایک های هر <text:s/>یک رکورد از جداول را ذخیره میکنیم </text:p>
        </text:list-item>
      </text:list>
      <text:p text:style-name="P169"/>
      <text:list xml:id="list134107984777096" text:continue-numbering="true" text:style-name="L48">
        <text:list-item>
          <text:list>
            <text:list-item>
              <text:p text:style-name="P1253">ستون ها : </text:p>
            </text:list-item>
          </text:list>
        </text:list-item>
      </text:list>
      <text:p text:style-name="P170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628986293440">
          <table:table-cell table:style-name="Table44.A1" office:value-type="string">
            <text:p text:style-name="P291">Name</text:p>
          </table:table-cell>
          <table:table-cell table:style-name="Table44.A1" office:value-type="string">
            <text:p text:style-name="P291">Data Type</text:p>
          </table:table-cell>
          <table:table-cell table:style-name="Table44.A1" office:value-type="string">
            <text:p text:style-name="P291">Attributes</text:p>
          </table:table-cell>
          <table:table-cell table:style-name="Table44.D1" office:value-type="string">
            <text:p text:style-name="P291">Comment</text:p>
          </table:table-cell>
        </table:table-row>
        <table:table-row table:style-name="TableLine94628986314080">
          <table:table-cell table:style-name="Table44.A2" office:value-type="string">
            <text:p text:style-name="P850">id</text:p>
          </table:table-cell>
          <table:table-cell table:style-name="Table44.A2" office:value-type="string">
            <text:p text:style-name="P850">Big int</text:p>
          </table:table-cell>
          <table:table-cell table:style-name="Table44.A2" office:value-type="string">
            <text:p text:style-name="P852">Unsigned , not null , unique ,</text:p>
            <text:p text:style-name="P852">primary key ,auto increment , </text:p>
            <text:p text:style-name="P852">index</text:p>
          </table:table-cell>
          <table:table-cell table:style-name="Table44.D2" office:value-type="string">
            <text:p text:style-name="P256"/>
          </table:table-cell>
        </table:table-row>
        <table:table-row table:style-name="TableLine94628986316528">
          <table:table-cell table:style-name="Table44.A2" office:value-type="string">
            <text:p text:style-name="P850">object_class</text:p>
          </table:table-cell>
          <table:table-cell table:style-name="Table44.A2" office:value-type="string">
            <text:p text:style-name="P850">varchar(255)</text:p>
          </table:table-cell>
          <table:table-cell table:style-name="Table44.A2" office:value-type="string">
            <text:p text:style-name="P852">Not null </text:p>
          </table:table-cell>
          <table:table-cell table:style-name="Table44.D2" office:value-type="string">
            <text:p text:style-name="P256"/>
          </table:table-cell>
        </table:table-row>
        <table:table-row table:style-name="TableLine94628986317440">
          <table:table-cell table:style-name="Table44.A2" office:value-type="string">
            <text:p text:style-name="P850">object_id</text:p>
          </table:table-cell>
          <table:table-cell table:style-name="Table44.A2" office:value-type="string">
            <text:p text:style-name="P850">Big int</text:p>
          </table:table-cell>
          <table:table-cell table:style-name="Table44.A2" office:value-type="string">
            <text:p text:style-name="P852">Not null , unsigned </text:p>
          </table:table-cell>
          <table:table-cell table:style-name="Table44.D2" office:value-type="string">
            <text:p text:style-name="P256"/>
          </table:table-cell>
        </table:table-row>
        <table:table-row table:style-name="TableLine94628986318400">
          <table:table-cell table:style-name="Table44.A2" office:value-type="string">
            <text:p text:style-name="P850">like</text:p>
          </table:table-cell>
          <table:table-cell table:style-name="Table44.A2" office:value-type="string">
            <text:p text:style-name="P851">Big int</text:p>
          </table:table-cell>
          <table:table-cell table:style-name="Table44.A2" office:value-type="string">
            <text:p text:style-name="P852">Not null , unsigned</text:p>
          </table:table-cell>
          <table:table-cell table:style-name="Table44.D2" office:value-type="string">
            <text:p text:style-name="P256"/>
          </table:table-cell>
        </table:table-row>
      </table:table>
      <text:p text:style-name="P244"/>
      <text:p text:style-name="P244"/>
      <text:list xml:id="list3916694070" text:style-name="L49">
        <text:list-item>
          <text:list>
            <text:list-item>
              <text:p text:style-name="P1254">ارتباطات :‌</text:p>
              <text:list>
                <text:list-item>
                  <text:p text:style-name="P1254">dates : </text:p>
                  <text:list>
                    <text:list-item>
                      <text:p text:style-name="P1254">نوع :</text:p>
                    </text:list-item>
                    <text:list-item>
                      <text:p text:style-name="P1254">توضیحات : <text:span text:style-name="T842">هر یک like دارای چندین رکورد</text:span><text:span text:style-name="T843">(</text:span><text:span text:style-name="T842"> از نوع update <text:s/>: </text:span><text:span text:style-name="T844">چونکه هر رکورد در likables اپدیت میشود </text:span><text:span text:style-name="T845">و میخواهیم ببینیم کی انرا اپدیت میکند </text:span><text:span text:style-name="T846">اینطوری میفهمیم که کدام یوزر ها لایک کرده اند !!! </text:span><text:span text:style-name="T843">) </text:span><text:span text:style-name="T842">در جدول dates دارد و </text:span><text:span text:style-name="T847">هر یک date در جدول dates میتواند متعلق به یک lik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134106081486730" text:continue-numbering="true" text:style-name="L49">
        <text:list-item>
          <text:list>
            <text:list-item>
              <text:list>
                <text:list-item>
                  <text:p text:style-name="P1254">users </text:p>
                  <text:list>
                    <text:list-item>
                      <text:p text:style-name="P1254">نوع :<text:span text:style-name="T848">n به n </text:span></text:p>
                    </text:list-item>
                    <text:list-item>
                      <text:p text:style-name="P898"><text:span text:style-name="T849">توضیحات :‌هر یک رکورد از جدول likeables را چندین user </text:span><text:span text:style-name="T850">میتواند</text:span><text:span text:style-name="T849"> آپدیت کنند</text:span></text:p>
                      <text:p text:style-name="P898"><text:span text:style-name="T849"><text:s/></text:span><text:span text:style-name="T855">( که لیست </text:span><text:span text:style-name="T856">user هایی که اپدیت کرده اند را در جدول dates نگه داری میشود اینطوری میتوان فهمید کدام user و در کدام تاریخ ایتمی را لایک کرده است !!! </text:span><text:span text:style-name="T855">)</text:span></text:p>
                      <text:p text:style-name="P898"/>
                      <text:p text:style-name="P898"><text:span text:style-name="T851">و هر یک user میتواند چندین </text:span><text:span text:style-name="T852">رکورد اپد</text:span><text:span text:style-name="T853">یت شده </text:span><text:span text:style-name="T854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0"/>
      <text:list xml:id="list134107935380464" text:continue-numbering="true" text:style-name="L49">
        <text:list-item>
          <text:p text:style-name="P1337">brands : در این جدول برند ها به همراه نام و لوگوی انها را ذخیره میکنیم !!</text:p>
        </text:list-item>
      </text:list>
      <text:p text:style-name="P1275"/>
      <text:list xml:id="list134105912401678" text:continue-numbering="true" text:style-name="L49">
        <text:list-item>
          <text:list>
            <text:list-item>
              <text:p text:style-name="P1276">ستون ها :‌</text:p>
            </text:list-item>
          </text:list>
        </text:list-item>
      </text:list>
      <text:p text:style-name="P1277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629023705440">
          <table:table-cell table:style-name="Table45.A1" office:value-type="string">
            <text:p text:style-name="P291">Name</text:p>
          </table:table-cell>
          <table:table-cell table:style-name="Table45.A1" office:value-type="string">
            <text:p text:style-name="P291">Data Type</text:p>
          </table:table-cell>
          <table:table-cell table:style-name="Table45.A1" office:value-type="string">
            <text:p text:style-name="P291">Attributes</text:p>
          </table:table-cell>
          <table:table-cell table:style-name="Table45.D1" office:value-type="string">
            <text:p text:style-name="P291">Comment</text:p>
          </table:table-cell>
        </table:table-row>
        <table:table-row table:style-name="TableLine94629023705440">
          <table:table-cell table:style-name="Table45.A2" office:value-type="string">
            <text:p text:style-name="P1344">id</text:p>
          </table:table-cell>
          <table:table-cell table:style-name="Table45.A2" office:value-type="string">
            <text:p text:style-name="P1345">Big int</text:p>
          </table:table-cell>
          <table:table-cell table:style-name="Table45.A2" office:value-type="string">
            <text:p text:style-name="P1350">Not null , unsigned ,index ,</text:p>
            <text:p text:style-name="P1350">unique , primary key , </text:p>
            <text:p text:style-name="P1350">auto increment</text:p>
          </table:table-cell>
          <table:table-cell table:style-name="Table45.D2" office:value-type="string">
            <text:p text:style-name="P256"/>
          </table:table-cell>
        </table:table-row>
        <table:table-row table:style-name="TableLine94629023705440">
          <table:table-cell table:style-name="Table45.A2" office:value-type="string">
            <text:p text:style-name="P1345">url</text:p>
          </table:table-cell>
          <table:table-cell table:style-name="Table45.A2" office:value-type="string">
            <text:p text:style-name="P1346">varchar(<text:span text:style-name="T860">32</text:span>)</text:p>
          </table:table-cell>
          <table:table-cell table:style-name="Table45.A2" office:value-type="string">
            <text:p text:style-name="P1352">nullable</text:p>
          </table:table-cell>
          <table:table-cell table:style-name="Table45.D2" office:value-type="string">
            <text:p text:style-name="P256"/>
          </table:table-cell>
        </table:table-row>
        <table:table-row table:style-name="TableLine94629023705440">
          <table:table-cell table:style-name="Table45.A2" office:value-type="string">
            <text:p text:style-name="P1345">status</text:p>
          </table:table-cell>
          <table:table-cell table:style-name="Table45.A2" office:value-type="string">
            <text:p text:style-name="P1347">Bit(1)</text:p>
          </table:table-cell>
          <table:table-cell table:style-name="Table45.A2" office:value-type="string">
            <text:p text:style-name="P1353">Not null , <text:span text:style-name="T858">defualt 1 </text:span></text:p>
          </table:table-cell>
          <table:table-cell table:style-name="Table45.D2" office:value-type="string">
            <text:p text:style-name="P256"/>
          </table:table-cell>
        </table:table-row>
        <table:table-row table:style-name="TableLine94629023705440">
          <table:table-cell table:style-name="Table45.A2" office:value-type="string">
            <text:p text:style-name="P1345">sort</text:p>
          </table:table-cell>
          <table:table-cell table:style-name="Table45.A2" office:value-type="string">
            <text:p text:style-name="P1348">Tiny int</text:p>
          </table:table-cell>
          <table:table-cell table:style-name="Table45.A2" office:value-type="string">
            <text:p text:style-name="P1348">Nullable , unsigned</text:p>
          </table:table-cell>
          <table:table-cell table:style-name="Table45.D2" office:value-type="string">
            <text:p text:style-name="P256"/>
          </table:table-cell>
        </table:table-row>
        <table:table-row table:style-name="TableLine94629023705440">
          <table:table-cell table:style-name="Table45.A2" office:value-type="string">
            <text:p text:style-name="P1345">app_setting_id</text:p>
          </table:table-cell>
          <table:table-cell table:style-name="Table45.A2" office:value-type="string">
            <text:p text:style-name="P1349">Big int</text:p>
          </table:table-cell>
          <table:table-cell table:style-name="Table45.A2" office:value-type="string">
            <text:p text:style-name="P1354">Not null , unsigned ,</text:p>
            <text:p text:style-name="P1354">foreign key → app_settings(id)</text:p>
            <text:p text:style-name="P1354"/>
            <text:p text:style-name="P1354">On Delete → (cascade) , </text:p>
            <text:p text:style-name="P1342"><text:span text:style-name="T859">On Update → (cascade) , </text:span></text:p>
          </table:table-cell>
          <table:table-cell table:style-name="Table45.D2" office:value-type="string">
            <text:p text:style-name="P256"/>
          </table:table-cell>
        </table:table-row>
      </table:table>
      <text:p text:style-name="P1339"/>
      <text:p text:style-name="P1339"/>
      <text:list xml:id="list338804382" text:style-name="L52">
        <text:list-item>
          <text:list>
            <text:list-item>
              <text:p text:style-name="P1278">ارتباط ها :‌</text:p>
              <text:list>
                <text:list-item>
                  <text:p text:style-name="P1278">dates : </text:p>
                  <text:list>
                    <text:list-item>
                      <text:p text:style-name="P1280">نوع : <text:span text:style-name="T862">1 به n</text:span></text:p>
                    </text:list-item>
                    <text:list-item>
                      <text:p text:style-name="P1280">توضیحات : <text:span text:style-name="T862">هر یک </text:span><text:span text:style-name="T863">brand دارای چندین date است و هر یک date میتواند متعلق به یک brand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1"/>
      <text:list xml:id="list134106890161552" text:continue-numbering="true" text:style-name="L52">
        <text:list-item>
          <text:list>
            <text:list-item>
              <text:list>
                <text:list-item>
                  <text:p text:style-name="P1278">users : </text:p>
                  <text:list>
                    <text:list-item>
                      <text:p text:style-name="P1280">نوع : <text:span text:style-name="T864">1 به n </text:span></text:p>
                    </text:list-item>
                    <text:list-item>
                      <text:p text:style-name="P1280">توضیحات : <text:span text:style-name="T864">هر یک brand متعلق به یک user است و هر یک user میتواند چندین brand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1"/>
      <text:list xml:id="list134106826364567" text:continue-numbering="true" text:style-name="L52">
        <text:list-item>
          <text:list>
            <text:list-item>
              <text:list>
                <text:list-item>
                  <text:p text:style-name="P1278">app_Settings : </text:p>
                  <text:list>
                    <text:list-item>
                      <text:p text:style-name="P1280">نوع : <text:span text:style-name="T865">1 به n </text:span></text:p>
                    </text:list-item>
                    <text:list-item>
                      <text:p text:style-name="P1280">توضیحات : <text:s/><text:span text:style-name="T865">هر یک app_setting دارای چندین brand است و هر یک </text:span><text:span text:style-name="T866">brand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1"/>
      <text:list xml:id="list134107888611343" text:continue-numbering="true" text:style-name="L52">
        <text:list-item>
          <text:list>
            <text:list-item>
              <text:list>
                <text:list-item>
                  <text:p text:style-name="P1278">media : </text:p>
                  <text:list>
                    <text:list-item>
                      <text:p text:style-name="P1280">نوع : <text:span text:style-name="T867">1 به 1</text:span></text:p>
                    </text:list-item>
                    <text:list-item>
                      <text:p text:style-name="P1280">توضیحات : <text:s/><text:span text:style-name="T867">هر یک </text:span><text:span text:style-name="T868">brand دارای یک رکورد در </text:span><text:span text:style-name="T869">جدول media </text:span><text:span text:style-name="T870">است و هر یک رکورد در جدول media میتواند متعلق به یک brand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1"/>
      <text:list xml:id="list134106830367348" text:continue-numbering="true" text:style-name="L52">
        <text:list-item>
          <text:list>
            <text:list-item>
              <text:list>
                <text:list-item>
                  <text:p text:style-name="P1279"><text:soft-page-break/>brand_translations : </text:p>
                  <text:list>
                    <text:list-item>
                      <text:p text:style-name="P1280">نوع : <text:span text:style-name="T871">1 به n </text:span></text:p>
                    </text:list-item>
                    <text:list-item>
                      <text:p text:style-name="P1280">توضیحات : <text:span text:style-name="T871">هر یک brand دارای چندین translate است و هر یک translate متعلق به یک brand اس</text:span><text:span text:style-name="T872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1"/>
      <text:list xml:id="list134106804530615" text:continue-numbering="true" text:style-name="L52">
        <text:list-item>
          <text:p text:style-name="P1338">brand_translations : در این جدول ترجمه های <text:span text:style-name="T861">یک brand که برای زبان های مختلف ایجاد شده ذخیره میشود !!!</text:span></text:p>
        </text:list-item>
      </text:list>
      <text:p text:style-name="P1284"/>
      <text:list xml:id="list134106764878571" text:continue-numbering="true" text:style-name="L52">
        <text:list-item>
          <text:list>
            <text:list-item>
              <text:p text:style-name="P1285">ستون ها : </text:p>
            </text:list-item>
          </text:list>
        </text:list-item>
      </text:list>
      <text:p text:style-name="P1286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628967557408">
          <table:table-cell table:style-name="Table46.A1" office:value-type="string">
            <text:p text:style-name="P291">Name</text:p>
          </table:table-cell>
          <table:table-cell table:style-name="Table46.A1" office:value-type="string">
            <text:p text:style-name="P291">Data Type</text:p>
          </table:table-cell>
          <table:table-cell table:style-name="Table46.A1" office:value-type="string">
            <text:p text:style-name="P291">Attributes</text:p>
          </table:table-cell>
          <table:table-cell table:style-name="Table46.D1" office:value-type="string">
            <text:p text:style-name="P291">Comment</text:p>
          </table:table-cell>
        </table:table-row>
        <table:table-row table:style-name="TableLine94628967557408">
          <table:table-cell table:style-name="Table46.A2" office:value-type="string">
            <text:p text:style-name="P1355">id</text:p>
          </table:table-cell>
          <table:table-cell table:style-name="Table46.A2" office:value-type="string">
            <text:p text:style-name="P1356">Big int</text:p>
          </table:table-cell>
          <table:table-cell table:style-name="Table46.A2" office:value-type="string">
            <text:p text:style-name="P1351">Not null , unsigned ,index ,</text:p>
            <text:p text:style-name="P1351">unique , primary key , </text:p>
            <text:p text:style-name="P1351">auto increment</text:p>
          </table:table-cell>
          <table:table-cell table:style-name="Table46.D2" office:value-type="string">
            <text:p text:style-name="P256"/>
          </table:table-cell>
        </table:table-row>
        <table:table-row table:style-name="TableLine94628967557408">
          <table:table-cell table:style-name="Table46.A2" office:value-type="string">
            <text:p text:style-name="P1355">name</text:p>
          </table:table-cell>
          <table:table-cell table:style-name="Table46.A2" office:value-type="string">
            <text:p text:style-name="P1356">varchar()</text:p>
          </table:table-cell>
          <table:table-cell table:style-name="Table46.A2" office:value-type="string">
            <text:p text:style-name="P256"/>
          </table:table-cell>
          <table:table-cell table:style-name="Table46.D2" office:value-type="string">
            <text:p text:style-name="P256"/>
          </table:table-cell>
        </table:table-row>
        <table:table-row table:style-name="TableLine94628967557408">
          <table:table-cell table:style-name="Table46.A2" office:value-type="string">
            <text:p text:style-name="P1355">brand_id</text:p>
          </table:table-cell>
          <table:table-cell table:style-name="Table46.A2" office:value-type="string">
            <text:p text:style-name="P1356">Big int</text:p>
          </table:table-cell>
          <table:table-cell table:style-name="Table46.A2" office:value-type="string">
            <text:p text:style-name="P1357">Not null , unsigned , </text:p>
            <text:p text:style-name="P1359">fo<text:span text:style-name="T873">reign</text:span> key → brands(id)</text:p>
            <text:p text:style-name="P1359"/>
            <text:p text:style-name="P1360">On Delete → (cascade) ,</text:p>
            <text:p text:style-name="P1360">On Update →<text:span text:style-name="T874"> </text:span>(cascade) ,</text:p>
          </table:table-cell>
          <table:table-cell table:style-name="Table46.D2" office:value-type="string">
            <text:p text:style-name="P256"/>
          </table:table-cell>
        </table:table-row>
        <table:table-row table:style-name="TableLine94628967557408">
          <table:table-cell table:style-name="Table46.A2" office:value-type="string">
            <text:p text:style-name="P1355">language_id</text:p>
          </table:table-cell>
          <table:table-cell table:style-name="Table46.A2" office:value-type="string">
            <text:p text:style-name="P1356">Big int</text:p>
          </table:table-cell>
          <table:table-cell table:style-name="Table46.A2" office:value-type="string">
            <text:p text:style-name="P1358">Not null , unsigned</text:p>
            <text:p text:style-name="P1358"/>
            <text:p text:style-name="P1362">foreign key → languages(id)</text:p>
            <text:p text:style-name="P1362"/>
            <text:p text:style-name="P1361">On Delete → (cascade) ,</text:p>
            <text:p text:style-name="P1361">On Update → (cascade) ,</text:p>
          </table:table-cell>
          <table:table-cell table:style-name="Table46.D2" office:value-type="string">
            <text:p text:style-name="P256"/>
          </table:table-cell>
        </table:table-row>
      </table:table>
      <text:p text:style-name="P1340"/>
      <text:list xml:id="list3710145803" text:style-name="L53">
        <text:list-item>
          <text:list>
            <text:list-item>
              <text:p text:style-name="P1287">ارتباط ها : </text:p>
              <text:list>
                <text:list-item>
                  <text:p text:style-name="P1287">brands : </text:p>
                  <text:list>
                    <text:list-item>
                      <text:p text:style-name="P1282">نوع : <text:span text:style-name="T871">1 به n </text:span></text:p>
                    </text:list-item>
                    <text:list-item>
                      <text:p text:style-name="P1282">توضیحات : <text:span text:style-name="T871">هر یک brand دارای چندین translate است و هر یک translate متعلق به یک brand اس</text:span><text:span text:style-name="T872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3"/>
      <text:list xml:id="list134106233628931" text:continue-numbering="true" text:style-name="L53">
        <text:list-item>
          <text:list>
            <text:list-item>
              <text:list>
                <text:list-item>
                  <text:p text:style-name="P1287">languages : </text:p>
                  <text:list>
                    <text:list-item>
                      <text:p text:style-name="P1288">نوع : 1 به n </text:p>
                    </text:list-item>
                    <text:list-item>
                      <text:p text:style-name="P1288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list xml:id="list134106093077025" text:continue-list="list134107745531823" text:style-name="L47">
        <text:list-item>
          <text:p text:style-name="P1335">portfolios : در این جدول نمونه کار ها ذخیره میشود !!</text:p>
        </text:list-item>
      </text:list>
      <text:p text:style-name="P159"/>
      <text:list xml:id="list134106187797222" text:continue-numbering="true" text:style-name="L47">
        <text:list-item>
          <text:list>
            <text:list-item>
              <text:p text:style-name="P1255">ستون ها : </text:p>
            </text:list-item>
          </text:list>
        </text:list-item>
      </text:list>
      <text:p text:style-name="P160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628986337888">
          <table:table-cell table:style-name="Table41.A1" office:value-type="string">
            <text:p text:style-name="P291">Name</text:p>
          </table:table-cell>
          <table:table-cell table:style-name="Table41.A1" office:value-type="string">
            <text:p text:style-name="P291">Data Type</text:p>
          </table:table-cell>
          <table:table-cell table:style-name="Table41.A1" office:value-type="string">
            <text:p text:style-name="P291">Attributes</text:p>
          </table:table-cell>
          <table:table-cell table:style-name="Table41.D1" office:value-type="string">
            <text:p text:style-name="P291">Comment</text:p>
          </table:table-cell>
        </table:table-row>
        <table:table-row table:style-name="TableLine94628986380320">
          <table:table-cell table:style-name="Table41.A2" office:value-type="string">
            <text:p text:style-name="P827">id</text:p>
          </table:table-cell>
          <table:table-cell table:style-name="Table41.A2" office:value-type="string">
            <text:p text:style-name="P829">Big int</text:p>
          </table:table-cell>
          <table:table-cell table:style-name="Table41.A2" office:value-type="string">
            <text:p text:style-name="P831">Unsigned , not null , index , <text:span text:style-name="T819">unique ,primary key ,auto increment</text:span></text:p>
          </table:table-cell>
          <table:table-cell table:style-name="Table41.D2" office:value-type="string">
            <text:p text:style-name="P256"/>
          </table:table-cell>
        </table:table-row>
        <table:table-row table:style-name="TableLine94628986382880">
          <table:table-cell table:style-name="Table41.A2" office:value-type="string">
            <text:p text:style-name="P828">url</text:p>
          </table:table-cell>
          <table:table-cell table:style-name="Table41.A2" office:value-type="string">
            <text:p text:style-name="P830">varchar(<text:span text:style-name="T815">32</text:span>)</text:p>
          </table:table-cell>
          <table:table-cell table:style-name="Table41.A2" office:value-type="string">
            <text:p text:style-name="P833">Not null </text:p>
          </table:table-cell>
          <table:table-cell table:style-name="Table41.D2" office:value-type="string">
            <text:p text:style-name="P256"/>
          </table:table-cell>
        </table:table-row>
      </table:table>
      <text:p text:style-name="P241"/>
      <text:list xml:id="list429982414" text:style-name="L50">
        <text:list-item>
          <text:list>
            <text:list-item>
              <text:p text:style-name="P1256">ارتباطات : </text:p>
              <text:list>
                <text:list-item>
                  <text:p text:style-name="P1256">dates : </text:p>
                  <text:list>
                    <text:list-item>
                      <text:p text:style-name="P1257">نوع :‌ <text:span text:style-name="T809">1 به n </text:span></text:p>
                    </text:list-item>
                    <text:list-item>
                      <text:p text:style-name="P1258">توضیحات :‌ <text:span text:style-name="T809">هر یک portfolio دارای چندین date و هر یک date در جدول dates میتواند متعلق به یک </text:span><text:span text:style-name="T810">portfolio باشد</text:span></text:p>
                      <text:list>
                        <text:list-header>
                          <text:p text:style-name="P1259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34106476384753" text:continue-numbering="true" text:style-name="L50">
        <text:list-item>
          <text:list>
            <text:list-item>
              <text:list>
                <text:list-item>
                  <text:p text:style-name="P1260">users : </text:p>
                  <text:list>
                    <text:list-item>
                      <text:p text:style-name="P1261">نوع : 1 به n </text:p>
                    </text:list-item>
                    <text:list-item>
                      <text:p text:style-name="P1261">توضیحات : <text:s/>هر یک user میتواند <text:span text:style-name="T811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34106558771184" text:continue-numbering="true" text:style-name="L50">
        <text:list-item>
          <text:list>
            <text:list-item>
              <text:list>
                <text:list-item>
                  <text:p text:style-name="P1262">portfolio_translations : </text:p>
                  <text:list>
                    <text:list-item>
                      <text:p text:style-name="P1262">نوع : <text:span text:style-name="T812">1 به n </text:span></text:p>
                    </text:list-item>
                    <text:list-item>
                      <text:p text:style-name="P1262">توضیحات : <text:s/><text:span text:style-name="T813">هر یک portfolio دارای چندین translate است و هر یک </text:span><text:span text:style-name="T814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34107328541121" text:continue-numbering="true" text:style-name="L50">
        <text:list-item>
          <text:list>
            <text:list-item>
              <text:list>
                <text:list-item>
                  <text:p text:style-name="P1264">socialables : </text:p>
                  <text:list>
                    <text:list-item>
                      <text:p text:style-name="P1265">نوع : <text:span text:style-name="T816">1 به n </text:span></text:p>
                    </text:list-item>
                    <text:list-item>
                      <text:p text:style-name="P1265">توضیحات :‌ <text:span text:style-name="T816">هر یک portfolio دارای چندین رکورد در جدول socialables است </text:span><text:span text:style-name="T817">و هر یک </text:span><text:span text:style-name="T818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list xml:id="list134107945479623" text:continue-numbering="true" text:style-name="L50">
        <text:list-item>
          <text:list>
            <text:list-item>
              <text:list>
                <text:list-item>
                  <text:p text:style-name="P1267">starables : </text:p>
                  <text:list>
                    <text:list-item>
                      <text:p text:style-name="P1267">نوع : <text:span text:style-name="T826">1 به 1 </text:span></text:p>
                    </text:list-item>
                    <text:list-item>
                      <text:p text:style-name="P1267">توضیحات : <text:s/><text:span text:style-name="T826">هر یک portfolio دارای یک رکورد در جدول </text:span><text:span text:style-name="T827">starables است و هر یک رکورد در جدول starables <text:s/></text:span><text:span text:style-name="T828">میتواند </text:span><text:span text:style-name="T827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p text:style-name="P168"/>
      <text:p text:style-name="P168"/>
      <text:p text:style-name="P168"/>
      <text:p text:style-name="P168"/>
      <text:list xml:id="list134106557367033" text:continue-numbering="true" text:style-name="L50">
        <text:list-item>
          <text:list>
            <text:list-item>
              <text:list>
                <text:list-item>
                  <text:p text:style-name="P1268"><text:soft-page-break/>media : </text:p>
                  <text:list>
                    <text:list-item>
                      <text:p text:style-name="P1265">نوع : <text:span text:style-name="T829">1 به n </text:span></text:p>
                    </text:list-item>
                    <text:list-item>
                      <text:p text:style-name="P1266">توضیحات :‌ <text:span text:style-name="T829">هر یک portfolio دارای چندین رکورد در جدول media است و هر یک </text:span><text:span text:style-name="T830">رکورد در جدول media میتواند متعلق به یک portfolio باشد</text:span></text:p>
                      <text:p text:style-name="P1269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34106157931959" text:continue-numbering="true" text:style-name="L50">
        <text:list-item>
          <text:p text:style-name="P1336">portfolio_translations : در این جدول <text:span text:style-name="T831">ترجمه های هر یک از portfolio ذخیره میشود که برای هر زبان تولید شده ۱!!</text:span></text:p>
        </text:list-item>
      </text:list>
      <text:p text:style-name="P172"/>
      <text:list xml:id="list134106966884838" text:continue-numbering="true" text:style-name="L50">
        <text:list-item>
          <text:list>
            <text:list-item>
              <text:p text:style-name="P1270">ستون ها : </text:p>
            </text:list-item>
          </text:list>
        </text:list-item>
      </text:list>
      <text:p text:style-name="P173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628986481296">
          <table:table-cell table:style-name="Table43.A1" office:value-type="string">
            <text:p text:style-name="P291">Name</text:p>
          </table:table-cell>
          <table:table-cell table:style-name="Table43.A1" office:value-type="string">
            <text:p text:style-name="P291">Data Type</text:p>
          </table:table-cell>
          <table:table-cell table:style-name="Table43.A1" office:value-type="string">
            <text:p text:style-name="P291">Attributes</text:p>
          </table:table-cell>
          <table:table-cell table:style-name="Table43.D1" office:value-type="string">
            <text:p text:style-name="P291">Comment</text:p>
          </table:table-cell>
        </table:table-row>
        <table:table-row table:style-name="TableLine94628986515216">
          <table:table-cell table:style-name="Table43.A2" office:value-type="string">
            <text:p text:style-name="P839">id</text:p>
          </table:table-cell>
          <table:table-cell table:style-name="Table43.A2" office:value-type="string">
            <text:p text:style-name="P840">Big int</text:p>
          </table:table-cell>
          <table:table-cell table:style-name="Table43.A2" office:value-type="string">
            <text:p text:style-name="P832">Unsigned , not null , index , <text:span text:style-name="T819">unique ,primary key ,auto increment</text:span></text:p>
          </table:table-cell>
          <table:table-cell table:style-name="Table43.D2" office:value-type="string">
            <text:p text:style-name="P256"/>
          </table:table-cell>
        </table:table-row>
        <table:table-row table:style-name="TableLine94628986517520">
          <table:table-cell table:style-name="Table43.A2" office:value-type="string">
            <text:p text:style-name="P840">title</text:p>
          </table:table-cell>
          <table:table-cell table:style-name="Table43.A2" office:value-type="string">
            <text:p text:style-name="P842">varchar(<text:span text:style-name="T833">60</text:span>)</text:p>
          </table:table-cell>
          <table:table-cell table:style-name="Table43.A2" office:value-type="string">
            <text:p text:style-name="P846">Not null ,</text:p>
          </table:table-cell>
          <table:table-cell table:style-name="Table43.D2" office:value-type="string">
            <text:p text:style-name="P256"/>
          </table:table-cell>
        </table:table-row>
        <table:table-row table:style-name="TableLine94628986518432">
          <table:table-cell table:style-name="Table43.A2" office:value-type="string">
            <text:p text:style-name="P840">content</text:p>
          </table:table-cell>
          <table:table-cell table:style-name="Table43.A2" office:value-type="string">
            <text:p text:style-name="P845">text</text:p>
          </table:table-cell>
          <table:table-cell table:style-name="Table43.A2" office:value-type="string">
            <text:p text:style-name="P846">Not null ,</text:p>
          </table:table-cell>
          <table:table-cell table:style-name="Table43.D2" office:value-type="string">
            <text:p text:style-name="P256"/>
          </table:table-cell>
        </table:table-row>
        <table:table-row table:style-name="TableLine94628986519472">
          <table:table-cell table:style-name="Table43.A2" office:value-type="string">
            <text:p text:style-name="P840">team</text:p>
          </table:table-cell>
          <table:table-cell table:style-name="Table43.A2" office:value-type="string">
            <text:p text:style-name="P288"><text:span text:style-name="T832">varchar(</text:span><text:span text:style-name="T834">164</text:span><text:span text:style-name="T832">)</text:span></text:p>
          </table:table-cell>
          <table:table-cell table:style-name="Table43.A2" office:value-type="string">
            <text:p text:style-name="P846">Nullable ,</text:p>
          </table:table-cell>
          <table:table-cell table:style-name="Table43.D2" office:value-type="string">
            <text:p text:style-name="P256"/>
          </table:table-cell>
        </table:table-row>
        <table:table-row table:style-name="TableLine94628986520896">
          <table:table-cell table:style-name="Table43.A2" office:value-type="string">
            <text:p text:style-name="P840">client</text:p>
          </table:table-cell>
          <table:table-cell table:style-name="Table43.A2" office:value-type="string">
            <text:p text:style-name="P843">varchar(<text:span text:style-name="T834">164</text:span>)</text:p>
          </table:table-cell>
          <table:table-cell table:style-name="Table43.A2" office:value-type="string">
            <text:p text:style-name="P846">Nullable , </text:p>
          </table:table-cell>
          <table:table-cell table:style-name="Table43.D2" office:value-type="string">
            <text:p text:style-name="P256"/>
          </table:table-cell>
        </table:table-row>
        <table:table-row table:style-name="TableLine94628986521920">
          <table:table-cell table:style-name="Table43.A2" office:value-type="string">
            <text:p text:style-name="P840">description</text:p>
          </table:table-cell>
          <table:table-cell table:style-name="Table43.A2" office:value-type="string">
            <text:p text:style-name="P844">varchar(<text:span text:style-name="T835">160</text:span>)</text:p>
          </table:table-cell>
          <table:table-cell table:style-name="Table43.A2" office:value-type="string">
            <text:p text:style-name="P846">Not null ,</text:p>
          </table:table-cell>
          <table:table-cell table:style-name="Table43.D2" office:value-type="string">
            <text:p text:style-name="P256"/>
          </table:table-cell>
        </table:table-row>
        <table:table-row table:style-name="TableLine94628986522992">
          <table:table-cell table:style-name="Table43.A2" office:value-type="string">
            <text:p text:style-name="P840">keywords</text:p>
          </table:table-cell>
          <table:table-cell table:style-name="Table43.A2" office:value-type="string">
            <text:p text:style-name="P844">varchar(<text:span text:style-name="T835">255</text:span>)</text:p>
          </table:table-cell>
          <table:table-cell table:style-name="Table43.A2" office:value-type="string">
            <text:p text:style-name="P846">Not null ,</text:p>
          </table:table-cell>
          <table:table-cell table:style-name="Table43.D2" office:value-type="string">
            <text:p text:style-name="P256"/>
          </table:table-cell>
        </table:table-row>
        <table:table-row table:style-name="TableLine94628986524064">
          <table:table-cell table:style-name="Table43.A2" office:value-type="string">
            <text:p text:style-name="P840">portfolio_id</text:p>
          </table:table-cell>
          <table:table-cell table:style-name="Table43.A2" office:value-type="string">
            <text:p text:style-name="P841">Big int</text:p>
          </table:table-cell>
          <table:table-cell table:style-name="Table43.A2" office:value-type="string">
            <text:p text:style-name="P847">Unsigned , not null ,</text:p>
            <text:p text:style-name="P847">foreign key → portfolios(id)</text:p>
            <text:p text:style-name="P847"/>
            <text:p text:style-name="P848">On Delete → (<text:span text:style-name="T836">cascade</text:span>)</text:p>
            <text:p text:style-name="P849">On Update → (cascade)</text:p>
          </table:table-cell>
          <table:table-cell table:style-name="Table43.D2" office:value-type="string">
            <text:p text:style-name="P256"/>
          </table:table-cell>
        </table:table-row>
        <table:table-row table:style-name="TableLine94628986525056">
          <table:table-cell table:style-name="Table43.A2" office:value-type="string">
            <text:p text:style-name="P840">language_id</text:p>
          </table:table-cell>
          <table:table-cell table:style-name="Table43.A2" office:value-type="string">
            <text:p text:style-name="P841">Big int</text:p>
          </table:table-cell>
          <table:table-cell table:style-name="Table43.A2" office:value-type="string">
            <text:p text:style-name="P731">Not null , <text:span text:style-name="T744">unsigned ,</text:span> </text:p>
            <text:p text:style-name="P731">foreign key → languages(id)</text:p>
            <text:p text:style-name="P731"/>
            <text:p text:style-name="P723">On Delete → (cascade) ,</text:p>
            <text:p text:style-name="P723">On Update → (cascade) ,</text:p>
          </table:table-cell>
          <table:table-cell table:style-name="Table43.D2" office:value-type="string">
            <text:p text:style-name="P256"/>
          </table:table-cell>
        </table:table-row>
      </table:table>
      <text:p text:style-name="P243"/>
      <text:p text:style-name="P243"/>
      <text:list xml:id="list1564669759" text:style-name="L51">
        <text:list-item>
          <text:list>
            <text:list-item>
              <text:p text:style-name="P1271">ارتباط ها :‌</text:p>
              <text:list>
                <text:list-item>
                  <text:p text:style-name="P1272">languages : </text:p>
                  <text:list>
                    <text:list-item>
                      <text:p text:style-name="P1273">نوع <text:s/>: <text:span text:style-name="T841">1 به N </text:span></text:p>
                    </text:list-item>
                    <text:list-item>
                      <text:p text:style-name="P899"><text:span text:style-name="T840">توضیحات </text:span><text:span text:style-name="T837"><text:s/>: </text:span><text:span text:style-name="T838">هر یک </text:span><text:span text:style-name="T839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34108006669025" text:continue-numbering="true" text:style-name="L51">
        <text:list-item>
          <text:list>
            <text:list-item>
              <text:list>
                <text:list-item>
                  <text:p text:style-name="P1274">portfolios : </text:p>
                  <text:list>
                    <text:list-item>
                      <text:p text:style-name="P1263">نوع : <text:span text:style-name="T812">1 به n </text:span></text:p>
                    </text:list-item>
                    <text:list-item>
                      <text:p text:style-name="P1263">توضیحات : <text:s/><text:span text:style-name="T813">هر یک portfolio دارای چندین translate است و هر یک </text:span><text:span text:style-name="T814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46" meta:image-count="0" meta:object-count="0" meta:page-count="72" meta:paragraph-count="1833" meta:word-count="10090" meta:character-count="48344" meta:non-whitespace-character-count="39956"/>
  </office:meta>
</office:document-meta>
</file>